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02in"/>
    </style:style>
    <style:style style:name="co2" style:family="table-column">
      <style:table-column-properties fo:break-before="auto" style:column-width="0.362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661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0.3in"/>
    </style:style>
    <style:style style:name="co7" style:family="table-column">
      <style:table-column-properties fo:break-before="auto" style:column-width="1.8075in"/>
    </style:style>
    <style:style style:name="co8" style:family="table-column">
      <style:table-column-properties fo:break-before="auto" style:column-width="1.4236in"/>
    </style:style>
    <style:style style:name="co9" style:family="table-column">
      <style:table-column-properties fo:break-before="auto" style:column-width="0.9638in"/>
    </style:style>
    <style:style style:name="co10" style:family="table-column">
      <style:table-column-properties fo:break-before="auto" style:column-width="2in"/>
    </style:style>
    <style:style style:name="co11" style:family="table-column">
      <style:table-column-properties fo:break-before="auto" style:column-width="0.8902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3457in"/>
    </style:style>
    <style:style style:name="co14" style:family="table-column">
      <style:table-column-properties fo:break-before="auto" style:column-width="0.5882in"/>
    </style:style>
    <style:style style:name="co15" style:family="table-column">
      <style:table-column-properties fo:break-before="auto" style:column-width="1.2063in"/>
    </style:style>
    <style:style style:name="co16" style:family="table-column">
      <style:table-column-properties fo:break-before="auto" style:column-width="0.5626in"/>
    </style:style>
    <style:style style:name="co17" style:family="table-column">
      <style:table-column-properties fo:break-before="auto" style:column-width="1.0898in"/>
    </style:style>
    <style:style style:name="co18" style:family="table-column">
      <style:table-column-properties fo:break-before="auto" style:column-width="0.6299in"/>
    </style:style>
    <style:style style:name="co19" style:family="table-column">
      <style:table-column-properties fo:break-before="auto" style:column-width="0.4957in"/>
    </style:style>
    <style:style style:name="co20" style:family="table-column">
      <style:table-column-properties fo:break-before="auto" style:column-width="0.4291in"/>
    </style:style>
    <style:style style:name="co21" style:family="table-column">
      <style:table-column-properties fo:break-before="auto" style:column-width="1.9165in"/>
    </style:style>
    <style:style style:name="co22" style:family="table-column">
      <style:table-column-properties fo:break-before="auto" style:column-width="0.4354in"/>
    </style:style>
    <style:style style:name="co23" style:family="table-column">
      <style:table-column-properties fo:break-before="auto" style:column-width="0.6173in"/>
    </style:style>
    <style:style style:name="co24" style:family="table-column">
      <style:table-column-properties fo:break-before="auto" style:column-width="0.4807in"/>
    </style:style>
    <style:style style:name="co25" style:family="table-column">
      <style:table-column-properties fo:break-before="auto" style:column-width="0.5646in"/>
    </style:style>
    <style:style style:name="co26" style:family="table-column">
      <style:table-column-properties fo:break-before="auto" style:column-width="0.989in"/>
    </style:style>
    <style:style style:name="co27" style:family="table-column">
      <style:table-column-properties fo:break-before="auto" style:column-width="1.3063in"/>
    </style:style>
    <style:style style:name="co28" style:family="table-column">
      <style:table-column-properties fo:break-before="auto" style:column-width="0.9665in"/>
    </style:style>
    <style:style style:name="co29" style:family="table-column">
      <style:table-column-properties fo:break-before="auto" style:column-width="4.7409in"/>
    </style:style>
    <style:style style:name="co30" style:family="table-column">
      <style:table-column-properties fo:break-before="auto" style:column-width="0.972in"/>
    </style:style>
    <style:style style:name="co31" style:family="table-column">
      <style:table-column-properties fo:break-before="auto" style:column-width="0.9055in"/>
    </style:style>
    <style:style style:name="co32" style:family="table-column">
      <style:table-column-properties fo:break-before="auto" style:column-width="0.7217in"/>
    </style:style>
    <style:style style:name="co33" style:family="table-column">
      <style:table-column-properties fo:break-before="auto" style:column-width="0.839in"/>
    </style:style>
    <style:style style:name="co34" style:family="table-column">
      <style:table-column-properties fo:break-before="auto" style:column-width="0.5209in"/>
    </style:style>
    <style:style style:name="co35" style:family="table-column">
      <style:table-column-properties fo:break-before="auto" style:column-width="1.8417in"/>
    </style:style>
    <style:style style:name="co36" style:family="table-column">
      <style:table-column-properties fo:break-before="auto" style:column-width="0.5799in"/>
    </style:style>
    <style:style style:name="co37" style:family="table-column">
      <style:table-column-properties fo:break-before="auto" style:column-width="0.5374in"/>
    </style:style>
    <style:style style:name="co38" style:family="table-column">
      <style:table-column-properties fo:break-before="auto" style:column-width="0.6217in"/>
    </style:style>
    <style:style style:name="co39" style:family="table-column">
      <style:table-column-properties fo:break-before="auto" style:column-width="0.8472in"/>
    </style:style>
    <style:style style:name="co40" style:family="table-column">
      <style:table-column-properties fo:break-before="auto" style:column-width="1.298in"/>
    </style:style>
    <style:style style:name="co41" style:family="table-column">
      <style:table-column-properties fo:break-before="auto" style:column-width="1.7492in"/>
    </style:style>
    <style:style style:name="co42" style:family="table-column">
      <style:table-column-properties fo:break-before="auto" style:column-width="0.9555in"/>
    </style:style>
    <style:style style:name="co43" style:family="table-column">
      <style:table-column-properties fo:break-before="auto" style:column-width="0.7047in"/>
    </style:style>
    <style:style style:name="co44" style:family="table-column">
      <style:table-column-properties fo:break-before="auto" style:column-width="0.7799in"/>
    </style:style>
    <style:style style:name="co45" style:family="table-column">
      <style:table-column-properties fo:break-before="auto" style:column-width="1.1646in"/>
    </style:style>
    <style:style style:name="co46" style:family="table-column">
      <style:table-column-properties fo:break-before="auto" style:column-width="1.0555in"/>
    </style:style>
    <style:style style:name="co47" style:family="table-column">
      <style:table-column-properties fo:break-before="auto" style:column-width="3.1701in"/>
    </style:style>
    <style:style style:name="co48" style:family="table-column">
      <style:table-column-properties fo:break-before="auto" style:column-width="0.7075in"/>
    </style:style>
    <style:style style:name="co49" style:family="table-column">
      <style:table-column-properties fo:break-before="auto" style:column-width="0.3374in"/>
    </style:style>
    <style:style style:name="co50" style:family="table-column">
      <style:table-column-properties fo:break-before="auto" style:column-width="1.028in"/>
    </style:style>
    <style:style style:name="co51" style:family="table-column">
      <style:table-column-properties fo:break-before="auto" style:column-width="1.3484in"/>
    </style:style>
    <style:style style:name="co52" style:family="table-column">
      <style:table-column-properties fo:break-before="auto" style:column-width="1.5319in"/>
    </style:style>
    <style:style style:name="co53" style:family="table-column">
      <style:table-column-properties fo:break-before="auto" style:column-width="1.6327in"/>
    </style:style>
    <style:style style:name="co54" style:family="table-column">
      <style:table-column-properties fo:break-before="auto" style:column-width="1.3819in"/>
    </style:style>
    <style:style style:name="co55" style:family="table-column">
      <style:table-column-properties fo:break-before="auto" style:column-width="1.85in"/>
    </style:style>
    <style:style style:name="co56" style:family="table-column">
      <style:table-column-properties fo:break-before="auto" style:column-width="2.1756in"/>
    </style:style>
    <style:style style:name="co57" style:family="table-column">
      <style:table-column-properties fo:break-before="auto" style:column-width="1.4071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b4c7dc"/>
    </style:style>
    <style:style style:name="ta3" style:family="table" style:master-page-name="Default">
      <style:table-properties table:display="true" style:writing-mode="lr-tb" table:tab-color="#00a933"/>
    </style:style>
    <number:text-style style:name="N100">
      <number:text-content/>
    </number:text-style>
    <style:style style:name="ce12" style:family="table-cell" style:parent-style-name="Default">
      <style:table-cell-properties fo:border-bottom="0.74pt solid #b2b2b2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9" style:family="table-cell" style:parent-style-name="Default">
      <style:text-properties fo:color="#ff0000" fo:font-weight="bold" style:font-weight-asian="bold" style:font-weight-complex="bold"/>
    </style:style>
    <style:style style:name="ce20" style:family="table-cell" style:parent-style-name="Default">
      <style:table-cell-properties fo:border-bottom="0.74pt solid #b2b2b2" style:text-align-source="fix" style:repeat-content="false" fo:border-left="none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53" style:family="table-cell" style:parent-style-name="Default">
      <style:text-properties fo:color="#ff0000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0.74pt solid #b2b2b2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ext-properties fo:color="#ff0000" fo:font-weight="bold" style:font-weight-asian="bold" style:font-weight-complex="bold"/>
    </style:style>
    <style:style style:name="ce24" style:family="table-cell" style:parent-style-name="Default" style:data-style-name="N100"/>
    <style:style style:name="ce55" style:family="table-cell" style:parent-style-name="Default" style:data-style-name="N0"/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666666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in"/>
      <style:text-properties fo:color="#666666"/>
    </style:style>
    <style:style style:name="ce61" style:family="table-cell" style:parent-style-name="Default">
      <style:text-properties fo:color="#666666"/>
    </style:style>
    <style:style style:name="ce35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b47804" fo:font-weight="normal" style:font-weight-asian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color="#b47804"/>
    </style:style>
    <style:style style:name="ce66" style:family="table-cell" style:parent-style-name="Default">
      <style:text-properties fo:color="#b47804"/>
    </style:style>
    <style:style style:name="ce6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color="#800080" fo:font-weight="normal" style:font-weight-asian="normal" style:font-weight-complex="normal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color="#800080"/>
    </style:style>
    <style:style style:name="ce73" style:family="table-cell" style:parent-style-name="Default">
      <style:text-properties fo:color="#800080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96" style:family="table-cell" style:parent-style-name="Default">
      <style:text-properties fo:color="#e16173" fo:font-weight="bold" style:font-weight-asian="bold" style:font-weight-complex="bold"/>
    </style:style>
    <style:style style:name="ce98" style:family="table-cell" style:parent-style-name="Default">
      <style:text-properties fo:color="#e16173"/>
    </style:style>
    <style:style style:name="ce99" style:family="table-cell" style:parent-style-name="Default">
      <style:text-properties fo:color="#127622" fo:font-weight="bold" style:font-weight-asian="bold" style:font-weight-complex="bold"/>
    </style:style>
    <style:style style:name="ce101" style:family="table-cell" style:parent-style-name="Default">
      <style:text-properties fo:color="#127622"/>
    </style:style>
    <style:style style:name="ce102" style:family="table-cell" style:parent-style-name="Default">
      <style:text-properties fo:color="#813709" fo:font-weight="bold" style:font-weight-asian="bold" style:font-weight-complex="bold"/>
    </style:style>
    <style:style style:name="ce104" style:family="table-cell" style:parent-style-name="Default">
      <style:text-properties fo:color="#813709"/>
    </style:style>
    <style:style style:name="ce105" style:family="table-cell" style:parent-style-name="Default">
      <style:text-properties fo:color="#355269" fo:font-weight="bold" style:font-weight-asian="bold" style:font-weight-complex="bold"/>
    </style:style>
    <style:style style:name="ce107" style:family="table-cell" style:parent-style-name="Default">
      <style:text-properties fo:color="#355269"/>
    </style:style>
    <style:style style:name="ce109" style:family="table-cell" style:parent-style-name="Default">
      <style:text-properties fo:color="#5983b0" fo:font-weight="bold" style:font-weight-asian="bold" style:font-weight-complex="bold"/>
    </style:style>
    <style:style style:name="ce111" style:family="table-cell" style:parent-style-name="Default">
      <style:text-properties fo:color="#5983b0"/>
    </style:style>
    <style:style style:name="ce112" style:family="table-cell" style:parent-style-name="Default">
      <style:text-properties fo:color="#acb20c" fo:font-weight="bold" style:font-weight-asian="bold" style:font-weight-complex="bold"/>
    </style:style>
    <style:style style:name="ce113" style:family="table-cell" style:parent-style-name="Default">
      <style:text-properties fo:color="#acb20c"/>
    </style:style>
    <style:style style:name="ce115" style:family="table-cell" style:parent-style-name="Default">
      <style:text-properties fo:color="#8d1d75" fo:font-weight="bold" style:font-weight-asian="bold" style:font-weight-complex="bold"/>
    </style:style>
    <style:style style:name="ce120" style:family="table-cell" style:parent-style-name="Default">
      <style:text-properties fo:color="#8d1d75"/>
    </style:style>
    <style:style style:name="ce114" style:family="table-cell" style:parent-style-name="Default">
      <style:text-properties style:use-window-font-color="true"/>
    </style:style>
    <style:style style:name="ce108" style:family="table-cell" style:parent-style-name="Default">
      <style:text-properties style:use-window-font-color="true" fo:font-weight="normal" style:font-weight-asian="normal" style:font-weight-complex="normal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116" style:family="table-cell" style:parent-style-name="Default">
      <style:table-cell-properties fo:background-color="#ffff00" style:text-align-source="fix" style:repeat-content="false" fo:border="none"/>
      <style:paragraph-properties fo:text-align="end" fo:margin-left="0in"/>
      <style:text-properties fo:font-weight="normal" style:font-weight-asian="normal" style:font-weight-complex="normal"/>
    </style:style>
    <style:style style:name="ce117" style:family="table-cell" style:parent-style-name="Default">
      <style:table-cell-properties fo:background-color="#ffff00"/>
    </style:style>
    <style:style style:name="ce1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4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ff0000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pring&quot;;&quot;Summer&quot;;&quot;Fall&quot;;&quot;Winter&quot;)" table:allow-empty-cell="true" table:display-list="unsorted" table:base-cell-address="Bundles.A2">
          <table:error-message table:message-type="stop" table:display="true"/>
        </table:content-validation>
        <table:content-validation table:name="val2" table:condition="of:cell-content-is-in-list(&quot;N/A&quot;;&quot;Sun&quot;;&quot;Rain&quot;;&quot;Wind (Spring)&quot;;&quot;Wind (Fall)&quot;;&quot;Storm&quot;;&quot;Snow&quot;;&quot;Festival&quot;;&quot;Wedding Day&quot;)" table:allow-empty-cell="true" table:display-list="unsorted" table:base-cell-address="Bundles.A5">
          <table:error-message table:message-type="stop" table:display="true"/>
        </table:content-validation>
        <table:content-validation table:name="val3" table:condition="of:cell-content-is-in-list(&quot;N/A&quot;;&quot;Very Happy&quot;;&quot;Good Humor&quot;;&quot;Neutral&quot;;&quot;Absolutely Neutral&quot;;&quot;Somewhat Annoyed&quot;;&quot;Mildly Perturbed&quot;;&quot;Very Displeased&quot;)" table:allow-empty-cell="true" table:display-list="unsorted" table:base-cell-address="Bundles.A8">
          <table:error-message table:message-type="stop" table:display="true"/>
        </table:content-validation>
        <table:content-validation table:name="val4" table:condition="of:cell-content-is-whole-number() and cell-content-is-between(1,28)" table:allow-empty-cell="true" table:base-cell-address="Daily.B2">
          <table:error-message table:message-type="stop" table:display="true"/>
        </table:content-validation>
        <table:content-validation table:name="val5" table:condition="of:cell-content-is-whole-number() and cell-content()&gt;=0" table:allow-empty-cell="true" table:base-cell-address="'Items and Professions'.C2">
          <table:error-message table:message-type="stop" table:display="true"/>
        </table:content-validation>
        <table:content-validation table:name="val6" table:condition="of:cell-content-is-in-list(&quot;Yes&quot;;&quot;No&quot;)" table:allow-empty-cell="true" table:display-list="unsorted" table:base-cell-address="Museum.B3">
          <table:error-message table:message-type="stop" table:display="true"/>
        </table:content-validation>
        <table:content-validation table:name="val7" table:base-cell-address="'Generic Item Table'.G1">
          <table:error-message table:message-type="stop" table:display="true"/>
        </table:content-validation>
        <table:content-validation table:name="val8" table:condition="of:cell-content-is-in-list(&quot;Yes&quot;;&quot;No&quot;)" table:allow-empty-cell="true" table:display-list="unsorted" table:base-cell-address="'Y1-Sp Farming XP Planning'.L5">
          <table:error-message table:message-type="stop" table:display="true"/>
        </table:content-validation>
        <table:content-validation table:name="val9" table:base-cell-address="'Generic Item Table'.I3">
          <table:error-message table:message-type="stop" table:display="true"/>
        </table:content-validation>
        <table:content-validation table:name="val10" table:condition="of:cell-content-is-in-list(&quot;No Profession&quot;;&quot;Fisher&quot;;&quot;Angler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1" table:condition="of:cell-content-is-in-list(&quot;Obtained&quot;;&quot;Not Obtained&quot;)" table:allow-empty-cell="true" table:display-list="unsorted" table:base-cell-address="'Items and Professions'.J2">
          <table:error-message table:message-type="stop" table:display="true"/>
        </table:content-validation>
        <table:content-validation table:name="val12" table:condition="of:cell-content-is-in-list(&quot;Obtained&quot;;&quot;Not Obtained&quot;)" table:allow-empty-cell="true" table:display-list="unsorted" table:base-cell-address="'Items and Professions'.K2">
          <table:error-message table:message-type="stop" table:display="true"/>
        </table:content-validation>
        <table:content-validation table:name="val13" table:condition="of:cell-content-is-in-list(&quot;Yes&quot;;&quot;No&quot;)" table:allow-empty-cell="true" table:display-list="unsorted" table:base-cell-address="'Generic Item Table'.E2">
          <table:error-message table:message-type="stop" table:display="true"/>
        </table:content-validation>
        <table:content-validation table:name="val14" table:condition="of:cell-content-is-in-list(&quot;Yes&quot;;&quot;No&quot;)" table:allow-empty-cell="true" table:display-list="unsorted" table:base-cell-address="Crops.H17">
          <table:error-message table:message-type="stop" table:display="true"/>
        </table:content-validation>
      </table:content-validations>
      <table:table table:name="Daily" table:style-name="ta1">
        <office:forms form:automatic-focus="false" form:apply-design-mode="false"/>
        <table:table-column table:style-name="co1" table:default-cell-style-name="ce39"/>
        <table:table-column table:style-name="co2" table:default-cell-style-name="Default"/>
        <table:table-row table:style-name="ro1">
          <table:table-cell table:style-name="ce12" office:value-type="string" calcext:value-type="string">
            <text:p>Season</text:p>
          </table:table-cell>
          <table:table-cell table:style-name="ce38" office:value-type="string" calcext:value-type="string">
            <text:p>Day</text:p>
          </table:table-cell>
        </table:table-row>
        <table:table-row table:style-name="ro1">
          <table:table-cell table:style-name="ce2" table:content-validation-name="val1" office:value-type="string" calcext:value-type="string">
            <text:p>Spring</text:p>
          </table:table-cell>
          <table:table-cell table:style-name="ce2" table:content-validation-name="val4" office:value-type="float" office:value="1" calcext:value-type="float">
            <text:p>1</text:p>
          </table:table-cell>
        </table:table-row>
        <table:table-row table:style-name="ro1">
          <table:table-cell table:style-name="ce3"/>
          <table:table-cell/>
        </table:table-row>
        <table:table-row table:style-name="ro1">
          <table:table-cell table:style-name="ce38" office:value-type="string" calcext:value-type="string">
            <text:p>Tomorrow’s Weather</text:p>
          </table:table-cell>
          <table:table-cell/>
        </table:table-row>
        <table:table-row table:style-name="ro1">
          <table:table-cell table:style-name="ce2" table:content-validation-name="val2" office:value-type="string" calcext:value-type="string">
            <text:p>N/A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38" office:value-type="string" calcext:value-type="string">
            <text:p>Today’s Luck</text:p>
          </table:table-cell>
          <table:table-cell/>
        </table:table-row>
        <table:table-row table:style-name="ro1">
          <table:table-cell table:style-name="ce2" table:content-validation-name="val3" office:value-type="string" calcext:value-type="string">
            <text:p>N/A</text:p>
          </table:table-cell>
          <table:table-cell/>
        </table:table-row>
        <table:table-row table:style-name="ro2" table:number-rows-repeated="1048567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Bundle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5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44" office:value-type="string" calcext:value-type="string">
            <text:p>Crafts Room</text:p>
          </table:table-cell>
          <table:table-cell table:style-name="ce48" table:number-columns-repeated="2"/>
          <table:table-cell/>
          <table:table-cell table:style-name="ce20" office:value-type="string" calcext:value-type="string">
            <text:p>Items in Multiple Bundles</text:p>
          </table:table-cell>
        </table:table-row>
        <table:table-row table:style-name="ro2">
          <table:table-cell table:style-name="ce44"/>
          <table:table-cell table:style-name="ce48" table:number-columns-repeated="2"/>
          <table:table-cell/>
          <table:table-cell office:value-type="string" calcext:value-type="string">
            <text:p>Red Mushroom</text:p>
          </table:table-cell>
        </table:table-row>
        <table:table-row table:style-name="ro2">
          <table:table-cell table:style-name="ce46" office:value-type="string" calcext:value-type="string">
            <text:p>Spring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/>
          <table:table-cell office:value-type="string" calcext:value-type="string">
            <text:p>Purple Mushroom</text:p>
          </table:table-cell>
        </table:table-row>
        <table:table-row table:style-name="ro2">
          <table:table-cell office:value-type="string" calcext:value-type="string">
            <text:p>Wild Horserad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Maple Syrup</text:p>
          </table:table-cell>
        </table:table-row>
        <table:table-row table:style-name="ro2">
          <table:table-cell office:value-type="string" calcext:value-type="string">
            <text:p>Daffod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Oak Resin</text:p>
          </table:table-cell>
        </table:table-row>
        <table:table-row table:style-name="ro2">
          <table:table-cell office:value-type="string" calcext:value-type="string">
            <text:p>Lee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Pomegranate</text:p>
          </table:table-cell>
        </table:table-row>
        <table:table-row table:style-name="ro2">
          <table:table-cell office:value-type="string" calcext:value-type="string">
            <text:p>Dandelio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/>
          <table:table-cell office:value-type="string" calcext:value-type="string">
            <text:p>Wine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Forag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p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ice Berr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weat Pea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on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Winter Foraging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ter R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onstruction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one</text:p>
          </table:table-cell>
          <table:table-cell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ood</text:p>
          </table:table-cell>
          <table:table-cell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xotic Foraging Bundle (5 of 9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onu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ctus Frui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e Carr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ne T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r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4" office:value-type="string" calcext:value-type="string">
            <text:p>Pantry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ring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ummer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mato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all Crop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Quality Crops Bundle (3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snip G</text:p>
          </table:table-cell>
          <table:table-cell table:style-name="ce50"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lo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mpki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5" calcext:value-type="float">
            <text:p>5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nimal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Milk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B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Egg W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rn 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 Goat Milk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Egg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rtisan Bundle (6 of 12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 O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t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ne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ell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rico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ang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ac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erry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Fish Tank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River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Lake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rgemouth Bass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Ocean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rd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Night Fishing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ey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rab Pot Bundle (5 of 10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b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y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a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c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usse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rim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nai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riwink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yst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a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Specialty Fis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ffer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host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andfish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oodski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oiler Room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Blacksmith’s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pper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ron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old B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Geologist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Adventurer’s Bundle (2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lime</text:p>
          </table:table-cell>
          <table:table-cell table:style-name="ce50" office:value-type="float" office:value="99" calcext:value-type="float">
            <text:p>99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t Wing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Bulletin Board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Chef’s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ple Syrup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ddlehead Fer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uffl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ppy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ki Ro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ied Egg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Dye Bundle (6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a Urch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nflow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uck Feathe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d Cabbag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ield Research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urple Mushroom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utilus Shell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hub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Fodder Bundle (3 of 3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heat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y</text:p>
          </table:table-cell>
          <table:table-cell table:style-name="ce50" office:value-type="float" office:value="10" calcext:value-type="float">
            <text:p>1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ple</text:p>
          </table:table-cell>
          <table:table-cell table:style-name="ce50" office:value-type="float" office:value="3" calcext:value-type="float">
            <text:p>3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Enchanter’s Bundle (4 of 4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ak Resin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bbit’s Foot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megranat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Vaul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,5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" calcext:value-type="float">
            <text:p>25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5000" calcext:value-type="float">
            <text:p>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10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10000" calcext:value-type="float">
            <text:p>10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25,000 Bundle (1 of 1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</text:p>
          </table:table-cell>
          <table:table-cell table:style-name="ce50" office:value-type="float" office:value="25000" calcext:value-type="float">
            <text:p>25000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47" office:value-type="string" calcext:value-type="string">
            <text:p>Abandoned JojaMart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46" office:value-type="string" calcext:value-type="string">
            <text:p>The Missing Bundle (5 of 6)</text:p>
          </table:table-cell>
          <table:table-cell table:style-name="ce49" office:value-type="string" calcext:value-type="string">
            <text:p>Qty Needed</text:p>
          </table:table-cell>
          <table:table-cell table:style-name="ce49" office:value-type="string" calcext:value-type="string">
            <text:p>Current Q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ine S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nosaur Mayonnaise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ncient Fruit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d Salmon G+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viar</text:p>
          </table:table-cell>
          <table:table-cell table:style-name="ce50" office:value-type="float" office:value="1" calcext:value-type="float">
            <text:p>1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36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Museum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ce53"/>
        <table:table-row table:style-name="ro2">
          <table:table-cell table:style-name="ce47" office:value-type="string" calcext:value-type="string">
            <text:p>Artifact</text:p>
          </table:table-cell>
          <table:table-cell table:style-name="ce47" office:value-type="string" calcext:value-type="string">
            <text:p>Acquired?</text:p>
          </table:table-cell>
        </table:table-row>
        <table:table-row table:style-name="ro2">
          <table:table-cell office:value-type="string" calcext:value-type="string">
            <text:p>Aer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la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ethys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mphibian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ho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o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Dru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ee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ncient Swo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quamar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Arrowhea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ry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asal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ix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Bone Flu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elesti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ewing Stic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cken Statu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Chipped Ampho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amo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inosau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olom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ried Starfish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Gadge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II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f Scroll IV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Dwarvish Helm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arth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lvish Jewelr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meral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Espe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airy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ire 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luorap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Frozen Tea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emi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host Cryst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lass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Mask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olden Reli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Gr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lv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Hemat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d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g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mbo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Jaspe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Kya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emo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ime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Luna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lach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arbl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Mu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autilus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ko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Neptun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bsidi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cean 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pa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namental Fa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Orpiment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alm Foss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etrified Slim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Handax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Rib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capul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Skul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ibi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Too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ehistoric Vertebra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rismatic Shar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Quart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are Disc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by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Co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oon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Rusty Spur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and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Hand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keletal Tail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lat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oapston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ar Shards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Green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Strange Doll (Yellow)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hunder Egg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igerseye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opaz</text:p>
          </table:table-cell>
          <table:table-cell table:content-validation-name="val6" office:value-type="string" calcext:value-type="string">
            <text:p>No</text:p>
          </table:table-cell>
        </table:table-row>
        <table:table-row table:style-name="ro2">
          <table:table-cell office:value-type="string" calcext:value-type="string">
            <text:p>Trilobite</text:p>
          </table:table-cell>
          <table:table-cell table:content-validation-name="val6" office:value-type="string" calcext:value-type="string">
            <text:p>No</text:p>
          </table:table-cell>
        </table:table-row>
      </table:table>
      <table:table table:name="Generic Item Table" table:style-name="ta1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  <table:table-cell/>
          <table:table-cell table:style-name="ce38" office:value-type="string" calcext:value-type="string" table:number-columns-spanned="4" table:number-rows-spanned="1">
            <text:p>Search</text:p>
          </table:table-cell>
          <table:covered-table-cell table:number-columns-repeated="3" table:style-name="ce39"/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style-name="ce56" office:value-type="string" calcext:value-type="string" table:number-columns-spanned="4" table:number-rows-spanned="1">
            <text:p>Fiber</text:p>
          </table:table-cell>
          <table:covered-table-cell table:number-columns-repeated="3" table:style-name="ce39"/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  <table:table-cell/>
          <table:table-cell table:style-name="ce48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80" table:content-validation-name="val8" office:value-type="string" calcext:value-type="string">
            <text:p>Yes</text:p>
          </table:table-cell>
          <table:table-cell/>
          <table:table-cell table:formula="of:=INDEX([$'Items and Professions'.$C$1:$'Items and Professions'.$F$1048576];MATCH([.M2];[$'Items and Professions'.$A$1:$'Items and Professions'.$A$1048576];0);1)" office:value-type="float" office:value="1" calcext:value-type="float">
            <text:p>1</text:p>
          </table:table-cell>
          <table:table-cell table:formula="of:=INDEX([$'Items and Professions'.$C$1:$'Items and Professions'.$F$1048576];MATCH([.M2];[$'Items and Professions'.$A$1:$'Items and Professions'.$A$1048576];0);2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3)" office:value-type="float" office:value="0" calcext:value-type="float">
            <text:p>0</text:p>
          </table:table-cell>
          <table:table-cell table:formula="of:=INDEX([$'Items and Professions'.$C$1:$'Items and Professions'.$F$1048576];MATCH([.M2];[$'Items and Professions'.$A$1:$'Items and Professions'.$A$1048576];0);4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style-name="ce39" table:formula="of:=CEILING([.K2]*IF([.K5] = &quot;Yes&quot;;0.9;1)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9"/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39" table:formula="of:=[.K11]-[.K2]-MAX([.I$1:.I$1048576])" office:value-type="float" office:value="0" calcext:value-type="float">
            <text:p>0</text:p>
          </table:table-cell>
          <table:table-cell table:number-columns-repeated="5"/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7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9"/>
        </table:table-row>
      </table:table>
      <table:table table:name="Items and Professions" table:style-name="ta2">
        <office:forms form:automatic-focus="false" form:apply-design-mode="false"/>
        <table:table-column table:style-name="co21" table:default-cell-style-name="Default"/>
        <table:table-column table:style-name="co22" table:default-cell-style-name="ce52"/>
        <table:table-column table:style-name="co23" table:default-cell-style-name="ce28"/>
        <table:table-column table:style-name="co24" table:default-cell-style-name="ce33"/>
        <table:table-column table:style-name="co24" table:default-cell-style-name="ce36"/>
        <table:table-column table:style-name="co25" table:default-cell-style-name="ce70"/>
        <table:table-column table:style-name="co6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3" table:number-columns-repeated="1011" table:default-cell-style-name="Default"/>
        <table:table-row table:style-name="ro2">
          <table:table-cell table:style-name="ce25" table:content-validation-name="val9"/>
          <table:table-cell table:style-name="ce48"/>
          <table:table-cell table:style-name="ce29"/>
          <table:table-cell table:style-name="ce31"/>
          <table:table-cell table:style-name="ce34"/>
          <table:table-cell table:style-name="ce45"/>
          <table:table-cell/>
          <table:table-cell table:style-name="ce40" office:value-type="string" calcext:value-type="string">
            <text:p>Fishing</text:p>
          </table:table-cell>
          <table:table-cell table:style-name="ce40" office:value-type="string" calcext:value-type="string">
            <text:p>Tiller</text:p>
          </table:table-cell>
          <table:table-cell table:style-name="ce40" office:value-type="string" calcext:value-type="string">
            <text:p>Bear’s Knowledge</text:p>
          </table:table-cell>
          <table:table-cell table:style-name="ce40" office:value-type="string" calcext:value-type="string">
            <text:p>Artisan</text:p>
          </table:table-cell>
          <table:table-cell table:style-name="ce40" office:value-type="string" calcext:value-type="string">
            <text:p>Blacksmith</text:p>
          </table:table-cell>
          <table:table-cell table:style-name="ce40" office:value-type="string" calcext:value-type="string">
            <text:p>Gemologist</text:p>
          </table:table-cell>
          <table:table-cell table:number-columns-repeated="1011"/>
        </table:table-row>
        <table:table-row table:style-name="ro2">
          <table:table-cell table:style-name="ce25" table:content-validation-name="val9"/>
          <table:table-cell table:style-name="ce48"/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style-name="ce19"/>
          <table:table-cell table:style-name="ce42" table:content-validation-name="val10" office:value-type="string" calcext:value-type="string">
            <text:p>No Profession</text:p>
          </table:table-cell>
          <table:table-cell table:number-columns-repeated="2" table:style-name="ce42" table:content-validation-name="val11" office:value-type="string" calcext:value-type="string">
            <text:p>Not Obtained</text:p>
          </table:table-cell>
          <table:table-cell table:number-columns-repeated="3" table:style-name="ce42" table:content-validation-name="val12" office:value-type="string" calcext:value-type="string">
            <text:p>Not Obtained</text:p>
          </table:table-cell>
          <table:table-cell table:number-columns-repeated="1011"/>
        </table:table-row>
        <table:table-row table:style-name="ro2">
          <table:table-cell table:style-name="ce25" table:content-validation-name="val9" office:value-type="string" calcext:value-type="string">
            <text:p>Multiplier</text:p>
          </table:table-cell>
          <table:table-cell table:style-name="ce48"/>
          <table:table-cell table:style-name="ce30" office:value-type="float" office:value="1" calcext:value-type="float">
            <text:p>1</text:p>
          </table:table-cell>
          <table:table-cell table:style-name="ce32" office:value-type="float" office:value="1.25" calcext:value-type="float">
            <text:p>1.25</text:p>
          </table:table-cell>
          <table:table-cell table:style-name="ce35" office:value-type="float" office:value="1.5" calcext:value-type="float">
            <text:p>1.5</text:p>
          </table:table-cell>
          <table:table-cell table:style-name="ce69" office:value-type="float" office:value="2" calcext:value-type="float">
            <text:p>2</text:p>
          </table:table-cell>
          <table:table-cell/>
          <table:table-cell table:style-name="ce39" table:formula="of:=IF([.H2] = &quot;No Profession&quot;;1;IF([.H2] = &quot;Fisher&quot;;1.25;1.5))" office:value-type="float" office:value="1" calcext:value-type="float">
            <text:p>1</text:p>
          </table:table-cell>
          <table:table-cell table:style-name="ce39" table:formula="of:=IF([.I2] = &quot;Not Obtained&quot;;1;1.1)" office:value-type="float" office:value="1" calcext:value-type="float">
            <text:p>1</text:p>
          </table:table-cell>
          <table:table-cell table:style-name="ce39" table:formula="of:=IF([.J2] = &quot;Not Obtained&quot;;1;3)" office:value-type="float" office:value="1" calcext:value-type="float">
            <text:p>1</text:p>
          </table:table-cell>
          <table:table-cell table:style-name="ce39" table:formula="of:=IF([.K2] = &quot;Not Obtained&quot;;1;1.4)" office:value-type="float" office:value="1" calcext:value-type="float">
            <text:p>1</text:p>
          </table:table-cell>
          <table:table-cell table:style-name="ce39" table:formula="of:=IF([.L2] = &quot;Not Obtained&quot;;1;1.5)" office:value-type="float" office:value="1" calcext:value-type="float">
            <text:p>1</text:p>
          </table:table-cell>
          <table:table-cell table:style-name="ce39" table:formula="of:=IF([.M2] = &quot;Not Obtained&quot;;1;1.3)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26" table:content-validation-name="val9" office:value-type="string" calcext:value-type="string">
            <text:p>Foraging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berry</text:p>
          </table:table-cell>
          <table:table-cell office:value-type="float" office:value="20" calcext:value-type="float">
            <text:p>20</text:p>
          </table:table-cell>
          <table:table-cell table:formula="of:=FLOOR(FLOOR([.$B5]*[.C$3])*[.$J$3])" office:value-type="float" office:value="20" calcext:value-type="float">
            <text:p>20</text:p>
          </table:table-cell>
          <table:table-cell table:formula="of:=FLOOR(FLOOR([.$B5]*[.D$3])*[.$J$3])" office:value-type="float" office:value="25" calcext:value-type="float">
            <text:p>25</text:p>
          </table:table-cell>
          <table:table-cell table:formula="of:=FLOOR(FLOOR([.$B5]*[.E$3])*[.$J$3])" office:value-type="float" office:value="30" calcext:value-type="float">
            <text:p>30</text:p>
          </table:table-cell>
          <table:table-cell table:formula="of:=FLOOR(FLOOR([.$B5]*[.F$3])*[.$J$3]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6]*[.C$3]))" office:value-type="float" office:value="75" calcext:value-type="float">
            <text:p>75</text:p>
          </table:table-cell>
          <table:table-cell table:formula="of:=FLOOR(FLOOR([.$B6]*[.D$3]))" office:value-type="float" office:value="93" calcext:value-type="float">
            <text:p>93</text:p>
          </table:table-cell>
          <table:table-cell table:formula="of:=FLOOR(FLOOR([.$B6]*[.E$3]))" office:value-type="float" office:value="112" calcext:value-type="float">
            <text:p>112</text:p>
          </table:table-cell>
          <table:table-cell table:formula="of:=FLOOR(FLOOR([.$B6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e Carrot</text:p>
          </table:table-cell>
          <table:table-cell office:value-type="float" office:value="25" calcext:value-type="float">
            <text:p>25</text:p>
          </table:table-cell>
          <table:table-cell table:formula="of:=FLOOR(FLOOR([.$B7]*[.C$3])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nterelle</text:p>
          </table:table-cell>
          <table:table-cell office:value-type="float" office:value="160" calcext:value-type="float">
            <text:p>160</text:p>
          </table:table-cell>
          <table:table-cell table:formula="of:=FLOOR(FLOOR([.$B8]*[.C$3]))" office:value-type="float" office:value="160" calcext:value-type="float">
            <text:p>160</text:p>
          </table:table-cell>
          <table:table-cell table:formula="of:=FLOOR(FLOOR([.$B8]*[.D$3]))" office:value-type="float" office:value="200" calcext:value-type="float">
            <text:p>200</text:p>
          </table:table-cell>
          <table:table-cell table:formula="of:=FLOOR(FLOOR([.$B8]*[.E$3]))" office:value-type="float" office:value="240" calcext:value-type="float">
            <text:p>240</text:p>
          </table:table-cell>
          <table:table-cell table:formula="of:=FLOOR(FLOOR([.$B8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am</text:p>
          </table:table-cell>
          <table:table-cell office:value-type="float" office:value="50" calcext:value-type="float">
            <text:p>50</text:p>
          </table:table-cell>
          <table:table-cell table:formula="of:=FLOOR(FLOOR([.$B9]*[.C$3]))" office:value-type="float" office:value="50" calcext:value-type="float">
            <text:p>50</text:p>
          </table:table-cell>
          <table:table-cell table:formula="of:=FLOOR(FLOOR([.$B9]*[.D$3]))" office:value-type="float" office:value="62" calcext:value-type="float">
            <text:p>62</text:p>
          </table:table-cell>
          <table:table-cell table:formula="of:=FLOOR(FLOOR([.$B9]*[.E$3]))" office:value-type="float" office:value="75" calcext:value-type="float">
            <text:p>75</text:p>
          </table:table-cell>
          <table:table-cell table:formula="of:=FLOOR(FLOOR([.$B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0]*[.C$3]))" office:value-type="float" office:value="50" calcext:value-type="float">
            <text:p>50</text:p>
          </table:table-cell>
          <table:table-cell table:formula="of:=FLOOR(FLOOR([.$B10]*[.D$3]))" office:value-type="float" office:value="62" calcext:value-type="float">
            <text:p>62</text:p>
          </table:table-cell>
          <table:table-cell table:formula="of:=FLOOR(FLOOR([.$B10]*[.E$3]))" office:value-type="float" office:value="75" calcext:value-type="float">
            <text:p>75</text:p>
          </table:table-cell>
          <table:table-cell table:formula="of:=FLOOR(FLOOR([.$B1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onut</text:p>
          </table:table-cell>
          <table:table-cell office:value-type="float" office:value="100" calcext:value-type="float">
            <text:p>100</text:p>
          </table:table-cell>
          <table:table-cell table:formula="of:=FLOOR(FLOOR([.$B11]*[.C$3]))" office:value-type="float" office:value="100" calcext:value-type="float">
            <text:p>100</text:p>
          </table:table-cell>
          <table:table-cell table:formula="of:=FLOOR(FLOOR([.$B11]*[.D$3]))" office:value-type="float" office:value="125" calcext:value-type="float">
            <text:p>125</text:p>
          </table:table-cell>
          <table:table-cell table:formula="of:=FLOOR(FLOOR([.$B11]*[.E$3]))" office:value-type="float" office:value="150" calcext:value-type="float">
            <text:p>150</text:p>
          </table:table-cell>
          <table:table-cell table:formula="of:=FLOOR(FLOOR([.$B11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mmon Mushroom</text:p>
          </table:table-cell>
          <table:table-cell office:value-type="float" office:value="40" calcext:value-type="float">
            <text:p>40</text:p>
          </table:table-cell>
          <table:table-cell table:formula="of:=FLOOR(FLOOR([.$B12]*[.C$3]))" office:value-type="float" office:value="40" calcext:value-type="float">
            <text:p>40</text:p>
          </table:table-cell>
          <table:table-cell table:formula="of:=FLOOR(FLOOR([.$B12]*[.D$3]))" office:value-type="float" office:value="50" calcext:value-type="float">
            <text:p>50</text:p>
          </table:table-cell>
          <table:table-cell table:formula="of:=FLOOR(FLOOR([.$B12]*[.E$3]))" office:value-type="float" office:value="60" calcext:value-type="float">
            <text:p>60</text:p>
          </table:table-cell>
          <table:table-cell table:formula="of:=FLOOR(FLOOR([.$B12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al</text:p>
          </table:table-cell>
          <table:table-cell office:value-type="float" office:value="80" calcext:value-type="float">
            <text:p>80</text:p>
          </table:table-cell>
          <table:table-cell table:formula="of:=FLOOR(FLOOR([.$B13]*[.C$3]))" office:value-type="float" office:value="80" calcext:value-type="float">
            <text:p>80</text:p>
          </table:table-cell>
          <table:table-cell table:formula="of:=FLOOR(FLOOR([.$B13]*[.D$3]))" office:value-type="float" office:value="100" calcext:value-type="float">
            <text:p>100</text:p>
          </table:table-cell>
          <table:table-cell table:formula="of:=FLOOR(FLOOR([.$B13]*[.E$3]))" office:value-type="float" office:value="120" calcext:value-type="float">
            <text:p>120</text:p>
          </table:table-cell>
          <table:table-cell table:formula="of:=FLOOR(FLOOR([.$B13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ocus</text:p>
          </table:table-cell>
          <table:table-cell office:value-type="float" office:value="60" calcext:value-type="float">
            <text:p>60</text:p>
          </table:table-cell>
          <table:table-cell table:formula="of:=FLOOR(FLOOR([.$B14]*[.C$3]))" office:value-type="float" office:value="60" calcext:value-type="float">
            <text:p>60</text:p>
          </table:table-cell>
          <table:table-cell table:formula="of:=FLOOR(FLOOR([.$B14]*[.D$3]))" office:value-type="float" office:value="75" calcext:value-type="float">
            <text:p>75</text:p>
          </table:table-cell>
          <table:table-cell table:formula="of:=FLOOR(FLOOR([.$B14]*[.E$3]))" office:value-type="float" office:value="90" calcext:value-type="float">
            <text:p>90</text:p>
          </table:table-cell>
          <table:table-cell table:formula="of:=FLOOR(FLOOR([.$B14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ystal Fruit</text:p>
          </table:table-cell>
          <table:table-cell office:value-type="float" office:value="150" calcext:value-type="float">
            <text:p>150</text:p>
          </table:table-cell>
          <table:table-cell table:formula="of:=FLOOR(FLOOR([.$B15]*[.C$3]))" office:value-type="float" office:value="150" calcext:value-type="float">
            <text:p>150</text:p>
          </table:table-cell>
          <table:table-cell table:formula="of:=FLOOR(FLOOR([.$B15]*[.D$3]))" office:value-type="float" office:value="187" calcext:value-type="float">
            <text:p>187</text:p>
          </table:table-cell>
          <table:table-cell table:formula="of:=FLOOR(FLOOR([.$B15]*[.E$3]))" office:value-type="float" office:value="225" calcext:value-type="float">
            <text:p>225</text:p>
          </table:table-cell>
          <table:table-cell table:formula="of:=FLOOR(FLOOR([.$B1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ffodil</text:p>
          </table:table-cell>
          <table:table-cell office:value-type="float" office:value="30" calcext:value-type="float">
            <text:p>30</text:p>
          </table:table-cell>
          <table:table-cell table:formula="of:=FLOOR(FLOOR([.$B16]*[.C$3]))" office:value-type="float" office:value="30" calcext:value-type="float">
            <text:p>30</text:p>
          </table:table-cell>
          <table:table-cell table:formula="of:=FLOOR(FLOOR([.$B16]*[.D$3]))" office:value-type="float" office:value="37" calcext:value-type="float">
            <text:p>37</text:p>
          </table:table-cell>
          <table:table-cell table:formula="of:=FLOOR(FLOOR([.$B16]*[.E$3]))" office:value-type="float" office:value="45" calcext:value-type="float">
            <text:p>45</text:p>
          </table:table-cell>
          <table:table-cell table:formula="of:=FLOOR(FLOOR([.$B1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andelion</text:p>
          </table:table-cell>
          <table:table-cell office:value-type="float" office:value="40" calcext:value-type="float">
            <text:p>40</text:p>
          </table:table-cell>
          <table:table-cell table:formula="of:=FLOOR(FLOOR([.$B17]*[.C$3]))" office:value-type="float" office:value="40" calcext:value-type="float">
            <text:p>40</text:p>
          </table:table-cell>
          <table:table-cell table:formula="of:=FLOOR(FLOOR([.$B17]*[.D$3]))" office:value-type="float" office:value="50" calcext:value-type="float">
            <text:p>50</text:p>
          </table:table-cell>
          <table:table-cell table:formula="of:=FLOOR(FLOOR([.$B17]*[.E$3]))" office:value-type="float" office:value="60" calcext:value-type="float">
            <text:p>60</text:p>
          </table:table-cell>
          <table:table-cell table:formula="of:=FLOOR(FLOOR([.$B17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ddlehead Fern</text:p>
          </table:table-cell>
          <table:table-cell office:value-type="float" office:value="90" calcext:value-type="float">
            <text:p>90</text:p>
          </table:table-cell>
          <table:table-cell table:formula="of:=FLOOR(FLOOR([.$B18]*[.C$3]))" office:value-type="float" office:value="90" calcext:value-type="float">
            <text:p>90</text:p>
          </table:table-cell>
          <table:table-cell table:formula="of:=FLOOR(FLOOR([.$B18]*[.D$3]))" office:value-type="float" office:value="112" calcext:value-type="float">
            <text:p>112</text:p>
          </table:table-cell>
          <table:table-cell table:formula="of:=FLOOR(FLOOR([.$B18]*[.E$3]))" office:value-type="float" office:value="135" calcext:value-type="float">
            <text:p>135</text:p>
          </table:table-cell>
          <table:table-cell table:formula="of:=FLOOR(FLOOR([.$B18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nger</text:p>
          </table:table-cell>
          <table:table-cell office:value-type="float" office:value="60" calcext:value-type="float">
            <text:p>60</text:p>
          </table:table-cell>
          <table:table-cell table:formula="of:=FLOOR(FLOOR([.$B19]*[.C$3])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pe (Forageable)</text:p>
          </table:table-cell>
          <table:table-cell office:value-type="float" office:value="80" calcext:value-type="float">
            <text:p>80</text:p>
          </table:table-cell>
          <table:table-cell table:formula="of:=FLOOR(FLOOR([.$B20]*[.C$3]))" office:value-type="float" office:value="80" calcext:value-type="float">
            <text:p>80</text:p>
          </table:table-cell>
          <table:table-cell table:formula="of:=FLOOR(FLOOR([.$B20]*[.D$3]))" office:value-type="float" office:value="100" calcext:value-type="float">
            <text:p>100</text:p>
          </table:table-cell>
          <table:table-cell table:formula="of:=FLOOR(FLOOR([.$B20]*[.E$3]))" office:value-type="float" office:value="120" calcext:value-type="float">
            <text:p>120</text:p>
          </table:table-cell>
          <table:table-cell table:formula="of:=FLOOR(FLOOR([.$B20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zelnut</text:p>
          </table:table-cell>
          <table:table-cell office:value-type="float" office:value="90" calcext:value-type="float">
            <text:p>90</text:p>
          </table:table-cell>
          <table:table-cell table:formula="of:=FLOOR(FLOOR([.$B21]*[.C$3]))" office:value-type="float" office:value="90" calcext:value-type="float">
            <text:p>90</text:p>
          </table:table-cell>
          <table:table-cell table:formula="of:=FLOOR(FLOOR([.$B21]*[.D$3]))" office:value-type="float" office:value="112" calcext:value-type="float">
            <text:p>112</text:p>
          </table:table-cell>
          <table:table-cell table:formula="of:=FLOOR(FLOOR([.$B21]*[.E$3]))" office:value-type="float" office:value="135" calcext:value-type="float">
            <text:p>135</text:p>
          </table:table-cell>
          <table:table-cell table:formula="of:=FLOOR(FLOOR([.$B21]*[.F$3])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lly</text:p>
          </table:table-cell>
          <table:table-cell office:value-type="float" office:value="80" calcext:value-type="float">
            <text:p>80</text:p>
          </table:table-cell>
          <table:table-cell table:formula="of:=FLOOR(FLOOR([.$B22]*[.C$3]))" office:value-type="float" office:value="80" calcext:value-type="float">
            <text:p>80</text:p>
          </table:table-cell>
          <table:table-cell table:formula="of:=FLOOR(FLOOR([.$B22]*[.D$3]))" office:value-type="float" office:value="100" calcext:value-type="float">
            <text:p>100</text:p>
          </table:table-cell>
          <table:table-cell table:formula="of:=FLOOR(FLOOR([.$B22]*[.E$3]))" office:value-type="float" office:value="120" calcext:value-type="float">
            <text:p>120</text:p>
          </table:table-cell>
          <table:table-cell table:formula="of:=FLOOR(FLOOR([.$B22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ek</text:p>
          </table:table-cell>
          <table:table-cell office:value-type="float" office:value="60" calcext:value-type="float">
            <text:p>60</text:p>
          </table:table-cell>
          <table:table-cell table:formula="of:=FLOOR(FLOOR([.$B23]*[.C$3]))" office:value-type="float" office:value="60" calcext:value-type="float">
            <text:p>60</text:p>
          </table:table-cell>
          <table:table-cell table:formula="of:=FLOOR(FLOOR([.$B23]*[.D$3]))" office:value-type="float" office:value="75" calcext:value-type="float">
            <text:p>75</text:p>
          </table:table-cell>
          <table:table-cell table:formula="of:=FLOOR(FLOOR([.$B23]*[.E$3]))" office:value-type="float" office:value="90" calcext:value-type="float">
            <text:p>90</text:p>
          </table:table-cell>
          <table:table-cell table:formula="of:=FLOOR(FLOOR([.$B23]*[.F$3])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gma Cap</text:p>
          </table:table-cell>
          <table:table-cell office:value-type="float" office:value="400" calcext:value-type="float">
            <text:p>400</text:p>
          </table:table-cell>
          <table:table-cell table:formula="of:=FLOOR(FLOOR([.$B24]*[.C$3]))" office:value-type="float" office:value="400" calcext:value-type="float">
            <text:p>400</text:p>
          </table:table-cell>
          <table:table-cell table:formula="of:=FLOOR(FLOOR([.$B24]*[.D$3]))" office:value-type="float" office:value="500" calcext:value-type="float">
            <text:p>500</text:p>
          </table:table-cell>
          <table:table-cell table:formula="of:=FLOOR(FLOOR([.$B24]*[.E$3]))" office:value-type="float" office:value="600" calcext:value-type="float">
            <text:p>600</text:p>
          </table:table-cell>
          <table:table-cell table:formula="of:=FLOOR(FLOOR([.$B24]*[.F$3])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rel</text:p>
          </table:table-cell>
          <table:table-cell office:value-type="float" office:value="150" calcext:value-type="float">
            <text:p>150</text:p>
          </table:table-cell>
          <table:table-cell table:formula="of:=FLOOR(FLOOR([.$B25]*[.C$3]))" office:value-type="float" office:value="150" calcext:value-type="float">
            <text:p>150</text:p>
          </table:table-cell>
          <table:table-cell table:formula="of:=FLOOR(FLOOR([.$B25]*[.D$3]))" office:value-type="float" office:value="187" calcext:value-type="float">
            <text:p>187</text:p>
          </table:table-cell>
          <table:table-cell table:formula="of:=FLOOR(FLOOR([.$B25]*[.E$3]))" office:value-type="float" office:value="225" calcext:value-type="float">
            <text:p>225</text:p>
          </table:table-cell>
          <table:table-cell table:formula="of:=FLOOR(FLOOR([.$B25]*[.F$3])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26]*[.C$3]))" office:value-type="float" office:value="30" calcext:value-type="float">
            <text:p>30</text:p>
          </table:table-cell>
          <table:table-cell table:formula="of:=FLOOR(FLOOR([.$B26]*[.D$3]))" office:value-type="float" office:value="37" calcext:value-type="float">
            <text:p>37</text:p>
          </table:table-cell>
          <table:table-cell table:formula="of:=FLOOR(FLOOR([.$B26]*[.E$3]))" office:value-type="float" office:value="45" calcext:value-type="float">
            <text:p>45</text:p>
          </table:table-cell>
          <table:table-cell table:formula="of:=FLOOR(FLOOR([.$B26]*[.F$3])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Nautilus Shell</text:p>
          </table:table-cell>
          <table:table-cell office:value-type="float" office:value="120" calcext:value-type="float">
            <text:p>120</text:p>
          </table:table-cell>
          <table:table-cell table:formula="of:=FLOOR(FLOOR([.$B27]*[.C$3]))" office:value-type="float" office:value="120" calcext:value-type="float">
            <text:p>120</text:p>
          </table:table-cell>
          <table:table-cell table:formula="of:=FLOOR(FLOOR([.$B27]*[.D$3]))" office:value-type="float" office:value="150" calcext:value-type="float">
            <text:p>150</text:p>
          </table:table-cell>
          <table:table-cell table:formula="of:=FLOOR(FLOOR([.$B27]*[.E$3]))" office:value-type="float" office:value="180" calcext:value-type="float">
            <text:p>180</text:p>
          </table:table-cell>
          <table:table-cell table:formula="of:=FLOOR(FLOOR([.$B27]*[.F$3])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28]*[.C$3]))" office:value-type="float" office:value="40" calcext:value-type="float">
            <text:p>40</text:p>
          </table:table-cell>
          <table:table-cell table:formula="of:=FLOOR(FLOOR([.$B28]*[.D$3]))" office:value-type="float" office:value="50" calcext:value-type="float">
            <text:p>50</text:p>
          </table:table-cell>
          <table:table-cell table:formula="of:=FLOOR(FLOOR([.$B28]*[.E$3]))" office:value-type="float" office:value="60" calcext:value-type="float">
            <text:p>60</text:p>
          </table:table-cell>
          <table:table-cell table:formula="of:=FLOOR(FLOOR([.$B28]*[.F$3])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ple Mushroom</text:p>
          </table:table-cell>
          <table:table-cell office:value-type="float" office:value="250" calcext:value-type="float">
            <text:p>250</text:p>
          </table:table-cell>
          <table:table-cell table:formula="of:=FLOOR(FLOOR([.$B29]*[.C$3]))" office:value-type="float" office:value="250" calcext:value-type="float">
            <text:p>250</text:p>
          </table:table-cell>
          <table:table-cell table:formula="of:=FLOOR(FLOOR([.$B29]*[.D$3]))" office:value-type="float" office:value="312" calcext:value-type="float">
            <text:p>312</text:p>
          </table:table-cell>
          <table:table-cell table:formula="of:=FLOOR(FLOOR([.$B29]*[.E$3]))" office:value-type="float" office:value="375" calcext:value-type="float">
            <text:p>375</text:p>
          </table:table-cell>
          <table:table-cell table:formula="of:=FLOOR(FLOOR([.$B29]*[.F$3])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Shell</text:p>
          </table:table-cell>
          <table:table-cell office:value-type="float" office:value="300" calcext:value-type="float">
            <text:p>300</text:p>
          </table:table-cell>
          <table:table-cell table:formula="of:=FLOOR(FLOOR([.$B30]*[.C$3]))" office:value-type="float" office:value="300" calcext:value-type="float">
            <text:p>300</text:p>
          </table:table-cell>
          <table:table-cell table:formula="of:=FLOOR(FLOOR([.$B30]*[.D$3]))" office:value-type="float" office:value="375" calcext:value-type="float">
            <text:p>375</text:p>
          </table:table-cell>
          <table:table-cell table:formula="of:=FLOOR(FLOOR([.$B30]*[.E$3]))" office:value-type="float" office:value="450" calcext:value-type="float">
            <text:p>450</text:p>
          </table:table-cell>
          <table:table-cell table:formula="of:=FLOOR(FLOOR([.$B30]*[.F$3])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shroom</text:p>
          </table:table-cell>
          <table:table-cell office:value-type="float" office:value="75" calcext:value-type="float">
            <text:p>75</text:p>
          </table:table-cell>
          <table:table-cell table:formula="of:=FLOOR(FLOOR([.$B31]*[.C$3]))" office:value-type="float" office:value="75" calcext:value-type="float">
            <text:p>75</text:p>
          </table:table-cell>
          <table:table-cell table:formula="of:=FLOOR(FLOOR([.$B31]*[.D$3]))" office:value-type="float" office:value="93" calcext:value-type="float">
            <text:p>93</text:p>
          </table:table-cell>
          <table:table-cell table:formula="of:=FLOOR(FLOOR([.$B31]*[.E$3]))" office:value-type="float" office:value="112" calcext:value-type="float">
            <text:p>112</text:p>
          </table:table-cell>
          <table:table-cell table:formula="of:=FLOOR(FLOOR([.$B31]*[.F$3])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berry</text:p>
          </table:table-cell>
          <table:table-cell office:value-type="float" office:value="5" calcext:value-type="float">
            <text:p>5</text:p>
          </table:table-cell>
          <table:table-cell table:formula="of:=FLOOR(FLOOR([.$B32]*[.C$3]))" office:value-type="float" office:value="5" calcext:value-type="float">
            <text:p>5</text:p>
          </table:table-cell>
          <table:table-cell table:formula="of:=FLOOR(FLOOR([.$B32]*[.D$3]))" office:value-type="float" office:value="6" calcext:value-type="float">
            <text:p>6</text:p>
          </table:table-cell>
          <table:table-cell table:formula="of:=FLOOR(FLOOR([.$B32]*[.E$3]))" office:value-type="float" office:value="7" calcext:value-type="float">
            <text:p>7</text:p>
          </table:table-cell>
          <table:table-cell table:formula="of:=FLOOR(FLOOR([.$B32]*[.F$3]))"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p</text:p>
          </table:table-cell>
          <table:table-cell office:value-type="float" office:value="2" calcext:value-type="float">
            <text:p>2</text:p>
          </table:table-cell>
          <table:table-cell table:formula="of:=FLOOR(FLOOR([.$B33]*[.C$3])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 Urchin</text:p>
          </table:table-cell>
          <table:table-cell office:value-type="float" office:value="160" calcext:value-type="float">
            <text:p>160</text:p>
          </table:table-cell>
          <table:table-cell table:formula="of:=FLOOR(FLOOR([.$B34]*[.C$3]))" office:value-type="float" office:value="160" calcext:value-type="float">
            <text:p>160</text:p>
          </table:table-cell>
          <table:table-cell table:formula="of:=FLOOR(FLOOR([.$B34]*[.D$3]))" office:value-type="float" office:value="200" calcext:value-type="float">
            <text:p>200</text:p>
          </table:table-cell>
          <table:table-cell table:formula="of:=FLOOR(FLOOR([.$B34]*[.E$3]))" office:value-type="float" office:value="240" calcext:value-type="float">
            <text:p>240</text:p>
          </table:table-cell>
          <table:table-cell table:formula="of:=FLOOR(FLOOR([.$B34]*[.F$3])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weed</text:p>
          </table:table-cell>
          <table:table-cell office:value-type="float" office:value="20" calcext:value-type="float">
            <text:p>20</text:p>
          </table:table-cell>
          <table:table-cell table:formula="of:=FLOOR(FLOOR([.$B35]*[.C$3]))" office:value-type="float" office:value="20" calcext:value-type="float">
            <text:p>20</text:p>
          </table:table-cell>
          <table:table-cell table:formula="of:=FLOOR(FLOOR([.$B35]*[.D$3]))" office:value-type="float" office:value="25" calcext:value-type="float">
            <text:p>25</text:p>
          </table:table-cell>
          <table:table-cell table:formula="of:=FLOOR(FLOOR([.$B35]*[.E$3]))" office:value-type="float" office:value="30" calcext:value-type="float">
            <text:p>30</text:p>
          </table:table-cell>
          <table:table-cell table:formula="of:=FLOOR(FLOOR([.$B35]*[.F$3]))"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ow Yam</text:p>
          </table:table-cell>
          <table:table-cell office:value-type="float" office:value="100" calcext:value-type="float">
            <text:p>100</text:p>
          </table:table-cell>
          <table:table-cell table:formula="of:=FLOOR(FLOOR([.$B36]*[.C$3]))" office:value-type="float" office:value="100" calcext:value-type="float">
            <text:p>100</text:p>
          </table:table-cell>
          <table:table-cell table:formula="of:=FLOOR(FLOOR([.$B36]*[.D$3]))" office:value-type="float" office:value="125" calcext:value-type="float">
            <text:p>125</text:p>
          </table:table-cell>
          <table:table-cell table:formula="of:=FLOOR(FLOOR([.$B36]*[.E$3]))" office:value-type="float" office:value="150" calcext:value-type="float">
            <text:p>150</text:p>
          </table:table-cell>
          <table:table-cell table:formula="of:=FLOOR(FLOOR([.$B36]*[.F$3])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ice Berry</text:p>
          </table:table-cell>
          <table:table-cell office:value-type="float" office:value="80" calcext:value-type="float">
            <text:p>80</text:p>
          </table:table-cell>
          <table:table-cell table:formula="of:=FLOOR(FLOOR([.$B37]*[.C$3]))" office:value-type="float" office:value="80" calcext:value-type="float">
            <text:p>80</text:p>
          </table:table-cell>
          <table:table-cell table:formula="of:=FLOOR(FLOOR([.$B37]*[.D$3]))" office:value-type="float" office:value="100" calcext:value-type="float">
            <text:p>100</text:p>
          </table:table-cell>
          <table:table-cell table:formula="of:=FLOOR(FLOOR([.$B37]*[.E$3]))" office:value-type="float" office:value="120" calcext:value-type="float">
            <text:p>120</text:p>
          </table:table-cell>
          <table:table-cell table:formula="of:=FLOOR(FLOOR([.$B37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ring Onion</text:p>
          </table:table-cell>
          <table:table-cell office:value-type="float" office:value="8" calcext:value-type="float">
            <text:p>8</text:p>
          </table:table-cell>
          <table:table-cell table:formula="of:=FLOOR(FLOOR([.$B38]*[.C$3]))" office:value-type="float" office:value="8" calcext:value-type="float">
            <text:p>8</text:p>
          </table:table-cell>
          <table:table-cell table:formula="of:=FLOOR(FLOOR([.$B38]*[.D$3]))" office:value-type="float" office:value="10" calcext:value-type="float">
            <text:p>10</text:p>
          </table:table-cell>
          <table:table-cell table:formula="of:=FLOOR(FLOOR([.$B38]*[.E$3]))" office:value-type="float" office:value="12" calcext:value-type="float">
            <text:p>12</text:p>
          </table:table-cell>
          <table:table-cell table:formula="of:=FLOOR(FLOOR([.$B38]*[.F$3]))"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Pea</text:p>
          </table:table-cell>
          <table:table-cell office:value-type="float" office:value="50" calcext:value-type="float">
            <text:p>50</text:p>
          </table:table-cell>
          <table:table-cell table:formula="of:=FLOOR(FLOOR([.$B39]*[.C$3]))" office:value-type="float" office:value="50" calcext:value-type="float">
            <text:p>50</text:p>
          </table:table-cell>
          <table:table-cell table:formula="of:=FLOOR(FLOOR([.$B39]*[.D$3]))" office:value-type="float" office:value="62" calcext:value-type="float">
            <text:p>62</text:p>
          </table:table-cell>
          <table:table-cell table:formula="of:=FLOOR(FLOOR([.$B39]*[.E$3]))" office:value-type="float" office:value="75" calcext:value-type="float">
            <text:p>75</text:p>
          </table:table-cell>
          <table:table-cell table:formula="of:=FLOOR(FLOOR([.$B39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Horseradish</text:p>
          </table:table-cell>
          <table:table-cell office:value-type="float" office:value="50" calcext:value-type="float">
            <text:p>50</text:p>
          </table:table-cell>
          <table:table-cell table:formula="of:=FLOOR(FLOOR([.$B40]*[.C$3]))" office:value-type="float" office:value="50" calcext:value-type="float">
            <text:p>50</text:p>
          </table:table-cell>
          <table:table-cell table:formula="of:=FLOOR(FLOOR([.$B40]*[.D$3]))" office:value-type="float" office:value="62" calcext:value-type="float">
            <text:p>62</text:p>
          </table:table-cell>
          <table:table-cell table:formula="of:=FLOOR(FLOOR([.$B40]*[.E$3]))" office:value-type="float" office:value="75" calcext:value-type="float">
            <text:p>75</text:p>
          </table:table-cell>
          <table:table-cell table:formula="of:=FLOOR(FLOOR([.$B40]*[.F$3])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d Plum</text:p>
          </table:table-cell>
          <table:table-cell office:value-type="float" office:value="80" calcext:value-type="float">
            <text:p>80</text:p>
          </table:table-cell>
          <table:table-cell table:formula="of:=FLOOR(FLOOR([.$B41]*[.C$3]))" office:value-type="float" office:value="80" calcext:value-type="float">
            <text:p>80</text:p>
          </table:table-cell>
          <table:table-cell table:formula="of:=FLOOR(FLOOR([.$B41]*[.D$3]))" office:value-type="float" office:value="100" calcext:value-type="float">
            <text:p>100</text:p>
          </table:table-cell>
          <table:table-cell table:formula="of:=FLOOR(FLOOR([.$B41]*[.E$3]))" office:value-type="float" office:value="120" calcext:value-type="float">
            <text:p>120</text:p>
          </table:table-cell>
          <table:table-cell table:formula="of:=FLOOR(FLOOR([.$B41]*[.F$3])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ter Root</text:p>
          </table:table-cell>
          <table:table-cell office:value-type="float" office:value="70" calcext:value-type="float">
            <text:p>70</text:p>
          </table:table-cell>
          <table:table-cell table:formula="of:=FLOOR(FLOOR([.$B42]*[.C$3]))" office:value-type="float" office:value="70" calcext:value-type="float">
            <text:p>70</text:p>
          </table:table-cell>
          <table:table-cell table:formula="of:=FLOOR(FLOOR([.$B42]*[.D$3]))" office:value-type="float" office:value="87" calcext:value-type="float">
            <text:p>87</text:p>
          </table:table-cell>
          <table:table-cell table:formula="of:=FLOOR(FLOOR([.$B42]*[.E$3]))" office:value-type="float" office:value="105" calcext:value-type="float">
            <text:p>105</text:p>
          </table:table-cell>
          <table:table-cell table:formula="of:=FLOOR(FLOOR([.$B42]*[.F$3]))" office:value-type="float" office:value="140" calcext:value-type="float">
            <text:p>140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29"/>
          <table:table-cell table:number-columns-repeated="1021"/>
        </table:table-row>
        <table:table-row table:style-name="ro2">
          <table:table-cell table:style-name="ce26" table:content-validation-name="val9" office:value-type="string" calcext:value-type="string">
            <text:p>Crop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150" calcext:value-type="float">
            <text:p>150</text:p>
          </table:table-cell>
          <table:table-cell table:formula="of:=FLOOR(FLOOR([.$B45]*[.C$3])*[.$I$3])" office:value-type="float" office:value="150" calcext:value-type="float">
            <text:p>150</text:p>
          </table:table-cell>
          <table:table-cell table:formula="of:=FLOOR(FLOOR([.$B45]*[.D$3])*[.$I$3])" office:value-type="float" office:value="187" calcext:value-type="float">
            <text:p>187</text:p>
          </table:table-cell>
          <table:table-cell table:formula="of:=FLOOR(FLOOR([.$B45]*[.E$3])*[.$I$3])" office:value-type="float" office:value="225" calcext:value-type="float">
            <text:p>225</text:p>
          </table:table-cell>
          <table:table-cell table:formula="of:=FLOOR(FLOOR([.$B45]*[.F$3])*[.$I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550" calcext:value-type="float">
            <text:p>550</text:p>
          </table:table-cell>
          <table:table-cell table:formula="of:=FLOOR(FLOOR([.$B46]*[.C$3])*[.$I$3])" office:value-type="float" office:value="550" calcext:value-type="float">
            <text:p>550</text:p>
          </table:table-cell>
          <table:table-cell table:formula="of:=FLOOR(FLOOR([.$B46]*[.D$3])*[.$I$3])" office:value-type="float" office:value="687" calcext:value-type="float">
            <text:p>687</text:p>
          </table:table-cell>
          <table:table-cell table:formula="of:=FLOOR(FLOOR([.$B46]*[.E$3])*[.$I$3])" office:value-type="float" office:value="825" calcext:value-type="float">
            <text:p>825</text:p>
          </table:table-cell>
          <table:table-cell table:formula="of:=FLOOR(FLOOR([.$B46]*[.F$3])*[.$I$3])" office:value-type="float" office:value="1100" calcext:value-type="float">
            <text:p>1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160" calcext:value-type="float">
            <text:p>160</text:p>
          </table:table-cell>
          <table:table-cell table:formula="of:=FLOOR(FLOOR([.$B47]*[.C$3])*[.$I$3])" office:value-type="float" office:value="160" calcext:value-type="float">
            <text:p>160</text:p>
          </table:table-cell>
          <table:table-cell table:formula="of:=FLOOR(FLOOR([.$B47]*[.D$3])*[.$I$3])" office:value-type="float" office:value="200" calcext:value-type="float">
            <text:p>200</text:p>
          </table:table-cell>
          <table:table-cell table:formula="of:=FLOOR(FLOOR([.$B47]*[.E$3])*[.$I$3])" office:value-type="float" office:value="240" calcext:value-type="float">
            <text:p>240</text:p>
          </table:table-cell>
          <table:table-cell table:formula="of:=FLOOR(FLOOR([.$B47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00" calcext:value-type="float">
            <text:p>100</text:p>
          </table:table-cell>
          <table:table-cell table:formula="of:=FLOOR(FLOOR([.$B48]*[.C$3])*[.$I$3])" office:value-type="float" office:value="100" calcext:value-type="float">
            <text:p>100</text:p>
          </table:table-cell>
          <table:table-cell table:formula="of:=FLOOR(FLOOR([.$B48]*[.D$3])*[.$I$3])" office:value-type="float" office:value="125" calcext:value-type="float">
            <text:p>125</text:p>
          </table:table-cell>
          <table:table-cell table:formula="of:=FLOOR(FLOOR([.$B48]*[.E$3])*[.$I$3])" office:value-type="float" office:value="150" calcext:value-type="float">
            <text:p>150</text:p>
          </table:table-cell>
          <table:table-cell table:formula="of:=FLOOR(FLOOR([.$B48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50" calcext:value-type="float">
            <text:p>50</text:p>
          </table:table-cell>
          <table:table-cell table:formula="of:=FLOOR(FLOOR([.$B49]*[.C$3])*[.$I$3])" office:value-type="float" office:value="50" calcext:value-type="float">
            <text:p>50</text:p>
          </table:table-cell>
          <table:table-cell table:formula="of:=FLOOR(FLOOR([.$B49]*[.D$3])*[.$I$3])" office:value-type="float" office:value="62" calcext:value-type="float">
            <text:p>62</text:p>
          </table:table-cell>
          <table:table-cell table:formula="of:=FLOOR(FLOOR([.$B49]*[.E$3])*[.$I$3])" office:value-type="float" office:value="75" calcext:value-type="float">
            <text:p>75</text:p>
          </table:table-cell>
          <table:table-cell table:formula="of:=FLOOR(FLOOR([.$B49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50" calcext:value-type="float">
            <text:p>50</text:p>
          </table:table-cell>
          <table:table-cell table:formula="of:=FLOOR(FLOOR([.$B50]*[.C$3])*[.$I$3])" office:value-type="float" office:value="50" calcext:value-type="float">
            <text:p>50</text:p>
          </table:table-cell>
          <table:table-cell table:formula="of:=FLOOR(FLOOR([.$B50]*[.D$3])*[.$I$3])" office:value-type="float" office:value="62" calcext:value-type="float">
            <text:p>62</text:p>
          </table:table-cell>
          <table:table-cell table:formula="of:=FLOOR(FLOOR([.$B50]*[.E$3])*[.$I$3])" office:value-type="float" office:value="75" calcext:value-type="float">
            <text:p>75</text:p>
          </table:table-cell>
          <table:table-cell table:formula="of:=FLOOR(FLOOR([.$B50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80" calcext:value-type="float">
            <text:p>80</text:p>
          </table:table-cell>
          <table:table-cell table:formula="of:=FLOOR(FLOOR([.$B51]*[.C$3])*[.$I$3])" office:value-type="float" office:value="80" calcext:value-type="float">
            <text:p>80</text:p>
          </table:table-cell>
          <table:table-cell table:formula="of:=FLOOR(FLOOR([.$B51]*[.D$3])*[.$I$3])" office:value-type="float" office:value="100" calcext:value-type="float">
            <text:p>100</text:p>
          </table:table-cell>
          <table:table-cell table:formula="of:=FLOOR(FLOOR([.$B51]*[.E$3])*[.$I$3])" office:value-type="float" office:value="120" calcext:value-type="float">
            <text:p>120</text:p>
          </table:table-cell>
          <table:table-cell table:formula="of:=FLOOR(FLOOR([.$B5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75" calcext:value-type="float">
            <text:p>75</text:p>
          </table:table-cell>
          <table:table-cell table:formula="of:=FLOOR(FLOOR([.$B52]*[.C$3])*[.$I$3])" office:value-type="float" office:value="75" calcext:value-type="float">
            <text:p>75</text:p>
          </table:table-cell>
          <table:table-cell table:formula="of:=FLOOR(FLOOR([.$B52]*[.D$3])*[.$I$3])" office:value-type="float" office:value="93" calcext:value-type="float">
            <text:p>93</text:p>
          </table:table-cell>
          <table:table-cell table:formula="of:=FLOOR(FLOOR([.$B52]*[.E$3])*[.$I$3])" office:value-type="float" office:value="112" calcext:value-type="float">
            <text:p>112</text:p>
          </table:table-cell>
          <table:table-cell table:formula="of:=FLOOR(FLOOR([.$B52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175" calcext:value-type="float">
            <text:p>175</text:p>
          </table:table-cell>
          <table:table-cell table:formula="of:=FLOOR(FLOOR([.$B53]*[.C$3])*[.$I$3])" office:value-type="float" office:value="175" calcext:value-type="float">
            <text:p>175</text:p>
          </table:table-cell>
          <table:table-cell table:formula="of:=FLOOR(FLOOR([.$B53]*[.D$3])*[.$I$3])" office:value-type="float" office:value="218" calcext:value-type="float">
            <text:p>218</text:p>
          </table:table-cell>
          <table:table-cell table:formula="of:=FLOOR(FLOOR([.$B53]*[.E$3])*[.$I$3])" office:value-type="float" office:value="262" calcext:value-type="float">
            <text:p>262</text:p>
          </table:table-cell>
          <table:table-cell table:formula="of:=FLOOR(FLOOR([.$B53]*[.F$3])*[.$I$3])" office:value-type="float" office:value="350" calcext:value-type="float">
            <text:p>3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15" calcext:value-type="float">
            <text:p>15</text:p>
          </table:table-cell>
          <table:table-cell table:formula="of:=FLOOR(FLOOR([.$B54]*[.C$3])*[.$I$3])" office:value-type="float" office:value="15" calcext:value-type="float">
            <text:p>15</text:p>
          </table:table-cell>
          <table:table-cell table:formula="of:=FLOOR(FLOOR([.$B54]*[.D$3])*[.$I$3])" office:value-type="float" office:value="18" calcext:value-type="float">
            <text:p>18</text:p>
          </table:table-cell>
          <table:table-cell table:formula="of:=FLOOR(FLOOR([.$B54]*[.E$3])*[.$I$3])" office:value-type="float" office:value="22" calcext:value-type="float">
            <text:p>22</text:p>
          </table:table-cell>
          <table:table-cell table:formula="of:=FLOOR(FLOOR([.$B54]*[.F$3])*[.$I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50" calcext:value-type="float">
            <text:p>50</text:p>
          </table:table-cell>
          <table:table-cell table:formula="of:=FLOOR(FLOOR([.$B55]*[.C$3])*[.$I$3])" office:value-type="float" office:value="50" calcext:value-type="float">
            <text:p>50</text:p>
          </table:table-cell>
          <table:table-cell table:formula="of:=FLOOR(FLOOR([.$B55]*[.D$3])*[.$I$3])" office:value-type="float" office:value="62" calcext:value-type="float">
            <text:p>62</text:p>
          </table:table-cell>
          <table:table-cell table:formula="of:=FLOOR(FLOOR([.$B55]*[.E$3])*[.$I$3])" office:value-type="float" office:value="75" calcext:value-type="float">
            <text:p>75</text:p>
          </table:table-cell>
          <table:table-cell table:formula="of:=FLOOR(FLOOR([.$B55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75" calcext:value-type="float">
            <text:p>75</text:p>
          </table:table-cell>
          <table:table-cell table:formula="of:=FLOOR(FLOOR([.$B56]*[.C$3])*[.$I$3])" office:value-type="float" office:value="75" calcext:value-type="float">
            <text:p>75</text:p>
          </table:table-cell>
          <table:table-cell table:formula="of:=FLOOR(FLOOR([.$B56]*[.D$3])*[.$I$3])" office:value-type="float" office:value="93" calcext:value-type="float">
            <text:p>93</text:p>
          </table:table-cell>
          <table:table-cell table:formula="of:=FLOOR(FLOOR([.$B56]*[.E$3])*[.$I$3])" office:value-type="float" office:value="112" calcext:value-type="float">
            <text:p>112</text:p>
          </table:table-cell>
          <table:table-cell table:formula="of:=FLOOR(FLOOR([.$B56]*[.F$3])*[.$I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60" calcext:value-type="float">
            <text:p>60</text:p>
          </table:table-cell>
          <table:table-cell table:formula="of:=FLOOR(FLOOR([.$B57]*[.C$3])*[.$I$3])" office:value-type="float" office:value="60" calcext:value-type="float">
            <text:p>60</text:p>
          </table:table-cell>
          <table:table-cell table:formula="of:=FLOOR(FLOOR([.$B57]*[.D$3])*[.$I$3])" office:value-type="float" office:value="75" calcext:value-type="float">
            <text:p>75</text:p>
          </table:table-cell>
          <table:table-cell table:formula="of:=FLOOR(FLOOR([.$B57]*[.E$3])*[.$I$3])" office:value-type="float" office:value="90" calcext:value-type="float">
            <text:p>90</text:p>
          </table:table-cell>
          <table:table-cell table:formula="of:=FLOOR(FLOOR([.$B57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0" calcext:value-type="float">
            <text:p>290</text:p>
          </table:table-cell>
          <table:table-cell table:formula="of:=FLOOR(FLOOR([.$B58]*[.C$3])*[.$I$3])" office:value-type="float" office:value="290" calcext:value-type="float">
            <text:p>290</text:p>
          </table:table-cell>
          <table:table-cell table:formula="of:=FLOOR(FLOOR([.$B58]*[.D$3])*[.$I$3])" office:value-type="float" office:value="362" calcext:value-type="float">
            <text:p>362</text:p>
          </table:table-cell>
          <table:table-cell table:formula="of:=FLOOR(FLOOR([.$B58]*[.E$3])*[.$I$3])" office:value-type="float" office:value="435" calcext:value-type="float">
            <text:p>435</text:p>
          </table:table-cell>
          <table:table-cell table:formula="of:=FLOOR(FLOOR([.$B58]*[.F$3])*[.$I$3])" office:value-type="float" office:value="580" calcext:value-type="float">
            <text:p>5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ber</text:p>
          </table:table-cell>
          <table:table-cell office:value-type="float" office:value="1" calcext:value-type="float">
            <text:p>1</text:p>
          </table:table-cell>
          <table:table-cell table:formula="of:=FLOOR(FLOOR([.$B59]*[.C$3])*[.$I$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60" calcext:value-type="float">
            <text:p>60</text:p>
          </table:table-cell>
          <table:table-cell table:formula="of:=FLOOR(FLOOR([.$B60]*[.C$3])*[.$I$3])" office:value-type="float" office:value="60" calcext:value-type="float">
            <text:p>60</text:p>
          </table:table-cell>
          <table:table-cell table:formula="of:=FLOOR(FLOOR([.$B60]*[.D$3])*[.$I$3])" office:value-type="float" office:value="75" calcext:value-type="float">
            <text:p>75</text:p>
          </table:table-cell>
          <table:table-cell table:formula="of:=FLOOR(FLOOR([.$B60]*[.E$3])*[.$I$3])" office:value-type="float" office:value="90" calcext:value-type="float">
            <text:p>90</text:p>
          </table:table-cell>
          <table:table-cell table:formula="of:=FLOOR(FLOOR([.$B60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ape (Crop)</text:p>
          </table:table-cell>
          <table:table-cell office:value-type="float" office:value="80" calcext:value-type="float">
            <text:p>80</text:p>
          </table:table-cell>
          <table:table-cell table:formula="of:=FLOOR(FLOOR([.$B61]*[.C$3])*[.$I$3])" office:value-type="float" office:value="80" calcext:value-type="float">
            <text:p>80</text:p>
          </table:table-cell>
          <table:table-cell table:formula="of:=FLOOR(FLOOR([.$B61]*[.D$3])*[.$I$3])" office:value-type="float" office:value="100" calcext:value-type="float">
            <text:p>100</text:p>
          </table:table-cell>
          <table:table-cell table:formula="of:=FLOOR(FLOOR([.$B61]*[.E$3])*[.$I$3])" office:value-type="float" office:value="120" calcext:value-type="float">
            <text:p>120</text:p>
          </table:table-cell>
          <table:table-cell table:formula="of:=FLOOR(FLOOR([.$B61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40" calcext:value-type="float">
            <text:p>40</text:p>
          </table:table-cell>
          <table:table-cell table:formula="of:=FLOOR(FLOOR([.$B62]*[.C$3])*[.$I$3])" office:value-type="float" office:value="40" calcext:value-type="float">
            <text:p>40</text:p>
          </table:table-cell>
          <table:table-cell table:formula="of:=FLOOR(FLOOR([.$B62]*[.D$3])*[.$I$3])" office:value-type="float" office:value="50" calcext:value-type="float">
            <text:p>50</text:p>
          </table:table-cell>
          <table:table-cell table:formula="of:=FLOOR(FLOOR([.$B62]*[.E$3])*[.$I$3])" office:value-type="float" office:value="60" calcext:value-type="float">
            <text:p>60</text:p>
          </table:table-cell>
          <table:table-cell table:formula="of:=FLOOR(FLOOR([.$B62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25" calcext:value-type="float">
            <text:p>25</text:p>
          </table:table-cell>
          <table:table-cell table:formula="of:=FLOOR(FLOOR([.$B63]*[.C$3])*[.$I$3])" office:value-type="float" office:value="25" calcext:value-type="float">
            <text:p>25</text:p>
          </table:table-cell>
          <table:table-cell table:formula="of:=FLOOR(FLOOR([.$B63]*[.D$3])*[.$I$3])" office:value-type="float" office:value="31" calcext:value-type="float">
            <text:p>31</text:p>
          </table:table-cell>
          <table:table-cell table:formula="of:=FLOOR(FLOOR([.$B63]*[.E$3])*[.$I$3])" office:value-type="float" office:value="37" calcext:value-type="float">
            <text:p>37</text:p>
          </table:table-cell>
          <table:table-cell table:formula="of:=FLOOR(FLOOR([.$B63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40" calcext:value-type="float">
            <text:p>40</text:p>
          </table:table-cell>
          <table:table-cell table:formula="of:=FLOOR(FLOOR([.$B64]*[.C$3])*[.$I$3])" office:value-type="float" office:value="40" calcext:value-type="float">
            <text:p>40</text:p>
          </table:table-cell>
          <table:table-cell table:formula="of:=FLOOR(FLOOR([.$B64]*[.D$3])*[.$I$3])" office:value-type="float" office:value="50" calcext:value-type="float">
            <text:p>50</text:p>
          </table:table-cell>
          <table:table-cell table:formula="of:=FLOOR(FLOOR([.$B64]*[.E$3])*[.$I$3])" office:value-type="float" office:value="60" calcext:value-type="float">
            <text:p>60</text:p>
          </table:table-cell>
          <table:table-cell table:formula="of:=FLOOR(FLOOR([.$B64]*[.F$3])*[.$I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10" calcext:value-type="float">
            <text:p>110</text:p>
          </table:table-cell>
          <table:table-cell table:formula="of:=FLOOR(FLOOR([.$B65]*[.C$3])*[.$I$3])" office:value-type="float" office:value="110" calcext:value-type="float">
            <text:p>110</text:p>
          </table:table-cell>
          <table:table-cell table:formula="of:=FLOOR(FLOOR([.$B65]*[.D$3])*[.$I$3])" office:value-type="float" office:value="137" calcext:value-type="float">
            <text:p>137</text:p>
          </table:table-cell>
          <table:table-cell table:formula="of:=FLOOR(FLOOR([.$B65]*[.E$3])*[.$I$3])" office:value-type="float" office:value="165" calcext:value-type="float">
            <text:p>165</text:p>
          </table:table-cell>
          <table:table-cell table:formula="of:=FLOOR(FLOOR([.$B65]*[.F$3])*[.$I$3])" office:value-type="float" office:value="220" calcext:value-type="float">
            <text:p>2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50" calcext:value-type="float">
            <text:p>250</text:p>
          </table:table-cell>
          <table:table-cell table:formula="of:=FLOOR(FLOOR([.$B66]*[.C$3])*[.$I$3])" office:value-type="float" office:value="250" calcext:value-type="float">
            <text:p>250</text:p>
          </table:table-cell>
          <table:table-cell table:formula="of:=FLOOR(FLOOR([.$B66]*[.D$3])*[.$I$3])" office:value-type="float" office:value="312" calcext:value-type="float">
            <text:p>312</text:p>
          </table:table-cell>
          <table:table-cell table:formula="of:=FLOOR(FLOOR([.$B66]*[.E$3])*[.$I$3])" office:value-type="float" office:value="375" calcext:value-type="float">
            <text:p>375</text:p>
          </table:table-cell>
          <table:table-cell table:formula="of:=FLOOR(FLOOR([.$B66]*[.F$3])*[.$I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35" calcext:value-type="float">
            <text:p>35</text:p>
          </table:table-cell>
          <table:table-cell table:formula="of:=FLOOR(FLOOR([.$B67]*[.C$3])*[.$I$3])" office:value-type="float" office:value="35" calcext:value-type="float">
            <text:p>35</text:p>
          </table:table-cell>
          <table:table-cell table:formula="of:=FLOOR(FLOOR([.$B67]*[.D$3])*[.$I$3])" office:value-type="float" office:value="43" calcext:value-type="float">
            <text:p>43</text:p>
          </table:table-cell>
          <table:table-cell table:formula="of:=FLOOR(FLOOR([.$B67]*[.E$3])*[.$I$3])" office:value-type="float" office:value="52" calcext:value-type="float">
            <text:p>52</text:p>
          </table:table-cell>
          <table:table-cell table:formula="of:=FLOOR(FLOOR([.$B67]*[.F$3])*[.$I$3])"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0" calcext:value-type="float">
            <text:p>300</text:p>
          </table:table-cell>
          <table:table-cell table:formula="of:=FLOOR(FLOOR([.$B68]*[.C$3])*[.$I$3])" office:value-type="float" office:value="300" calcext:value-type="float">
            <text:p>300</text:p>
          </table:table-cell>
          <table:table-cell table:formula="of:=FLOOR(FLOOR([.$B68]*[.D$3])*[.$I$3])" office:value-type="float" office:value="375" calcext:value-type="float">
            <text:p>375</text:p>
          </table:table-cell>
          <table:table-cell table:formula="of:=FLOOR(FLOOR([.$B68]*[.E$3])*[.$I$3])" office:value-type="float" office:value="450" calcext:value-type="float">
            <text:p>450</text:p>
          </table:table-cell>
          <table:table-cell table:formula="of:=FLOOR(FLOOR([.$B68]*[.F$3])*[.$I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140" calcext:value-type="float">
            <text:p>140</text:p>
          </table:table-cell>
          <table:table-cell table:formula="of:=FLOOR(FLOOR([.$B69]*[.C$3])*[.$I$3])" office:value-type="float" office:value="140" calcext:value-type="float">
            <text:p>140</text:p>
          </table:table-cell>
          <table:table-cell table:formula="of:=FLOOR(FLOOR([.$B69]*[.D$3])*[.$I$3])" office:value-type="float" office:value="175" calcext:value-type="float">
            <text:p>175</text:p>
          </table:table-cell>
          <table:table-cell table:formula="of:=FLOOR(FLOOR([.$B69]*[.E$3])*[.$I$3])" office:value-type="float" office:value="210" calcext:value-type="float">
            <text:p>210</text:p>
          </table:table-cell>
          <table:table-cell table:formula="of:=FLOOR(FLOOR([.$B69]*[.F$3])*[.$I$3])" office:value-type="float" office:value="280" calcext:value-type="float">
            <text:p>2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80" calcext:value-type="float">
            <text:p>80</text:p>
          </table:table-cell>
          <table:table-cell table:formula="of:=FLOOR(FLOOR([.$B70]*[.C$3])*[.$I$3])" office:value-type="float" office:value="80" calcext:value-type="float">
            <text:p>80</text:p>
          </table:table-cell>
          <table:table-cell table:formula="of:=FLOOR(FLOOR([.$B70]*[.D$3])*[.$I$3])" office:value-type="float" office:value="100" calcext:value-type="float">
            <text:p>100</text:p>
          </table:table-cell>
          <table:table-cell table:formula="of:=FLOOR(FLOOR([.$B70]*[.E$3])*[.$I$3])" office:value-type="float" office:value="120" calcext:value-type="float">
            <text:p>120</text:p>
          </table:table-cell>
          <table:table-cell table:formula="of:=FLOOR(FLOOR([.$B70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20" calcext:value-type="float">
            <text:p>320</text:p>
          </table:table-cell>
          <table:table-cell table:formula="of:=FLOOR(FLOOR([.$B71]*[.C$3])*[.$I$3])" office:value-type="float" office:value="320" calcext:value-type="float">
            <text:p>320</text:p>
          </table:table-cell>
          <table:table-cell table:formula="of:=FLOOR(FLOOR([.$B71]*[.D$3])*[.$I$3])" office:value-type="float" office:value="400" calcext:value-type="float">
            <text:p>400</text:p>
          </table:table-cell>
          <table:table-cell table:formula="of:=FLOOR(FLOOR([.$B71]*[.E$3])*[.$I$3])" office:value-type="float" office:value="480" calcext:value-type="float">
            <text:p>480</text:p>
          </table:table-cell>
          <table:table-cell table:formula="of:=FLOOR(FLOOR([.$B71]*[.F$3])*[.$I$3])" office:value-type="float" office:value="640" calcext:value-type="float">
            <text:p>6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90" calcext:value-type="float">
            <text:p>90</text:p>
          </table:table-cell>
          <table:table-cell table:formula="of:=FLOOR(FLOOR([.$B72]*[.C$3])*[.$I$3])" office:value-type="float" office:value="90" calcext:value-type="float">
            <text:p>90</text:p>
          </table:table-cell>
          <table:table-cell table:formula="of:=FLOOR(FLOOR([.$B72]*[.D$3])*[.$I$3])" office:value-type="float" office:value="112" calcext:value-type="float">
            <text:p>112</text:p>
          </table:table-cell>
          <table:table-cell table:formula="of:=FLOOR(FLOOR([.$B72]*[.E$3])*[.$I$3])" office:value-type="float" office:value="135" calcext:value-type="float">
            <text:p>135</text:p>
          </table:table-cell>
          <table:table-cell table:formula="of:=FLOOR(FLOOR([.$B72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60" calcext:value-type="float">
            <text:p>260</text:p>
          </table:table-cell>
          <table:table-cell table:formula="of:=FLOOR(FLOOR([.$B73]*[.C$3])*[.$I$3])" office:value-type="float" office:value="260" calcext:value-type="float">
            <text:p>260</text:p>
          </table:table-cell>
          <table:table-cell table:formula="of:=FLOOR(FLOOR([.$B73]*[.D$3])*[.$I$3])" office:value-type="float" office:value="325" calcext:value-type="float">
            <text:p>325</text:p>
          </table:table-cell>
          <table:table-cell table:formula="of:=FLOOR(FLOOR([.$B73]*[.E$3])*[.$I$3])" office:value-type="float" office:value="390" calcext:value-type="float">
            <text:p>390</text:p>
          </table:table-cell>
          <table:table-cell table:formula="of:=FLOOR(FLOOR([.$B73]*[.F$3])*[.$I$3])" office:value-type="float" office:value="520" calcext:value-type="float">
            <text:p>5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20" calcext:value-type="float">
            <text:p>220</text:p>
          </table:table-cell>
          <table:table-cell table:formula="of:=FLOOR(FLOOR([.$B74]*[.C$3])*[.$I$3])" office:value-type="float" office:value="220" calcext:value-type="float">
            <text:p>220</text:p>
          </table:table-cell>
          <table:table-cell table:formula="of:=FLOOR(FLOOR([.$B74]*[.D$3])*[.$I$3])" office:value-type="float" office:value="275" calcext:value-type="float">
            <text:p>275</text:p>
          </table:table-cell>
          <table:table-cell table:formula="of:=FLOOR(FLOOR([.$B74]*[.E$3])*[.$I$3])" office:value-type="float" office:value="330" calcext:value-type="float">
            <text:p>330</text:p>
          </table:table-cell>
          <table:table-cell table:formula="of:=FLOOR(FLOOR([.$B74]*[.F$3])*[.$I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750" calcext:value-type="float">
            <text:p>750</text:p>
          </table:table-cell>
          <table:table-cell table:formula="of:=FLOOR(FLOOR([.$B75]*[.C$3])*[.$I$3])" office:value-type="float" office:value="750" calcext:value-type="float">
            <text:p>750</text:p>
          </table:table-cell>
          <table:table-cell table:formula="of:=FLOOR(FLOOR([.$B75]*[.D$3])*[.$I$3])" office:value-type="float" office:value="937" calcext:value-type="float">
            <text:p>937</text:p>
          </table:table-cell>
          <table:table-cell table:formula="of:=FLOOR(FLOOR([.$B75]*[.E$3])*[.$I$3])" office:value-type="float" office:value="1125" calcext:value-type="float">
            <text:p>1125</text:p>
          </table:table-cell>
          <table:table-cell table:formula="of:=FLOOR(FLOOR([.$B75]*[.F$3])*[.$I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20" calcext:value-type="float">
            <text:p>120</text:p>
          </table:table-cell>
          <table:table-cell table:formula="of:=FLOOR(FLOOR([.$B76]*[.C$3])*[.$I$3])" office:value-type="float" office:value="120" calcext:value-type="float">
            <text:p>120</text:p>
          </table:table-cell>
          <table:table-cell table:formula="of:=FLOOR(FLOOR([.$B76]*[.D$3])*[.$I$3])" office:value-type="float" office:value="150" calcext:value-type="float">
            <text:p>150</text:p>
          </table:table-cell>
          <table:table-cell table:formula="of:=FLOOR(FLOOR([.$B76]*[.E$3])*[.$I$3])" office:value-type="float" office:value="180" calcext:value-type="float">
            <text:p>180</text:p>
          </table:table-cell>
          <table:table-cell table:formula="of:=FLOOR(FLOOR([.$B76]*[.F$3])*[.$I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90" calcext:value-type="float">
            <text:p>90</text:p>
          </table:table-cell>
          <table:table-cell table:formula="of:=FLOOR(FLOOR([.$B77]*[.C$3])*[.$I$3])" office:value-type="float" office:value="90" calcext:value-type="float">
            <text:p>90</text:p>
          </table:table-cell>
          <table:table-cell table:formula="of:=FLOOR(FLOOR([.$B77]*[.D$3])*[.$I$3])" office:value-type="float" office:value="112" calcext:value-type="float">
            <text:p>112</text:p>
          </table:table-cell>
          <table:table-cell table:formula="of:=FLOOR(FLOOR([.$B77]*[.E$3])*[.$I$3])" office:value-type="float" office:value="135" calcext:value-type="float">
            <text:p>135</text:p>
          </table:table-cell>
          <table:table-cell table:formula="of:=FLOOR(FLOOR([.$B77]*[.F$3])*[.$I$3])" office:value-type="float" office:value="180" calcext:value-type="float">
            <text:p>1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80" calcext:value-type="float">
            <text:p>80</text:p>
          </table:table-cell>
          <table:table-cell table:formula="of:=FLOOR(FLOOR([.$B78]*[.C$3])*[.$I$3])" office:value-type="float" office:value="80" calcext:value-type="float">
            <text:p>80</text:p>
          </table:table-cell>
          <table:table-cell table:formula="of:=FLOOR(FLOOR([.$B78]*[.D$3])*[.$I$3])" office:value-type="float" office:value="100" calcext:value-type="float">
            <text:p>100</text:p>
          </table:table-cell>
          <table:table-cell table:formula="of:=FLOOR(FLOOR([.$B78]*[.E$3])*[.$I$3])" office:value-type="float" office:value="120" calcext:value-type="float">
            <text:p>120</text:p>
          </table:table-cell>
          <table:table-cell table:formula="of:=FLOOR(FLOOR([.$B78]*[.F$3])*[.$I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3000" calcext:value-type="float">
            <text:p>3000</text:p>
          </table:table-cell>
          <table:table-cell table:formula="of:=FLOOR(FLOOR([.$B79]*[.C$3])*[.$I$3])" office:value-type="float" office:value="3000" calcext:value-type="float">
            <text:p>3000</text:p>
          </table:table-cell>
          <table:table-cell table:formula="of:=FLOOR(FLOOR([.$B79]*[.D$3])*[.$I$3])" office:value-type="float" office:value="3750" calcext:value-type="float">
            <text:p>3750</text:p>
          </table:table-cell>
          <table:table-cell table:formula="of:=FLOOR(FLOOR([.$B79]*[.E$3])*[.$I$3])" office:value-type="float" office:value="4500" calcext:value-type="float">
            <text:p>4500</text:p>
          </table:table-cell>
          <table:table-cell table:formula="of:=FLOOR(FLOOR([.$B79]*[.F$3])*[.$I$3])" office:value-type="float" office:value="6000" calcext:value-type="float">
            <text:p>6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ro Root</text:p>
          </table:table-cell>
          <table:table-cell office:value-type="float" office:value="100" calcext:value-type="float">
            <text:p>100</text:p>
          </table:table-cell>
          <table:table-cell table:formula="of:=FLOOR(FLOOR([.$B80]*[.C$3])*[.$I$3])" office:value-type="float" office:value="100" calcext:value-type="float">
            <text:p>100</text:p>
          </table:table-cell>
          <table:table-cell table:formula="of:=FLOOR(FLOOR([.$B80]*[.D$3])*[.$I$3])" office:value-type="float" office:value="125" calcext:value-type="float">
            <text:p>125</text:p>
          </table:table-cell>
          <table:table-cell table:formula="of:=FLOOR(FLOOR([.$B80]*[.E$3])*[.$I$3])" office:value-type="float" office:value="150" calcext:value-type="float">
            <text:p>150</text:p>
          </table:table-cell>
          <table:table-cell table:formula="of:=FLOOR(FLOOR([.$B80]*[.F$3])*[.$I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ea Leaves</text:p>
          </table:table-cell>
          <table:table-cell office:value-type="float" office:value="50" calcext:value-type="float">
            <text:p>50</text:p>
          </table:table-cell>
          <table:table-cell table:formula="of:=FLOOR(FLOOR([.$B81]*[.C$3])*[.$I$3])" office:value-type="float" office:value="50" calcext:value-type="float">
            <text:p>50</text:p>
          </table:table-cell>
          <table:table-cell table:formula="of:=FLOOR(FLOOR([.$B81]*[.D$3])*[.$I$3])" office:value-type="float" office:value="62" calcext:value-type="float">
            <text:p>62</text:p>
          </table:table-cell>
          <table:table-cell table:formula="of:=FLOOR(FLOOR([.$B81]*[.E$3])*[.$I$3])" office:value-type="float" office:value="75" calcext:value-type="float">
            <text:p>75</text:p>
          </table:table-cell>
          <table:table-cell table:formula="of:=FLOOR(FLOOR([.$B81]*[.F$3])*[.$I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60" calcext:value-type="float">
            <text:p>60</text:p>
          </table:table-cell>
          <table:table-cell table:formula="of:=FLOOR(FLOOR([.$B82]*[.C$3])*[.$I$3])" office:value-type="float" office:value="60" calcext:value-type="float">
            <text:p>60</text:p>
          </table:table-cell>
          <table:table-cell table:formula="of:=FLOOR(FLOOR([.$B82]*[.D$3])*[.$I$3])" office:value-type="float" office:value="75" calcext:value-type="float">
            <text:p>75</text:p>
          </table:table-cell>
          <table:table-cell table:formula="of:=FLOOR(FLOOR([.$B82]*[.E$3])*[.$I$3])" office:value-type="float" office:value="90" calcext:value-type="float">
            <text:p>90</text:p>
          </table:table-cell>
          <table:table-cell table:formula="of:=FLOOR(FLOOR([.$B82]*[.F$3])*[.$I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30" calcext:value-type="float">
            <text:p>30</text:p>
          </table:table-cell>
          <table:table-cell table:formula="of:=FLOOR(FLOOR([.$B83]*[.C$3])*[.$I$3])" office:value-type="float" office:value="30" calcext:value-type="float">
            <text:p>30</text:p>
          </table:table-cell>
          <table:table-cell table:formula="of:=FLOOR(FLOOR([.$B83]*[.D$3])*[.$I$3])" office:value-type="float" office:value="37" calcext:value-type="float">
            <text:p>37</text:p>
          </table:table-cell>
          <table:table-cell table:formula="of:=FLOOR(FLOOR([.$B83]*[.E$3])*[.$I$3])" office:value-type="float" office:value="45" calcext:value-type="float">
            <text:p>45</text:p>
          </table:table-cell>
          <table:table-cell table:formula="of:=FLOOR(FLOOR([.$B83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milled Rice</text:p>
          </table:table-cell>
          <table:table-cell office:value-type="float" office:value="30" calcext:value-type="float">
            <text:p>30</text:p>
          </table:table-cell>
          <table:table-cell table:formula="of:=FLOOR(FLOOR([.$B84]*[.C$3])*[.$I$3])" office:value-type="float" office:value="30" calcext:value-type="float">
            <text:p>30</text:p>
          </table:table-cell>
          <table:table-cell table:formula="of:=FLOOR(FLOOR([.$B84]*[.D$3])*[.$I$3])" office:value-type="float" office:value="37" calcext:value-type="float">
            <text:p>37</text:p>
          </table:table-cell>
          <table:table-cell table:formula="of:=FLOOR(FLOOR([.$B84]*[.E$3])*[.$I$3])" office:value-type="float" office:value="45" calcext:value-type="float">
            <text:p>45</text:p>
          </table:table-cell>
          <table:table-cell table:formula="of:=FLOOR(FLOOR([.$B84]*[.F$3])*[.$I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25" calcext:value-type="float">
            <text:p>25</text:p>
          </table:table-cell>
          <table:table-cell table:formula="of:=FLOOR(FLOOR([.$B85]*[.C$3])*[.$I$3])" office:value-type="float" office:value="25" calcext:value-type="float">
            <text:p>25</text:p>
          </table:table-cell>
          <table:table-cell table:formula="of:=FLOOR(FLOOR([.$B85]*[.D$3])*[.$I$3])" office:value-type="float" office:value="31" calcext:value-type="float">
            <text:p>31</text:p>
          </table:table-cell>
          <table:table-cell table:formula="of:=FLOOR(FLOOR([.$B85]*[.E$3])*[.$I$3])" office:value-type="float" office:value="37" calcext:value-type="float">
            <text:p>37</text:p>
          </table:table-cell>
          <table:table-cell table:formula="of:=FLOOR(FLOOR([.$B85]*[.F$3])*[.$I$3])"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160" calcext:value-type="float">
            <text:p>160</text:p>
          </table:table-cell>
          <table:table-cell table:formula="of:=FLOOR(FLOOR([.$B86]*[.C$3])*[.$I$3])" office:value-type="float" office:value="160" calcext:value-type="float">
            <text:p>160</text:p>
          </table:table-cell>
          <table:table-cell table:formula="of:=FLOOR(FLOOR([.$B86]*[.D$3])*[.$I$3])" office:value-type="float" office:value="200" calcext:value-type="float">
            <text:p>200</text:p>
          </table:table-cell>
          <table:table-cell table:formula="of:=FLOOR(FLOOR([.$B86]*[.E$3])*[.$I$3])" office:value-type="float" office:value="240" calcext:value-type="float">
            <text:p>240</text:p>
          </table:table-cell>
          <table:table-cell table:formula="of:=FLOOR(FLOOR([.$B86]*[.F$3])*[.$I$3])" office:value-type="float" office:value="320" calcext:value-type="float">
            <text:p>32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9" office:value-type="string" calcext:value-type="string">
            <text:p>Seed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cor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Amaranth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Ancient Seed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Appl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pricot Saplin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rtichoke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ean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lueberry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Bok Choy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auliflower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herry Sapling</text:p>
          </table:table-cell>
          <table:table-cell/>
          <table:table-cell office:value-type="float" office:value="850" calcext:value-type="float">
            <text:p>8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orn Seeds</text:p>
          </table:table-cell>
          <table:table-cell/>
          <table:table-cell office:value-type="float" office:value="75" calcext:value-type="float">
            <text:p>7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Cranberry Seeds</text:p>
          </table:table-cell>
          <table:table-cell/>
          <table:table-cell office:value-type="float" office:value="60" calcext:value-type="float">
            <text:p>6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Eggplant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Fairy Seeds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9" office:value-type="string" calcext:value-type="string">
            <text:p>Fall Seeds</text:p>
          </table:table-cell>
          <table:table-cell table:style-name="ce54"/>
          <table:table-cell table:style-name="ce30" office:value-type="float" office:value="45" calcext:value-type="float">
            <text:p>4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arlic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pe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Grass Starter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Hops Starter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Jazz Seeds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Kale Seeds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ohagany Seed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Maple Seed</text:p>
          </table:table-cell>
          <table:table-cell/>
          <table:table-cell office:value-type="float" office:value="5" calcext:value-type="float">
            <text:p>5</text:p>
          </table:table-cell>
          <table:table-cell table:style-name="ce31"/>
          <table:table-cell table:style-name="ce34"/>
          <table:table-cell table:style-name="ce45"/>
          <table:table-cell table:style-name="ce6" table:number-columns-repeated="1018"/>
        </table:table-row>
        <table:table-row table:style-name="ro2">
          <table:table-cell office:value-type="string" calcext:value-type="string">
            <text:p>Melon Seeds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Mixed Seeds</text:p>
          </table:table-cell>
          <table:table-cell/>
          <table:table-cell office:value-type="float" office:value="0" calcext:value-type="float">
            <text:p>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Orange Sapling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arsnip Seeds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ach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epper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ine Co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Pomegranate Sapling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ppy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ot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Pumpkin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adish Seeds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are Seed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3"/>
          <table:table-cell table:style-name="ce6" table:number-columns-repeated="1018"/>
        </table:table-row>
        <table:table-row table:style-name="ro2">
          <table:table-cell office:value-type="string" calcext:value-type="string">
            <text:p>Red Cabbage Seeds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Rice Shoot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pangle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9" office:value-type="string" calcext:value-type="string">
            <text:p>Spring Seeds</text:p>
          </table:table-cell>
          <table:table-cell table:style-name="ce54"/>
          <table:table-cell table:style-name="ce30" office:value-type="float" office:value="35" calcext:value-type="float">
            <text:p>3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51" table:content-validation-name="val9" office:value-type="string" calcext:value-type="string">
            <text:p>Summer Seeds</text:p>
          </table:table-cell>
          <table:table-cell table:style-name="ce54"/>
          <table:table-cell table:style-name="ce30" office:value-type="float" office:value="55" calcext:value-type="float">
            <text:p>55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Harvested)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Sunflower Seeds (JojaMart)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Tomato Seeds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Tulip Bulb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Wheat Seeds</text:p>
          </table:table-cell>
          <table:table-cell/>
          <table:table-cell office:value-type="float" office:value="5" calcext:value-type="float">
            <text:p>5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style-name="ce51" table:content-validation-name="val9" office:value-type="string" calcext:value-type="string">
            <text:p>Winter Seeds</text:p>
          </table:table-cell>
          <table:table-cell table:style-name="ce54"/>
          <table:table-cell table:style-name="ce30"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office:value-type="string" calcext:value-type="string">
            <text:p>Yam Seeds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2"/>
          <table:table-cell table:style-name="ce35"/>
          <table:table-cell table:style-name="ce69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9" office:value-type="string" calcext:value-type="string">
            <text:p>Fish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bacore</text:p>
          </table:table-cell>
          <table:table-cell office:value-type="float" office:value="75" calcext:value-type="float">
            <text:p>75</text:p>
          </table:table-cell>
          <table:table-cell table:formula="of:=FLOOR(FLOOR([.$B140]*[.C$3])*[.$H$3])" office:value-type="float" office:value="75" calcext:value-type="float">
            <text:p>75</text:p>
          </table:table-cell>
          <table:table-cell table:formula="of:=FLOOR(FLOOR([.$B140]*[.D$3])*[.$H$3])" office:value-type="float" office:value="93" calcext:value-type="float">
            <text:p>93</text:p>
          </table:table-cell>
          <table:table-cell table:formula="of:=FLOOR(FLOOR([.$B140]*[.E$3])*[.$H$3])" office:value-type="float" office:value="112" calcext:value-type="float">
            <text:p>112</text:p>
          </table:table-cell>
          <table:table-cell table:formula="of:=FLOOR(FLOOR([.$B140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chovy</text:p>
          </table:table-cell>
          <table:table-cell office:value-type="float" office:value="30" calcext:value-type="float">
            <text:p>30</text:p>
          </table:table-cell>
          <table:table-cell table:formula="of:=FLOOR(FLOOR([.$B141]*[.C$3])*[.$H$3])" office:value-type="float" office:value="30" calcext:value-type="float">
            <text:p>30</text:p>
          </table:table-cell>
          <table:table-cell table:formula="of:=FLOOR(FLOOR([.$B141]*[.D$3])*[.$H$3])" office:value-type="float" office:value="37" calcext:value-type="float">
            <text:p>37</text:p>
          </table:table-cell>
          <table:table-cell table:formula="of:=FLOOR(FLOOR([.$B141]*[.E$3])*[.$H$3])" office:value-type="float" office:value="45" calcext:value-type="float">
            <text:p>45</text:p>
          </table:table-cell>
          <table:table-cell table:formula="of:=FLOOR(FLOOR([.$B14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ngler</text:p>
          </table:table-cell>
          <table:table-cell office:value-type="float" office:value="900" calcext:value-type="float">
            <text:p>900</text:p>
          </table:table-cell>
          <table:table-cell table:formula="of:=FLOOR(FLOOR([.$B142]*[.C$3])*[.$H$3])" office:value-type="float" office:value="900" calcext:value-type="float">
            <text:p>900</text:p>
          </table:table-cell>
          <table:table-cell table:formula="of:=FLOOR(FLOOR([.$B142]*[.D$3])*[.$H$3])" office:value-type="float" office:value="1125" calcext:value-type="float">
            <text:p>1125</text:p>
          </table:table-cell>
          <table:table-cell table:formula="of:=FLOOR(FLOOR([.$B142]*[.E$3])*[.$H$3])" office:value-type="float" office:value="1350" calcext:value-type="float">
            <text:p>1350</text:p>
          </table:table-cell>
          <table:table-cell table:formula="of:=FLOOR(FLOOR([.$B14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obfish</text:p>
          </table:table-cell>
          <table:table-cell office:value-type="float" office:value="500" calcext:value-type="float">
            <text:p>500</text:p>
          </table:table-cell>
          <table:table-cell table:formula="of:=FLOOR(FLOOR([.$B143]*[.C$3])*[.$H$3])" office:value-type="float" office:value="500" calcext:value-type="float">
            <text:p>500</text:p>
          </table:table-cell>
          <table:table-cell table:formula="of:=FLOOR(FLOOR([.$B143]*[.D$3])*[.$H$3])" office:value-type="float" office:value="625" calcext:value-type="float">
            <text:p>625</text:p>
          </table:table-cell>
          <table:table-cell table:formula="of:=FLOOR(FLOOR([.$B143]*[.E$3])*[.$H$3])" office:value-type="float" office:value="750" calcext:value-type="float">
            <text:p>750</text:p>
          </table:table-cell>
          <table:table-cell table:formula="of:=FLOOR(FLOOR([.$B143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float" office:value="120" calcext:value-type="float">
            <text:p>120</text:p>
          </table:table-cell>
          <table:table-cell table:formula="of:=FLOOR(FLOOR([.$B144]*[.C$3])*[.$H$3])" office:value-type="float" office:value="120" calcext:value-type="float">
            <text:p>120</text:p>
          </table:table-cell>
          <table:table-cell table:formula="of:=FLOOR(FLOOR([.$B144]*[.D$3])*[.$H$3])" office:value-type="float" office:value="150" calcext:value-type="float">
            <text:p>150</text:p>
          </table:table-cell>
          <table:table-cell table:formula="of:=FLOOR(FLOOR([.$B144]*[.E$3])*[.$H$3])" office:value-type="float" office:value="180" calcext:value-type="float">
            <text:p>180</text:p>
          </table:table-cell>
          <table:table-cell table:formula="of:=FLOOR(FLOOR([.$B144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eam</text:p>
          </table:table-cell>
          <table:table-cell office:value-type="float" office:value="45" calcext:value-type="float">
            <text:p>45</text:p>
          </table:table-cell>
          <table:table-cell table:formula="of:=FLOOR(FLOOR([.$B145]*[.C$3])*[.$H$3])" office:value-type="float" office:value="45" calcext:value-type="float">
            <text:p>45</text:p>
          </table:table-cell>
          <table:table-cell table:formula="of:=FLOOR(FLOOR([.$B145]*[.D$3])*[.$H$3])" office:value-type="float" office:value="56" calcext:value-type="float">
            <text:p>56</text:p>
          </table:table-cell>
          <table:table-cell table:formula="of:=FLOOR(FLOOR([.$B145]*[.E$3])*[.$H$3])" office:value-type="float" office:value="67" calcext:value-type="float">
            <text:p>67</text:p>
          </table:table-cell>
          <table:table-cell table:formula="of:=FLOOR(FLOOR([.$B145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llhead</text:p>
          </table:table-cell>
          <table:table-cell office:value-type="float" office:value="75" calcext:value-type="float">
            <text:p>75</text:p>
          </table:table-cell>
          <table:table-cell table:formula="of:=FLOOR(FLOOR([.$B146]*[.C$3])*[.$H$3])" office:value-type="float" office:value="75" calcext:value-type="float">
            <text:p>75</text:p>
          </table:table-cell>
          <table:table-cell table:formula="of:=FLOOR(FLOOR([.$B146]*[.D$3])*[.$H$3])" office:value-type="float" office:value="93" calcext:value-type="float">
            <text:p>93</text:p>
          </table:table-cell>
          <table:table-cell table:formula="of:=FLOOR(FLOOR([.$B146]*[.E$3])*[.$H$3])" office:value-type="float" office:value="112" calcext:value-type="float">
            <text:p>112</text:p>
          </table:table-cell>
          <table:table-cell table:formula="of:=FLOOR(FLOOR([.$B14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rp</text:p>
          </table:table-cell>
          <table:table-cell office:value-type="float" office:value="30" calcext:value-type="float">
            <text:p>30</text:p>
          </table:table-cell>
          <table:table-cell table:formula="of:=FLOOR(FLOOR([.$B147]*[.C$3])*[.$H$3])" office:value-type="float" office:value="30" calcext:value-type="float">
            <text:p>30</text:p>
          </table:table-cell>
          <table:table-cell table:formula="of:=FLOOR(FLOOR([.$B147]*[.D$3])*[.$H$3])" office:value-type="float" office:value="37" calcext:value-type="float">
            <text:p>37</text:p>
          </table:table-cell>
          <table:table-cell table:formula="of:=FLOOR(FLOOR([.$B147]*[.E$3])*[.$H$3])" office:value-type="float" office:value="45" calcext:value-type="float">
            <text:p>45</text:p>
          </table:table-cell>
          <table:table-cell table:formula="of:=FLOOR(FLOOR([.$B147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fish</text:p>
          </table:table-cell>
          <table:table-cell office:value-type="float" office:value="200" calcext:value-type="float">
            <text:p>200</text:p>
          </table:table-cell>
          <table:table-cell table:formula="of:=FLOOR(FLOOR([.$B148]*[.C$3])*[.$H$3])" office:value-type="float" office:value="200" calcext:value-type="float">
            <text:p>200</text:p>
          </table:table-cell>
          <table:table-cell table:formula="of:=FLOOR(FLOOR([.$B148]*[.D$3])*[.$H$3])" office:value-type="float" office:value="250" calcext:value-type="float">
            <text:p>250</text:p>
          </table:table-cell>
          <table:table-cell table:formula="of:=FLOOR(FLOOR([.$B148]*[.E$3])*[.$H$3])" office:value-type="float" office:value="300" calcext:value-type="float">
            <text:p>300</text:p>
          </table:table-cell>
          <table:table-cell table:formula="of:=FLOOR(FLOOR([.$B148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hub</text:p>
          </table:table-cell>
          <table:table-cell office:value-type="float" office:value="50" calcext:value-type="float">
            <text:p>50</text:p>
          </table:table-cell>
          <table:table-cell table:formula="of:=FLOOR(FLOOR([.$B149]*[.C$3])*[.$H$3])" office:value-type="float" office:value="50" calcext:value-type="float">
            <text:p>50</text:p>
          </table:table-cell>
          <table:table-cell table:formula="of:=FLOOR(FLOOR([.$B149]*[.D$3])*[.$H$3])" office:value-type="float" office:value="62" calcext:value-type="float">
            <text:p>62</text:p>
          </table:table-cell>
          <table:table-cell table:formula="of:=FLOOR(FLOOR([.$B149]*[.E$3])*[.$H$3])" office:value-type="float" office:value="75" calcext:value-type="float">
            <text:p>75</text:p>
          </table:table-cell>
          <table:table-cell table:formula="of:=FLOOR(FLOOR([.$B149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ckle</text:p>
          </table:table-cell>
          <table:table-cell office:value-type="float" office:value="50" calcext:value-type="float">
            <text:p>50</text:p>
          </table:table-cell>
          <table:table-cell table:formula="of:=FLOOR(FLOOR([.$B150]*[.C$3])*[.$H$3])" office:value-type="float" office:value="50" calcext:value-type="float">
            <text:p>50</text:p>
          </table:table-cell>
          <table:table-cell table:formula="of:=FLOOR(FLOOR([.$B150]*[.D$3])*[.$H$3])" office:value-type="float" office:value="62" calcext:value-type="float">
            <text:p>62</text:p>
          </table:table-cell>
          <table:table-cell table:formula="of:=FLOOR(FLOOR([.$B150]*[.E$3])*[.$H$3])" office:value-type="float" office:value="75" calcext:value-type="float">
            <text:p>75</text:p>
          </table:table-cell>
          <table:table-cell table:formula="of:=FLOOR(FLOOR([.$B150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b</text:p>
          </table:table-cell>
          <table:table-cell office:value-type="float" office:value="100" calcext:value-type="float">
            <text:p>100</text:p>
          </table:table-cell>
          <table:table-cell table:formula="of:=FLOOR(FLOOR([.$B151]*[.C$3])*[.$H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yfish</text:p>
          </table:table-cell>
          <table:table-cell office:value-type="float" office:value="75" calcext:value-type="float">
            <text:p>75</text:p>
          </table:table-cell>
          <table:table-cell table:formula="of:=FLOOR(FLOOR([.$B152]*[.C$3])*[.$H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53]*[.C$3])*[.$H$3])" office:value-type="float" office:value="1500" calcext:value-type="float">
            <text:p>1500</text:p>
          </table:table-cell>
          <table:table-cell table:formula="of:=FLOOR(FLOOR([.$B153]*[.D$3])*[.$H$3])" office:value-type="float" office:value="1875" calcext:value-type="float">
            <text:p>1875</text:p>
          </table:table-cell>
          <table:table-cell table:formula="of:=FLOOR(FLOOR([.$B153]*[.E$3])*[.$H$3])" office:value-type="float" office:value="2250" calcext:value-type="float">
            <text:p>2250</text:p>
          </table:table-cell>
          <table:table-cell table:formula="of:=FLOOR(FLOOR([.$B153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rado</text:p>
          </table:table-cell>
          <table:table-cell office:value-type="float" office:value="100" calcext:value-type="float">
            <text:p>100</text:p>
          </table:table-cell>
          <table:table-cell table:formula="of:=FLOOR(FLOOR([.$B154]*[.C$3])*[.$H$3])" office:value-type="float" office:value="100" calcext:value-type="float">
            <text:p>100</text:p>
          </table:table-cell>
          <table:table-cell table:formula="of:=FLOOR(FLOOR([.$B154]*[.D$3])*[.$H$3])" office:value-type="float" office:value="125" calcext:value-type="float">
            <text:p>125</text:p>
          </table:table-cell>
          <table:table-cell table:formula="of:=FLOOR(FLOOR([.$B154]*[.E$3])*[.$H$3])" office:value-type="float" office:value="150" calcext:value-type="float">
            <text:p>150</text:p>
          </table:table-cell>
          <table:table-cell table:formula="of:=FLOOR(FLOOR([.$B154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el</text:p>
          </table:table-cell>
          <table:table-cell office:value-type="float" office:value="85" calcext:value-type="float">
            <text:p>85</text:p>
          </table:table-cell>
          <table:table-cell table:formula="of:=FLOOR(FLOOR([.$B155]*[.C$3])*[.$H$3])" office:value-type="float" office:value="85" calcext:value-type="float">
            <text:p>85</text:p>
          </table:table-cell>
          <table:table-cell table:formula="of:=FLOOR(FLOOR([.$B155]*[.D$3])*[.$H$3])" office:value-type="float" office:value="106" calcext:value-type="float">
            <text:p>106</text:p>
          </table:table-cell>
          <table:table-cell table:formula="of:=FLOOR(FLOOR([.$B155]*[.E$3])*[.$H$3])" office:value-type="float" office:value="127" calcext:value-type="float">
            <text:p>127</text:p>
          </table:table-cell>
          <table:table-cell table:formula="of:=FLOOR(FLOOR([.$B155]*[.F$3])*[.$H$3])" office:value-type="float" office:value="170" calcext:value-type="float">
            <text:p>1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lounder</text:p>
          </table:table-cell>
          <table:table-cell office:value-type="float" office:value="100" calcext:value-type="float">
            <text:p>100</text:p>
          </table:table-cell>
          <table:table-cell table:formula="of:=FLOOR(FLOOR([.$B156]*[.C$3])*[.$H$3])" office:value-type="float" office:value="100" calcext:value-type="float">
            <text:p>100</text:p>
          </table:table-cell>
          <table:table-cell table:formula="of:=FLOOR(FLOOR([.$B156]*[.D$3])*[.$H$3])" office:value-type="float" office:value="125" calcext:value-type="float">
            <text:p>125</text:p>
          </table:table-cell>
          <table:table-cell table:formula="of:=FLOOR(FLOOR([.$B156]*[.E$3])*[.$H$3])" office:value-type="float" office:value="150" calcext:value-type="float">
            <text:p>150</text:p>
          </table:table-cell>
          <table:table-cell table:formula="of:=FLOOR(FLOOR([.$B156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float" office:value="45" calcext:value-type="float">
            <text:p>45</text:p>
          </table:table-cell>
          <table:table-cell table:formula="of:=FLOOR(FLOOR([.$B157]*[.C$3])*[.$H$3])" office:value-type="float" office:value="45" calcext:value-type="float">
            <text:p>45</text:p>
          </table:table-cell>
          <table:table-cell table:formula="of:=FLOOR(FLOOR([.$B157]*[.D$3])*[.$H$3])" office:value-type="float" office:value="56" calcext:value-type="float">
            <text:p>56</text:p>
          </table:table-cell>
          <table:table-cell table:formula="of:=FLOOR(FLOOR([.$B157]*[.E$3])*[.$H$3])" office:value-type="float" office:value="67" calcext:value-type="float">
            <text:p>67</text:p>
          </table:table-cell>
          <table:table-cell table:formula="of:=FLOOR(FLOOR([.$B157]*[.F$3])*[.$H$3])" office:value-type="float" office:value="90" calcext:value-type="float">
            <text:p>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float" office:value="1000" calcext:value-type="float">
            <text:p>1000</text:p>
          </table:table-cell>
          <table:table-cell table:formula="of:=FLOOR(FLOOR([.$B158]*[.C$3])*[.$H$3])" office:value-type="float" office:value="1000" calcext:value-type="float">
            <text:p>1000</text:p>
          </table:table-cell>
          <table:table-cell table:formula="of:=FLOOR(FLOOR([.$B158]*[.D$3])*[.$H$3])" office:value-type="float" office:value="1250" calcext:value-type="float">
            <text:p>1250</text:p>
          </table:table-cell>
          <table:table-cell table:formula="of:=FLOOR(FLOOR([.$B158]*[.E$3])*[.$H$3])" office:value-type="float" office:value="1500" calcext:value-type="float">
            <text:p>1500</text:p>
          </table:table-cell>
          <table:table-cell table:formula="of:=FLOOR(FLOOR([.$B158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float" office:value="1000" calcext:value-type="float">
            <text:p>1000</text:p>
          </table:table-cell>
          <table:table-cell table:formula="of:=FLOOR(FLOOR([.$B159]*[.C$3])*[.$H$3])" office:value-type="float" office:value="1000" calcext:value-type="float">
            <text:p>1000</text:p>
          </table:table-cell>
          <table:table-cell table:formula="of:=FLOOR(FLOOR([.$B159]*[.D$3])*[.$H$3])" office:value-type="float" office:value="1250" calcext:value-type="float">
            <text:p>1250</text:p>
          </table:table-cell>
          <table:table-cell table:formula="of:=FLOOR(FLOOR([.$B159]*[.E$3])*[.$H$3])" office:value-type="float" office:value="1500" calcext:value-type="float">
            <text:p>1500</text:p>
          </table:table-cell>
          <table:table-cell table:formula="of:=FLOOR(FLOOR([.$B159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alibut</text:p>
          </table:table-cell>
          <table:table-cell office:value-type="float" office:value="80" calcext:value-type="float">
            <text:p>80</text:p>
          </table:table-cell>
          <table:table-cell table:formula="of:=FLOOR(FLOOR([.$B160]*[.C$3])*[.$H$3])" office:value-type="float" office:value="80" calcext:value-type="float">
            <text:p>80</text:p>
          </table:table-cell>
          <table:table-cell table:formula="of:=FLOOR(FLOOR([.$B160]*[.D$3])*[.$H$3])" office:value-type="float" office:value="100" calcext:value-type="float">
            <text:p>100</text:p>
          </table:table-cell>
          <table:table-cell table:formula="of:=FLOOR(FLOOR([.$B160]*[.E$3])*[.$H$3])" office:value-type="float" office:value="120" calcext:value-type="float">
            <text:p>120</text:p>
          </table:table-cell>
          <table:table-cell table:formula="of:=FLOOR(FLOOR([.$B160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</text:p>
          </table:table-cell>
          <table:table-cell office:value-type="float" office:value="30" calcext:value-type="float">
            <text:p>30</text:p>
          </table:table-cell>
          <table:table-cell table:formula="of:=FLOOR(FLOOR([.$B161]*[.C$3])*[.$H$3])" office:value-type="float" office:value="30" calcext:value-type="float">
            <text:p>30</text:p>
          </table:table-cell>
          <table:table-cell table:formula="of:=FLOOR(FLOOR([.$B161]*[.D$3])*[.$H$3])" office:value-type="float" office:value="37" calcext:value-type="float">
            <text:p>37</text:p>
          </table:table-cell>
          <table:table-cell table:formula="of:=FLOOR(FLOOR([.$B161]*[.E$3])*[.$H$3])" office:value-type="float" office:value="45" calcext:value-type="float">
            <text:p>45</text:p>
          </table:table-cell>
          <table:table-cell table:formula="of:=FLOOR(FLOOR([.$B16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ce Pip</text:p>
          </table:table-cell>
          <table:table-cell office:value-type="float" office:value="500" calcext:value-type="float">
            <text:p>500</text:p>
          </table:table-cell>
          <table:table-cell table:formula="of:=FLOOR(FLOOR([.$B162]*[.C$3])*[.$H$3])" office:value-type="float" office:value="500" calcext:value-type="float">
            <text:p>500</text:p>
          </table:table-cell>
          <table:table-cell table:formula="of:=FLOOR(FLOOR([.$B162]*[.D$3])*[.$H$3])" office:value-type="float" office:value="625" calcext:value-type="float">
            <text:p>625</text:p>
          </table:table-cell>
          <table:table-cell table:formula="of:=FLOOR(FLOOR([.$B162]*[.E$3])*[.$H$3])" office:value-type="float" office:value="750" calcext:value-type="float">
            <text:p>750</text:p>
          </table:table-cell>
          <table:table-cell table:formula="of:=FLOOR(FLOOR([.$B162]*[.F$3])*[.$H$3])" office:value-type="float" office:value="1000" calcext:value-type="float">
            <text:p>1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float" office:value="100" calcext:value-type="float">
            <text:p>100</text:p>
          </table:table-cell>
          <table:table-cell table:formula="of:=FLOOR(FLOOR([.$B163]*[.C$3])*[.$H$3])" office:value-type="float" office:value="100" calcext:value-type="float">
            <text:p>100</text:p>
          </table:table-cell>
          <table:table-cell table:formula="of:=FLOOR(FLOOR([.$B163]*[.D$3])*[.$H$3])" office:value-type="float" office:value="125" calcext:value-type="float">
            <text:p>125</text:p>
          </table:table-cell>
          <table:table-cell table:formula="of:=FLOOR(FLOOR([.$B163]*[.E$3])*[.$H$3])" office:value-type="float" office:value="150" calcext:value-type="float">
            <text:p>150</text:p>
          </table:table-cell>
          <table:table-cell table:formula="of:=FLOOR(FLOOR([.$B163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va Eel</text:p>
          </table:table-cell>
          <table:table-cell office:value-type="float" office:value="700" calcext:value-type="float">
            <text:p>700</text:p>
          </table:table-cell>
          <table:table-cell table:formula="of:=FLOOR(FLOOR([.$B164]*[.C$3])*[.$H$3])" office:value-type="float" office:value="700" calcext:value-type="float">
            <text:p>700</text:p>
          </table:table-cell>
          <table:table-cell table:formula="of:=FLOOR(FLOOR([.$B164]*[.D$3])*[.$H$3])" office:value-type="float" office:value="875" calcext:value-type="float">
            <text:p>875</text:p>
          </table:table-cell>
          <table:table-cell table:formula="of:=FLOOR(FLOOR([.$B164]*[.E$3])*[.$H$3])" office:value-type="float" office:value="1050" calcext:value-type="float">
            <text:p>1050</text:p>
          </table:table-cell>
          <table:table-cell table:formula="of:=FLOOR(FLOOR([.$B164]*[.F$3])*[.$H$3])" office:value-type="float" office:value="1400" calcext:value-type="float">
            <text:p>1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</text:p>
          </table:table-cell>
          <table:table-cell office:value-type="float" office:value="5000" calcext:value-type="float">
            <text:p>5000</text:p>
          </table:table-cell>
          <table:table-cell table:formula="of:=FLOOR(FLOOR([.$B165]*[.C$3])*[.$H$3])" office:value-type="float" office:value="5000" calcext:value-type="float">
            <text:p>5000</text:p>
          </table:table-cell>
          <table:table-cell table:formula="of:=FLOOR(FLOOR([.$B165]*[.D$3])*[.$H$3])" office:value-type="float" office:value="6250" calcext:value-type="float">
            <text:p>6250</text:p>
          </table:table-cell>
          <table:table-cell table:formula="of:=FLOOR(FLOOR([.$B165]*[.E$3])*[.$H$3])" office:value-type="float" office:value="7500" calcext:value-type="float">
            <text:p>7500</text:p>
          </table:table-cell>
          <table:table-cell table:formula="of:=FLOOR(FLOOR([.$B165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float" office:value="5000" calcext:value-type="float">
            <text:p>5000</text:p>
          </table:table-cell>
          <table:table-cell table:formula="of:=FLOOR(FLOOR([.$B166]*[.C$3])*[.$H$3])" office:value-type="float" office:value="5000" calcext:value-type="float">
            <text:p>5000</text:p>
          </table:table-cell>
          <table:table-cell table:formula="of:=FLOOR(FLOOR([.$B166]*[.D$3])*[.$H$3])" office:value-type="float" office:value="6250" calcext:value-type="float">
            <text:p>6250</text:p>
          </table:table-cell>
          <table:table-cell table:formula="of:=FLOOR(FLOOR([.$B166]*[.E$3])*[.$H$3])" office:value-type="float" office:value="7500" calcext:value-type="float">
            <text:p>7500</text:p>
          </table:table-cell>
          <table:table-cell table:formula="of:=FLOOR(FLOOR([.$B166]*[.F$3])*[.$H$3])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gcod</text:p>
          </table:table-cell>
          <table:table-cell office:value-type="float" office:value="120" calcext:value-type="float">
            <text:p>120</text:p>
          </table:table-cell>
          <table:table-cell table:formula="of:=FLOOR(FLOOR([.$B167]*[.C$3])*[.$H$3])" office:value-type="float" office:value="120" calcext:value-type="float">
            <text:p>120</text:p>
          </table:table-cell>
          <table:table-cell table:formula="of:=FLOOR(FLOOR([.$B167]*[.D$3])*[.$H$3])" office:value-type="float" office:value="150" calcext:value-type="float">
            <text:p>150</text:p>
          </table:table-cell>
          <table:table-cell table:formula="of:=FLOOR(FLOOR([.$B167]*[.E$3])*[.$H$3])" office:value-type="float" office:value="180" calcext:value-type="float">
            <text:p>180</text:p>
          </table:table-cell>
          <table:table-cell table:formula="of:=FLOOR(FLOOR([.$B167]*[.F$3])*[.$H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onfish</text:p>
          </table:table-cell>
          <table:table-cell office:value-type="float" office:value="100" calcext:value-type="float">
            <text:p>100</text:p>
          </table:table-cell>
          <table:table-cell table:formula="of:=FLOOR(FLOOR([.$B168]*[.C$3])*[.$H$3])" office:value-type="float" office:value="100" calcext:value-type="float">
            <text:p>100</text:p>
          </table:table-cell>
          <table:table-cell table:formula="of:=FLOOR(FLOOR([.$B168]*[.D$3])*[.$H$3])" office:value-type="float" office:value="125" calcext:value-type="float">
            <text:p>125</text:p>
          </table:table-cell>
          <table:table-cell table:formula="of:=FLOOR(FLOOR([.$B168]*[.E$3])*[.$H$3])" office:value-type="float" office:value="150" calcext:value-type="float">
            <text:p>150</text:p>
          </table:table-cell>
          <table:table-cell table:formula="of:=FLOOR(FLOOR([.$B168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bster</text:p>
          </table:table-cell>
          <table:table-cell office:value-type="float" office:value="120" calcext:value-type="float">
            <text:p>120</text:p>
          </table:table-cell>
          <table:table-cell table:formula="of:=FLOOR(FLOOR([.$B169]*[.C$3])*[.$H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float" office:value="150" calcext:value-type="float">
            <text:p>150</text:p>
          </table:table-cell>
          <table:table-cell table:formula="of:=FLOOR(FLOOR([.$B170]*[.C$3])*[.$H$3])" office:value-type="float" office:value="150" calcext:value-type="float">
            <text:p>150</text:p>
          </table:table-cell>
          <table:table-cell table:formula="of:=FLOOR(FLOOR([.$B170]*[.D$3])*[.$H$3])" office:value-type="float" office:value="187" calcext:value-type="float">
            <text:p>187</text:p>
          </table:table-cell>
          <table:table-cell table:formula="of:=FLOOR(FLOOR([.$B170]*[.E$3])*[.$H$3])" office:value-type="float" office:value="225" calcext:value-type="float">
            <text:p>225</text:p>
          </table:table-cell>
          <table:table-cell table:formula="of:=FLOOR(FLOOR([.$B170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float" office:value="100" calcext:value-type="float">
            <text:p>100</text:p>
          </table:table-cell>
          <table:table-cell table:formula="of:=FLOOR(FLOOR([.$B171]*[.C$3])*[.$H$3])" office:value-type="float" office:value="100" calcext:value-type="float">
            <text:p>100</text:p>
          </table:table-cell>
          <table:table-cell table:formula="of:=FLOOR(FLOOR([.$B171]*[.D$3])*[.$H$3])" office:value-type="float" office:value="125" calcext:value-type="float">
            <text:p>125</text:p>
          </table:table-cell>
          <table:table-cell table:formula="of:=FLOOR(FLOOR([.$B171]*[.E$3])*[.$H$3])" office:value-type="float" office:value="150" calcext:value-type="float">
            <text:p>150</text:p>
          </table:table-cell>
          <table:table-cell table:formula="of:=FLOOR(FLOOR([.$B171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float" office:value="900" calcext:value-type="float">
            <text:p>900</text:p>
          </table:table-cell>
          <table:table-cell table:formula="of:=FLOOR(FLOOR([.$B172]*[.C$3])*[.$H$3])" office:value-type="float" office:value="900" calcext:value-type="float">
            <text:p>900</text:p>
          </table:table-cell>
          <table:table-cell table:formula="of:=FLOOR(FLOOR([.$B172]*[.D$3])*[.$H$3])" office:value-type="float" office:value="1125" calcext:value-type="float">
            <text:p>1125</text:p>
          </table:table-cell>
          <table:table-cell table:formula="of:=FLOOR(FLOOR([.$B172]*[.E$3])*[.$H$3])" office:value-type="float" office:value="1350" calcext:value-type="float">
            <text:p>1350</text:p>
          </table:table-cell>
          <table:table-cell table:formula="of:=FLOOR(FLOOR([.$B172]*[.F$3])*[.$H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ssel</text:p>
          </table:table-cell>
          <table:table-cell office:value-type="float" office:value="30" calcext:value-type="float">
            <text:p>30</text:p>
          </table:table-cell>
          <table:table-cell table:formula="of:=FLOOR(FLOOR([.$B173]*[.C$3])*[.$H$3])" office:value-type="float" office:value="30" calcext:value-type="float">
            <text:p>30</text:p>
          </table:table-cell>
          <table:table-cell table:formula="of:=FLOOR(FLOOR([.$B173]*[.D$3])*[.$H$3])" office:value-type="float" office:value="37" calcext:value-type="float">
            <text:p>37</text:p>
          </table:table-cell>
          <table:table-cell table:formula="of:=FLOOR(FLOOR([.$B173]*[.E$3])*[.$H$3])" office:value-type="float" office:value="45" calcext:value-type="float">
            <text:p>45</text:p>
          </table:table-cell>
          <table:table-cell table:formula="of:=FLOOR(FLOOR([.$B173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float" office:value="1000" calcext:value-type="float">
            <text:p>1000</text:p>
          </table:table-cell>
          <table:table-cell table:formula="of:=FLOOR(FLOOR([.$B174]*[.C$3])*[.$H$3])" office:value-type="float" office:value="1000" calcext:value-type="float">
            <text:p>1000</text:p>
          </table:table-cell>
          <table:table-cell table:formula="of:=FLOOR(FLOOR([.$B174]*[.D$3])*[.$H$3])" office:value-type="float" office:value="1250" calcext:value-type="float">
            <text:p>1250</text:p>
          </table:table-cell>
          <table:table-cell table:formula="of:=FLOOR(FLOOR([.$B174]*[.E$3])*[.$H$3])" office:value-type="float" office:value="1500" calcext:value-type="float">
            <text:p>1500</text:p>
          </table:table-cell>
          <table:table-cell table:formula="of:=FLOOR(FLOOR([.$B174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ctopus</text:p>
          </table:table-cell>
          <table:table-cell office:value-type="float" office:value="150" calcext:value-type="float">
            <text:p>150</text:p>
          </table:table-cell>
          <table:table-cell table:formula="of:=FLOOR(FLOOR([.$B175]*[.C$3])*[.$H$3])" office:value-type="float" office:value="150" calcext:value-type="float">
            <text:p>150</text:p>
          </table:table-cell>
          <table:table-cell table:formula="of:=FLOOR(FLOOR([.$B175]*[.D$3])*[.$H$3])" office:value-type="float" office:value="187" calcext:value-type="float">
            <text:p>187</text:p>
          </table:table-cell>
          <table:table-cell table:formula="of:=FLOOR(FLOOR([.$B175]*[.E$3])*[.$H$3])" office:value-type="float" office:value="225" calcext:value-type="float">
            <text:p>225</text:p>
          </table:table-cell>
          <table:table-cell table:formula="of:=FLOOR(FLOOR([.$B175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yster</text:p>
          </table:table-cell>
          <table:table-cell office:value-type="float" office:value="40" calcext:value-type="float">
            <text:p>40</text:p>
          </table:table-cell>
          <table:table-cell table:formula="of:=FLOOR(FLOOR([.$B176]*[.C$3])*[.$H$3])" office:value-type="float" office:value="40" calcext:value-type="float">
            <text:p>40</text:p>
          </table:table-cell>
          <table:table-cell table:formula="of:=FLOOR(FLOOR([.$B176]*[.D$3])*[.$H$3])" office:value-type="float" office:value="50" calcext:value-type="float">
            <text:p>50</text:p>
          </table:table-cell>
          <table:table-cell table:formula="of:=FLOOR(FLOOR([.$B176]*[.E$3])*[.$H$3])" office:value-type="float" office:value="60" calcext:value-type="float">
            <text:p>60</text:p>
          </table:table-cell>
          <table:table-cell table:formula="of:=FLOOR(FLOOR([.$B176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ch</text:p>
          </table:table-cell>
          <table:table-cell office:value-type="float" office:value="55" calcext:value-type="float">
            <text:p>55</text:p>
          </table:table-cell>
          <table:table-cell table:formula="of:=FLOOR(FLOOR([.$B177]*[.C$3])*[.$H$3])" office:value-type="float" office:value="55" calcext:value-type="float">
            <text:p>55</text:p>
          </table:table-cell>
          <table:table-cell table:formula="of:=FLOOR(FLOOR([.$B177]*[.D$3])*[.$H$3])" office:value-type="float" office:value="68" calcext:value-type="float">
            <text:p>68</text:p>
          </table:table-cell>
          <table:table-cell table:formula="of:=FLOOR(FLOOR([.$B177]*[.E$3])*[.$H$3])" office:value-type="float" office:value="82" calcext:value-type="float">
            <text:p>82</text:p>
          </table:table-cell>
          <table:table-cell table:formula="of:=FLOOR(FLOOR([.$B177]*[.F$3])*[.$H$3])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riwinkle</text:p>
          </table:table-cell>
          <table:table-cell office:value-type="float" office:value="20" calcext:value-type="float">
            <text:p>20</text:p>
          </table:table-cell>
          <table:table-cell table:formula="of:=FLOOR(FLOOR([.$B178]*[.C$3])*[.$H$3])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ke</text:p>
          </table:table-cell>
          <table:table-cell office:value-type="float" office:value="100" calcext:value-type="float">
            <text:p>100</text:p>
          </table:table-cell>
          <table:table-cell table:formula="of:=FLOOR(FLOOR([.$B179]*[.C$3])*[.$H$3])" office:value-type="float" office:value="100" calcext:value-type="float">
            <text:p>100</text:p>
          </table:table-cell>
          <table:table-cell table:formula="of:=FLOOR(FLOOR([.$B179]*[.D$3])*[.$H$3])" office:value-type="float" office:value="125" calcext:value-type="float">
            <text:p>125</text:p>
          </table:table-cell>
          <table:table-cell table:formula="of:=FLOOR(FLOOR([.$B179]*[.E$3])*[.$H$3])" office:value-type="float" office:value="150" calcext:value-type="float">
            <text:p>150</text:p>
          </table:table-cell>
          <table:table-cell table:formula="of:=FLOOR(FLOOR([.$B179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float" office:value="200" calcext:value-type="float">
            <text:p>200</text:p>
          </table:table-cell>
          <table:table-cell table:formula="of:=FLOOR(FLOOR([.$B180]*[.C$3])*[.$H$3])" office:value-type="float" office:value="200" calcext:value-type="float">
            <text:p>200</text:p>
          </table:table-cell>
          <table:table-cell table:formula="of:=FLOOR(FLOOR([.$B180]*[.D$3])*[.$H$3])" office:value-type="float" office:value="250" calcext:value-type="float">
            <text:p>250</text:p>
          </table:table-cell>
          <table:table-cell table:formula="of:=FLOOR(FLOOR([.$B180]*[.E$3])*[.$H$3])" office:value-type="float" office:value="300" calcext:value-type="float">
            <text:p>300</text:p>
          </table:table-cell>
          <table:table-cell table:formula="of:=FLOOR(FLOOR([.$B18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float" office:value="1000" calcext:value-type="float">
            <text:p>1000</text:p>
          </table:table-cell>
          <table:table-cell table:formula="of:=FLOOR(FLOOR([.$B181]*[.C$3])*[.$H$3])" office:value-type="float" office:value="1000" calcext:value-type="float">
            <text:p>1000</text:p>
          </table:table-cell>
          <table:table-cell table:formula="of:=FLOOR(FLOOR([.$B181]*[.D$3])*[.$H$3])" office:value-type="float" office:value="1250" calcext:value-type="float">
            <text:p>1250</text:p>
          </table:table-cell>
          <table:table-cell table:formula="of:=FLOOR(FLOOR([.$B181]*[.E$3])*[.$H$3])" office:value-type="float" office:value="1500" calcext:value-type="float">
            <text:p>1500</text:p>
          </table:table-cell>
          <table:table-cell table:formula="of:=FLOOR(FLOOR([.$B181]*[.F$3])*[.$H$3])" office:value-type="float" office:value="2000" calcext:value-type="float">
            <text:p>2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float" office:value="65" calcext:value-type="float">
            <text:p>65</text:p>
          </table:table-cell>
          <table:table-cell table:formula="of:=FLOOR(FLOOR([.$B182]*[.C$3])*[.$H$3])" office:value-type="float" office:value="65" calcext:value-type="float">
            <text:p>65</text:p>
          </table:table-cell>
          <table:table-cell table:formula="of:=FLOOR(FLOOR([.$B182]*[.D$3])*[.$H$3])" office:value-type="float" office:value="81" calcext:value-type="float">
            <text:p>81</text:p>
          </table:table-cell>
          <table:table-cell table:formula="of:=FLOOR(FLOOR([.$B182]*[.E$3])*[.$H$3])" office:value-type="float" office:value="97" calcext:value-type="float">
            <text:p>97</text:p>
          </table:table-cell>
          <table:table-cell table:formula="of:=FLOOR(FLOOR([.$B182]*[.F$3])*[.$H$3])" office:value-type="float" office:value="130" calcext:value-type="float">
            <text:p>1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float" office:value="75" calcext:value-type="float">
            <text:p>75</text:p>
          </table:table-cell>
          <table:table-cell table:formula="of:=FLOOR(FLOOR([.$B183]*[.C$3])*[.$H$3])" office:value-type="float" office:value="75" calcext:value-type="float">
            <text:p>75</text:p>
          </table:table-cell>
          <table:table-cell table:formula="of:=FLOOR(FLOOR([.$B183]*[.D$3])*[.$H$3])" office:value-type="float" office:value="93" calcext:value-type="float">
            <text:p>93</text:p>
          </table:table-cell>
          <table:table-cell table:formula="of:=FLOOR(FLOOR([.$B183]*[.E$3])*[.$H$3])" office:value-type="float" office:value="112" calcext:value-type="float">
            <text:p>112</text:p>
          </table:table-cell>
          <table:table-cell table:formula="of:=FLOOR(FLOOR([.$B183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float" office:value="50" calcext:value-type="float">
            <text:p>50</text:p>
          </table:table-cell>
          <table:table-cell table:formula="of:=FLOOR(FLOOR([.$B184]*[.C$3])*[.$H$3])" office:value-type="float" office:value="50" calcext:value-type="float">
            <text:p>50</text:p>
          </table:table-cell>
          <table:table-cell table:formula="of:=FLOOR(FLOOR([.$B184]*[.D$3])*[.$H$3])" office:value-type="float" office:value="62" calcext:value-type="float">
            <text:p>62</text:p>
          </table:table-cell>
          <table:table-cell table:formula="of:=FLOOR(FLOOR([.$B184]*[.E$3])*[.$H$3])" office:value-type="float" office:value="75" calcext:value-type="float">
            <text:p>75</text:p>
          </table:table-cell>
          <table:table-cell table:formula="of:=FLOOR(FLOOR([.$B184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lmon</text:p>
          </table:table-cell>
          <table:table-cell office:value-type="float" office:value="75" calcext:value-type="float">
            <text:p>75</text:p>
          </table:table-cell>
          <table:table-cell table:formula="of:=FLOOR(FLOOR([.$B185]*[.C$3])*[.$H$3])" office:value-type="float" office:value="75" calcext:value-type="float">
            <text:p>75</text:p>
          </table:table-cell>
          <table:table-cell table:formula="of:=FLOOR(FLOOR([.$B185]*[.D$3])*[.$H$3])" office:value-type="float" office:value="93" calcext:value-type="float">
            <text:p>93</text:p>
          </table:table-cell>
          <table:table-cell table:formula="of:=FLOOR(FLOOR([.$B185]*[.E$3])*[.$H$3])" office:value-type="float" office:value="112" calcext:value-type="float">
            <text:p>112</text:p>
          </table:table-cell>
          <table:table-cell table:formula="of:=FLOOR(FLOOR([.$B185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ndfish</text:p>
          </table:table-cell>
          <table:table-cell office:value-type="float" office:value="75" calcext:value-type="float">
            <text:p>75</text:p>
          </table:table-cell>
          <table:table-cell table:formula="of:=FLOOR(FLOOR([.$B186]*[.C$3])*[.$H$3])" office:value-type="float" office:value="75" calcext:value-type="float">
            <text:p>75</text:p>
          </table:table-cell>
          <table:table-cell table:formula="of:=FLOOR(FLOOR([.$B186]*[.D$3])*[.$H$3])" office:value-type="float" office:value="93" calcext:value-type="float">
            <text:p>93</text:p>
          </table:table-cell>
          <table:table-cell table:formula="of:=FLOOR(FLOOR([.$B186]*[.E$3])*[.$H$3])" office:value-type="float" office:value="112" calcext:value-type="float">
            <text:p>112</text:p>
          </table:table-cell>
          <table:table-cell table:formula="of:=FLOOR(FLOOR([.$B186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ardine</text:p>
          </table:table-cell>
          <table:table-cell office:value-type="float" office:value="40" calcext:value-type="float">
            <text:p>40</text:p>
          </table:table-cell>
          <table:table-cell table:formula="of:=FLOOR(FLOOR([.$B187]*[.C$3])*[.$H$3])" office:value-type="float" office:value="40" calcext:value-type="float">
            <text:p>40</text:p>
          </table:table-cell>
          <table:table-cell table:formula="of:=FLOOR(FLOOR([.$B187]*[.D$3])*[.$H$3])" office:value-type="float" office:value="50" calcext:value-type="float">
            <text:p>50</text:p>
          </table:table-cell>
          <table:table-cell table:formula="of:=FLOOR(FLOOR([.$B187]*[.E$3])*[.$H$3])" office:value-type="float" office:value="60" calcext:value-type="float">
            <text:p>60</text:p>
          </table:table-cell>
          <table:table-cell table:formula="of:=FLOOR(FLOOR([.$B187]*[.F$3])*[.$H$3])"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float" office:value="150" calcext:value-type="float">
            <text:p>150</text:p>
          </table:table-cell>
          <table:table-cell table:formula="of:=FLOOR(FLOOR([.$B188]*[.C$3])*[.$H$3])" office:value-type="float" office:value="150" calcext:value-type="float">
            <text:p>150</text:p>
          </table:table-cell>
          <table:table-cell table:formula="of:=FLOOR(FLOOR([.$B188]*[.D$3])*[.$H$3])" office:value-type="float" office:value="187" calcext:value-type="float">
            <text:p>187</text:p>
          </table:table-cell>
          <table:table-cell table:formula="of:=FLOOR(FLOOR([.$B188]*[.E$3])*[.$H$3])" office:value-type="float" office:value="225" calcext:value-type="float">
            <text:p>225</text:p>
          </table:table-cell>
          <table:table-cell table:formula="of:=FLOOR(FLOOR([.$B188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float" office:value="75" calcext:value-type="float">
            <text:p>75</text:p>
          </table:table-cell>
          <table:table-cell table:formula="of:=FLOOR(FLOOR([.$B189]*[.C$3])*[.$H$3])" office:value-type="float" office:value="75" calcext:value-type="float">
            <text:p>75</text:p>
          </table:table-cell>
          <table:table-cell table:formula="of:=FLOOR(FLOOR([.$B189]*[.D$3])*[.$H$3])" office:value-type="float" office:value="93" calcext:value-type="float">
            <text:p>93</text:p>
          </table:table-cell>
          <table:table-cell table:formula="of:=FLOOR(FLOOR([.$B189]*[.E$3])*[.$H$3])" office:value-type="float" office:value="112" calcext:value-type="float">
            <text:p>112</text:p>
          </table:table-cell>
          <table:table-cell table:formula="of:=FLOOR(FLOOR([.$B189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ad</text:p>
          </table:table-cell>
          <table:table-cell office:value-type="float" office:value="60" calcext:value-type="float">
            <text:p>60</text:p>
          </table:table-cell>
          <table:table-cell table:formula="of:=FLOOR(FLOOR([.$B190]*[.C$3])*[.$H$3])" office:value-type="float" office:value="60" calcext:value-type="float">
            <text:p>60</text:p>
          </table:table-cell>
          <table:table-cell table:formula="of:=FLOOR(FLOOR([.$B190]*[.D$3])*[.$H$3])" office:value-type="float" office:value="75" calcext:value-type="float">
            <text:p>75</text:p>
          </table:table-cell>
          <table:table-cell table:formula="of:=FLOOR(FLOOR([.$B190]*[.E$3])*[.$H$3])" office:value-type="float" office:value="90" calcext:value-type="float">
            <text:p>90</text:p>
          </table:table-cell>
          <table:table-cell table:formula="of:=FLOOR(FLOOR([.$B190]*[.F$3])*[.$H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rimp</text:p>
          </table:table-cell>
          <table:table-cell office:value-type="float" office:value="60" calcext:value-type="float">
            <text:p>60</text:p>
          </table:table-cell>
          <table:table-cell table:formula="of:=FLOOR(FLOOR([.$B191]*[.C$3])*[.$H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float" office:value="100" calcext:value-type="float">
            <text:p>100</text:p>
          </table:table-cell>
          <table:table-cell table:formula="of:=FLOOR(FLOOR([.$B192]*[.C$3])*[.$H$3])" office:value-type="float" office:value="100" calcext:value-type="float">
            <text:p>100</text:p>
          </table:table-cell>
          <table:table-cell table:formula="of:=FLOOR(FLOOR([.$B192]*[.D$3])*[.$H$3])" office:value-type="float" office:value="125" calcext:value-type="float">
            <text:p>125</text:p>
          </table:table-cell>
          <table:table-cell table:formula="of:=FLOOR(FLOOR([.$B192]*[.E$3])*[.$H$3])" office:value-type="float" office:value="150" calcext:value-type="float">
            <text:p>150</text:p>
          </table:table-cell>
          <table:table-cell table:formula="of:=FLOOR(FLOOR([.$B192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float" office:value="50" calcext:value-type="float">
            <text:p>50</text:p>
          </table:table-cell>
          <table:table-cell table:formula="of:=FLOOR(FLOOR([.$B193]*[.C$3])*[.$H$3])" office:value-type="float" office:value="50" calcext:value-type="float">
            <text:p>50</text:p>
          </table:table-cell>
          <table:table-cell table:formula="of:=FLOOR(FLOOR([.$B193]*[.D$3])*[.$H$3])" office:value-type="float" office:value="62" calcext:value-type="float">
            <text:p>62</text:p>
          </table:table-cell>
          <table:table-cell table:formula="of:=FLOOR(FLOOR([.$B193]*[.E$3])*[.$H$3])" office:value-type="float" office:value="75" calcext:value-type="float">
            <text:p>75</text:p>
          </table:table-cell>
          <table:table-cell table:formula="of:=FLOOR(FLOOR([.$B193]*[.F$3])*[.$H$3])" office:value-type="float" office:value="100" calcext:value-type="float">
            <text:p>1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nail</text:p>
          </table:table-cell>
          <table:table-cell office:value-type="float" office:value="65" calcext:value-type="float">
            <text:p>65</text:p>
          </table:table-cell>
          <table:table-cell table:formula="of:=FLOOR(FLOOR([.$B194]*[.C$3])*[.$H$3])" office:value-type="float" office:value="65" calcext:value-type="float">
            <text:p>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float" office:value="1500" calcext:value-type="float">
            <text:p>1500</text:p>
          </table:table-cell>
          <table:table-cell table:formula="of:=FLOOR(FLOOR([.$B195]*[.C$3])*[.$H$3])" office:value-type="float" office:value="1500" calcext:value-type="float">
            <text:p>1500</text:p>
          </table:table-cell>
          <table:table-cell table:formula="of:=FLOOR(FLOOR([.$B195]*[.D$3])*[.$H$3])" office:value-type="float" office:value="1875" calcext:value-type="float">
            <text:p>1875</text:p>
          </table:table-cell>
          <table:table-cell table:formula="of:=FLOOR(FLOOR([.$B195]*[.E$3])*[.$H$3])" office:value-type="float" office:value="2250" calcext:value-type="float">
            <text:p>2250</text:p>
          </table:table-cell>
          <table:table-cell table:formula="of:=FLOOR(FLOOR([.$B195]*[.F$3])*[.$H$3])" office:value-type="float" office:value="3000" calcext:value-type="float">
            <text:p>30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float" office:value="220" calcext:value-type="float">
            <text:p>220</text:p>
          </table:table-cell>
          <table:table-cell table:formula="of:=FLOOR(FLOOR([.$B196]*[.C$3])*[.$H$3])" office:value-type="float" office:value="220" calcext:value-type="float">
            <text:p>220</text:p>
          </table:table-cell>
          <table:table-cell table:formula="of:=FLOOR(FLOOR([.$B196]*[.D$3])*[.$H$3])" office:value-type="float" office:value="275" calcext:value-type="float">
            <text:p>275</text:p>
          </table:table-cell>
          <table:table-cell table:formula="of:=FLOOR(FLOOR([.$B196]*[.E$3])*[.$H$3])" office:value-type="float" office:value="330" calcext:value-type="float">
            <text:p>330</text:p>
          </table:table-cell>
          <table:table-cell table:formula="of:=FLOOR(FLOOR([.$B196]*[.F$3])*[.$H$3])" office:value-type="float" office:value="440" calcext:value-type="float">
            <text:p>4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quid</text:p>
          </table:table-cell>
          <table:table-cell office:value-type="float" office:value="80" calcext:value-type="float">
            <text:p>80</text:p>
          </table:table-cell>
          <table:table-cell table:formula="of:=FLOOR(FLOOR([.$B197]*[.C$3])*[.$H$3])" office:value-type="float" office:value="80" calcext:value-type="float">
            <text:p>80</text:p>
          </table:table-cell>
          <table:table-cell table:formula="of:=FLOOR(FLOOR([.$B197]*[.D$3])*[.$H$3])" office:value-type="float" office:value="100" calcext:value-type="float">
            <text:p>100</text:p>
          </table:table-cell>
          <table:table-cell table:formula="of:=FLOOR(FLOOR([.$B197]*[.E$3])*[.$H$3])" office:value-type="float" office:value="120" calcext:value-type="float">
            <text:p>120</text:p>
          </table:table-cell>
          <table:table-cell table:formula="of:=FLOOR(FLOOR([.$B197]*[.F$3])*[.$H$3])" office:value-type="float" office:value="160" calcext:value-type="float">
            <text:p>1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ingray</text:p>
          </table:table-cell>
          <table:table-cell office:value-type="float" office:value="180" calcext:value-type="float">
            <text:p>180</text:p>
          </table:table-cell>
          <table:table-cell table:formula="of:=FLOOR(FLOOR([.$B198]*[.C$3])*[.$H$3])" office:value-type="float" office:value="180" calcext:value-type="float">
            <text:p>180</text:p>
          </table:table-cell>
          <table:table-cell table:formula="of:=FLOOR(FLOOR([.$B198]*[.D$3])*[.$H$3])" office:value-type="float" office:value="225" calcext:value-type="float">
            <text:p>225</text:p>
          </table:table-cell>
          <table:table-cell table:formula="of:=FLOOR(FLOOR([.$B198]*[.E$3])*[.$H$3])" office:value-type="float" office:value="270" calcext:value-type="float">
            <text:p>270</text:p>
          </table:table-cell>
          <table:table-cell table:formula="of:=FLOOR(FLOOR([.$B198]*[.F$3])*[.$H$3])" office:value-type="float" office:value="360" calcext:value-type="float">
            <text:p>3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float" office:value="300" calcext:value-type="float">
            <text:p>300</text:p>
          </table:table-cell>
          <table:table-cell table:formula="of:=FLOOR(FLOOR([.$B199]*[.C$3])*[.$H$3])" office:value-type="float" office:value="300" calcext:value-type="float">
            <text:p>300</text:p>
          </table:table-cell>
          <table:table-cell table:formula="of:=FLOOR(FLOOR([.$B199]*[.D$3])*[.$H$3])" office:value-type="float" office:value="375" calcext:value-type="float">
            <text:p>375</text:p>
          </table:table-cell>
          <table:table-cell table:formula="of:=FLOOR(FLOOR([.$B199]*[.E$3])*[.$H$3])" office:value-type="float" office:value="450" calcext:value-type="float">
            <text:p>450</text:p>
          </table:table-cell>
          <table:table-cell table:formula="of:=FLOOR(FLOOR([.$B199]*[.F$3])*[.$H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urgeon</text:p>
          </table:table-cell>
          <table:table-cell office:value-type="float" office:value="200" calcext:value-type="float">
            <text:p>200</text:p>
          </table:table-cell>
          <table:table-cell table:formula="of:=FLOOR(FLOOR([.$B200]*[.C$3])*[.$H$3])" office:value-type="float" office:value="200" calcext:value-type="float">
            <text:p>200</text:p>
          </table:table-cell>
          <table:table-cell table:formula="of:=FLOOR(FLOOR([.$B200]*[.D$3])*[.$H$3])" office:value-type="float" office:value="250" calcext:value-type="float">
            <text:p>250</text:p>
          </table:table-cell>
          <table:table-cell table:formula="of:=FLOOR(FLOOR([.$B200]*[.E$3])*[.$H$3])" office:value-type="float" office:value="300" calcext:value-type="float">
            <text:p>300</text:p>
          </table:table-cell>
          <table:table-cell table:formula="of:=FLOOR(FLOOR([.$B200]*[.F$3])*[.$H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nfish</text:p>
          </table:table-cell>
          <table:table-cell office:value-type="float" office:value="30" calcext:value-type="float">
            <text:p>30</text:p>
          </table:table-cell>
          <table:table-cell table:formula="of:=FLOOR(FLOOR([.$B201]*[.C$3])*[.$H$3])" office:value-type="float" office:value="30" calcext:value-type="float">
            <text:p>30</text:p>
          </table:table-cell>
          <table:table-cell table:formula="of:=FLOOR(FLOOR([.$B201]*[.D$3])*[.$H$3])" office:value-type="float" office:value="37" calcext:value-type="float">
            <text:p>37</text:p>
          </table:table-cell>
          <table:table-cell table:formula="of:=FLOOR(FLOOR([.$B201]*[.E$3])*[.$H$3])" office:value-type="float" office:value="45" calcext:value-type="float">
            <text:p>45</text:p>
          </table:table-cell>
          <table:table-cell table:formula="of:=FLOOR(FLOOR([.$B201]*[.F$3])*[.$H$3])"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float" office:value="250" calcext:value-type="float">
            <text:p>250</text:p>
          </table:table-cell>
          <table:table-cell table:formula="of:=FLOOR(FLOOR([.$B202]*[.C$3])*[.$H$3])" office:value-type="float" office:value="250" calcext:value-type="float">
            <text:p>250</text:p>
          </table:table-cell>
          <table:table-cell table:formula="of:=FLOOR(FLOOR([.$B202]*[.D$3])*[.$H$3])" office:value-type="float" office:value="312" calcext:value-type="float">
            <text:p>312</text:p>
          </table:table-cell>
          <table:table-cell table:formula="of:=FLOOR(FLOOR([.$B202]*[.E$3])*[.$H$3])" office:value-type="float" office:value="375" calcext:value-type="float">
            <text:p>375</text:p>
          </table:table-cell>
          <table:table-cell table:formula="of:=FLOOR(FLOOR([.$B202]*[.F$3])*[.$H$3])"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float" office:value="150" calcext:value-type="float">
            <text:p>150</text:p>
          </table:table-cell>
          <table:table-cell table:formula="of:=FLOOR(FLOOR([.$B203]*[.C$3])*[.$H$3])" office:value-type="float" office:value="150" calcext:value-type="float">
            <text:p>150</text:p>
          </table:table-cell>
          <table:table-cell table:formula="of:=FLOOR(FLOOR([.$B203]*[.D$3])*[.$H$3])" office:value-type="float" office:value="187" calcext:value-type="float">
            <text:p>187</text:p>
          </table:table-cell>
          <table:table-cell table:formula="of:=FLOOR(FLOOR([.$B203]*[.E$3])*[.$H$3])" office:value-type="float" office:value="225" calcext:value-type="float">
            <text:p>225</text:p>
          </table:table-cell>
          <table:table-cell table:formula="of:=FLOOR(FLOOR([.$B203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ilapia</text:p>
          </table:table-cell>
          <table:table-cell office:value-type="float" office:value="75" calcext:value-type="float">
            <text:p>75</text:p>
          </table:table-cell>
          <table:table-cell table:formula="of:=FLOOR(FLOOR([.$B204]*[.C$3])*[.$H$3])" office:value-type="float" office:value="75" calcext:value-type="float">
            <text:p>75</text:p>
          </table:table-cell>
          <table:table-cell table:formula="of:=FLOOR(FLOOR([.$B204]*[.D$3])*[.$H$3])" office:value-type="float" office:value="93" calcext:value-type="float">
            <text:p>93</text:p>
          </table:table-cell>
          <table:table-cell table:formula="of:=FLOOR(FLOOR([.$B204]*[.E$3])*[.$H$3])" office:value-type="float" office:value="112" calcext:value-type="float">
            <text:p>112</text:p>
          </table:table-cell>
          <table:table-cell table:formula="of:=FLOOR(FLOOR([.$B204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una</text:p>
          </table:table-cell>
          <table:table-cell office:value-type="float" office:value="100" calcext:value-type="float">
            <text:p>100</text:p>
          </table:table-cell>
          <table:table-cell table:formula="of:=FLOOR(FLOOR([.$B205]*[.C$3])*[.$H$3])" office:value-type="float" office:value="100" calcext:value-type="float">
            <text:p>100</text:p>
          </table:table-cell>
          <table:table-cell table:formula="of:=FLOOR(FLOOR([.$B205]*[.D$3])*[.$H$3])" office:value-type="float" office:value="125" calcext:value-type="float">
            <text:p>125</text:p>
          </table:table-cell>
          <table:table-cell table:formula="of:=FLOOR(FLOOR([.$B205]*[.E$3])*[.$H$3])" office:value-type="float" office:value="150" calcext:value-type="float">
            <text:p>150</text:p>
          </table:table-cell>
          <table:table-cell table:formula="of:=FLOOR(FLOOR([.$B205]*[.F$3])*[.$H$3])" office:value-type="float" office:value="200" calcext:value-type="float">
            <text:p>2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float" office:value="150" calcext:value-type="float">
            <text:p>150</text:p>
          </table:table-cell>
          <table:table-cell table:formula="of:=FLOOR(FLOOR([.$B206]*[.C$3])*[.$H$3])" office:value-type="float" office:value="150" calcext:value-type="float">
            <text:p>150</text:p>
          </table:table-cell>
          <table:table-cell table:formula="of:=FLOOR(FLOOR([.$B206]*[.D$3])*[.$H$3])" office:value-type="float" office:value="187" calcext:value-type="float">
            <text:p>187</text:p>
          </table:table-cell>
          <table:table-cell table:formula="of:=FLOOR(FLOOR([.$B206]*[.E$3])*[.$H$3])" office:value-type="float" office:value="225" calcext:value-type="float">
            <text:p>225</text:p>
          </table:table-cell>
          <table:table-cell table:formula="of:=FLOOR(FLOOR([.$B206]*[.F$3])*[.$H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eye</text:p>
          </table:table-cell>
          <table:table-cell office:value-type="float" office:value="105" calcext:value-type="float">
            <text:p>105</text:p>
          </table:table-cell>
          <table:table-cell table:formula="of:=FLOOR(FLOOR([.$B207]*[.C$3])*[.$H$3])" office:value-type="float" office:value="105" calcext:value-type="float">
            <text:p>105</text:p>
          </table:table-cell>
          <table:table-cell table:formula="of:=FLOOR(FLOOR([.$B207]*[.D$3])*[.$H$3])" office:value-type="float" office:value="131" calcext:value-type="float">
            <text:p>131</text:p>
          </table:table-cell>
          <table:table-cell table:formula="of:=FLOOR(FLOOR([.$B207]*[.E$3])*[.$H$3])" office:value-type="float" office:value="157" calcext:value-type="float">
            <text:p>157</text:p>
          </table:table-cell>
          <table:table-cell table:formula="of:=FLOOR(FLOOR([.$B207]*[.F$3])*[.$H$3])" office:value-type="float" office:value="210" calcext:value-type="float">
            <text:p>2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oodskip</text:p>
          </table:table-cell>
          <table:table-cell office:value-type="float" office:value="75" calcext:value-type="float">
            <text:p>75</text:p>
          </table:table-cell>
          <table:table-cell table:formula="of:=FLOOR(FLOOR([.$B208]*[.C$3])*[.$H$3])" office:value-type="float" office:value="75" calcext:value-type="float">
            <text:p>75</text:p>
          </table:table-cell>
          <table:table-cell table:formula="of:=FLOOR(FLOOR([.$B208]*[.D$3])*[.$H$3])" office:value-type="float" office:value="93" calcext:value-type="float">
            <text:p>93</text:p>
          </table:table-cell>
          <table:table-cell table:formula="of:=FLOOR(FLOOR([.$B208]*[.E$3])*[.$H$3])" office:value-type="float" office:value="112" calcext:value-type="float">
            <text:p>112</text:p>
          </table:table-cell>
          <table:table-cell table:formula="of:=FLOOR(FLOOR([.$B208]*[.F$3])*[.$H$3])" office:value-type="float" office:value="150" calcext:value-type="float">
            <text:p>15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9" office:value-type="string" calcext:value-type="string">
            <text:p>Foraged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arth Crystal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11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Quartz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2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Tear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13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rtz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14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9" office:value-type="string" calcext:value-type="string">
            <text:p>Gem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1"/>
          <table:table-cell table:style-name="ce34"/>
          <table:table-cell table:style-name="ce45"/>
          <table:table-cell table:number-columns-repeated="1018"/>
        </table:table-row>
        <table:table-row table:style-name="ro2">
          <table:table-cell office:value-type="string" calcext:value-type="string">
            <text:p>Amethyst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17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quamarine</text:p>
          </table:table-cell>
          <table:table-cell table:style-name="ce28" office:value-type="float" office:value="180" calcext:value-type="float">
            <text:p>180</text:p>
          </table:table-cell>
          <table:table-cell table:formula="of:=FLOOR(FLOOR([.$B218]*[.C$3])*[.$M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amond</text:p>
          </table:table-cell>
          <table:table-cell table:style-name="ce28" office:value-type="float" office:value="750" calcext:value-type="float">
            <text:p>750</text:p>
          </table:table-cell>
          <table:table-cell table:formula="of:=FLOOR(FLOOR([.$B219]*[.C$3])*[.$M$3])" office:value-type="float" office:value="750" calcext:value-type="float">
            <text:p>7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merald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0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d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21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smatic Shard</text:p>
          </table:table-cell>
          <table:table-cell table:style-name="ce28" office:value-type="float" office:value="2000" calcext:value-type="float">
            <text:p>2000</text:p>
          </table:table-cell>
          <table:table-cell table:formula="of:=FLOOR(FLOOR([.$B222]*[.C$3])*[.$M$3])" office:value-type="float" office:value="2000" calcext:value-type="float">
            <text:p>2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by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23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paz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2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table:style-name="ce51" table:content-validation-name="val9"/>
          <table:table-cell table:style-name="ce54"/>
          <table:table-cell table:style-name="ce30"/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table:style-name="ce25" table:content-validation-name="val9" office:value-type="string" calcext:value-type="string">
            <text:p>Geode Minerals</text:p>
          </table:table-cell>
          <table:table-cell table:style-name="ce48" office:value-type="string" calcext:value-type="string">
            <text:p>Base</text:p>
          </table:table-cell>
          <table:table-cell table:style-name="ce29" office:value-type="string" calcext:value-type="string">
            <text:p>Regular</text:p>
          </table:table-cell>
          <table:table-cell table:style-name="ce32"/>
          <table:table-cell table:style-name="ce35"/>
          <table:table-cell table:style-name="ce69"/>
          <table:table-cell table:style-name="ce6" table:number-columns-repeated="1018"/>
        </table:table-row>
        <table:table-row table:style-name="ro2">
          <table:table-cell office:value-type="string" calcext:value-type="string">
            <text:p>Aerinit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27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lam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2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yte</text:p>
          </table:table-cell>
          <table:table-cell table:style-name="ce28" office:value-type="float" office:value="50" calcext:value-type="float">
            <text:p>50</text:p>
          </table:table-cell>
          <table:table-cell table:formula="of:=FLOOR(FLOOR([.$B229]*[.C$3])*[.$M$3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alt</text:p>
          </table:table-cell>
          <table:table-cell table:style-name="ce28" office:value-type="float" office:value="175" calcext:value-type="float">
            <text:p>175</text:p>
          </table:table-cell>
          <table:table-cell table:formula="of:=FLOOR(FLOOR([.$B230]*[.C$3])*[.$M$3])"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x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1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lc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32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elestine</text:p>
          </table:table-cell>
          <table:table-cell table:style-name="ce28" office:value-type="float" office:value="125" calcext:value-type="float">
            <text:p>125</text:p>
          </table:table-cell>
          <table:table-cell table:formula="of:=FLOOR(FLOOR([.$B233]*[.C$3])*[.$M$3])"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lomit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FLOOR([.$B234]*[.C$3])*[.$M$3])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per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35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iry Ston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36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re Opal</text:p>
          </table:table-cell>
          <table:table-cell table:style-name="ce28" office:value-type="float" office:value="350" calcext:value-type="float">
            <text:p>350</text:p>
          </table:table-cell>
          <table:table-cell table:formula="of:=FLOOR(FLOOR([.$B237]*[.C$3])*[.$M$3])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luorapat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3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min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39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host Crystal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anite</text:p>
          </table:table-cell>
          <table:table-cell table:style-name="ce28" office:value-type="float" office:value="75" calcext:value-type="float">
            <text:p>75</text:p>
          </table:table-cell>
          <table:table-cell table:formula="of:=FLOOR(FLOOR([.$B241]*[.C$3])*[.$M$3])"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lvite</text:p>
          </table:table-cell>
          <table:table-cell table:style-name="ce28" office:value-type="float" office:value="450" calcext:value-type="float">
            <text:p>450</text:p>
          </table:table-cell>
          <table:table-cell table:formula="of:=FLOOR(FLOOR([.$B242]*[.C$3])*[.$M$3])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mat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3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goite</text:p>
          </table:table-cell>
          <table:table-cell table:style-name="ce28" office:value-type="float" office:value="115" calcext:value-type="float">
            <text:p>115</text:p>
          </table:table-cell>
          <table:table-cell table:formula="of:=FLOOR(FLOOR([.$B244]*[.C$3])*[.$M$3])" office:value-type="float" office:value="115" calcext:value-type="float">
            <text:p>1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mborite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5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asper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46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Kyanite</text:p>
          </table:table-cell>
          <table:table-cell table:style-name="ce28" office:value-type="float" office:value="250" calcext:value-type="float">
            <text:p>250</text:p>
          </table:table-cell>
          <table:table-cell table:formula="of:=FLOOR(FLOOR([.$B247]*[.C$3])*[.$M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mon Ston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48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imestone</text:p>
          </table:table-cell>
          <table:table-cell table:style-name="ce28" office:value-type="float" office:value="15" calcext:value-type="float">
            <text:p>15</text:p>
          </table:table-cell>
          <table:table-cell table:formula="of:=FLOOR(FLOOR([.$B249]*[.C$3])*[.$M$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arite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0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lachite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51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ble</text:p>
          </table:table-cell>
          <table:table-cell table:style-name="ce28" office:value-type="float" office:value="110" calcext:value-type="float">
            <text:p>110</text:p>
          </table:table-cell>
          <table:table-cell table:formula="of:=FLOOR(FLOOR([.$B252]*[.C$3])*[.$M$3])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udstone</text:p>
          </table:table-cell>
          <table:table-cell table:style-name="ce28" office:value-type="float" office:value="25" calcext:value-type="float">
            <text:p>25</text:p>
          </table:table-cell>
          <table:table-cell table:formula="of:=FLOOR(FLOOR([.$B253]*[.C$3])*[.$M$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koite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4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eptunite</text:p>
          </table:table-cell>
          <table:table-cell table:style-name="ce28" office:value-type="float" office:value="400" calcext:value-type="float">
            <text:p>400</text:p>
          </table:table-cell>
          <table:table-cell table:formula="of:=FLOOR(FLOOR([.$B255]*[.C$3])*[.$M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bsidian</text:p>
          </table:table-cell>
          <table:table-cell table:style-name="ce28" office:value-type="float" office:value="200" calcext:value-type="float">
            <text:p>200</text:p>
          </table:table-cell>
          <table:table-cell table:formula="of:=FLOOR(FLOOR([.$B256]*[.C$3])*[.$M$3])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cean Stone</text:p>
          </table:table-cell>
          <table:table-cell table:style-name="ce28" office:value-type="float" office:value="220" calcext:value-type="float">
            <text:p>220</text:p>
          </table:table-cell>
          <table:table-cell table:formula="of:=FLOOR(FLOOR([.$B257]*[.C$3])*[.$M$3])"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pal</text:p>
          </table:table-cell>
          <table:table-cell table:style-name="ce28" office:value-type="float" office:value="150" calcext:value-type="float">
            <text:p>150</text:p>
          </table:table-cell>
          <table:table-cell table:formula="of:=FLOOR(FLOOR([.$B258]*[.C$3])*[.$M$3])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piment</text:p>
          </table:table-cell>
          <table:table-cell table:style-name="ce28" office:value-type="float" office:value="80" calcext:value-type="float">
            <text:p>80</text:p>
          </table:table-cell>
          <table:table-cell table:formula="of:=FLOOR(FLOOR([.$B259]*[.C$3])*[.$M$3]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trified Slim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0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yrit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1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ndstone</text:p>
          </table:table-cell>
          <table:table-cell table:style-name="ce28" office:value-type="float" office:value="60" calcext:value-type="float">
            <text:p>60</text:p>
          </table:table-cell>
          <table:table-cell table:formula="of:=FLOOR(FLOOR([.$B262]*[.C$3])*[.$M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ate</text:p>
          </table:table-cell>
          <table:table-cell table:style-name="ce28" office:value-type="float" office:value="85" calcext:value-type="float">
            <text:p>85</text:p>
          </table:table-cell>
          <table:table-cell table:formula="of:=FLOOR(FLOOR([.$B263]*[.C$3])*[.$M$3])" office:value-type="float" office:value="85" calcext:value-type="float">
            <text:p>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apstone</text:p>
          </table:table-cell>
          <table:table-cell table:style-name="ce28" office:value-type="float" office:value="120" calcext:value-type="float">
            <text:p>120</text:p>
          </table:table-cell>
          <table:table-cell table:formula="of:=FLOOR(FLOOR([.$B264]*[.C$3])*[.$M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ar Shards</text:p>
          </table:table-cell>
          <table:table-cell table:style-name="ce28" office:value-type="float" office:value="500" calcext:value-type="float">
            <text:p>500</text:p>
          </table:table-cell>
          <table:table-cell table:formula="of:=FLOOR(FLOOR([.$B265]*[.C$3])*[.$M$3])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under Egg</text:p>
          </table:table-cell>
          <table:table-cell table:style-name="ce28" office:value-type="float" office:value="100" calcext:value-type="float">
            <text:p>100</text:p>
          </table:table-cell>
          <table:table-cell table:formula="of:=FLOOR(FLOOR([.$B266]*[.C$3])*[.$M$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igerseye</text:p>
          </table:table-cell>
          <table:table-cell table:style-name="ce28" office:value-type="float" office:value="275" calcext:value-type="float">
            <text:p>275</text:p>
          </table:table-cell>
          <table:table-cell table:formula="of:=FLOOR(FLOOR([.$B267]*[.C$3])*[.$M$3])"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/>
          <table:table-cell table:style-name="ce28"/>
          <table:table-cell table:number-columns-repeated="1022"/>
        </table:table-row>
        <table:table-row table:style-name="ro2">
          <table:table-cell table:style-name="ce25" table:content-validation-name="val9" office:value-type="string" calcext:value-type="string">
            <text:p>Geode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eode</text:p>
          </table:table-cell>
          <table:table-cell table:style-name="ce28"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ozen Geode</text:p>
          </table:table-cell>
          <table:table-cell table:style-name="ce28"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gma Geode</text:p>
          </table:table-cell>
          <table:table-cell table:style-name="ce28"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ni Geode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5" table:content-validation-name="val9" office:value-type="string" calcext:value-type="string">
            <text:p>Artifacts</text:p>
          </table:table-cell>
          <table:table-cell table:style-name="ce48"/>
          <table:table-cell table:style-name="ce29" office:value-type="string" calcext:value-type="string">
            <text:p>Regula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mphibian Fossil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ho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oll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Dru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ncient Swor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row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lut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wing Stick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cken Statu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ipped Amphora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Egg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ied Starfish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Gadge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II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f Scroll IV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warvish Hel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lvish Jewelry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ss Shard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Mas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en Relic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autilus Fossi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rnamental Fan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m Foss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Handax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Rib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capul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Skul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ibi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Tool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ehistoric Vertebr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Disc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Cog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oon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usty Spur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Hand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keletal Ta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Green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Doll (Yellow)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lobite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Artisan Goods</text:p>
          </table:table-cell>
          <table:table-cell table:style-name="ce27" office:value-type="string" calcext:value-type="string">
            <text:p>Base</text:p>
          </table:table-cell>
          <table:table-cell table:style-name="ce27" office:value-type="string" calcext:value-type="string">
            <text:p>Regular</text:p>
          </table:table-cell>
          <table:table-cell table:style-name="ce31" office:value-type="string" calcext:value-type="string">
            <text:p>Silver</text:p>
          </table:table-cell>
          <table:table-cell table:style-name="ce34" office:value-type="string" calcext:value-type="string">
            <text:p>Gold</text:p>
          </table:table-cell>
          <table:table-cell table:style-name="ce45" office:value-type="string" calcext:value-type="string">
            <text:p>Iridiu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ged Roe (Albacore)</text:p>
          </table:table-cell>
          <table:table-cell office:value-type="float" office:value="75" calcext:value-type="float">
            <text:p>75</text:p>
          </table:table-cell>
          <table:table-cell table:formula="of:=30+FLOOR([.$B320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Anchovy)</text:p>
          </table:table-cell>
          <table:table-cell office:value-type="float" office:value="30" calcext:value-type="float">
            <text:p>30</text:p>
          </table:table-cell>
          <table:table-cell table:formula="of:=30+FLOOR([.$B321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Blobfish)</text:p>
          </table:table-cell>
          <table:table-cell office:value-type="float" office:value="500" calcext:value-type="float">
            <text:p>500</text:p>
          </table:table-cell>
          <table:table-cell table:formula="of:=30+FLOOR([.$B322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lue Discus)</text:p>
          </table:table-cell>
          <table:table-cell office:value-type="float" office:value="120" calcext:value-type="float">
            <text:p>120</text:p>
          </table:table-cell>
          <table:table-cell table:formula="of:=30+FLOOR([.$B32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ream)</text:p>
          </table:table-cell>
          <table:table-cell office:value-type="float" office:value="45" calcext:value-type="float">
            <text:p>45</text:p>
          </table:table-cell>
          <table:table-cell table:formula="of:=30+FLOOR([.$B324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Bullhead)</text:p>
          </table:table-cell>
          <table:table-cell office:value-type="float" office:value="75" calcext:value-type="float">
            <text:p>75</text:p>
          </table:table-cell>
          <table:table-cell table:formula="of:=30+FLOOR([.$B32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rp)</text:p>
          </table:table-cell>
          <table:table-cell office:value-type="float" office:value="30" calcext:value-type="float">
            <text:p>30</text:p>
          </table:table-cell>
          <table:table-cell table:formula="of:=30+FLOOR([.$B326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atfish)</text:p>
          </table:table-cell>
          <table:table-cell office:value-type="float" office:value="200" calcext:value-type="float">
            <text:p>200</text:p>
          </table:table-cell>
          <table:table-cell table:formula="of:=30+FLOOR([.$B327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hub)</text:p>
          </table:table-cell>
          <table:table-cell office:value-type="float" office:value="50" calcext:value-type="float">
            <text:p>50</text:p>
          </table:table-cell>
          <table:table-cell table:formula="of:=30+FLOOR([.$B328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ockle)</text:p>
          </table:table-cell>
          <table:table-cell office:value-type="float" office:value="50" calcext:value-type="float">
            <text:p>50</text:p>
          </table:table-cell>
          <table:table-cell table:formula="of:=30+FLOOR([.$B329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b)</text:p>
          </table:table-cell>
          <table:table-cell office:value-type="float" office:value="100" calcext:value-type="float">
            <text:p>100</text:p>
          </table:table-cell>
          <table:table-cell table:formula="of:=30+FLOOR([.$B33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Crayfish)</text:p>
          </table:table-cell>
          <table:table-cell office:value-type="float" office:value="75" calcext:value-type="float">
            <text:p>75</text:p>
          </table:table-cell>
          <table:table-cell table:formula="of:=30+FLOOR([.$B331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Dorado)</text:p>
          </table:table-cell>
          <table:table-cell office:value-type="float" office:value="100" calcext:value-type="float">
            <text:p>100</text:p>
          </table:table-cell>
          <table:table-cell table:formula="of:=30+FLOOR([.$B33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Eel)</text:p>
          </table:table-cell>
          <table:table-cell office:value-type="float" office:value="85" calcext:value-type="float">
            <text:p>85</text:p>
          </table:table-cell>
          <table:table-cell table:formula="of:=30+FLOOR([.$B333]/2)" office:value-type="float" office:value="72" calcext:value-type="float">
            <text:p>7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Flounder)</text:p>
          </table:table-cell>
          <table:table-cell office:value-type="float" office:value="100" calcext:value-type="float">
            <text:p>100</text:p>
          </table:table-cell>
          <table:table-cell table:formula="of:=30+FLOOR([.$B334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Ghostfish)</text:p>
          </table:table-cell>
          <table:table-cell office:value-type="float" office:value="45" calcext:value-type="float">
            <text:p>45</text:p>
          </table:table-cell>
          <table:table-cell table:formula="of:=30+FLOOR([.$B335]/2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alibut)</text:p>
          </table:table-cell>
          <table:table-cell office:value-type="float" office:value="80" calcext:value-type="float">
            <text:p>80</text:p>
          </table:table-cell>
          <table:table-cell table:formula="of:=30+FLOOR([.$B336]/2)" office:value-type="float" office:value="70" calcext:value-type="float">
            <text:p>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Herring)</text:p>
          </table:table-cell>
          <table:table-cell office:value-type="float" office:value="30" calcext:value-type="float">
            <text:p>30</text:p>
          </table:table-cell>
          <table:table-cell table:formula="of:=30+FLOOR([.$B337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Ice Pip)</text:p>
          </table:table-cell>
          <table:table-cell office:value-type="float" office:value="500" calcext:value-type="float">
            <text:p>500</text:p>
          </table:table-cell>
          <table:table-cell table:formula="of:=30+FLOOR([.$B338]/2)"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rgemouth Bass)</text:p>
          </table:table-cell>
          <table:table-cell office:value-type="float" office:value="100" calcext:value-type="float">
            <text:p>100</text:p>
          </table:table-cell>
          <table:table-cell table:formula="of:=30+FLOOR([.$B339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ava Eel)</text:p>
          </table:table-cell>
          <table:table-cell office:value-type="float" office:value="700" calcext:value-type="float">
            <text:p>700</text:p>
          </table:table-cell>
          <table:table-cell table:formula="of:=30+FLOOR([.$B340]/2)"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ngcod)</text:p>
          </table:table-cell>
          <table:table-cell office:value-type="float" office:value="120" calcext:value-type="float">
            <text:p>120</text:p>
          </table:table-cell>
          <table:table-cell table:formula="of:=30+FLOOR([.$B341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ionfish)</text:p>
          </table:table-cell>
          <table:table-cell office:value-type="float" office:value="100" calcext:value-type="float">
            <text:p>100</text:p>
          </table:table-cell>
          <table:table-cell table:formula="of:=30+FLOOR([.$B34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Lobster)</text:p>
          </table:table-cell>
          <table:table-cell office:value-type="float" office:value="120" calcext:value-type="float">
            <text:p>120</text:p>
          </table:table-cell>
          <table:table-cell table:formula="of:=30+FLOOR([.$B343]/2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idnight Carp)</text:p>
          </table:table-cell>
          <table:table-cell office:value-type="float" office:value="150" calcext:value-type="float">
            <text:p>150</text:p>
          </table:table-cell>
          <table:table-cell table:formula="of:=30+FLOOR([.$B34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Mussel)</text:p>
          </table:table-cell>
          <table:table-cell office:value-type="float" office:value="30" calcext:value-type="float">
            <text:p>30</text:p>
          </table:table-cell>
          <table:table-cell table:formula="of:=30+FLOOR([.$B345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ctopus)</text:p>
          </table:table-cell>
          <table:table-cell office:value-type="float" office:value="150" calcext:value-type="float">
            <text:p>150</text:p>
          </table:table-cell>
          <table:table-cell table:formula="of:=30+FLOOR([.$B346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Oyster)</text:p>
          </table:table-cell>
          <table:table-cell office:value-type="float" office:value="40" calcext:value-type="float">
            <text:p>40</text:p>
          </table:table-cell>
          <table:table-cell table:formula="of:=30+FLOOR([.$B34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ch)</text:p>
          </table:table-cell>
          <table:table-cell office:value-type="float" office:value="55" calcext:value-type="float">
            <text:p>55</text:p>
          </table:table-cell>
          <table:table-cell table:formula="of:=30+FLOOR([.$B348]/2)" office:value-type="float" office:value="57" calcext:value-type="float">
            <text:p>5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eriwinkle)</text:p>
          </table:table-cell>
          <table:table-cell office:value-type="float" office:value="20" calcext:value-type="float">
            <text:p>20</text:p>
          </table:table-cell>
          <table:table-cell table:formula="of:=30+FLOOR([.$B349]/2)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ike)</text:p>
          </table:table-cell>
          <table:table-cell office:value-type="float" office:value="100" calcext:value-type="float">
            <text:p>100</text:p>
          </table:table-cell>
          <table:table-cell table:formula="of:=30+FLOOR([.$B350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Pufferfish)</text:p>
          </table:table-cell>
          <table:table-cell office:value-type="float" office:value="200" calcext:value-type="float">
            <text:p>200</text:p>
          </table:table-cell>
          <table:table-cell table:formula="of:=30+FLOOR([.$B351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ainbow Trout)</text:p>
          </table:table-cell>
          <table:table-cell office:value-type="float" office:value="65" calcext:value-type="float">
            <text:p>65</text:p>
          </table:table-cell>
          <table:table-cell table:formula="of:=30+FLOOR([.$B352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Mullet)</text:p>
          </table:table-cell>
          <table:table-cell office:value-type="float" office:value="75" calcext:value-type="float">
            <text:p>75</text:p>
          </table:table-cell>
          <table:table-cell table:formula="of:=30+FLOOR([.$B353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Red Snapper)</text:p>
          </table:table-cell>
          <table:table-cell office:value-type="float" office:value="50" calcext:value-type="float">
            <text:p>50</text:p>
          </table:table-cell>
          <table:table-cell table:formula="of:=30+FLOOR([.$B354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ged Roe (Salmon)</text:p>
          </table:table-cell>
          <table:table-cell office:value-type="float" office:value="75" calcext:value-type="float">
            <text:p>75</text:p>
          </table:table-cell>
          <table:table-cell table:formula="of:=30+FLOOR([.$B355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ndfish)</text:p>
          </table:table-cell>
          <table:table-cell office:value-type="float" office:value="75" calcext:value-type="float">
            <text:p>75</text:p>
          </table:table-cell>
          <table:table-cell table:formula="of:=30+FLOOR([.$B35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ardine)</text:p>
          </table:table-cell>
          <table:table-cell office:value-type="float" office:value="40" calcext:value-type="float">
            <text:p>40</text:p>
          </table:table-cell>
          <table:table-cell table:formula="of:=30+FLOOR([.$B357]/2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corpion Carp)</text:p>
          </table:table-cell>
          <table:table-cell office:value-type="float" office:value="150" calcext:value-type="float">
            <text:p>150</text:p>
          </table:table-cell>
          <table:table-cell table:formula="of:=30+FLOOR([.$B358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ea Cucumber)</text:p>
          </table:table-cell>
          <table:table-cell office:value-type="float" office:value="75" calcext:value-type="float">
            <text:p>75</text:p>
          </table:table-cell>
          <table:table-cell table:formula="of:=30+FLOOR([.$B359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ad)</text:p>
          </table:table-cell>
          <table:table-cell office:value-type="float" office:value="60" calcext:value-type="float">
            <text:p>60</text:p>
          </table:table-cell>
          <table:table-cell table:formula="of:=30+FLOOR([.$B360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hrimp)</text:p>
          </table:table-cell>
          <table:table-cell office:value-type="float" office:value="60" calcext:value-type="float">
            <text:p>60</text:p>
          </table:table-cell>
          <table:table-cell table:formula="of:=30+FLOOR([.$B361]/2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limejack)</text:p>
          </table:table-cell>
          <table:table-cell office:value-type="float" office:value="100" calcext:value-type="float">
            <text:p>100</text:p>
          </table:table-cell>
          <table:table-cell table:formula="of:=30+FLOOR([.$B362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mallmouth Bass)</text:p>
          </table:table-cell>
          <table:table-cell office:value-type="float" office:value="50" calcext:value-type="float">
            <text:p>50</text:p>
          </table:table-cell>
          <table:table-cell table:formula="of:=30+FLOOR([.$B363]/2)" office:value-type="float" office:value="55" calcext:value-type="float">
            <text:p>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nail)</text:p>
          </table:table-cell>
          <table:table-cell office:value-type="float" office:value="65" calcext:value-type="float">
            <text:p>65</text:p>
          </table:table-cell>
          <table:table-cell table:formula="of:=30+FLOOR([.$B364]/2)" office:value-type="float" office:value="62" calcext:value-type="float">
            <text:p>6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pook Fish)</text:p>
          </table:table-cell>
          <table:table-cell office:value-type="float" office:value="220" calcext:value-type="float">
            <text:p>220</text:p>
          </table:table-cell>
          <table:table-cell table:formula="of:=30+FLOOR([.$B365]/2)"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ingray)</text:p>
          </table:table-cell>
          <table:table-cell office:value-type="float" office:value="180" calcext:value-type="float">
            <text:p>180</text:p>
          </table:table-cell>
          <table:table-cell table:formula="of:=30+FLOOR([.$B366]/2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onefish)</text:p>
          </table:table-cell>
          <table:table-cell office:value-type="float" office:value="300" calcext:value-type="float">
            <text:p>300</text:p>
          </table:table-cell>
          <table:table-cell table:formula="of:=30+FLOOR([.$B367]/2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turgeon)</text:p>
          </table:table-cell>
          <table:table-cell office:value-type="float" office:value="200" calcext:value-type="float">
            <text:p>200</text:p>
          </table:table-cell>
          <table:table-cell table:formula="of:=30+FLOOR([.$B368]/2)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nfish)</text:p>
          </table:table-cell>
          <table:table-cell office:value-type="float" office:value="30" calcext:value-type="float">
            <text:p>30</text:p>
          </table:table-cell>
          <table:table-cell table:formula="of:=30+FLOOR([.$B369]/2)" office:value-type="float" office:value="45" calcext:value-type="float">
            <text:p>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Super Cucumber)</text:p>
          </table:table-cell>
          <table:table-cell office:value-type="float" office:value="250" calcext:value-type="float">
            <text:p>250</text:p>
          </table:table-cell>
          <table:table-cell table:formula="of:=30+FLOOR([.$B370]/2)" office:value-type="float" office:value="155" calcext:value-type="float">
            <text:p>15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ger Trout)</text:p>
          </table:table-cell>
          <table:table-cell office:value-type="float" office:value="150" calcext:value-type="float">
            <text:p>150</text:p>
          </table:table-cell>
          <table:table-cell table:formula="of:=30+FLOOR([.$B371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ilapia)</text:p>
          </table:table-cell>
          <table:table-cell office:value-type="float" office:value="75" calcext:value-type="float">
            <text:p>75</text:p>
          </table:table-cell>
          <table:table-cell table:formula="of:=30+FLOOR([.$B372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Tuna)</text:p>
          </table:table-cell>
          <table:table-cell office:value-type="float" office:value="100" calcext:value-type="float">
            <text:p>100</text:p>
          </table:table-cell>
          <table:table-cell table:formula="of:=30+FLOOR([.$B373]/2)"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Void Salmon)</text:p>
          </table:table-cell>
          <table:table-cell office:value-type="float" office:value="150" calcext:value-type="float">
            <text:p>150</text:p>
          </table:table-cell>
          <table:table-cell table:formula="of:=30+FLOOR([.$B374]/2)" office:value-type="float" office:value="105" calcext:value-type="float">
            <text:p>1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alleye)</text:p>
          </table:table-cell>
          <table:table-cell office:value-type="float" office:value="105" calcext:value-type="float">
            <text:p>105</text:p>
          </table:table-cell>
          <table:table-cell table:formula="of:=30+FLOOR([.$B375]/2)" office:value-type="float" office:value="82" calcext:value-type="float">
            <text:p>8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Aged Roe (</text:span>Woodskip)</text:p>
          </table:table-cell>
          <table:table-cell office:value-type="float" office:value="75" calcext:value-type="float">
            <text:p>75</text:p>
          </table:table-cell>
          <table:table-cell table:formula="of:=30+FLOOR([.$B376]/2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er</text:p>
          </table:table-cell>
          <table:table-cell office:value-type="float" office:value="200" calcext:value-type="float">
            <text:p>200</text:p>
          </table:table-cell>
          <table:table-cell table:formula="of:=FLOOR([.$B377]*[.C$3])" office:value-type="float" office:value="200" calcext:value-type="float">
            <text:p>200</text:p>
          </table:table-cell>
          <table:table-cell table:formula="of:=FLOOR([.$B377]*[.D$3])" office:value-type="float" office:value="250" calcext:value-type="float">
            <text:p>250</text:p>
          </table:table-cell>
          <table:table-cell table:formula="of:=FLOOR([.$B377]*[.E$3])" office:value-type="float" office:value="300" calcext:value-type="float">
            <text:p>300</text:p>
          </table:table-cell>
          <table:table-cell table:formula="of:=FLOOR([.$B377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via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</text:p>
          </table:table-cell>
          <table:table-cell office:value-type="float" office:value="230" calcext:value-type="float">
            <text:p>230</text:p>
          </table:table-cell>
          <table:table-cell table:formula="of:=FLOOR([.$B379]*[.C$3])" office:value-type="float" office:value="230" calcext:value-type="float">
            <text:p>230</text:p>
          </table:table-cell>
          <table:table-cell table:formula="of:=FLOOR([.$B379]*[.D$3])" office:value-type="float" office:value="287" calcext:value-type="float">
            <text:p>287</text:p>
          </table:table-cell>
          <table:table-cell table:formula="of:=FLOOR([.$B379]*[.E$3])" office:value-type="float" office:value="345" calcext:value-type="float">
            <text:p>345</text:p>
          </table:table-cell>
          <table:table-cell table:formula="of:=FLOOR([.$B379]*[.F$3])" office:value-type="float" office:value="460" calcext:value-type="float">
            <text:p>4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loth</text:p>
          </table:table-cell>
          <table:table-cell/>
          <table:table-cell office:value-type="float" office:value="470" calcext:value-type="float">
            <text:p>4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ffe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nosaur Mayonnaise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uck Mayonnaise</text:p>
          </table:table-cell>
          <table:table-cell/>
          <table:table-cell office:value-type="float" office:value="375" calcext:value-type="float">
            <text:p>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at Cheese</text:p>
          </table:table-cell>
          <table:table-cell office:value-type="float" office:value="400" calcext:value-type="float">
            <text:p>400</text:p>
          </table:table-cell>
          <table:table-cell table:formula="of:=FLOOR([.$B384]*[.C$3])" office:value-type="float" office:value="400" calcext:value-type="float">
            <text:p>400</text:p>
          </table:table-cell>
          <table:table-cell table:formula="of:=FLOOR([.$B384]*[.D$3])" office:value-type="float" office:value="500" calcext:value-type="float">
            <text:p>500</text:p>
          </table:table-cell>
          <table:table-cell table:formula="of:=FLOOR([.$B384]*[.E$3])" office:value-type="float" office:value="600" calcext:value-type="float">
            <text:p>600</text:p>
          </table:table-cell>
          <table:table-cell table:formula="of:=FLOOR([.$B384]*[.F$3])" office:value-type="float" office:value="800" calcext:value-type="float">
            <text:p>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een T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Blue Jazz)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Fairy Rose)</text:p>
          </table:table-cell>
          <table:table-cell/>
          <table:table-cell office:value-type="float" office:value="680" calcext:value-type="float">
            <text:p>6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Poppy)</text:p>
          </table:table-cell>
          <table:table-cell/>
          <table:table-cell office:value-type="float" office:value="380" calcext:value-type="float">
            <text:p>3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mmer Spangle)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Sunflower)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Tulip)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oney (Wild)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ncient Fruit)</text:p>
          </table:table-cell>
          <table:table-cell office:value-type="float" office:value="550" calcext:value-type="float">
            <text:p>550</text:p>
          </table:table-cell>
          <table:table-cell table:formula="of:=FLOOR([.$B393]*2)+50" office:value-type="float" office:value="1150" calcext:value-type="float">
            <text:p>1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ple)</text:p>
          </table:table-cell>
          <table:table-cell office:value-type="float" office:value="100" calcext:value-type="float">
            <text:p>100</text:p>
          </table:table-cell>
          <table:table-cell table:formula="of:=FLOOR([.$B394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Apricot)</text:p>
          </table:table-cell>
          <table:table-cell office:value-type="float" office:value="50" calcext:value-type="float">
            <text:p>50</text:p>
          </table:table-cell>
          <table:table-cell table:formula="of:=FLOOR([.$B395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anana)</text:p>
          </table:table-cell>
          <table:table-cell office:value-type="float" office:value="150" calcext:value-type="float">
            <text:p>150</text:p>
          </table:table-cell>
          <table:table-cell table:formula="of:=FLOOR([.$B396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ackberry)</text:p>
          </table:table-cell>
          <table:table-cell office:value-type="float" office:value="20" calcext:value-type="float">
            <text:p>20</text:p>
          </table:table-cell>
          <table:table-cell table:formula="of:=FLOOR([.$B397]*2)+50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Blueberry)</text:p>
          </table:table-cell>
          <table:table-cell office:value-type="float" office:value="50" calcext:value-type="float">
            <text:p>50</text:p>
          </table:table-cell>
          <table:table-cell table:formula="of:=FLOOR([.$B398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actus Fruit)</text:p>
          </table:table-cell>
          <table:table-cell office:value-type="float" office:value="75" calcext:value-type="float">
            <text:p>75</text:p>
          </table:table-cell>
          <table:table-cell table:formula="of:=FLOOR([.$B399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herry)</text:p>
          </table:table-cell>
          <table:table-cell office:value-type="float" office:value="80" calcext:value-type="float">
            <text:p>80</text:p>
          </table:table-cell>
          <table:table-cell table:formula="of:=FLOOR([.$B400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oconut)</text:p>
          </table:table-cell>
          <table:table-cell office:value-type="float" office:value="100" calcext:value-type="float">
            <text:p>100</text:p>
          </table:table-cell>
          <table:table-cell table:formula="of:=FLOOR([.$B401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anberries)</text:p>
          </table:table-cell>
          <table:table-cell office:value-type="float" office:value="75" calcext:value-type="float">
            <text:p>75</text:p>
          </table:table-cell>
          <table:table-cell table:formula="of:=FLOOR([.$B402]*2)+50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Crystal Fruit)</text:p>
          </table:table-cell>
          <table:table-cell office:value-type="float" office:value="150" calcext:value-type="float">
            <text:p>150</text:p>
          </table:table-cell>
          <table:table-cell table:formula="of:=FLOOR([.$B403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Grape)</text:p>
          </table:table-cell>
          <table:table-cell office:value-type="float" office:value="80" calcext:value-type="float">
            <text:p>80</text:p>
          </table:table-cell>
          <table:table-cell table:formula="of:=FLOOR([.$B40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Hot Pepper)</text:p>
          </table:table-cell>
          <table:table-cell office:value-type="float" office:value="40" calcext:value-type="float">
            <text:p>40</text:p>
          </table:table-cell>
          <table:table-cell table:formula="of:=FLOOR([.$B40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ango)</text:p>
          </table:table-cell>
          <table:table-cell office:value-type="float" office:value="130" calcext:value-type="float">
            <text:p>130</text:p>
          </table:table-cell>
          <table:table-cell table:formula="of:=FLOOR([.$B406]*2)+50" office:value-type="float" office:value="310" calcext:value-type="float">
            <text:p>3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Melon)</text:p>
          </table:table-cell>
          <table:table-cell office:value-type="float" office:value="250" calcext:value-type="float">
            <text:p>250</text:p>
          </table:table-cell>
          <table:table-cell table:formula="of:=FLOOR([.$B407]*2)+50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Orange)</text:p>
          </table:table-cell>
          <table:table-cell office:value-type="float" office:value="100" calcext:value-type="float">
            <text:p>100</text:p>
          </table:table-cell>
          <table:table-cell table:formula="of:=FLOOR([.$B408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each)</text:p>
          </table:table-cell>
          <table:table-cell office:value-type="float" office:value="140" calcext:value-type="float">
            <text:p>140</text:p>
          </table:table-cell>
          <table:table-cell table:formula="of:=FLOOR([.$B409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ineapple)</text:p>
          </table:table-cell>
          <table:table-cell office:value-type="float" office:value="300" calcext:value-type="float">
            <text:p>300</text:p>
          </table:table-cell>
          <table:table-cell table:formula="of:=FLOOR([.$B410]*2)+50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Pomegranate)</text:p>
          </table:table-cell>
          <table:table-cell office:value-type="float" office:value="140" calcext:value-type="float">
            <text:p>140</text:p>
          </table:table-cell>
          <table:table-cell table:formula="of:=FLOOR([.$B411]*2)+50" office:value-type="float" office:value="330" calcext:value-type="float">
            <text:p>3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Rhubarb)</text:p>
          </table:table-cell>
          <table:table-cell office:value-type="float" office:value="220" calcext:value-type="float">
            <text:p>220</text:p>
          </table:table-cell>
          <table:table-cell table:formula="of:=FLOOR([.$B412]*2)+50" office:value-type="float" office:value="490" calcext:value-type="float">
            <text:p>4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almonberry)</text:p>
          </table:table-cell>
          <table:table-cell office:value-type="float" office:value="5" calcext:value-type="float">
            <text:p>5</text:p>
          </table:table-cell>
          <table:table-cell table:formula="of:=FLOOR([.$B413]*2)+50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pice Berry)</text:p>
          </table:table-cell>
          <table:table-cell office:value-type="float" office:value="80" calcext:value-type="float">
            <text:p>80</text:p>
          </table:table-cell>
          <table:table-cell table:formula="of:=FLOOR([.$B414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arfruit)</text:p>
          </table:table-cell>
          <table:table-cell office:value-type="float" office:value="750" calcext:value-type="float">
            <text:p>750</text:p>
          </table:table-cell>
          <table:table-cell table:formula="of:=FLOOR([.$B415]*2)+50" office:value-type="float" office:value="1550" calcext:value-type="float">
            <text:p>15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Strawberry)</text:p>
          </table:table-cell>
          <table:table-cell office:value-type="float" office:value="120" calcext:value-type="float">
            <text:p>120</text:p>
          </table:table-cell>
          <table:table-cell table:formula="of:=FLOOR([.$B416]*2)+50" office:value-type="float" office:value="290" calcext:value-type="float">
            <text:p>2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elly (Wild Plum)</text:p>
          </table:table-cell>
          <table:table-cell office:value-type="float" office:value="80" calcext:value-type="float">
            <text:p>80</text:p>
          </table:table-cell>
          <table:table-cell table:formula="of:=FLOOR([.$B417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maranth)</text:p>
          </table:table-cell>
          <table:table-cell office:value-type="float" office:value="150" calcext:value-type="float">
            <text:p>150</text:p>
          </table:table-cell>
          <table:table-cell table:formula="of:=FLOOR(FLOOR(FLOOR([.$B418]*2.25)*[.C$3])*[.$K$3])" office:value-type="float" office:value="337" calcext:value-type="float">
            <text:p>33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Artichoke)</text:p>
          </table:table-cell>
          <table:table-cell office:value-type="float" office:value="160" calcext:value-type="float">
            <text:p>160</text:p>
          </table:table-cell>
          <table:table-cell table:formula="of:=FLOOR(FLOOR(FLOOR([.$B419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eet)</text:p>
          </table:table-cell>
          <table:table-cell office:value-type="float" office:value="100" calcext:value-type="float">
            <text:p>100</text:p>
          </table:table-cell>
          <table:table-cell table:formula="of:=FLOOR(FLOOR(FLOOR([.$B420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Bok Choy)</text:p>
          </table:table-cell>
          <table:table-cell office:value-type="float" office:value="80" calcext:value-type="float">
            <text:p>80</text:p>
          </table:table-cell>
          <table:table-cell table:formula="of:=FLOOR(FLOOR(FLOOR([.$B42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auliflower)</text:p>
          </table:table-cell>
          <table:table-cell office:value-type="float" office:value="175" calcext:value-type="float">
            <text:p>175</text:p>
          </table:table-cell>
          <table:table-cell table:formula="of:=FLOOR(FLOOR(FLOOR([.$B422]*2.25)*[.C$3])*[.$K$3])" office:value-type="float" office:value="393" calcext:value-type="float">
            <text:p>39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Corn)</text:p>
          </table:table-cell>
          <table:table-cell office:value-type="float" office:value="50" calcext:value-type="float">
            <text:p>50</text:p>
          </table:table-cell>
          <table:table-cell table:formula="of:=FLOOR(FLOOR(FLOOR([.$B423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Eggplant)</text:p>
          </table:table-cell>
          <table:table-cell office:value-type="float" office:value="60" calcext:value-type="float">
            <text:p>60</text:p>
          </table:table-cell>
          <table:table-cell table:formula="of:=FLOOR(FLOOR(FLOOR([.$B424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Fiddlehead Fern)</text:p>
          </table:table-cell>
          <table:table-cell office:value-type="float" office:value="90" calcext:value-type="float">
            <text:p>90</text:p>
          </table:table-cell>
          <table:table-cell table:formula="of:=FLOOR(FLOOR(FLOOR([.$B425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arlic)</text:p>
          </table:table-cell>
          <table:table-cell office:value-type="float" office:value="60" calcext:value-type="float">
            <text:p>60</text:p>
          </table:table-cell>
          <table:table-cell table:formula="of:=FLOOR(FLOOR(FLOOR([.$B426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Green Bean)</text:p>
          </table:table-cell>
          <table:table-cell office:value-type="float" office:value="40" calcext:value-type="float">
            <text:p>40</text:p>
          </table:table-cell>
          <table:table-cell table:formula="of:=FLOOR(FLOOR(FLOOR([.$B427]*2.25)*[.C$3])*[.$K$3])" office:value-type="float" office:value="90" calcext:value-type="float">
            <text:p>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Hops)</text:p>
          </table:table-cell>
          <table:table-cell office:value-type="float" office:value="25" calcext:value-type="float">
            <text:p>25</text:p>
          </table:table-cell>
          <table:table-cell table:formula="of:=FLOOR(FLOOR(FLOOR([.$B428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Kale)</text:p>
          </table:table-cell>
          <table:table-cell office:value-type="float" office:value="110" calcext:value-type="float">
            <text:p>110</text:p>
          </table:table-cell>
          <table:table-cell table:formula="of:=FLOOR(FLOOR(FLOOR([.$B429]*2.25)*[.C$3])*[.$K$3])" office:value-type="float" office:value="247" calcext:value-type="float">
            <text:p>24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arsnip)</text:p>
          </table:table-cell>
          <table:table-cell office:value-type="float" office:value="35" calcext:value-type="float">
            <text:p>35</text:p>
          </table:table-cell>
          <table:table-cell table:formula="of:=FLOOR(FLOOR(FLOOR([.$B430]*2.25)*[.C$3])*[.$K$3])" office:value-type="float" office:value="78" calcext:value-type="float">
            <text:p>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otato)</text:p>
          </table:table-cell>
          <table:table-cell office:value-type="float" office:value="80" calcext:value-type="float">
            <text:p>80</text:p>
          </table:table-cell>
          <table:table-cell table:formula="of:=FLOOR(FLOOR(FLOOR([.$B431]*2.25)*[.C$3])*[.$K$3])"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Pumpkin)</text:p>
          </table:table-cell>
          <table:table-cell office:value-type="float" office:value="320" calcext:value-type="float">
            <text:p>320</text:p>
          </table:table-cell>
          <table:table-cell table:formula="of:=FLOOR(FLOOR(FLOOR([.$B432]*2.25)*[.C$3])*[.$K$3])" office:value-type="float" office:value="720" calcext:value-type="float">
            <text:p>7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adish)</text:p>
          </table:table-cell>
          <table:table-cell office:value-type="float" office:value="90" calcext:value-type="float">
            <text:p>90</text:p>
          </table:table-cell>
          <table:table-cell table:formula="of:=FLOOR(FLOOR(FLOOR([.$B433]*2.25)*[.C$3])*[.$K$3])" office:value-type="float" office:value="202" calcext:value-type="float">
            <text:p>20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Red Cabbage)</text:p>
          </table:table-cell>
          <table:table-cell office:value-type="float" office:value="260" calcext:value-type="float">
            <text:p>260</text:p>
          </table:table-cell>
          <table:table-cell table:formula="of:=FLOOR(FLOOR(FLOOR([.$B434]*2.25)*[.C$3])*[.$K$3])" office:value-type="float" office:value="585" calcext:value-type="float">
            <text:p>5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aro Root)</text:p>
          </table:table-cell>
          <table:table-cell office:value-type="float" office:value="100" calcext:value-type="float">
            <text:p>100</text:p>
          </table:table-cell>
          <table:table-cell table:formula="of:=FLOOR(FLOOR(FLOOR([.$B435]*2.25)*[.C$3])*[.$K$3])"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ea Leaves)</text:p>
          </table:table-cell>
          <table:table-cell office:value-type="float" office:value="50" calcext:value-type="float">
            <text:p>50</text:p>
          </table:table-cell>
          <table:table-cell table:formula="of:=FLOOR(FLOOR(FLOOR([.$B436]*2.25)*[.C$3])*[.$K$3])" office:value-type="float" office:value="112" calcext:value-type="float">
            <text:p>1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Tomato)</text:p>
          </table:table-cell>
          <table:table-cell office:value-type="float" office:value="60" calcext:value-type="float">
            <text:p>60</text:p>
          </table:table-cell>
          <table:table-cell table:formula="of:=FLOOR(FLOOR(FLOOR([.$B437]*2.25)*[.C$3])*[.$K$3])"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Unmilled Rice)</text:p>
          </table:table-cell>
          <table:table-cell office:value-type="float" office:value="30" calcext:value-type="float">
            <text:p>30</text:p>
          </table:table-cell>
          <table:table-cell table:formula="of:=FLOOR(FLOOR(FLOOR([.$B438]*2.25)*[.C$3])*[.$K$3])" office:value-type="float" office:value="67" calcext:value-type="float">
            <text:p>6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Wheat)</text:p>
          </table:table-cell>
          <table:table-cell office:value-type="float" office:value="25" calcext:value-type="float">
            <text:p>25</text:p>
          </table:table-cell>
          <table:table-cell table:formula="of:=FLOOR(FLOOR(FLOOR([.$B439]*2.25)*[.C$3])*[.$K$3])" office:value-type="float" office:value="56" calcext:value-type="float">
            <text:p>5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uice (Yam)</text:p>
          </table:table-cell>
          <table:table-cell office:value-type="float" office:value="160" calcext:value-type="float">
            <text:p>160</text:p>
          </table:table-cell>
          <table:table-cell table:formula="of:=FLOOR(FLOOR(FLOOR([.$B440]*2.25)*[.C$3])*[.$K$3])" office:value-type="float" office:value="360" calcext:value-type="float">
            <text:p>3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yonnaise</text:p>
          </table:table-cell>
          <table:table-cell office:value-type="float" office:value="190" calcext:value-type="float">
            <text:p>190</text:p>
          </table:table-cell>
          <table:table-cell table:formula="of:=FLOOR([.$B441]*[.C$3])" office:value-type="float" office:value="190" calcext:value-type="float">
            <text:p>190</text:p>
          </table:table-cell>
          <table:table-cell table:formula="of:=FLOOR([.$B441]*[.D$3])" office:value-type="float" office:value="237" calcext:value-type="float">
            <text:p>237</text:p>
          </table:table-cell>
          <table:table-cell table:formula="of:=FLOOR([.$B441]*[.E$3])" office:value-type="float" office:value="285" calcext:value-type="float">
            <text:p>285</text:p>
          </table:table-cell>
          <table:table-cell table:formula="of:=FLOOR([.$B441]*[.F$3])" office:value-type="float" office:value="380" calcext:value-type="float">
            <text:p>3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ead</text:p>
          </table:table-cell>
          <table:table-cell office:value-type="float" office:value="200" calcext:value-type="float">
            <text:p>200</text:p>
          </table:table-cell>
          <table:table-cell table:formula="of:=FLOOR([.$B442]*[.C$3])" office:value-type="float" office:value="200" calcext:value-type="float">
            <text:p>200</text:p>
          </table:table-cell>
          <table:table-cell table:formula="of:=FLOOR([.$B442]*[.D$3])" office:value-type="float" office:value="250" calcext:value-type="float">
            <text:p>250</text:p>
          </table:table-cell>
          <table:table-cell table:formula="of:=FLOOR([.$B442]*[.E$3])" office:value-type="float" office:value="300" calcext:value-type="float">
            <text:p>300</text:p>
          </table:table-cell>
          <table:table-cell table:formula="of:=FLOOR([.$B442]*[.F$3])" office:value-type="float" office:value="400" calcext:value-type="float">
            <text:p>4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Ale</text:p>
          </table:table-cell>
          <table:table-cell table:style-name="ce28" office:value-type="float" office:value="300" calcext:value-type="float">
            <text:p>300</text:p>
          </table:table-cell>
          <table:table-cell table:formula="of:=FLOOR([.$B444]*[.C$3])" office:value-type="float" office:value="300" calcext:value-type="float">
            <text:p>300</text:p>
          </table:table-cell>
          <table:table-cell table:formula="of:=FLOOR([.$B444]*[.D$3])" office:value-type="float" office:value="375" calcext:value-type="float">
            <text:p>375</text:p>
          </table:table-cell>
          <table:table-cell table:formula="of:=FLOOR([.$B444]*[.E$3])" office:value-type="float" office:value="450" calcext:value-type="float">
            <text:p>450</text:p>
          </table:table-cell>
          <table:table-cell table:formula="of:=FLOOR([.$B444]*[.F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ickles (Amaranth)</text:p>
          </table:table-cell>
          <table:table-cell office:value-type="float" office:value="150" calcext:value-type="float">
            <text:p>150</text:p>
          </table:table-cell>
          <table:table-cell table:formula="of:=FLOOR([.$B445]*2)+50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Artichoke)</text:p>
          </table:table-cell>
          <table:table-cell office:value-type="float" office:value="160" calcext:value-type="float">
            <text:p>160</text:p>
          </table:table-cell>
          <table:table-cell table:formula="of:=FLOOR([.$B446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eet)</text:p>
          </table:table-cell>
          <table:table-cell office:value-type="float" office:value="100" calcext:value-type="float">
            <text:p>100</text:p>
          </table:table-cell>
          <table:table-cell table:formula="of:=FLOOR([.$B447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Bok Choy)</text:p>
          </table:table-cell>
          <table:table-cell office:value-type="float" office:value="80" calcext:value-type="float">
            <text:p>80</text:p>
          </table:table-cell>
          <table:table-cell table:formula="of:=FLOOR([.$B448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auliflower)</text:p>
          </table:table-cell>
          <table:table-cell office:value-type="float" office:value="175" calcext:value-type="float">
            <text:p>175</text:p>
          </table:table-cell>
          <table:table-cell table:formula="of:=FLOOR([.$B449]*2)+50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Corn)</text:p>
          </table:table-cell>
          <table:table-cell office:value-type="float" office:value="50" calcext:value-type="float">
            <text:p>50</text:p>
          </table:table-cell>
          <table:table-cell table:formula="of:=FLOOR([.$B450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Eggplant)</text:p>
          </table:table-cell>
          <table:table-cell office:value-type="float" office:value="60" calcext:value-type="float">
            <text:p>60</text:p>
          </table:table-cell>
          <table:table-cell table:formula="of:=FLOOR([.$B451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Fiddlehead Fern)</text:p>
          </table:table-cell>
          <table:table-cell office:value-type="float" office:value="90" calcext:value-type="float">
            <text:p>90</text:p>
          </table:table-cell>
          <table:table-cell table:formula="of:=FLOOR([.$B452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arlic)</text:p>
          </table:table-cell>
          <table:table-cell office:value-type="float" office:value="60" calcext:value-type="float">
            <text:p>60</text:p>
          </table:table-cell>
          <table:table-cell table:formula="of:=FLOOR([.$B453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inger)</text:p>
          </table:table-cell>
          <table:table-cell office:value-type="float" office:value="60" calcext:value-type="float">
            <text:p>60</text:p>
          </table:table-cell>
          <table:table-cell table:formula="of:=FLOOR([.$B454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Green Bean)</text:p>
          </table:table-cell>
          <table:table-cell office:value-type="float" office:value="40" calcext:value-type="float">
            <text:p>40</text:p>
          </table:table-cell>
          <table:table-cell table:formula="of:=FLOOR([.$B455]*2)+50" office:value-type="float" office:value="130" calcext:value-type="float">
            <text:p>1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Hops)</text:p>
          </table:table-cell>
          <table:table-cell office:value-type="float" office:value="25" calcext:value-type="float">
            <text:p>25</text:p>
          </table:table-cell>
          <table:table-cell table:formula="of:=FLOOR([.$B456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Kale)</text:p>
          </table:table-cell>
          <table:table-cell office:value-type="float" office:value="110" calcext:value-type="float">
            <text:p>110</text:p>
          </table:table-cell>
          <table:table-cell table:formula="of:=FLOOR([.$B457]*2)+50"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arsnip)</text:p>
          </table:table-cell>
          <table:table-cell office:value-type="float" office:value="35" calcext:value-type="float">
            <text:p>35</text:p>
          </table:table-cell>
          <table:table-cell table:formula="of:=FLOOR([.$B458]*2)+50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otato)</text:p>
          </table:table-cell>
          <table:table-cell office:value-type="float" office:value="80" calcext:value-type="float">
            <text:p>80</text:p>
          </table:table-cell>
          <table:table-cell table:formula="of:=FLOOR([.$B459]*2)+50"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Pumpkin)</text:p>
          </table:table-cell>
          <table:table-cell office:value-type="float" office:value="320" calcext:value-type="float">
            <text:p>320</text:p>
          </table:table-cell>
          <table:table-cell table:formula="of:=FLOOR([.$B460]*2)+50" office:value-type="float" office:value="690" calcext:value-type="float">
            <text:p>69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adish)</text:p>
          </table:table-cell>
          <table:table-cell office:value-type="float" office:value="90" calcext:value-type="float">
            <text:p>90</text:p>
          </table:table-cell>
          <table:table-cell table:formula="of:=FLOOR([.$B461]*2)+50" office:value-type="float" office:value="230" calcext:value-type="float">
            <text:p>23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Red Cabbage)</text:p>
          </table:table-cell>
          <table:table-cell office:value-type="float" office:value="260" calcext:value-type="float">
            <text:p>260</text:p>
          </table:table-cell>
          <table:table-cell table:formula="of:=FLOOR([.$B462]*2)+50" office:value-type="float" office:value="570" calcext:value-type="float">
            <text:p>5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aro Root)</text:p>
          </table:table-cell>
          <table:table-cell office:value-type="float" office:value="100" calcext:value-type="float">
            <text:p>100</text:p>
          </table:table-cell>
          <table:table-cell table:formula="of:=FLOOR([.$B463]*2)+50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ea Leaves)</text:p>
          </table:table-cell>
          <table:table-cell office:value-type="float" office:value="50" calcext:value-type="float">
            <text:p>50</text:p>
          </table:table-cell>
          <table:table-cell table:formula="of:=FLOOR([.$B464]*2)+50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Tomato)</text:p>
          </table:table-cell>
          <table:table-cell office:value-type="float" office:value="60" calcext:value-type="float">
            <text:p>60</text:p>
          </table:table-cell>
          <table:table-cell table:formula="of:=FLOOR([.$B465]*2)+50" office:value-type="float" office:value="170" calcext:value-type="float">
            <text:p>1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Unmilled Rice)</text:p>
          </table:table-cell>
          <table:table-cell office:value-type="float" office:value="30" calcext:value-type="float">
            <text:p>30</text:p>
          </table:table-cell>
          <table:table-cell table:formula="of:=FLOOR([.$B466]*2)+50"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Wheat)</text:p>
          </table:table-cell>
          <table:table-cell office:value-type="float" office:value="25" calcext:value-type="float">
            <text:p>25</text:p>
          </table:table-cell>
          <table:table-cell table:formula="of:=FLOOR([.$B467]*2)+50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ckles (Yam)</text:p>
          </table:table-cell>
          <table:table-cell office:value-type="float" office:value="160" calcext:value-type="float">
            <text:p>160</text:p>
          </table:table-cell>
          <table:table-cell table:formula="of:=FLOOR([.$B468]*2)+50" office:value-type="float" office:value="370" calcext:value-type="float">
            <text:p>3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uffle Oil</text:p>
          </table:table-cell>
          <table:table-cell/>
          <table:table-cell office:value-type="float" office:value="1065" calcext:value-type="float">
            <text:p>10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Mayonnaise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</text:p>
          </table:table-cell>
          <table:table-cell office:value-type="float" office:value="400" calcext:value-type="float">
            <text:p>400</text:p>
          </table:table-cell>
          <table:table-cell table:formula="of:=FLOOR([.$B471]*[.$K$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ine (Ancient Fruit)</text:p>
          </table:table-cell>
          <table:table-cell office:value-type="float" office:value="550" calcext:value-type="float">
            <text:p>550</text:p>
          </table:table-cell>
          <table:table-cell table:formula="of:=FLOOR(FLOOR(FLOOR([.$B472]*3)*[.C$3])*[.$K$3])" office:value-type="float" office:value="1650" calcext:value-type="float">
            <text:p>1650</text:p>
          </table:table-cell>
          <table:table-cell table:formula="of:=FLOOR(FLOOR(FLOOR([.$B472]*3)*[.D$3])*[.$K$3])" office:value-type="float" office:value="2062" calcext:value-type="float">
            <text:p>2062</text:p>
          </table:table-cell>
          <table:table-cell table:formula="of:=FLOOR(FLOOR(FLOOR([.$B472]*3)*[.E$3])*[.$K$3])" office:value-type="float" office:value="2475" calcext:value-type="float">
            <text:p>2475</text:p>
          </table:table-cell>
          <table:table-cell table:formula="of:=FLOOR(FLOOR(FLOOR([.$B472]*3)*[.F$3])*[.$K$3])" office:value-type="float" office:value="3300" calcext:value-type="float">
            <text:p>3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ple)</text:p>
          </table:table-cell>
          <table:table-cell office:value-type="float" office:value="100" calcext:value-type="float">
            <text:p>100</text:p>
          </table:table-cell>
          <table:table-cell table:formula="of:=FLOOR(FLOOR(FLOOR([.$B473]*3)*[.C$3])*[.$K$3])" office:value-type="float" office:value="300" calcext:value-type="float">
            <text:p>300</text:p>
          </table:table-cell>
          <table:table-cell table:formula="of:=FLOOR(FLOOR(FLOOR([.$B473]*3)*[.D$3])*[.$K$3])" office:value-type="float" office:value="375" calcext:value-type="float">
            <text:p>375</text:p>
          </table:table-cell>
          <table:table-cell table:formula="of:=FLOOR(FLOOR(FLOOR([.$B473]*3)*[.E$3])*[.$K$3])" office:value-type="float" office:value="450" calcext:value-type="float">
            <text:p>450</text:p>
          </table:table-cell>
          <table:table-cell table:formula="of:=FLOOR(FLOOR(FLOOR([.$B473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Apricot)</text:p>
          </table:table-cell>
          <table:table-cell office:value-type="float" office:value="50" calcext:value-type="float">
            <text:p>50</text:p>
          </table:table-cell>
          <table:table-cell table:formula="of:=FLOOR(FLOOR(FLOOR([.$B474]*3)*[.C$3])*[.$K$3])" office:value-type="float" office:value="150" calcext:value-type="float">
            <text:p>150</text:p>
          </table:table-cell>
          <table:table-cell table:formula="of:=FLOOR(FLOOR(FLOOR([.$B474]*3)*[.D$3])*[.$K$3])" office:value-type="float" office:value="187" calcext:value-type="float">
            <text:p>187</text:p>
          </table:table-cell>
          <table:table-cell table:formula="of:=FLOOR(FLOOR(FLOOR([.$B474]*3)*[.E$3])*[.$K$3])" office:value-type="float" office:value="225" calcext:value-type="float">
            <text:p>225</text:p>
          </table:table-cell>
          <table:table-cell table:formula="of:=FLOOR(FLOOR(FLOOR([.$B474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anana)</text:p>
          </table:table-cell>
          <table:table-cell office:value-type="float" office:value="150" calcext:value-type="float">
            <text:p>150</text:p>
          </table:table-cell>
          <table:table-cell table:formula="of:=FLOOR(FLOOR(FLOOR([.$B475]*3)*[.C$3])*[.$K$3])" office:value-type="float" office:value="450" calcext:value-type="float">
            <text:p>450</text:p>
          </table:table-cell>
          <table:table-cell table:formula="of:=FLOOR(FLOOR(FLOOR([.$B475]*3)*[.D$3])*[.$K$3])" office:value-type="float" office:value="562" calcext:value-type="float">
            <text:p>562</text:p>
          </table:table-cell>
          <table:table-cell table:formula="of:=FLOOR(FLOOR(FLOOR([.$B475]*3)*[.E$3])*[.$K$3])" office:value-type="float" office:value="675" calcext:value-type="float">
            <text:p>675</text:p>
          </table:table-cell>
          <table:table-cell table:formula="of:=FLOOR(FLOOR(FLOOR([.$B475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ackberry)</text:p>
          </table:table-cell>
          <table:table-cell office:value-type="float" office:value="20" calcext:value-type="float">
            <text:p>20</text:p>
          </table:table-cell>
          <table:table-cell table:formula="of:=FLOOR(FLOOR(FLOOR([.$B476]*3)*[.C$3])*[.$K$3])" office:value-type="float" office:value="60" calcext:value-type="float">
            <text:p>60</text:p>
          </table:table-cell>
          <table:table-cell table:formula="of:=FLOOR(FLOOR(FLOOR([.$B476]*3)*[.D$3])*[.$K$3])" office:value-type="float" office:value="75" calcext:value-type="float">
            <text:p>75</text:p>
          </table:table-cell>
          <table:table-cell table:formula="of:=FLOOR(FLOOR(FLOOR([.$B476]*3)*[.E$3])*[.$K$3])" office:value-type="float" office:value="90" calcext:value-type="float">
            <text:p>90</text:p>
          </table:table-cell>
          <table:table-cell table:formula="of:=FLOOR(FLOOR(FLOOR([.$B476]*3)*[.F$3])*[.$K$3])"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Blueberry)</text:p>
          </table:table-cell>
          <table:table-cell office:value-type="float" office:value="50" calcext:value-type="float">
            <text:p>50</text:p>
          </table:table-cell>
          <table:table-cell table:formula="of:=FLOOR(FLOOR(FLOOR([.$B477]*3)*[.C$3])*[.$K$3])" office:value-type="float" office:value="150" calcext:value-type="float">
            <text:p>150</text:p>
          </table:table-cell>
          <table:table-cell table:formula="of:=FLOOR(FLOOR(FLOOR([.$B477]*3)*[.D$3])*[.$K$3])" office:value-type="float" office:value="187" calcext:value-type="float">
            <text:p>187</text:p>
          </table:table-cell>
          <table:table-cell table:formula="of:=FLOOR(FLOOR(FLOOR([.$B477]*3)*[.E$3])*[.$K$3])" office:value-type="float" office:value="225" calcext:value-type="float">
            <text:p>225</text:p>
          </table:table-cell>
          <table:table-cell table:formula="of:=FLOOR(FLOOR(FLOOR([.$B477]*3)*[.F$3])*[.$K$3])" office:value-type="float" office:value="300" calcext:value-type="float">
            <text:p>3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actus Fruit)</text:p>
          </table:table-cell>
          <table:table-cell office:value-type="float" office:value="75" calcext:value-type="float">
            <text:p>75</text:p>
          </table:table-cell>
          <table:table-cell table:formula="of:=FLOOR(FLOOR(FLOOR([.$B478]*3)*[.C$3])*[.$K$3])" office:value-type="float" office:value="225" calcext:value-type="float">
            <text:p>225</text:p>
          </table:table-cell>
          <table:table-cell table:formula="of:=FLOOR(FLOOR(FLOOR([.$B478]*3)*[.D$3])*[.$K$3])" office:value-type="float" office:value="281" calcext:value-type="float">
            <text:p>281</text:p>
          </table:table-cell>
          <table:table-cell table:formula="of:=FLOOR(FLOOR(FLOOR([.$B478]*3)*[.E$3])*[.$K$3])" office:value-type="float" office:value="337" calcext:value-type="float">
            <text:p>337</text:p>
          </table:table-cell>
          <table:table-cell table:formula="of:=FLOOR(FLOOR(FLOOR([.$B478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herry)</text:p>
          </table:table-cell>
          <table:table-cell office:value-type="float" office:value="80" calcext:value-type="float">
            <text:p>80</text:p>
          </table:table-cell>
          <table:table-cell table:formula="of:=FLOOR(FLOOR(FLOOR([.$B479]*3)*[.C$3])*[.$K$3])" office:value-type="float" office:value="240" calcext:value-type="float">
            <text:p>240</text:p>
          </table:table-cell>
          <table:table-cell table:formula="of:=FLOOR(FLOOR(FLOOR([.$B479]*3)*[.D$3])*[.$K$3])" office:value-type="float" office:value="300" calcext:value-type="float">
            <text:p>300</text:p>
          </table:table-cell>
          <table:table-cell table:formula="of:=FLOOR(FLOOR(FLOOR([.$B479]*3)*[.E$3])*[.$K$3])" office:value-type="float" office:value="360" calcext:value-type="float">
            <text:p>360</text:p>
          </table:table-cell>
          <table:table-cell table:formula="of:=FLOOR(FLOOR(FLOOR([.$B479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oconut)</text:p>
          </table:table-cell>
          <table:table-cell office:value-type="float" office:value="100" calcext:value-type="float">
            <text:p>100</text:p>
          </table:table-cell>
          <table:table-cell table:formula="of:=FLOOR(FLOOR(FLOOR([.$B480]*3)*[.C$3])*[.$K$3])" office:value-type="float" office:value="300" calcext:value-type="float">
            <text:p>300</text:p>
          </table:table-cell>
          <table:table-cell table:formula="of:=FLOOR(FLOOR(FLOOR([.$B480]*3)*[.D$3])*[.$K$3])" office:value-type="float" office:value="375" calcext:value-type="float">
            <text:p>375</text:p>
          </table:table-cell>
          <table:table-cell table:formula="of:=FLOOR(FLOOR(FLOOR([.$B480]*3)*[.E$3])*[.$K$3])" office:value-type="float" office:value="450" calcext:value-type="float">
            <text:p>450</text:p>
          </table:table-cell>
          <table:table-cell table:formula="of:=FLOOR(FLOOR(FLOOR([.$B480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anberries)</text:p>
          </table:table-cell>
          <table:table-cell office:value-type="float" office:value="75" calcext:value-type="float">
            <text:p>75</text:p>
          </table:table-cell>
          <table:table-cell table:formula="of:=FLOOR(FLOOR(FLOOR([.$B481]*3)*[.C$3])*[.$K$3])" office:value-type="float" office:value="225" calcext:value-type="float">
            <text:p>225</text:p>
          </table:table-cell>
          <table:table-cell table:formula="of:=FLOOR(FLOOR(FLOOR([.$B481]*3)*[.D$3])*[.$K$3])" office:value-type="float" office:value="281" calcext:value-type="float">
            <text:p>281</text:p>
          </table:table-cell>
          <table:table-cell table:formula="of:=FLOOR(FLOOR(FLOOR([.$B481]*3)*[.E$3])*[.$K$3])" office:value-type="float" office:value="337" calcext:value-type="float">
            <text:p>337</text:p>
          </table:table-cell>
          <table:table-cell table:formula="of:=FLOOR(FLOOR(FLOOR([.$B481]*3)*[.F$3])*[.$K$3])" office:value-type="float" office:value="450" calcext:value-type="float">
            <text:p>4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Crystal Fruit)</text:p>
          </table:table-cell>
          <table:table-cell office:value-type="float" office:value="150" calcext:value-type="float">
            <text:p>150</text:p>
          </table:table-cell>
          <table:table-cell table:formula="of:=FLOOR(FLOOR(FLOOR([.$B482]*3)*[.C$3])*[.$K$3])" office:value-type="float" office:value="450" calcext:value-type="float">
            <text:p>450</text:p>
          </table:table-cell>
          <table:table-cell table:formula="of:=FLOOR(FLOOR(FLOOR([.$B482]*3)*[.D$3])*[.$K$3])" office:value-type="float" office:value="562" calcext:value-type="float">
            <text:p>562</text:p>
          </table:table-cell>
          <table:table-cell table:formula="of:=FLOOR(FLOOR(FLOOR([.$B482]*3)*[.E$3])*[.$K$3])" office:value-type="float" office:value="675" calcext:value-type="float">
            <text:p>675</text:p>
          </table:table-cell>
          <table:table-cell table:formula="of:=FLOOR(FLOOR(FLOOR([.$B482]*3)*[.F$3])*[.$K$3])" office:value-type="float" office:value="900" calcext:value-type="float">
            <text:p>9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Grape)</text:p>
          </table:table-cell>
          <table:table-cell office:value-type="float" office:value="80" calcext:value-type="float">
            <text:p>80</text:p>
          </table:table-cell>
          <table:table-cell table:formula="of:=FLOOR(FLOOR(FLOOR([.$B483]*3)*[.C$3])*[.$K$3])" office:value-type="float" office:value="240" calcext:value-type="float">
            <text:p>240</text:p>
          </table:table-cell>
          <table:table-cell table:formula="of:=FLOOR(FLOOR(FLOOR([.$B483]*3)*[.D$3])*[.$K$3])" office:value-type="float" office:value="300" calcext:value-type="float">
            <text:p>300</text:p>
          </table:table-cell>
          <table:table-cell table:formula="of:=FLOOR(FLOOR(FLOOR([.$B483]*3)*[.E$3])*[.$K$3])" office:value-type="float" office:value="360" calcext:value-type="float">
            <text:p>360</text:p>
          </table:table-cell>
          <table:table-cell table:formula="of:=FLOOR(FLOOR(FLOOR([.$B48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Hot Pepper)</text:p>
          </table:table-cell>
          <table:table-cell office:value-type="float" office:value="40" calcext:value-type="float">
            <text:p>40</text:p>
          </table:table-cell>
          <table:table-cell table:formula="of:=FLOOR(FLOOR(FLOOR([.$B484]*3)*[.C$3])*[.$K$3])" office:value-type="float" office:value="120" calcext:value-type="float">
            <text:p>120</text:p>
          </table:table-cell>
          <table:table-cell table:formula="of:=FLOOR(FLOOR(FLOOR([.$B484]*3)*[.D$3])*[.$K$3])" office:value-type="float" office:value="150" calcext:value-type="float">
            <text:p>150</text:p>
          </table:table-cell>
          <table:table-cell table:formula="of:=FLOOR(FLOOR(FLOOR([.$B484]*3)*[.E$3])*[.$K$3])" office:value-type="float" office:value="180" calcext:value-type="float">
            <text:p>180</text:p>
          </table:table-cell>
          <table:table-cell table:formula="of:=FLOOR(FLOOR(FLOOR([.$B484]*3)*[.F$3])*[.$K$3])" office:value-type="float" office:value="240" calcext:value-type="float">
            <text:p>2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ango)</text:p>
          </table:table-cell>
          <table:table-cell office:value-type="float" office:value="130" calcext:value-type="float">
            <text:p>130</text:p>
          </table:table-cell>
          <table:table-cell table:formula="of:=FLOOR(FLOOR(FLOOR([.$B485]*3)*[.C$3])*[.$K$3])" office:value-type="float" office:value="390" calcext:value-type="float">
            <text:p>390</text:p>
          </table:table-cell>
          <table:table-cell table:formula="of:=FLOOR(FLOOR(FLOOR([.$B485]*3)*[.D$3])*[.$K$3])" office:value-type="float" office:value="487" calcext:value-type="float">
            <text:p>487</text:p>
          </table:table-cell>
          <table:table-cell table:formula="of:=FLOOR(FLOOR(FLOOR([.$B485]*3)*[.E$3])*[.$K$3])" office:value-type="float" office:value="585" calcext:value-type="float">
            <text:p>585</text:p>
          </table:table-cell>
          <table:table-cell table:formula="of:=FLOOR(FLOOR(FLOOR([.$B485]*3)*[.F$3])*[.$K$3])" office:value-type="float" office:value="780" calcext:value-type="float">
            <text:p>7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Melon)</text:p>
          </table:table-cell>
          <table:table-cell office:value-type="float" office:value="250" calcext:value-type="float">
            <text:p>250</text:p>
          </table:table-cell>
          <table:table-cell table:formula="of:=FLOOR(FLOOR(FLOOR([.$B486]*3)*[.C$3])*[.$K$3])" office:value-type="float" office:value="750" calcext:value-type="float">
            <text:p>750</text:p>
          </table:table-cell>
          <table:table-cell table:formula="of:=FLOOR(FLOOR(FLOOR([.$B486]*3)*[.D$3])*[.$K$3])" office:value-type="float" office:value="937" calcext:value-type="float">
            <text:p>937</text:p>
          </table:table-cell>
          <table:table-cell table:formula="of:=FLOOR(FLOOR(FLOOR([.$B486]*3)*[.E$3])*[.$K$3])" office:value-type="float" office:value="1125" calcext:value-type="float">
            <text:p>1125</text:p>
          </table:table-cell>
          <table:table-cell table:formula="of:=FLOOR(FLOOR(FLOOR([.$B486]*3)*[.F$3])*[.$K$3])" office:value-type="float" office:value="1500" calcext:value-type="float">
            <text:p>1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Orange)</text:p>
          </table:table-cell>
          <table:table-cell office:value-type="float" office:value="100" calcext:value-type="float">
            <text:p>100</text:p>
          </table:table-cell>
          <table:table-cell table:formula="of:=FLOOR(FLOOR(FLOOR([.$B487]*3)*[.C$3])*[.$K$3])" office:value-type="float" office:value="300" calcext:value-type="float">
            <text:p>300</text:p>
          </table:table-cell>
          <table:table-cell table:formula="of:=FLOOR(FLOOR(FLOOR([.$B487]*3)*[.D$3])*[.$K$3])" office:value-type="float" office:value="375" calcext:value-type="float">
            <text:p>375</text:p>
          </table:table-cell>
          <table:table-cell table:formula="of:=FLOOR(FLOOR(FLOOR([.$B487]*3)*[.E$3])*[.$K$3])" office:value-type="float" office:value="450" calcext:value-type="float">
            <text:p>450</text:p>
          </table:table-cell>
          <table:table-cell table:formula="of:=FLOOR(FLOOR(FLOOR([.$B487]*3)*[.F$3])*[.$K$3])" office:value-type="float" office:value="600" calcext:value-type="float">
            <text:p>6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each)</text:p>
          </table:table-cell>
          <table:table-cell office:value-type="float" office:value="140" calcext:value-type="float">
            <text:p>140</text:p>
          </table:table-cell>
          <table:table-cell table:formula="of:=FLOOR(FLOOR(FLOOR([.$B488]*3)*[.C$3])*[.$K$3])" office:value-type="float" office:value="420" calcext:value-type="float">
            <text:p>420</text:p>
          </table:table-cell>
          <table:table-cell table:formula="of:=FLOOR(FLOOR(FLOOR([.$B488]*3)*[.D$3])*[.$K$3])" office:value-type="float" office:value="525" calcext:value-type="float">
            <text:p>525</text:p>
          </table:table-cell>
          <table:table-cell table:formula="of:=FLOOR(FLOOR(FLOOR([.$B488]*3)*[.E$3])*[.$K$3])" office:value-type="float" office:value="630" calcext:value-type="float">
            <text:p>630</text:p>
          </table:table-cell>
          <table:table-cell table:formula="of:=FLOOR(FLOOR(FLOOR([.$B488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ineapple)</text:p>
          </table:table-cell>
          <table:table-cell office:value-type="float" office:value="300" calcext:value-type="float">
            <text:p>300</text:p>
          </table:table-cell>
          <table:table-cell table:formula="of:=FLOOR(FLOOR(FLOOR([.$B489]*3)*[.C$3])*[.$K$3])" office:value-type="float" office:value="900" calcext:value-type="float">
            <text:p>900</text:p>
          </table:table-cell>
          <table:table-cell table:formula="of:=FLOOR(FLOOR(FLOOR([.$B489]*3)*[.D$3])*[.$K$3])" office:value-type="float" office:value="1125" calcext:value-type="float">
            <text:p>1125</text:p>
          </table:table-cell>
          <table:table-cell table:formula="of:=FLOOR(FLOOR(FLOOR([.$B489]*3)*[.E$3])*[.$K$3])" office:value-type="float" office:value="1350" calcext:value-type="float">
            <text:p>1350</text:p>
          </table:table-cell>
          <table:table-cell table:formula="of:=FLOOR(FLOOR(FLOOR([.$B489]*3)*[.F$3])*[.$K$3])" office:value-type="float" office:value="1800" calcext:value-type="float">
            <text:p>18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Pomegranate)</text:p>
          </table:table-cell>
          <table:table-cell office:value-type="float" office:value="140" calcext:value-type="float">
            <text:p>140</text:p>
          </table:table-cell>
          <table:table-cell table:formula="of:=FLOOR(FLOOR(FLOOR([.$B490]*3)*[.C$3])*[.$K$3])" office:value-type="float" office:value="420" calcext:value-type="float">
            <text:p>420</text:p>
          </table:table-cell>
          <table:table-cell table:formula="of:=FLOOR(FLOOR(FLOOR([.$B490]*3)*[.D$3])*[.$K$3])" office:value-type="float" office:value="525" calcext:value-type="float">
            <text:p>525</text:p>
          </table:table-cell>
          <table:table-cell table:formula="of:=FLOOR(FLOOR(FLOOR([.$B490]*3)*[.E$3])*[.$K$3])" office:value-type="float" office:value="630" calcext:value-type="float">
            <text:p>630</text:p>
          </table:table-cell>
          <table:table-cell table:formula="of:=FLOOR(FLOOR(FLOOR([.$B490]*3)*[.F$3])*[.$K$3])" office:value-type="float" office:value="840" calcext:value-type="float">
            <text:p>8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Rhubarb)</text:p>
          </table:table-cell>
          <table:table-cell office:value-type="float" office:value="220" calcext:value-type="float">
            <text:p>220</text:p>
          </table:table-cell>
          <table:table-cell table:formula="of:=FLOOR(FLOOR(FLOOR([.$B491]*3)*[.C$3])*[.$K$3])" office:value-type="float" office:value="660" calcext:value-type="float">
            <text:p>660</text:p>
          </table:table-cell>
          <table:table-cell table:formula="of:=FLOOR(FLOOR(FLOOR([.$B491]*3)*[.D$3])*[.$K$3])" office:value-type="float" office:value="825" calcext:value-type="float">
            <text:p>825</text:p>
          </table:table-cell>
          <table:table-cell table:formula="of:=FLOOR(FLOOR(FLOOR([.$B491]*3)*[.E$3])*[.$K$3])" office:value-type="float" office:value="990" calcext:value-type="float">
            <text:p>990</text:p>
          </table:table-cell>
          <table:table-cell table:formula="of:=FLOOR(FLOOR(FLOOR([.$B491]*3)*[.F$3])*[.$K$3])" office:value-type="float" office:value="1320" calcext:value-type="float">
            <text:p>13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almonberry)</text:p>
          </table:table-cell>
          <table:table-cell office:value-type="float" office:value="5" calcext:value-type="float">
            <text:p>5</text:p>
          </table:table-cell>
          <table:table-cell table:formula="of:=FLOOR(FLOOR(FLOOR([.$B492]*3)*[.C$3])*[.$K$3])" office:value-type="float" office:value="15" calcext:value-type="float">
            <text:p>15</text:p>
          </table:table-cell>
          <table:table-cell table:formula="of:=FLOOR(FLOOR(FLOOR([.$B492]*3)*[.D$3])*[.$K$3])" office:value-type="float" office:value="18" calcext:value-type="float">
            <text:p>18</text:p>
          </table:table-cell>
          <table:table-cell table:formula="of:=FLOOR(FLOOR(FLOOR([.$B492]*3)*[.E$3])*[.$K$3])" office:value-type="float" office:value="22" calcext:value-type="float">
            <text:p>22</text:p>
          </table:table-cell>
          <table:table-cell table:formula="of:=FLOOR(FLOOR(FLOOR([.$B492]*3)*[.F$3])*[.$K$3])"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pice Berry)</text:p>
          </table:table-cell>
          <table:table-cell office:value-type="float" office:value="80" calcext:value-type="float">
            <text:p>80</text:p>
          </table:table-cell>
          <table:table-cell table:formula="of:=FLOOR(FLOOR(FLOOR([.$B493]*3)*[.C$3])*[.$K$3])" office:value-type="float" office:value="240" calcext:value-type="float">
            <text:p>240</text:p>
          </table:table-cell>
          <table:table-cell table:formula="of:=FLOOR(FLOOR(FLOOR([.$B493]*3)*[.D$3])*[.$K$3])" office:value-type="float" office:value="300" calcext:value-type="float">
            <text:p>300</text:p>
          </table:table-cell>
          <table:table-cell table:formula="of:=FLOOR(FLOOR(FLOOR([.$B493]*3)*[.E$3])*[.$K$3])" office:value-type="float" office:value="360" calcext:value-type="float">
            <text:p>360</text:p>
          </table:table-cell>
          <table:table-cell table:formula="of:=FLOOR(FLOOR(FLOOR([.$B493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arfruit)</text:p>
          </table:table-cell>
          <table:table-cell office:value-type="float" office:value="750" calcext:value-type="float">
            <text:p>750</text:p>
          </table:table-cell>
          <table:table-cell table:formula="of:=FLOOR(FLOOR(FLOOR([.$B494]*3)*[.C$3])*[.$K$3])" office:value-type="float" office:value="2250" calcext:value-type="float">
            <text:p>2250</text:p>
          </table:table-cell>
          <table:table-cell table:formula="of:=FLOOR(FLOOR(FLOOR([.$B494]*3)*[.D$3])*[.$K$3])" office:value-type="float" office:value="2812" calcext:value-type="float">
            <text:p>2812</text:p>
          </table:table-cell>
          <table:table-cell table:formula="of:=FLOOR(FLOOR(FLOOR([.$B494]*3)*[.E$3])*[.$K$3])" office:value-type="float" office:value="3375" calcext:value-type="float">
            <text:p>3375</text:p>
          </table:table-cell>
          <table:table-cell table:formula="of:=FLOOR(FLOOR(FLOOR([.$B494]*3)*[.F$3])*[.$K$3])" office:value-type="float" office:value="4500" calcext:value-type="float">
            <text:p>45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Strawberry)</text:p>
          </table:table-cell>
          <table:table-cell office:value-type="float" office:value="120" calcext:value-type="float">
            <text:p>120</text:p>
          </table:table-cell>
          <table:table-cell table:formula="of:=FLOOR(FLOOR(FLOOR([.$B495]*3)*[.C$3])*[.$K$3])" office:value-type="float" office:value="360" calcext:value-type="float">
            <text:p>360</text:p>
          </table:table-cell>
          <table:table-cell table:formula="of:=FLOOR(FLOOR(FLOOR([.$B495]*3)*[.D$3])*[.$K$3])" office:value-type="float" office:value="450" calcext:value-type="float">
            <text:p>450</text:p>
          </table:table-cell>
          <table:table-cell table:formula="of:=FLOOR(FLOOR(FLOOR([.$B495]*3)*[.E$3])*[.$K$3])" office:value-type="float" office:value="540" calcext:value-type="float">
            <text:p>540</text:p>
          </table:table-cell>
          <table:table-cell table:formula="of:=FLOOR(FLOOR(FLOOR([.$B495]*3)*[.F$3])*[.$K$3])" office:value-type="float" office:value="720" calcext:value-type="float">
            <text:p>7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ne (Wild Plum)</text:p>
          </table:table-cell>
          <table:table-cell office:value-type="float" office:value="80" calcext:value-type="float">
            <text:p>80</text:p>
          </table:table-cell>
          <table:table-cell table:formula="of:=FLOOR(FLOOR(FLOOR([.$B496]*3)*[.C$3])*[.$K$3])" office:value-type="float" office:value="240" calcext:value-type="float">
            <text:p>240</text:p>
          </table:table-cell>
          <table:table-cell table:formula="of:=FLOOR(FLOOR(FLOOR([.$B496]*3)*[.D$3])*[.$K$3])" office:value-type="float" office:value="300" calcext:value-type="float">
            <text:p>300</text:p>
          </table:table-cell>
          <table:table-cell table:formula="of:=FLOOR(FLOOR(FLOOR([.$B496]*3)*[.E$3])*[.$K$3])" office:value-type="float" office:value="360" calcext:value-type="float">
            <text:p>360</text:p>
          </table:table-cell>
          <table:table-cell table:formula="of:=FLOOR(FLOOR(FLOOR([.$B496]*3)*[.F$3])*[.$K$3])" office:value-type="float" office:value="480" calcext:value-type="float">
            <text:p>48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Resource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ttery Pack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ne Fragme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nder Shard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lay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al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Bar</text:p>
          </table:table-cell>
          <table:table-cell office:value-type="float" office:value="60" calcext:value-type="float">
            <text:p>60</text:p>
          </table:table-cell>
          <table:table-cell table:formula="of:=FLOOR([.$B504]*[.$L$3])"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pper Or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Bar</text:p>
          </table:table-cell>
          <table:table-cell office:value-type="float" office:value="250" calcext:value-type="float">
            <text:p>250</text:p>
          </table:table-cell>
          <table:table-cell table:formula="of:=FLOOR([.$B507]*[.$L$3])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ld Ore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rdwood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Bar</text:p>
          </table:table-cell>
          <table:table-cell office:value-type="float" office:value="1000" calcext:value-type="float">
            <text:p>1000</text:p>
          </table:table-cell>
          <table:table-cell table:formula="of:=FLOOR([.$B510]*[.$L$3])"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idium Or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Bar</text:p>
          </table:table-cell>
          <table:table-cell office:value-type="float" office:value="120" calcext:value-type="float">
            <text:p>120</text:p>
          </table:table-cell>
          <table:table-cell table:formula="of:=FLOOR([.$B512]*[.$L$3])"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ron Ore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Bar</text:p>
          </table:table-cell>
          <table:table-cell office:value-type="float" office:value="3000" calcext:value-type="float">
            <text:p>3000</text:p>
          </table:table-cell>
          <table:table-cell table:formula="of:=FLOOR([.$B514]*[.$L$3])" office:value-type="float" office:value="3000" calcext:value-type="float">
            <text:p>3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oactive Ore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fined Quartz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on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oo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Cook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gae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rtichoke Dip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utumn’s Bounty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ked Fish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nana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ean Hotpo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ackberry Cobbler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lueberry Tart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d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uschetta</text:p>
          </table:table-cell>
          <table:table-cell/>
          <table:table-cell office:value-type="float" office:value="210" calcext:value-type="float">
            <text:p>2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arp Surprise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ese Cauliflow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colate Cak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owder</text:p>
          </table:table-cell>
          <table:table-cell/>
          <table:table-cell office:value-type="float" office:value="135" calcext:value-type="float">
            <text:p>1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eslaw</text:p>
          </table:table-cell>
          <table:table-cell/>
          <table:table-cell office:value-type="float" office:value="345" calcext:value-type="float">
            <text:p>34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mplete Breakfast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</text:p>
          </table:table-cell>
          <table:table-cell/>
          <table:table-cell office:value-type="float" office:value="140" calcext:value-type="float">
            <text:p>1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b Cakes</text:p>
          </table:table-cell>
          <table:table-cell/>
          <table:table-cell office:value-type="float" office:value="275" calcext:value-type="float">
            <text:p>2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Candy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anberry Sauce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rispy Bass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ish o’ The Sea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ggplant Parmesan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cargo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armer’s Lunc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ddlehead Risotto</text:p>
          </table:table-cell>
          <table:table-cell/>
          <table:table-cell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Stew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ish Taco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Calamar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el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Egg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ied Mushroom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Fruit Salad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inger Ale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lazed Yam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ashbrowns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ce Cream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obster Bisque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cky Lunc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ki Rol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ngo Sticky Ric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ple Ba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iner’s Treat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melet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le Broth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akes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rsnip Soup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epper Poppers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nk Cake</text:p>
          </table:table-cell>
          <table:table-cell/>
          <table:table-cell office:value-type="float" office:value="480" calcext:value-type="float">
            <text:p>4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izza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lum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i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oppyseed Muffin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Pie</text:p>
          </table:table-cell>
          <table:table-cell/>
          <table:table-cell office:value-type="float" office:value="385" calcext:value-type="float">
            <text:p>38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mpkin Soup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dish Salad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d Plat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hubarb Pie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 Pudding</text:p>
          </table:table-cell>
          <table:table-cell/>
          <table:table-cell office:value-type="float" office:value="260" calcext:value-type="float">
            <text:p>2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asted Hazelnuts</text:p>
          </table:table-cell>
          <table:table-cell/>
          <table:table-cell office:value-type="float" office:value="270" calcext:value-type="float">
            <text:p>27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ots Plat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ad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lmon Dinner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ashimi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afoam Pudding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hrimp Cocktail</text:p>
          </table:table-cell>
          <table:table-cell/>
          <table:table-cell office:value-type="float" office:value="160" calcext:value-type="float">
            <text:p>16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aghetti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cy Eel</text:p>
          </table:table-cell>
          <table:table-cell/>
          <table:table-cell office:value-type="float" office:value="175" calcext:value-type="float">
            <text:p>1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 Ravioli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ir Fry</text:p>
          </table:table-cell>
          <table:table-cell/>
          <table:table-cell office:value-type="float" office:value="335" calcext:value-type="float">
            <text:p>33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range Bun</text:p>
          </table:table-cell>
          <table:table-cell/>
          <table:table-cell office:value-type="float" office:value="225" calcext:value-type="float">
            <text:p>22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ffing</text:p>
          </table:table-cell>
          <table:table-cell/>
          <table:table-cell office:value-type="float" office:value="165" calcext:value-type="float">
            <text:p>16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per Meal</text:p>
          </table:table-cell>
          <table:table-cell/>
          <table:table-cell office:value-type="float" office:value="220" calcext:value-type="float">
            <text:p>2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rvival Burger</text:p>
          </table:table-cell>
          <table:table-cell/>
          <table:table-cell office:value-type="float" office:value="180" calcext:value-type="float">
            <text:p>18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m Kha Soup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tilla</text:p>
          </table:table-cell>
          <table:table-cell table:style-name="Default"/>
          <table:table-cell table:style-name="ce52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iple Shot Espresso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pical Curry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out Soup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egetable Medley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Pierre’s General Stor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sic Fertiliz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sic Retaining Soi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ouquet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eluxe Speed-Gro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il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Fertilizer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Retaining Soi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ice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eed-Gro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g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nega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heat Flou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47" office:value-type="string" calcext:value-type="string">
            <text:p>Monster Loot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t Wing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ug Meat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lime</text:p>
          </table:table-cell>
          <table:table-cell table:style-name="Default"/>
          <table:table-cell table:style-name="Default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olar Essence</text:p>
          </table:table-cell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oid Essenc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Crafting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erry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ga Bomb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Bait Item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ic Bait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Magne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office:value-type="string" calcext:value-type="string">
            <text:p>Wild Bait</text:p>
          </table:table-cell>
          <table:table-cell table:style-name="Default"/>
          <table:table-cell table:style-name="Default" office:value-type="float" office:value="15" calcext:value-type="float">
            <text:p>15</text:p>
          </table:table-cell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number-columns-repeated="3"/>
          <table:table-cell table:style-name="ce61"/>
          <table:table-cell table:style-name="ce66"/>
          <table:table-cell table:style-name="ce73"/>
          <table:table-cell table:number-columns-repeated="1018"/>
        </table:table-row>
        <table:table-row table:style-name="ro2">
          <table:table-cell table:style-name="ce47" office:value-type="string" calcext:value-type="string">
            <text:p>Tackle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Barbed Hook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k Bobb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iosity Lure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ressed Spinner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ead Bobber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Bobber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inner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ap Bobber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Hunter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edical Supplie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Energy Tonic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uscle Remedy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Weapons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Bone Sword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roken Trident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Burglar’s Shank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arving Knif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laymor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utlas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Sword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lub</text:p>
          </table:table-cell>
          <table:table-cell table:style-name="Default"/>
          <table:table-cell table:style-name="Default" office:value-type="float" office:value="700" calcext:value-type="float">
            <text:p>7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Cutlas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tooth Shiv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Dagger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Hammer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warf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lf Blade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emu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orest Sword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Dagger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Hammer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alaxy Sword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Blade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Dagger</text:p>
          </table:table-cell>
          <table:table-cell table:style-name="Default"/>
          <table:table-cell table:style-name="Default" office:value-type="float" office:value="800" calcext:value-type="float">
            <text:p>8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finity Gavel</text:p>
          </table:table-cell>
          <table:table-cell table:style-name="Default"/>
          <table:table-cell table:style-name="Default" office:value-type="float" office:value="850" calcext:value-type="float">
            <text:p>8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nsect Hea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idium Needle</text:p>
          </table:table-cell>
          <table:table-cell table:style-name="Default"/>
          <table:table-cell table:style-name="Default" office:value-type="float" office:value="600" calcext:value-type="float">
            <text:p>6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Dirk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Iron Edge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Kudgel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ava Katana</text:p>
          </table:table-cell>
          <table:table-cell table:style-name="Default"/>
          <table:table-cell table:style-name="Default" office:value-type="float" office:value="500" calcext:value-type="float">
            <text:p>5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d Rod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Neptune’s Glaiv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bsidian Edg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Ossified Blade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Pirate’s Sword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sty 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adow Dagger</text:p>
          </table:table-cell>
          <table:table-cell table:style-name="Default"/>
          <table:table-cell table:style-name="Default" office:value-type="float" office:value="200" calcext:value-type="float">
            <text:p>2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ilver Sab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Falchion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teel Smallsword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ered Broadsword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emplar’s Blade</text:p>
          </table:table-cell>
          <table:table-cell table:style-name="Default"/>
          <table:table-cell table:style-name="Default" office:value-type="float" office:value="250" calcext:value-type="float">
            <text:p>2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 Slammer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cked Kri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ind Spir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Club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 Mallet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oden Blade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Yeti Tooth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Footwear</text:p>
          </table:table-cell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6" office:value-type="string" calcext:value-type="string">
            <text:p>Cinderclown Shoes</text:p>
          </table:table-cell>
          <table:table-cell table:style-name="Default"/>
          <table:table-cell table:style-name="Default" office:value-type="float" office:value="550" calcext:value-type="float">
            <text:p>5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ombat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Crystal Shoe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ark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ragonscale Boot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Emily’s Magic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Firewalker Boots</text:p>
          </table:table-cell>
          <table:table-cell table:style-name="Default"/>
          <table:table-cell table:style-name="Default" office:value-type="float" office:value="300" calcext:value-type="float">
            <text:p>3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Genie Shoes</text:p>
          </table:table-cell>
          <table:table-cell table:style-name="Default"/>
          <table:table-cell table:style-name="Default" office:value-type="float" office:value="350" calcext:value-type="float">
            <text:p>3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ather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Leprechaun Shoe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Mermaid Boots</text:p>
          </table:table-cell>
          <table:table-cell table:style-name="Default"/>
          <table:table-cell table:style-name="Default" office:value-type="float" office:value="650" calcext:value-type="float">
            <text:p>6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Rubber Boot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neakers</text:p>
          </table:table-cell>
          <table:table-cell table:style-name="Default"/>
          <table:table-cell table:style-name="Default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pace Boots</text:p>
          </table:table-cell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hermal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Tundra Boots</text:p>
          </table:table-cell>
          <table:table-cell table:style-name="Default"/>
          <table:table-cell table:style-name="Default" office:value-type="float" office:value="150" calcext:value-type="float">
            <text:p>150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Work Boots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47" office:value-type="string" calcext:value-type="string">
            <text:p>Miscellaneo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Iridium Sprinkler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Quality Sprinkler</text:p>
          </table:table-cell>
          <table:table-cell table:style-name="Default"/>
          <table:table-cell table:style-name="Default" office:value-type="float" office:value="450" calcext:value-type="float">
            <text:p>45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prinkler</text:p>
          </table:table-cell>
          <table:table-cell table:style-name="Default"/>
          <table:table-cell table:style-name="Default" office:value-type="float" office:value="100" calcext:value-type="float">
            <text:p>1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quid Ink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or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reasure Chest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Beach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Deser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Farm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Island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arp Totem: Mountains</text:p>
          </table:table-cell>
          <table:table-cell table:style-name="Default"/>
          <table:table-cell table:style-name="Default" office:value-type="float" office:value="20" calcext:value-type="float">
            <text:p>20</text:p>
          </table:table-cell>
          <table:table-cell table:number-columns-repeated="1021"/>
        </table:table-row>
        <table:table-row table:style-name="ro2" table:number-rows-repeated="10478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sh Availability" table:style-name="ta2">
        <office:forms form:automatic-focus="false" form:apply-design-mode="false"/>
        <table:table-column table:style-name="co27" table:default-cell-style-name="Default"/>
        <table:table-column table:style-name="co29" table:default-cell-style-name="Default"/>
        <table:table-column table:style-name="co30" table:default-cell-style-name="ce58"/>
        <table:table-column table:style-name="co31" table:default-cell-style-name="ce58"/>
        <table:table-column table:style-name="co32" table:default-cell-style-name="ce98"/>
        <table:table-column table:style-name="co33" table:default-cell-style-name="ce101"/>
        <table:table-column table:style-name="co34" table:default-cell-style-name="ce104"/>
        <table:table-column table:style-name="co32" table:default-cell-style-name="ce107"/>
        <table:table-column table:style-name="co35" table:default-cell-style-name="ce107"/>
        <table:table-column table:style-name="co36" table:default-cell-style-name="ce111"/>
        <table:table-column table:style-name="co37" table:default-cell-style-name="ce113"/>
        <table:table-column table:style-name="co38" table:default-cell-style-name="ce120"/>
        <table:table-column table:style-name="co36" table:default-cell-style-name="Default"/>
        <table:table-column table:style-name="co3" table:number-columns-repeated="1011" table:default-cell-style-name="Default"/>
        <table:table-row table:style-name="ro2">
          <table:table-cell table:style-name="ce47" office:value-type="string" calcext:value-type="string">
            <text:p>Fish</text:p>
          </table:table-cell>
          <table:table-cell table:style-name="ce47" office:value-type="string" calcext:value-type="string">
            <text:p>Location</text:p>
          </table:table-cell>
          <table:table-cell table:style-name="ce93" office:value-type="string" calcext:value-type="string">
            <text:p>Start Time</text:p>
          </table:table-cell>
          <table:table-cell table:style-name="ce93" office:value-type="string" calcext:value-type="string">
            <text:p>End Time</text:p>
          </table:table-cell>
          <table:table-cell table:style-name="ce96" office:value-type="string" calcext:value-type="string">
            <text:p>Spring</text:p>
          </table:table-cell>
          <table:table-cell table:style-name="ce99" office:value-type="string" calcext:value-type="string">
            <text:p>Summer</text:p>
          </table:table-cell>
          <table:table-cell table:style-name="ce102" office:value-type="string" calcext:value-type="string">
            <text:p>Fall</text:p>
          </table:table-cell>
          <table:table-cell table:style-name="ce105" office:value-type="string" calcext:value-type="string">
            <text:p>Winter</text:p>
          </table:table-cell>
          <table:table-cell table:style-name="ce105" office:value-type="string" calcext:value-type="string">
            <text:p>Winter with Rain Totem</text:p>
          </table:table-cell>
          <table:table-cell table:style-name="ce109" office:value-type="string" calcext:value-type="string">
            <text:p>Rain</text:p>
          </table:table-cell>
          <table:table-cell table:style-name="ce112" office:value-type="string" calcext:value-type="string">
            <text:p>Sun</text:p>
          </table:table-cell>
          <table:table-cell table:style-name="ce115" office:value-type="string" calcext:value-type="string">
            <text:p>Wind</text:p>
          </table:table-cell>
          <table:table-cell table:style-name="ce47" office:value-type="string" calcext:value-type="string">
            <text:p>Bundle</text:p>
          </table:table-cell>
          <table:table-cell table:style-name="ce47"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lbacore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chovy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b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Pond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ue Discus</text:p>
          </table:table-cell>
          <table:table-cell office:value-type="string" calcext:value-type="string">
            <text:p>Ginger Island Rivers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Pelican Town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eam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ullhea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Secret Wood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atfish</text:p>
          </table:table-cell>
          <table:table-cell office:value-type="string" calcext:value-type="string">
            <text:p>Witch’s Swamp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00H00M00S" calcext:value-type="time">
            <text:p>12:00 AM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hub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orado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Eel</text:p>
          </table:table-cell>
          <table:table-cell office:value-type="string" calcext:value-type="string">
            <text:p>The Beach</text:p>
          </table:table-cell>
          <table:table-cell office:value-type="time" office:time-value="PT16H00M00S" calcext:value-type="time">
            <text:p>4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6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lound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6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hostfish</text:p>
          </table:table-cell>
          <table:table-cell office:value-type="string" calcext:value-type="string">
            <text:p>The Mines (20, 60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Glacierfish Jr.</text:p>
          </table:table-cell>
          <table:table-cell office:value-type="string" calcext:value-type="string">
            <text:p>Cindersap Forest (South Arrowhead Island, Fishing level 6+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1H00M00S" calcext:value-type="time">
            <text:p>11:00 AM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libut</text:p>
          </table:table-cell>
          <table:table-cell office:value-type="string" calcext:value-type="string">
            <text:p>The Beach</text:p>
          </table:table-cell>
          <table:table-cell office:value-type="time" office:time-value="PT19H00M00S" calcext:value-type="time">
            <text:p>7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erring</text:p>
          </table:table-cell>
          <table:table-cell office:value-type="string" calcext:value-type="string">
            <text:p>The Beach</text:p>
          </table:table-cell>
          <table:table-cell table:number-columns-repeated="2"/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Ice Pip</text:p>
          </table:table-cell>
          <table:table-cell office:value-type="string" calcext:value-type="string">
            <text:p>The Mines (60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rgemouth Bass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ava Eel</text:p>
          </table:table-cell>
          <table:table-cell office:value-type="string" calcext:value-type="string">
            <text:p>The Mines (100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content-validation-name="val13" office:value-type="string" calcext:value-type="string">
            <text:p>Yes</text:p>
          </table:table-cell>
          <table:table-cell table:number-columns-repeated="4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gend II</text:p>
          </table:table-cell>
          <table:table-cell office:value-type="string" calcext:value-type="string">
            <text:p>The Mountain Lake (Log, Fishing level 10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ngcod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ionfish</text:p>
          </table:table-cell>
          <table:table-cell office:value-type="string" calcext:value-type="string">
            <text:p>Ginger Island Beaches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The Mountain Lake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Cindersap Forest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Pond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Carp</text:p>
          </table:table-cell>
          <table:table-cell office:value-type="string" calcext:value-type="string">
            <text:p>Ginger Island River</text:p>
          </table:table-cell>
          <table:table-cell office:value-type="time" office:time-value="PT22H00M00S" calcext:value-type="time">
            <text:p>10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idnight Squid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s. Angler</text:p>
          </table:table-cell>
          <table:table-cell office:value-type="string" calcext:value-type="string">
            <text:p>Pelican Town River (Northernmost Bridge Near JojaMart, Fishing level 3+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tant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ctopus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3H00M00S" calcext:value-type="time">
            <text:p>1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ch</text:p>
          </table:table-cell>
          <table:table-cell office:value-type="string" calcext:value-type="string">
            <text:p>The Mountain Lake</text:p>
          </table:table-cell>
          <table:table-cell table:number-columns-repeated="2"/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River</text:p>
          </table:table-cell>
          <table:table-cell table:number-columns-repeated="2"/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ke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The Beach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4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ufferfish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6H00M00S" calcext:value-type="time">
            <text:p>4:00 PM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dioactive Carp</text:p>
          </table:table-cell>
          <table:table-cell office:value-type="string" calcext:value-type="string">
            <text:p>The Sewers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4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4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 Trout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4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Mullet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d Snapp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lmon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ndfish</text:p>
          </table:table-cell>
          <table:table-cell office:value-type="string" calcext:value-type="string">
            <text:p>The Desert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ardine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corpion Carp</text:p>
          </table:table-cell>
          <table:table-cell office:value-type="string" calcext:value-type="string">
            <text:p>The Desert (Fishing level 4+)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20H00M00S" calcext:value-type="time">
            <text:p>8:00 PM</text:p>
          </table:table-cell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ea Cucumber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Pelican Town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d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9H00M00S" calcext:value-type="time">
            <text:p>9:00 A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limejack</text:p>
          </table:table-cell>
          <table:table-cell office:value-type="string" calcext:value-type="string">
            <text:p>Mutant Bug Lair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Pelican Town River</text:p>
          </table:table-cell>
          <table:table-cell table:number-columns-repeated="2"/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mallmouth Bass</text:p>
          </table:table-cell>
          <table:table-cell office:value-type="string" calcext:value-type="string">
            <text:p>Cindersap Forest Pond</text:p>
          </table:table-cell>
          <table:table-cell table:number-columns-repeated="2"/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on of Crimsonfish</text:p>
          </table:table-cell>
          <table:table-cell office:value-type="string" calcext:value-type="string">
            <text:p>The Beach (East Pier, Fishing level 5+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pook Fish</text:p>
          </table:table-cell>
          <table:table-cell office:value-type="string" calcext:value-type="string">
            <text:p>Night Market</text:p>
          </table:table-cell>
          <table:table-cell office:value-type="time" office:time-value="PT17H00M00S" calcext:value-type="time">
            <text:p>5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quid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3"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ingray</text:p>
          </table:table-cell>
          <table:table-cell office:value-type="string" calcext:value-type="string">
            <text:p>Pirate Cove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onefish</text:p>
          </table:table-cell>
          <table:table-cell office:value-type="string" calcext:value-type="string">
            <text:p>The Mines (20)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turgeon</text:p>
          </table:table-cell>
          <table:table-cell office:value-type="string" calcext:value-type="string">
            <text:p>The Mountain Lake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4"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nfish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4"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The Beach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uper Cucumber</text:p>
          </table:table-cell>
          <table:table-cell office:value-type="string" calcext:value-type="string">
            <text:p>Ginger Island Beaches</text:p>
          </table:table-cell>
          <table:table-cell office:value-type="time" office:time-value="PT18H00M00S" calcext:value-type="time">
            <text:p>6:00 PM</text:p>
          </table:table-cell>
          <table:table-cell office:value-type="time" office:time-value="PT02H00M00S" calcext:value-type="time">
            <text:p>2:00 AM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Pelican Town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ger Trout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6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lapi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4H00M00S" calcext:value-type="time">
            <text:p>2:00 PM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number-columns-repeated="3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The Beach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5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una</text:p>
          </table:table-cell>
          <table:table-cell office:value-type="string" calcext:value-type="string">
            <text:p>Ginger Island Beaches</text:p>
          </table:table-cell>
          <table:table-cell office:value-type="time" office:time-value="PT06H00M00S" calcext:value-type="time">
            <text:p>6:00 AM</text:p>
          </table:table-cell>
          <table:table-cell office:value-type="time" office:time-value="PT19H00M00S" calcext:value-type="time">
            <text:p>7:00 PM</text:p>
          </table:table-cell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Void Salmon</text:p>
          </table:table-cell>
          <table:table-cell office:value-type="string" calcext:value-type="string">
            <text:p>Witch’s Swamp</text:p>
          </table:table-cell>
          <table:table-cell table:style-name="Default"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No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Pelican Town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River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Cindersap Forest Pond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alleye</text:p>
          </table:table-cell>
          <table:table-cell office:value-type="string" calcext:value-type="string">
            <text:p>The Mountain Lake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02H00M00S" calcext:value-type="time">
            <text:p>2:00 AM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content-validation-name="val13" office:value-type="string" calcext:value-type="string">
            <text:p>Yes</text:p>
          </table:table-cell>
          <table:table-cell table:content-validation-name="val13" office:value-type="string" calcext:value-type="string">
            <text:p>No</text:p>
          </table:table-cell>
          <table:table-cell table:number-columns-repeated="2" table:content-validation-name="val13" office:value-type="string" calcext:value-type="string">
            <text:p>Yes</text:p>
          </table:table-cell>
          <table:table-cell table:number-columns-repeated="2" table:content-validation-name="val13" office:value-type="string" calcext:value-type="string">
            <text:p>No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Secret Woods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oodskip</text:p>
          </table:table-cell>
          <table:table-cell office:value-type="string" calcext:value-type="string">
            <text:p>Forest Farm</text:p>
          </table:table-cell>
          <table:table-cell table:number-columns-repeated="2"/>
          <table:table-cell table:number-columns-repeated="8" table:content-validation-name="val13" office:value-type="string" calcext:value-type="string">
            <text:p>Yes</text:p>
          </table:table-cell>
          <table:table-cell table:style-name="ce114" table:content-validation-name="val13" office:value-type="string" calcext:value-type="string">
            <text:p>Yes</text:p>
          </table:table-cell>
          <table:table-cell table:number-columns-repeated="1011"/>
        </table:table-row>
        <table:table-row table:style-name="ro2" table:number-rows-repeated="1048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ops" table:style-name="ta2">
        <office:forms form:automatic-focus="false" form:apply-design-mode="false"/>
        <table:table-column table:style-name="co7" table:default-cell-style-name="Default"/>
        <table:table-column table:style-name="co39" table:default-cell-style-name="ce52"/>
        <table:table-column table:style-name="co15" table:default-cell-style-name="ce52"/>
        <table:table-column table:style-name="co40" table:default-cell-style-name="ce52"/>
        <table:table-row table:style-name="ro2">
          <table:table-cell table:style-name="ce25" table:content-validation-name="val9" office:value-type="string" calcext:value-type="string">
            <text:p>Crop</text:p>
          </table:table-cell>
          <table:table-cell table:style-name="ce48" table:content-validation-name="val9" office:value-type="string" calcext:value-type="string">
            <text:p>Experience</text:p>
          </table:table-cell>
          <table:table-cell table:style-name="ce48" table:content-validation-name="val9" office:value-type="string" calcext:value-type="string">
            <text:p>Days to Maturity</text:p>
          </table:table-cell>
          <table:table-cell table:style-name="ce48" table:content-validation-name="val9" office:value-type="string" calcext:value-type="string">
            <text:p>Days to Regrowth</text:p>
          </table:table-cell>
        </table:table-row>
        <table:table-row table:style-name="ro2">
          <table:table-cell office:value-type="string" calcext:value-type="string">
            <text:p>Amaranth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Ancient Fruit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Artichoke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Beet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Blue Jazz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Blueberry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Bok Choy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Cactus Fruit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auliflowe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Coffee Bean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orn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Cranberries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Eggplan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Fairy Rose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Fiber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Garlic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Grape (Grape Starter)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Green Bea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Hops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Hot Pepper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Kale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Melon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2">
          <table:table-cell office:value-type="string" calcext:value-type="string">
            <text:p>Parsnip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Pineapple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Poppy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Potato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Pumpkin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Radish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Red Cabbage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Rhubarb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arfruit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office:value-type="string" calcext:value-type="string">
            <text:p>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Summer Spangle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unflower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Sweet Gem Berry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2">
          <table:table-cell office:value-type="string" calcext:value-type="string">
            <text:p>Taro Root (Irrigated)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2">
          <table:table-cell office:value-type="string" calcext:value-type="string">
            <text:p>Taro Root (Unirrigated)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Tea Leaves</text:p>
          </table:table-cell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 office:value-type="string" calcext:value-type="string">
            <text:p>Tomat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Tulip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Irrigated)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Unmilled Rice (Unirrigated)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Wheat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Yam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/>
        </table:table-row>
      </table:table>
      <table:table table:name="Y1-Sp Farming XP Planning" table:style-name="ta3">
        <office:forms form:automatic-focus="false" form:apply-design-mode="false"/>
        <table:table-column table:style-name="co41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42" table:visibility="collapse" table:default-cell-style-name="Default"/>
        <table:table-column table:style-name="co43" table:visibility="collapse" table:number-columns-repeated="9" table:default-cell-style-name="Default"/>
        <table:table-column table:style-name="co44" table:visibility="collapse" table:number-columns-repeated="19" table:default-cell-style-name="Default"/>
        <table:table-column table:style-name="co6" table:default-cell-style-name="Default"/>
        <table:table-column table:style-name="co2" table:default-cell-style-name="ce52"/>
        <table:table-column table:style-name="co45" table:default-cell-style-name="ce52"/>
        <table:table-column table:style-name="co46" table:default-cell-style-name="ce52"/>
        <table:table-column table:style-name="co47" table:default-cell-style-name="Default"/>
        <table:table-row table:style-name="ro2">
          <table:table-cell table:style-name="ce47" office:value-type="string" calcext:value-type="string">
            <text:p>Crop</text:p>
          </table:table-cell>
          <table:table-cell table:style-name="ce123" office:value-type="string" calcext:value-type="string">
            <text:p>Day Planted</text:p>
          </table:table-cell>
          <table:table-cell table:style-name="ce123" table:content-validation-name="val5" office:value-type="string" calcext:value-type="string">
            <text:p>Qty</text:p>
          </table:table-cell>
          <table:table-cell table:style-name="ce123" office:value-type="string" calcext:value-type="string">
            <text:p>Maturity Day</text:p>
          </table:table-cell>
          <table:table-cell table:style-name="ce123" office:value-type="string" calcext:value-type="string">
            <text:p>Day 1 XP</text:p>
          </table:table-cell>
          <table:table-cell table:style-name="ce123" office:value-type="string" calcext:value-type="string">
            <text:p>Day 2 XP</text:p>
          </table:table-cell>
          <table:table-cell table:style-name="ce123" office:value-type="string" calcext:value-type="string">
            <text:p>Day 3 XP</text:p>
          </table:table-cell>
          <table:table-cell table:style-name="ce123" office:value-type="string" calcext:value-type="string">
            <text:p>Day 4 XP</text:p>
          </table:table-cell>
          <table:table-cell table:style-name="ce123" office:value-type="string" calcext:value-type="string">
            <text:p>Day 5 XP</text:p>
          </table:table-cell>
          <table:table-cell table:style-name="ce123" office:value-type="string" calcext:value-type="string">
            <text:p>Day 6 XP</text:p>
          </table:table-cell>
          <table:table-cell table:style-name="ce123" office:value-type="string" calcext:value-type="string">
            <text:p>Day 7 XP</text:p>
          </table:table-cell>
          <table:table-cell table:style-name="ce123" office:value-type="string" calcext:value-type="string">
            <text:p>Day 8 XP</text:p>
          </table:table-cell>
          <table:table-cell table:style-name="ce123" office:value-type="string" calcext:value-type="string">
            <text:p>Day 9 XP</text:p>
          </table:table-cell>
          <table:table-cell table:style-name="ce123" office:value-type="string" calcext:value-type="string">
            <text:p>Day 10 XP</text:p>
          </table:table-cell>
          <table:table-cell table:style-name="ce123" office:value-type="string" calcext:value-type="string">
            <text:p>Day 11 XP</text:p>
          </table:table-cell>
          <table:table-cell table:style-name="ce123" office:value-type="string" calcext:value-type="string">
            <text:p>Day 12 XP</text:p>
          </table:table-cell>
          <table:table-cell table:style-name="ce123" office:value-type="string" calcext:value-type="string">
            <text:p>Day 13 XP</text:p>
          </table:table-cell>
          <table:table-cell table:style-name="ce123" office:value-type="string" calcext:value-type="string">
            <text:p>Day 14 XP</text:p>
          </table:table-cell>
          <table:table-cell table:style-name="ce123" office:value-type="string" calcext:value-type="string">
            <text:p>Day 15 XP</text:p>
          </table:table-cell>
          <table:table-cell table:style-name="ce123" office:value-type="string" calcext:value-type="string">
            <text:p>Day 16 XP</text:p>
          </table:table-cell>
          <table:table-cell table:style-name="ce123" office:value-type="string" calcext:value-type="string">
            <text:p>Day 17 XP</text:p>
          </table:table-cell>
          <table:table-cell table:style-name="ce123" office:value-type="string" calcext:value-type="string">
            <text:p>Day 18 XP</text:p>
          </table:table-cell>
          <table:table-cell table:style-name="ce123" office:value-type="string" calcext:value-type="string">
            <text:p>Day 19 XP</text:p>
          </table:table-cell>
          <table:table-cell table:style-name="ce123" office:value-type="string" calcext:value-type="string">
            <text:p>Day 20 XP</text:p>
          </table:table-cell>
          <table:table-cell table:style-name="ce123" office:value-type="string" calcext:value-type="string">
            <text:p>Day 21 XP</text:p>
          </table:table-cell>
          <table:table-cell table:style-name="ce123" office:value-type="string" calcext:value-type="string">
            <text:p>Day 22 XP</text:p>
          </table:table-cell>
          <table:table-cell table:style-name="ce123" office:value-type="string" calcext:value-type="string">
            <text:p>Day 23 XP</text:p>
          </table:table-cell>
          <table:table-cell table:style-name="ce123" office:value-type="string" calcext:value-type="string">
            <text:p>Day 24 XP</text:p>
          </table:table-cell>
          <table:table-cell table:style-name="ce123" office:value-type="string" calcext:value-type="string">
            <text:p>Day 25 XP</text:p>
          </table:table-cell>
          <table:table-cell table:style-name="ce123" office:value-type="string" calcext:value-type="string">
            <text:p>Day 26 XP</text:p>
          </table:table-cell>
          <table:table-cell table:style-name="ce123" office:value-type="string" calcext:value-type="string">
            <text:p>Day 27 XP</text:p>
          </table:table-cell>
          <table:table-cell table:style-name="ce123" office:value-type="string" calcext:value-type="string">
            <text:p>Day 28 XP</text:p>
          </table:table-cell>
          <table:table-cell/>
          <table:table-cell table:style-name="ce123" office:value-type="string" calcext:value-type="string">
            <text:p>Day</text:p>
          </table:table-cell>
          <table:table-cell table:style-name="ce123" office:value-type="string" calcext:value-type="string">
            <text:p>XP at Day’s End</text:p>
          </table:table-cell>
          <table:table-cell table:style-name="ce123" office:value-type="string" calcext:value-type="string">
            <text:p>Farming Level</text:p>
          </table:table-cell>
          <table:table-cell table:style-name="ce47"/>
        </table:table-row>
        <table:table-row table:style-name="ro2">
          <table:table-cell table:style-name="ce108" office:value-type="string" calcext:value-type="string">
            <text:p>Parsnip</text:p>
          </table:table-cell>
          <table:table-cell table:style-name="ce50" table:content-validation-name="val9" office:value-type="float" office:value="1" calcext:value-type="float">
            <text:p>1</text:p>
          </table:table-cell>
          <table:table-cell table:style-name="ce50" table:content-validation-name="val5" office:value-type="float" office:value="15" calcext:value-type="float">
            <text:p>15</text:p>
          </table:table-cell>
          <table:table-cell table:style-name="ce52" table:formula="of:=[.B2]+INDEX([$Crops.$A$1:$Crops.$C$1048576];MATCH([.A2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 table:style-name="ce52" table:formula="of:=IFNA(MAX(0;IF(INDEX([$Crops.$A$1:$Crops.$D$1048576];MATCH([.$A2];[$Crops.$A$1:$Crops.$A$1048576];0);4) &lt;&gt; &quot;&quot;;CEILING((COLUMN()-3-[.$D2])/INDEX([$Crops.$A$1:$Crops.$D$1048576];MATCH([.$A2];[$Crops.$A$1:$Crops.$A$1048576];0);4))*INDEX([$Crops.$A$1:$Crops.$B$1048576];MATCH([.$A2];[$Crops.$A$1:$Crops.$A$1048576];0);2)*[.$C2];IF(COLUMN()-3-[.$D2] &gt;= 1;[.$C2]*INDEX([$Crops.$A$1:$Crops.$B$1048576];MATCH([.$A2];[$Crops.$A$1:$Crops.$A$1048576];0);2);0)));0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$1:.E$1048576])" office:value-type="float" office:value="0" calcext:value-type="float">
            <text:p>0</text:p>
          </table:table-cell>
          <table:table-cell table:formula="of:=IF([.AI2]&gt;=15000;10;IF([.AI2]&gt;=10000;9;IF([.AI2]&gt;=6900;8;IF([.AI2]&gt;=4800;7;IF([.AI2]&gt;=3300;6;IF([.AI2]&gt;=2150;5;IF([.AI2]&gt;=1300;4;IF([.AI2]&gt;=770;3;IF([.AI2]&gt;=380;2;IF([.AI2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arsnip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3]+INDEX([$Crops.$A$1:$Crops.$C$1048576];MATCH([.A3];[$Crops.$A$1:$Crops.$A$1048576];0);3)" office:value-type="float" office:value="5" calcext:value-type="float">
            <text:p>5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3];[$Crops.$A$1:$Crops.$A$1048576];0);4) &lt;&gt; &quot;&quot;;CEILING((COLUMN()-3-[.$D3])/INDEX([$Crops.$A$1:$Crops.$D$1048576];MATCH([.$A3];[$Crops.$A$1:$Crops.$A$1048576];0);4))*INDEX([$Crops.$A$1:$Crops.$B$1048576];MATCH([.$A3];[$Crops.$A$1:$Crops.$A$1048576];0);2)*[.$C3];IF(COLUMN()-3-[.$D3] &gt;= 1;[.$C3]*INDEX([$Crops.$A$1:$Crops.$B$1048576];MATCH([.$A3];[$Crops.$A$1:$Crops.$A$1048576];0);2);0)));0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F$1:.F$1048576])" office:value-type="float" office:value="0" calcext:value-type="float">
            <text:p>0</text:p>
          </table:table-cell>
          <table:table-cell table:formula="of:=IF([.AI3]&gt;=15000;10;IF([.AI3]&gt;=10000;9;IF([.AI3]&gt;=6900;8;IF([.AI3]&gt;=4800;7;IF([.AI3]&gt;=3300;6;IF([.AI3]&gt;=2150;5;IF([.AI3]&gt;=1300;4;IF([.AI3]&gt;=770;3;IF([.AI3]&gt;=380;2;IF([.AI3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Cauliflower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4]+INDEX([$Crops.$A$1:$Crops.$C$1048576];MATCH([.A4];[$Crops.$A$1:$Crops.$A$1048576];0);3)" office:value-type="float" office:value="13" calcext:value-type="float">
            <text:p>13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4];[$Crops.$A$1:$Crops.$A$1048576];0);4) &lt;&gt; &quot;&quot;;CEILING((COLUMN()-3-[.$D4])/INDEX([$Crops.$A$1:$Crops.$D$1048576];MATCH([.$A4];[$Crops.$A$1:$Crops.$A$1048576];0);4))*INDEX([$Crops.$A$1:$Crops.$B$1048576];MATCH([.$A4];[$Crops.$A$1:$Crops.$A$1048576];0);2)*[.$C4];IF(COLUMN()-3-[.$D4] &gt;= 1;[.$C4]*INDEX([$Crops.$A$1:$Crops.$B$1048576];MATCH([.$A4];[$Crops.$A$1:$Crops.$A$1048576];0);2);0)));0)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G$1:.G$1048576])" office:value-type="float" office:value="0" calcext:value-type="float">
            <text:p>0</text:p>
          </table:table-cell>
          <table:table-cell table:formula="of:=IF([.AI4]&gt;=15000;10;IF([.AI4]&gt;=10000;9;IF([.AI4]&gt;=6900;8;IF([.AI4]&gt;=4800;7;IF([.AI4]&gt;=3300;6;IF([.AI4]&gt;=2150;5;IF([.AI4]&gt;=1300;4;IF([.AI4]&gt;=770;3;IF([.AI4]&gt;=380;2;IF([.AI4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9" office:value-type="string" calcext:value-type="string">
            <text:p>Potato</text:p>
          </table:table-cell>
          <table:table-cell table:style-name="ce41" table:content-validation-name="val4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5]+INDEX([$Crops.$A$1:$Crops.$C$1048576];MATCH([.A5];[$Crops.$A$1:$Crops.$A$1048576];0);3)" office:value-type="float" office:value="7" calcext:value-type="float">
            <text:p>7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5];[$Crops.$A$1:$Crops.$A$1048576];0);4) &lt;&gt; &quot;&quot;;CEILING((COLUMN()-3-[.$D5])/INDEX([$Crops.$A$1:$Crops.$D$1048576];MATCH([.$A5];[$Crops.$A$1:$Crops.$A$1048576];0);4))*INDEX([$Crops.$A$1:$Crops.$B$1048576];MATCH([.$A5];[$Crops.$A$1:$Crops.$A$1048576];0);2)*[.$C5];IF(COLUMN()-3-[.$D5] &gt;= 1;[.$C5]*INDEX([$Crops.$A$1:$Crops.$B$1048576];MATCH([.$A5];[$Crops.$A$1:$Crops.$A$1048576];0);2);0)));0)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H$1:.H$1048576])" office:value-type="float" office:value="0" calcext:value-type="float">
            <text:p>0</text:p>
          </table:table-cell>
          <table:table-cell table:formula="of:=IF([.AI5]&gt;=15000;10;IF([.AI5]&gt;=10000;9;IF([.AI5]&gt;=6900;8;IF([.AI5]&gt;=4800;7;IF([.AI5]&gt;=3300;6;IF([.AI5]&gt;=2150;5;IF([.AI5]&gt;=1300;4;IF([.AI5]&gt;=770;3;IF([.AI5]&gt;=380;2;IF([.AI5]&gt;=100;1;0))))))))))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108" office:value-type="string" calcext:value-type="string">
            <text:p>Green Bean</text:p>
          </table:table-cell>
          <table:table-cell table:style-name="ce50" table:content-validation-name="val9" office:value-type="float" office:value="5" calcext:value-type="float">
            <text:p>5</text:p>
          </table:table-cell>
          <table:table-cell table:style-name="ce50" table:content-validation-name="val5" office:value-type="float" office:value="1" calcext:value-type="float">
            <text:p>1</text:p>
          </table:table-cell>
          <table:table-cell table:style-name="ce52" table:formula="of:=[.B6]+INDEX([$Crops.$A$1:$Crops.$C$1048576];MATCH([.A6];[$Crops.$A$1:$Crops.$A$1048576];0);3)" office:value-type="float" office:value="15" calcext:value-type="float">
            <text:p>1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-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9" calcext:value-type="float">
            <text:p>9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18" calcext:value-type="float">
            <text:p>18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27" calcext:value-type="float">
            <text:p>27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36" calcext:value-type="float">
            <text:p>36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 table:style-name="ce52" table:formula="of:=IFNA(MAX(0;IF(INDEX([$Crops.$A$1:$Crops.$D$1048576];MATCH([.$A6];[$Crops.$A$1:$Crops.$A$1048576];0);4) &lt;&gt; &quot;&quot;;CEILING((COLUMN()-3-[.$D6])/INDEX([$Crops.$A$1:$Crops.$D$1048576];MATCH([.$A6];[$Crops.$A$1:$Crops.$A$1048576];0);4))*INDEX([$Crops.$A$1:$Crops.$B$1048576];MATCH([.$A6];[$Crops.$A$1:$Crops.$A$1048576];0);2)*[.$C6];IF(COLUMN()-3-[.$D6] &gt;= 1;[.$C6]*INDEX([$Crops.$A$1:$Crops.$B$1048576];MATCH([.$A6];[$Crops.$A$1:$Crops.$A$1048576];0);2);0)));0)" office:value-type="float" office:value="45" calcext:value-type="float">
            <text:p>45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I$1:.I$1048576])" office:value-type="float" office:value="120" calcext:value-type="float">
            <text:p>120</text:p>
          </table:table-cell>
          <table:table-cell table:formula="of:=IF([.AI6]&gt;=15000;10;IF([.AI6]&gt;=10000;9;IF([.AI6]&gt;=6900;8;IF([.AI6]&gt;=4800;7;IF([.AI6]&gt;=3300;6;IF([.AI6]&gt;=2150;5;IF([.AI6]&gt;=1300;4;IF([.AI6]&gt;=770;3;IF([.AI6]&gt;=380;2;IF([.AI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9" office:value-type="float" office:value="5" calcext:value-type="float">
            <text:p>5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7]+INDEX([$Crops.$A$1:$Crops.$C$1048576];MATCH([.A7];[$Crops.$A$1:$Crops.$A$1048576];0);3)" office:value-type="float" office:value="11" calcext:value-type="float">
            <text:p>11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7];[$Crops.$A$1:$Crops.$A$1048576];0);4) &lt;&gt; &quot;&quot;;CEILING((COLUMN()-3-[.$D7])/INDEX([$Crops.$A$1:$Crops.$D$1048576];MATCH([.$A7];[$Crops.$A$1:$Crops.$A$1048576];0);4))*INDEX([$Crops.$A$1:$Crops.$B$1048576];MATCH([.$A7];[$Crops.$A$1:$Crops.$A$1048576];0);2)*[.$C7];IF(COLUMN()-3-[.$D7] &gt;= 1;[.$C7]*INDEX([$Crops.$A$1:$Crops.$B$1048576];MATCH([.$A7];[$Crops.$A$1:$Crops.$A$1048576];0);2);0)));0)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J$1:.J$1048576])" office:value-type="float" office:value="120" calcext:value-type="float">
            <text:p>120</text:p>
          </table:table-cell>
          <table:table-cell table:formula="of:=IF([.AI7]&gt;=15000;10;IF([.AI7]&gt;=10000;9;IF([.AI7]&gt;=6900;8;IF([.AI7]&gt;=4800;7;IF([.AI7]&gt;=3300;6;IF([.AI7]&gt;=2150;5;IF([.AI7]&gt;=1300;4;IF([.AI7]&gt;=770;3;IF([.AI7]&gt;=380;2;IF([.AI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9" office:value-type="float" office:value="11" calcext:value-type="float">
            <text:p>1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8]+INDEX([$Crops.$A$1:$Crops.$C$1048576];MATCH([.A8];[$Crops.$A$1:$Crops.$A$1048576];0);3)" office:value-type="float" office:value="17" calcext:value-type="float">
            <text:p>17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8];[$Crops.$A$1:$Crops.$A$1048576];0);4) &lt;&gt; &quot;&quot;;CEILING((COLUMN()-3-[.$D8])/INDEX([$Crops.$A$1:$Crops.$D$1048576];MATCH([.$A8];[$Crops.$A$1:$Crops.$A$1048576];0);4))*INDEX([$Crops.$A$1:$Crops.$B$1048576];MATCH([.$A8];[$Crops.$A$1:$Crops.$A$1048576];0);2)*[.$C8];IF(COLUMN()-3-[.$D8] &gt;= 1;[.$C8]*INDEX([$Crops.$A$1:$Crops.$B$1048576];MATCH([.$A8];[$Crops.$A$1:$Crops.$A$1048576];0);2);0)));0)" office:value-type="float" office:value="0" calcext:value-type="float">
            <text:p>0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K$1:.K$1048576])" office:value-type="float" office:value="120" calcext:value-type="float">
            <text:p>120</text:p>
          </table:table-cell>
          <table:table-cell table:formula="of:=IF([.AI8]&gt;=15000;10;IF([.AI8]&gt;=10000;9;IF([.AI8]&gt;=6900;8;IF([.AI8]&gt;=4800;7;IF([.AI8]&gt;=3300;6;IF([.AI8]&gt;=2150;5;IF([.AI8]&gt;=1300;4;IF([.AI8]&gt;=770;3;IF([.AI8]&gt;=380;2;IF([.AI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108" office:value-type="string" calcext:value-type="string">
            <text:p>Kale</text:p>
          </table:table-cell>
          <table:table-cell table:style-name="ce50" table:content-validation-name="val9" office:value-type="float" office:value="21" calcext:value-type="float">
            <text:p>2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52" table:formula="of:=[.B9]+INDEX([$Crops.$A$1:$Crops.$C$1048576];MATCH([.A9];[$Crops.$A$1:$Crops.$A$1048576];0);3)" office:value-type="float" office:value="27" calcext:value-type="float">
            <text:p>27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 table:style-name="ce52" table:formula="of:=IFNA(MAX(0;IF(INDEX([$Crops.$A$1:$Crops.$D$1048576];MATCH([.$A9];[$Crops.$A$1:$Crops.$A$1048576];0);4) &lt;&gt; &quot;&quot;;CEILING((COLUMN()-3-[.$D9])/INDEX([$Crops.$A$1:$Crops.$D$1048576];MATCH([.$A9];[$Crops.$A$1:$Crops.$A$1048576];0);4))*INDEX([$Crops.$A$1:$Crops.$B$1048576];MATCH([.$A9];[$Crops.$A$1:$Crops.$A$1048576];0);2)*[.$C9];IF(COLUMN()-3-[.$D9] &gt;= 1;[.$C9]*INDEX([$Crops.$A$1:$Crops.$B$1048576];MATCH([.$A9];[$Crops.$A$1:$Crops.$A$1048576];0);2);0)));0)"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L$1:.L$1048576])" office:value-type="float" office:value="120" calcext:value-type="float">
            <text:p>120</text:p>
          </table:table-cell>
          <table:table-cell table:formula="of:=IF([.AI9]&gt;=15000;10;IF([.AI9]&gt;=10000;9;IF([.AI9]&gt;=6900;8;IF([.AI9]&gt;=4800;7;IF([.AI9]&gt;=3300;6;IF([.AI9]&gt;=2150;5;IF([.AI9]&gt;=1300;4;IF([.AI9]&gt;=770;3;IF([.AI9]&gt;=380;2;IF([.AI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9" calcext:value-type="float">
            <text:p>9</text:p>
          </table:table-cell>
          <table:table-cell table:formula="of:=SUM([.M$1:.M$1048576])" office:value-type="float" office:value="120" calcext:value-type="float">
            <text:p>120</text:p>
          </table:table-cell>
          <table:table-cell table:formula="of:=IF([.AI10]&gt;=15000;10;IF([.AI10]&gt;=10000;9;IF([.AI10]&gt;=6900;8;IF([.AI10]&gt;=4800;7;IF([.AI10]&gt;=3300;6;IF([.AI10]&gt;=2150;5;IF([.AI10]&gt;=1300;4;IF([.AI10]&gt;=770;3;IF([.AI10]&gt;=380;2;IF([.AI1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0" calcext:value-type="float">
            <text:p>10</text:p>
          </table:table-cell>
          <table:table-cell table:formula="of:=SUM([.N$1:.N$1048576])" office:value-type="float" office:value="120" calcext:value-type="float">
            <text:p>120</text:p>
          </table:table-cell>
          <table:table-cell table:formula="of:=IF([.AI11]&gt;=15000;10;IF([.AI11]&gt;=10000;9;IF([.AI11]&gt;=6900;8;IF([.AI11]&gt;=4800;7;IF([.AI11]&gt;=3300;6;IF([.AI11]&gt;=2150;5;IF([.AI11]&gt;=1300;4;IF([.AI11]&gt;=770;3;IF([.AI11]&gt;=380;2;IF([.AI1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8" office:value-type="float" office:value="11" calcext:value-type="float">
            <text:p>11</text:p>
          </table:table-cell>
          <table:table-cell table:style-name="ce118" table:formula="of:=SUM([.O$1:.O$1048576])" office:value-type="float" office:value="120" calcext:value-type="float">
            <text:p>120</text:p>
          </table:table-cell>
          <table:table-cell table:style-name="ce118" table:formula="of:=IF([.AI12]&gt;=15000;10;IF([.AI12]&gt;=10000;9;IF([.AI12]&gt;=6900;8;IF([.AI12]&gt;=4800;7;IF([.AI12]&gt;=3300;6;IF([.AI12]&gt;=2150;5;IF([.AI12]&gt;=1300;4;IF([.AI12]&gt;=770;3;IF([.AI12]&gt;=380;2;IF([.AI1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2" calcext:value-type="float">
            <text:p>12</text:p>
          </table:table-cell>
          <table:table-cell table:formula="of:=SUM([.P$1:.P$1048576])" office:value-type="float" office:value="120" calcext:value-type="float">
            <text:p>120</text:p>
          </table:table-cell>
          <table:table-cell table:formula="of:=IF([.AI13]&gt;=15000;10;IF([.AI13]&gt;=10000;9;IF([.AI13]&gt;=6900;8;IF([.AI13]&gt;=4800;7;IF([.AI13]&gt;=3300;6;IF([.AI13]&gt;=2150;5;IF([.AI13]&gt;=1300;4;IF([.AI13]&gt;=770;3;IF([.AI13]&gt;=380;2;IF([.AI1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9" office:value-type="float" office:value="13" calcext:value-type="float">
            <text:p>13</text:p>
          </table:table-cell>
          <table:table-cell table:style-name="ce119" table:formula="of:=SUM([.Q$1:.Q$1048576])" office:value-type="float" office:value="120" calcext:value-type="float">
            <text:p>120</text:p>
          </table:table-cell>
          <table:table-cell table:style-name="ce119" table:formula="of:=IF([.AI14]&gt;=15000;10;IF([.AI14]&gt;=10000;9;IF([.AI14]&gt;=6900;8;IF([.AI14]&gt;=4800;7;IF([.AI14]&gt;=3300;6;IF([.AI14]&gt;=2150;5;IF([.AI14]&gt;=1300;4;IF([.AI14]&gt;=770;3;IF([.AI14]&gt;=380;2;IF([.AI14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2 on Spring 13 at day’s end</text:p>
          </table:table-cell>
        </table:table-row>
        <table:table-row table:style-name="ro2">
          <table:table-cell table:number-columns-repeated="33"/>
          <table:table-cell office:value-type="float" office:value="14" calcext:value-type="float">
            <text:p>14</text:p>
          </table:table-cell>
          <table:table-cell table:formula="of:=SUM([.R$1:.R$1048576])" office:value-type="float" office:value="120" calcext:value-type="float">
            <text:p>120</text:p>
          </table:table-cell>
          <table:table-cell table:formula="of:=IF([.AI15]&gt;=15000;10;IF([.AI15]&gt;=10000;9;IF([.AI15]&gt;=6900;8;IF([.AI15]&gt;=4800;7;IF([.AI15]&gt;=3300;6;IF([.AI15]&gt;=2150;5;IF([.AI15]&gt;=1300;4;IF([.AI15]&gt;=770;3;IF([.AI15]&gt;=380;2;IF([.AI1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5" calcext:value-type="float">
            <text:p>15</text:p>
          </table:table-cell>
          <table:table-cell table:formula="of:=SUM([.S$1:.S$1048576])" office:value-type="float" office:value="129" calcext:value-type="float">
            <text:p>129</text:p>
          </table:table-cell>
          <table:table-cell table:formula="of:=IF([.AI16]&gt;=15000;10;IF([.AI16]&gt;=10000;9;IF([.AI16]&gt;=6900;8;IF([.AI16]&gt;=4800;7;IF([.AI16]&gt;=3300;6;IF([.AI16]&gt;=2150;5;IF([.AI16]&gt;=1300;4;IF([.AI16]&gt;=770;3;IF([.AI16]&gt;=380;2;IF([.AI1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6" calcext:value-type="float">
            <text:p>16</text:p>
          </table:table-cell>
          <table:table-cell table:formula="of:=SUM([.T$1:.T$1048576])" office:value-type="float" office:value="129" calcext:value-type="float">
            <text:p>129</text:p>
          </table:table-cell>
          <table:table-cell table:formula="of:=IF([.AI17]&gt;=15000;10;IF([.AI17]&gt;=10000;9;IF([.AI17]&gt;=6900;8;IF([.AI17]&gt;=4800;7;IF([.AI17]&gt;=3300;6;IF([.AI17]&gt;=2150;5;IF([.AI17]&gt;=1300;4;IF([.AI17]&gt;=770;3;IF([.AI17]&gt;=380;2;IF([.AI1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7" calcext:value-type="float">
            <text:p>17</text:p>
          </table:table-cell>
          <table:table-cell table:formula="of:=SUM([.U$1:.U$1048576])" office:value-type="float" office:value="129" calcext:value-type="float">
            <text:p>129</text:p>
          </table:table-cell>
          <table:table-cell table:formula="of:=IF([.AI18]&gt;=15000;10;IF([.AI18]&gt;=10000;9;IF([.AI18]&gt;=6900;8;IF([.AI18]&gt;=4800;7;IF([.AI18]&gt;=3300;6;IF([.AI18]&gt;=2150;5;IF([.AI18]&gt;=1300;4;IF([.AI18]&gt;=770;3;IF([.AI18]&gt;=380;2;IF([.AI18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8" calcext:value-type="float">
            <text:p>18</text:p>
          </table:table-cell>
          <table:table-cell table:formula="of:=SUM([.V$1:.V$1048576])" office:value-type="float" office:value="138" calcext:value-type="float">
            <text:p>138</text:p>
          </table:table-cell>
          <table:table-cell table:formula="of:=IF([.AI19]&gt;=15000;10;IF([.AI19]&gt;=10000;9;IF([.AI19]&gt;=6900;8;IF([.AI19]&gt;=4800;7;IF([.AI19]&gt;=3300;6;IF([.AI19]&gt;=2150;5;IF([.AI19]&gt;=1300;4;IF([.AI19]&gt;=770;3;IF([.AI19]&gt;=380;2;IF([.AI19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19" calcext:value-type="float">
            <text:p>19</text:p>
          </table:table-cell>
          <table:table-cell table:formula="of:=SUM([.W$1:.W$1048576])" office:value-type="float" office:value="138" calcext:value-type="float">
            <text:p>138</text:p>
          </table:table-cell>
          <table:table-cell table:formula="of:=IF([.AI20]&gt;=15000;10;IF([.AI20]&gt;=10000;9;IF([.AI20]&gt;=6900;8;IF([.AI20]&gt;=4800;7;IF([.AI20]&gt;=3300;6;IF([.AI20]&gt;=2150;5;IF([.AI20]&gt;=1300;4;IF([.AI20]&gt;=770;3;IF([.AI20]&gt;=380;2;IF([.AI20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0" calcext:value-type="float">
            <text:p>20</text:p>
          </table:table-cell>
          <table:table-cell table:formula="of:=SUM([.X$1:.X$1048576])" office:value-type="float" office:value="138" calcext:value-type="float">
            <text:p>138</text:p>
          </table:table-cell>
          <table:table-cell table:formula="of:=IF([.AI21]&gt;=15000;10;IF([.AI21]&gt;=10000;9;IF([.AI21]&gt;=6900;8;IF([.AI21]&gt;=4800;7;IF([.AI21]&gt;=3300;6;IF([.AI21]&gt;=2150;5;IF([.AI21]&gt;=1300;4;IF([.AI21]&gt;=770;3;IF([.AI21]&gt;=380;2;IF([.AI21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1" calcext:value-type="float">
            <text:p>21</text:p>
          </table:table-cell>
          <table:table-cell table:formula="of:=SUM([.Y$1:.Y$1048576])" office:value-type="float" office:value="147" calcext:value-type="float">
            <text:p>147</text:p>
          </table:table-cell>
          <table:table-cell table:formula="of:=IF([.AI22]&gt;=15000;10;IF([.AI22]&gt;=10000;9;IF([.AI22]&gt;=6900;8;IF([.AI22]&gt;=4800;7;IF([.AI22]&gt;=3300;6;IF([.AI22]&gt;=2150;5;IF([.AI22]&gt;=1300;4;IF([.AI22]&gt;=770;3;IF([.AI22]&gt;=380;2;IF([.AI22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2" calcext:value-type="float">
            <text:p>22</text:p>
          </table:table-cell>
          <table:table-cell table:formula="of:=SUM([.Z$1:.Z$1048576])" office:value-type="float" office:value="147" calcext:value-type="float">
            <text:p>147</text:p>
          </table:table-cell>
          <table:table-cell table:formula="of:=IF([.AI23]&gt;=15000;10;IF([.AI23]&gt;=10000;9;IF([.AI23]&gt;=6900;8;IF([.AI23]&gt;=4800;7;IF([.AI23]&gt;=3300;6;IF([.AI23]&gt;=2150;5;IF([.AI23]&gt;=1300;4;IF([.AI23]&gt;=770;3;IF([.AI23]&gt;=380;2;IF([.AI23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3" calcext:value-type="float">
            <text:p>23</text:p>
          </table:table-cell>
          <table:table-cell table:formula="of:=SUM([.AA$1:.AA$1048576])" office:value-type="float" office:value="147" calcext:value-type="float">
            <text:p>147</text:p>
          </table:table-cell>
          <table:table-cell table:formula="of:=IF([.AI24]&gt;=15000;10;IF([.AI24]&gt;=10000;9;IF([.AI24]&gt;=6900;8;IF([.AI24]&gt;=4800;7;IF([.AI24]&gt;=3300;6;IF([.AI24]&gt;=2150;5;IF([.AI24]&gt;=1300;4;IF([.AI24]&gt;=770;3;IF([.AI24]&gt;=380;2;IF([.AI24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4" calcext:value-type="float">
            <text:p>24</text:p>
          </table:table-cell>
          <table:table-cell table:formula="of:=SUM([.AB$1:.AB$1048576])" office:value-type="float" office:value="156" calcext:value-type="float">
            <text:p>156</text:p>
          </table:table-cell>
          <table:table-cell table:formula="of:=IF([.AI25]&gt;=15000;10;IF([.AI25]&gt;=10000;9;IF([.AI25]&gt;=6900;8;IF([.AI25]&gt;=4800;7;IF([.AI25]&gt;=3300;6;IF([.AI25]&gt;=2150;5;IF([.AI25]&gt;=1300;4;IF([.AI25]&gt;=770;3;IF([.AI25]&gt;=380;2;IF([.AI25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5" calcext:value-type="float">
            <text:p>25</text:p>
          </table:table-cell>
          <table:table-cell table:formula="of:=SUM([.AC$1:.AC$1048576])" office:value-type="float" office:value="156" calcext:value-type="float">
            <text:p>156</text:p>
          </table:table-cell>
          <table:table-cell table:formula="of:=IF([.AI26]&gt;=15000;10;IF([.AI26]&gt;=10000;9;IF([.AI26]&gt;=6900;8;IF([.AI26]&gt;=4800;7;IF([.AI26]&gt;=3300;6;IF([.AI26]&gt;=2150;5;IF([.AI26]&gt;=1300;4;IF([.AI26]&gt;=770;3;IF([.AI26]&gt;=380;2;IF([.AI26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office:value-type="float" office:value="26" calcext:value-type="float">
            <text:p>26</text:p>
          </table:table-cell>
          <table:table-cell table:formula="of:=SUM([.AD$1:.AD$1048576])" office:value-type="float" office:value="156" calcext:value-type="float">
            <text:p>156</text:p>
          </table:table-cell>
          <table:table-cell table:formula="of:=IF([.AI27]&gt;=15000;10;IF([.AI27]&gt;=10000;9;IF([.AI27]&gt;=6900;8;IF([.AI27]&gt;=4800;7;IF([.AI27]&gt;=3300;6;IF([.AI27]&gt;=2150;5;IF([.AI27]&gt;=1300;4;IF([.AI27]&gt;=770;3;IF([.AI27]&gt;=380;2;IF([.AI27]&gt;=100;1;0))))))))))"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33"/>
          <table:table-cell table:style-name="ce116" office:value-type="float" office:value="27" calcext:value-type="float">
            <text:p>27</text:p>
          </table:table-cell>
          <table:table-cell table:style-name="ce116" table:formula="of:=SUM([.AE$1:.AE$1048576])" office:value-type="float" office:value="165" calcext:value-type="float">
            <text:p>165</text:p>
          </table:table-cell>
          <table:table-cell table:style-name="ce116" table:formula="of:=IF([.AI28]&gt;=15000;10;IF([.AI28]&gt;=10000;9;IF([.AI28]&gt;=6900;8;IF([.AI28]&gt;=4800;7;IF([.AI28]&gt;=3300;6;IF([.AI28]&gt;=2150;5;IF([.AI28]&gt;=1300;4;IF([.AI28]&gt;=770;3;IF([.AI28]&gt;=380;2;IF([.AI28]&gt;=100;1;0))))))))))" office:value-type="float" office:value="1" calcext:value-type="float">
            <text:p>1</text:p>
          </table:table-cell>
          <table:table-cell table:style-name="ce117" office:value-type="string" calcext:value-type="string">
            <text:p>Target Farming Level 6 on Spring 27 at day’s end</text:p>
          </table:table-cell>
        </table:table-row>
        <table:table-row table:style-name="ro2">
          <table:table-cell table:number-columns-repeated="33"/>
          <table:table-cell office:value-type="float" office:value="28" calcext:value-type="float">
            <text:p>28</text:p>
          </table:table-cell>
          <table:table-cell table:formula="of:=SUM([.AF$1:.AF$1048576])" office:value-type="float" office:value="165" calcext:value-type="float">
            <text:p>165</text:p>
          </table:table-cell>
          <table:table-cell table:formula="of:=IF([.AI29]&gt;=15000;10;IF([.AI29]&gt;=10000;9;IF([.AI29]&gt;=6900;8;IF([.AI29]&gt;=4800;7;IF([.AI29]&gt;=3300;6;IF([.AI29]&gt;=2150;5;IF([.AI29]&gt;=1300;4;IF([.AI29]&gt;=770;3;IF([.AI29]&gt;=380;2;IF([.AI29]&gt;=100;1;0))))))))))" office:value-type="float" office:value="1" calcext:value-type="float">
            <text:p>1</text:p>
          </table:table-cell>
          <table:table-cell/>
        </table:table-row>
      </table:table>
      <table:table table:name="Y1-Sp2" table:style-name="ta3">
        <office:forms form:automatic-focus="false" form:apply-design-mode="false"/>
        <table:table-column table:style-name="co48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49" table:default-cell-style-name="ce52"/>
        <table:table-column table:style-name="co14" table:default-cell-style-name="ce52"/>
        <table:table-column table:style-name="co6" table:default-cell-style-name="Default"/>
        <table:table-column table:style-name="co50" table:default-cell-style-name="ce39"/>
        <table:table-row table:style-name="ro2">
          <table:table-cell table:style-name="ce22" office:value-type="string" calcext:value-type="string">
            <text:p>Fish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Anchovy</text:p>
          </table:table-cell>
          <table:table-cell table:style-name="ce55" table:formula="of:=IF(OR(RIGHT([.A2];2) = &quot; I&quot;; RIGHT([.A2];2) = &quot; G&quot;; RIGHT([.A2];2) = &quot; S&quot;);LEFT([.A2];LEN([.A2])-2);[.A2])" office:value-type="string" office:string-value="Anchovy" calcext:value-type="string">
            <text:p>Anchovy</text:p>
          </table:table-cell>
          <table:table-cell table:formula="of:=IF(RIGHT([.A2];2)=&quot; I&quot;;4;IF(RIGHT([.A2];2)=&quot; G&quot;;3;IF(RIGHT([.A2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style-name="ce134" table:formula="of:=[.D2]*[.E2]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 office:value-type="string" calcext:value-type="string">
            <text:p>Herring</text:p>
          </table:table-cell>
          <table:table-cell table:style-name="ce55" table:formula="of:=IF(OR(RIGHT([.A3];2) = &quot; I&quot;; RIGHT([.A3];2) = &quot; G&quot;; RIGHT([.A3];2) = &quot; S&quot;);LEFT([.A3];LEN([.A3])-2);[.A3])" office:value-type="string" office:string-value="Herring" calcext:value-type="string">
            <text:p>Herring</text:p>
          </table:table-cell>
          <table:table-cell table:formula="of:=IF(RIGHT([.A3];2)=&quot; I&quot;;4;IF(RIGHT([.A3];2)=&quot; G&quot;;3;IF(RIGHT([.A3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ardine</text:p>
          </table:table-cell>
          <table:table-cell table:style-name="ce55" table:formula="of:=IF(OR(RIGHT([.A4];2) = &quot; I&quot;; RIGHT([.A4];2) = &quot; G&quot;; RIGHT([.A4];2) = &quot; S&quot;);LEFT([.A4];LEN([.A4])-2);[.A4])" office:value-type="string" office:string-value="Sardine" calcext:value-type="string">
            <text:p>Sardine</text:p>
          </table:table-cell>
          <table:table-cell table:formula="of:=IF(RIGHT([.A4];2)=&quot; I&quot;;4;IF(RIGHT([.A4];2)=&quot; G&quot;;3;IF(RIGHT([.A4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40" calcext:value-type="float">
            <text:p>4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 office:value-type="string" calcext:value-type="string">
            <text:p>Sunfish</text:p>
          </table:table-cell>
          <table:table-cell table:style-name="ce55" table:formula="of:=IF(OR(RIGHT([.A5];2) = &quot; I&quot;; RIGHT([.A5];2) = &quot; G&quot;; RIGHT([.A5];2) = &quot; S&quot;);LEFT([.A5];LEN([.A5])-2);[.A5])" office:value-type="string" office:string-value="Sunfish" calcext:value-type="string">
            <text:p>Sunfish</text:p>
          </table:table-cell>
          <table:table-cell table:formula="of:=IF(RIGHT([.A5];2)=&quot; I&quot;;4;IF(RIGHT([.A5];2)=&quot; G&quot;;3;IF(RIGHT([.A5];2)=&quot; S&quot;;2;1)))" office:value-type="float" office:value="1" calcext:value-type="float">
            <text:p>1</text:p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30" calcext:value-type="float">
            <text:p>3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office:value-type="float" office:value="1800" calcext:value-type="float">
            <text:p>1800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2"/>
          <table:table-cell table:formula="of:=[.H5]-(SUM([.F$1:.F$1048576])+[.H2])" office:value-type="float" office:value="1800" calcext:value-type="float">
            <text:p>1800</text:p>
          </table:table-cell>
        </table:table-row>
        <table:table-row table:style-name="ro2" table:number-rows-repeated="25">
          <table:table-cell table:number-columns-repeated="2"/>
          <table:table-cell table:style-name="Default"/>
          <table:table-cell/>
          <table:table-cell table:content-validation-name="val5"/>
          <table:table-cell table:number-columns-repeated="3"/>
        </table:table-row>
        <table:table-row table:style-name="ro2" table:number-rows-repeated="1048542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4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((25-[.K11])*150)+((25-[.K14])*400)" office:value-type="float" office:value="13750" calcext:value-type="float">
            <text:p>137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3750" calcext:value-type="float">
            <text:p>1375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5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6" table:default-cell-style-name="Default"/>
        <table:table-column table:style-name="co52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1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/>
          <table:table-cell table:style-name="ce140" table:formula="of:=MAX(0;CEILING((380-[$'Y1-Sp Farming XP Planning'.AI14])/17)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otato Seed Needed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/>
          <table:table-cell table:style-name="ce4" table:content-validation-name="val14" office:value-type="string" calcext:value-type="string">
            <text:p>No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/>
          <table:table-cell table:formula="of:=2000+([.H2]*70)+IF([.H5] = &quot;Yes&quot;;50;0)+60" office:value-type="float" office:value="3180" calcext:value-type="float">
            <text:p>318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Iron Ore Acquir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/>
          <table:table-cell table:style-name="ce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/>
          <table:table-cell table:style-name="ce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Acquir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/>
          <table:table-cell table:style-name="ce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Coal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/>
          <table:table-cell table:style-name="ce86" table:content-validation-name="val9" table:formula="of:=MAX(0;16-[.H17])" office:value-type="float" office:value="16" calcext:value-type="float">
            <text:p>16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 table:number-columns-repeated="3"/>
        </table:table-row>
        <table:table-row table:style-name="ro2">
          <table:table-cell table:number-columns-repeated="4"/>
          <table:table-cell table:content-validation-name="val5"/>
          <table:table-cell table:number-columns-repeated="3"/>
        </table:table-row>
      </table:table>
      <table:table table:name="Y1-Sp6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1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style-name="ce140" table:formula="of:=MAX(0;25-[$'Y1-Sp5'.H14])" office:value-type="float" office:value="25" calcext:value-type="float">
            <text:p>2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old Ore Acquir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5000+(([.K11]-[.K14])*400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[.K17]-[.K8]-MAX([.I$1:.I$1048576])" office:value-type="float" office:value="15000" calcext:value-type="float">
            <text:p>1500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0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3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/>
          <table:table-cell table:style-name="ce71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/2)" office:value-type="float" office:value="93" calcext:value-type="float">
            <text:p>93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on Fiberglass Ro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Bait to Purchase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MAX(0;100-[.K14])" office:value-type="float" office:value="100" calcext:value-type="float">
            <text:p>10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/>
          <table:table-cell table:formula="of:=([.K11]*70)+([.K17]*5)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/>
          <table:table-cell table:formula="of:=[.K20]-MAX([.I$1:.I$1048576])-[.K8]" office:value-type="float" office:value="7010" calcext:value-type="float">
            <text:p>7010</text:p>
          </table:table-cell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1" table:style-name="ta3">
        <office:forms form:automatic-focus="false" form:apply-design-mode="false"/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0'.K11]" office:value-type="float" office:value="93" calcext:value-type="float">
            <text:p>93</text:p>
          </table:table-cell>
        </table:table-row>
        <table:table-row table:style-name="ro2">
          <table:table-cell/>
        </table:table-row>
        <table:table-row table:style-name="ro2">
          <table:table-cell table:style-name="ce38" office:value-type="string" calcext:value-type="string">
            <text:p><text:span text:style-name="T2">Sprinklers </text:span>Needed</text:p>
          </table:table-cell>
        </table:table-row>
        <table:table-row table:style-name="ro2">
          <table:table-cell table:style-name="ce140" table:formula="of:=CEILING([$'Y1-Sp10'.K11]/4)" office:value-type="float" office:value="24" calcext:value-type="float">
            <text:p>24</text:p>
          </table:table-cell>
        </table:table-row>
        <table:table-row table:style-name="ro2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67">
          <table:table-cell/>
        </table:table-row>
        <table:table-row table:style-name="ro2">
          <table:table-cell/>
        </table:table-row>
      </table:table>
      <table:table table:name="Y1-Sp Starfruit Planning" table:style-name="ta3">
        <office:forms form:automatic-focus="false" form:apply-design-mode="false"/>
        <table:table-column table:style-name="co55" table:default-cell-style-name="ce38"/>
        <table:table-column table:style-name="co56" table:default-cell-style-name="Default"/>
        <table:table-column table:style-name="co57" table:default-cell-style-name="ce39"/>
        <table:table-column table:style-name="co21" table:default-cell-style-name="ce39"/>
        <table:table-row table:style-name="ro2">
          <table:table-cell office:value-type="string" calcext:value-type="string">
            <text:p>Starfruit Seeds Target</text:p>
          </table:table-cell>
          <table:table-cell table:style-name="ce38" office:value-type="string" calcext:value-type="string">
            <text:p>Starfruit Seeds Purchasable</text:p>
          </table:table-cell>
          <table:table-cell table:number-columns-repeated="2"/>
        </table:table-row>
        <table:table-row table:style-name="ro2">
          <table:table-cell table:style-name="ce42" table:content-validation-name="val5" office:value-type="float" office:value="400" calcext:value-type="float">
            <text:p>400</text:p>
          </table:table-cell>
          <table:table-cell table:style-name="ce39" table:formula="of:=FLOOR((([.A32]*1500)-([.B5]*80))/400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Deluxe Speed-Gro Needed</text:p>
          </table:table-cell>
          <table:table-cell table:style-name="ce38" office:value-type="string" calcext:value-type="string">
            <text:p>Deluxe Speed-Gro Purchasable</text:p>
          </table:table-cell>
          <table:table-cell table:number-columns-repeated="2"/>
        </table:table-row>
        <table:table-row table:style-name="ro2">
          <table:table-cell table:style-name="ce140" table:formula="of:=[.A2]" office:value-type="float" office:value="400" calcext:value-type="float">
            <text:p>400</text:p>
          </table:table-cell>
          <table:table-cell table:style-name="ce39" table:formula="of:=FLOOR(MIN([.A5];([.A32]*1500)/80)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Quality Sprinkler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0" table:formula="of:=CEILING([.A2]/8)" office:value-type="float" office:value="50" calcext:value-type="float">
            <text:p>5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Parsnip Seeds Needed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ce141" table:formula="of:=[.A2]" office:value-type="float" office:value="400" calcext:value-type="float">
            <text:p>400</text:p>
          </table:table-cell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14" calcext:value-type="float">
            <text:p>1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Gold Bars</text:p>
          </table:table-cell>
          <table:table-cell table:style-name="ce38" office:value-type="string" calcext:value-type="string">
            <text:p>Current Gold Ore</text:p>
          </table:table-cell>
          <table:table-cell table:style-name="ce38" office:value-type="string" calcext:value-type="string">
            <text:p>Gold Ore Needed</text:p>
          </table:table-cell>
          <table:table-cell table:style-name="ce38" office:value-type="string" calcext:value-type="string">
            <text:p>Gold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17]*5)-[.B17])" office:value-type="float" office:value="250" calcext:value-type="float">
            <text:p>250</text:p>
          </table:table-cell>
          <table:table-cell table:formula="of:=IF([.D14] = 0; 0; CEILING([.C17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Iron Bars</text:p>
          </table:table-cell>
          <table:table-cell table:style-name="ce38" office:value-type="string" calcext:value-type="string">
            <text:p>Current Iron Ore</text:p>
          </table:table-cell>
          <table:table-cell table:style-name="ce38" office:value-type="string" calcext:value-type="string">
            <text:p>Iron Ore Needed</text:p>
          </table:table-cell>
          <table:table-cell table:style-name="ce38" office:value-type="string" calcext:value-type="string">
            <text:p>Iron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[.A8]*5)-([.A20]*5)-[.B20])" office:value-type="float" office:value="250" calcext:value-type="float">
            <text:p>250</text:p>
          </table:table-cell>
          <table:table-cell table:formula="of:=IF([.D14] = 0; 0; CEILING([.C20]/[.D14]))" office:value-type="float" office:value="18" calcext:value-type="float">
            <text:p>18</text:p>
          </table:table-cell>
        </table:table-row>
        <table:table-row table:style-name="ro2">
          <table:table-cell table:style-name="ce39"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Current Refined Quartz</text:p>
          </table:table-cell>
          <table:table-cell table:style-name="ce38" office:value-type="string" calcext:value-type="string">
            <text:p>Current Quartz</text:p>
          </table:table-cell>
          <table:table-cell table:style-name="ce38" office:value-type="string" calcext:value-type="string">
            <text:p>Quartz Needed</text:p>
          </table:table-cell>
          <table:table-cell table:style-name="ce38" office:value-type="string" calcext:value-type="string">
            <text:p>Quartz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[.A8]-[.A23]-[.B23])" office:value-type="float" office:value="50" calcext:value-type="float">
            <text:p>50</text:p>
          </table:table-cell>
          <table:table-cell table:formula="of:=IF([.D14] = 0; 0; CEILING([.C23]/[.D14]))" office:value-type="float" office:value="4" calcext:value-type="float">
            <text:p>4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[.A8]-[.A17])+([.A8]-[.A20])+([.A8]-[.A23])-[.A26])" office:value-type="float" office:value="150" calcext:value-type="float">
            <text:p>150</text:p>
          </table:table-cell>
          <table:table-cell table:formula="of:=IF([.D14] = 0; 0; CEILING([.C26]/[.D14]))" office:value-type="float" office:value="11" calcext:value-type="float">
            <text:p>11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style-name="ce38" office:value-type="string" calcext:value-type="string">
            <text:p>Remaining Days to Acquire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 table:style-name="ce42" table:content-validation-name="val5" office:value-type="float" office:value="9" calcext:value-type="float">
            <text:p>9</text:p>
          </table:table-cell>
        </table:table-row>
        <table:table-row table:style-name="ro2">
          <table:table-cell table:style-name="Default"/>
          <table:table-cell/>
          <table:table-cell table:style-name="Default" table:number-columns-repeated="2"/>
        </table:table-row>
        <table:table-row table:style-name="ro2">
          <table:table-cell office:value-type="string" calcext:value-type="string">
            <text:p>Current Iridium Bars</text:p>
          </table:table-cell>
          <table:table-cell table:style-name="ce38" office:value-type="string" calcext:value-type="string">
            <text:p>Current Iridium Ore</text:p>
          </table:table-cell>
          <table:table-cell table:style-name="ce38" office:value-type="string" calcext:value-type="string">
            <text:p>Iridium Ore Needed</text:p>
          </table:table-cell>
          <table:table-cell table:style-name="ce38" office:value-type="string" calcext:value-type="string">
            <text:p>Iridium Ore per Day</text:p>
          </table:table-cell>
        </table:table-row>
        <table:table-row table:style-name="ro2">
          <table:table-cell table:number-columns-repeated="2" table:style-name="ce42" table:content-validation-name="val5" office:value-type="float" office:value="0" calcext:value-type="float">
            <text:p>0</text:p>
          </table:table-cell>
          <table:table-cell table:formula="of:=MAX(0;(CEILING((([.A2]*400)+([.A5]*80))/1500)-[.A32])*5-[.B32])" office:value-type="float" office:value="640" calcext:value-type="float">
            <text:p>640</text:p>
          </table:table-cell>
          <table:table-cell table:formula="of:=IF([.D29] = 0; 0; CEILING([.C32]/[.D29]))" office:value-type="float" office:value="72" calcext:value-type="float">
            <text:p>72</text:p>
          </table:table-cell>
        </table:table-row>
        <table:table-row table:style-name="ro2">
          <table:table-cell table:style-name="ce39" table:number-columns-repeated="2"/>
          <table:table-cell/>
          <table:table-cell table:style-name="Default"/>
        </table:table-row>
        <table:table-row table:style-name="ro2">
          <table:table-cell office:value-type="string" calcext:value-type="string">
            <text:p>Current Coal</text:p>
          </table:table-cell>
          <table:table-cell/>
          <table:table-cell table:style-name="ce38" office:value-type="string" calcext:value-type="string">
            <text:p>Coal Needed</text:p>
          </table:table-cell>
          <table:table-cell table:style-name="ce38" office:value-type="string" calcext:value-type="string">
            <text:p>Coal per Day</text:p>
          </table:table-cell>
        </table:table-row>
        <table:table-row table:style-name="ro2">
          <table:table-cell table:style-name="ce42" table:content-validation-name="val5" office:value-type="float" office:value="0" calcext:value-type="float">
            <text:p>0</text:p>
          </table:table-cell>
          <table:table-cell/>
          <table:table-cell table:formula="of:=MAX(0;(CEILING((([.A2]*400)+([.A5]*80))/1500)-[.A32])-[.A35])" office:value-type="float" office:value="128" calcext:value-type="float">
            <text:p>128</text:p>
          </table:table-cell>
          <table:table-cell table:formula="of:=IF([.D29] = 0; 0; CEILING([.C35]/[.D29]))" office:value-type="float" office:value="15" calcext:value-type="float">
            <text:p>15</text:p>
          </table:table-cell>
        </table:table-row>
      </table:table>
      <table:table table:name="Y1-Sp18" table:style-name="ta3">
        <office:forms form:automatic-focus="false" form:apply-design-mode="false"/>
        <table:table-column table:style-name="co10" table:default-cell-style-name="ce24"/>
        <table:table-column table:style-name="co11" table:visibility="collapse" table:default-cell-style-name="Default"/>
        <table:table-column table:style-name="co11" table:visibility="collapse" table:default-cell-style-name="ce52"/>
        <table:table-column table:style-name="co12" table:default-cell-style-name="ce52"/>
        <table:table-column table:style-name="co13" table:default-cell-style-name="ce52"/>
        <table:table-column table:style-name="co14" table:default-cell-style-name="ce52"/>
        <table:table-column table:style-name="co3" table:default-cell-style-name="Default"/>
        <table:table-column table:style-name="co15" table:default-cell-style-name="ce52"/>
        <table:table-column table:style-name="co16" table:default-cell-style-name="Default"/>
        <table:table-column table:style-name="co6" table:default-cell-style-name="Default"/>
        <table:table-column table:style-name="co54" table:default-cell-style-name="ce39"/>
        <table:table-row table:style-name="ro2">
          <table:table-cell table:style-name="ce22" office:value-type="string" calcext:value-type="string">
            <text:p>Item</text:p>
          </table:table-cell>
          <table:table-cell table:style-name="ce46" office:value-type="string" calcext:value-type="string">
            <text:p>Base Item</text:p>
          </table:table-cell>
          <table:table-cell table:style-name="ce49" office:value-type="string" calcext:value-type="string">
            <text:p>Quality Index</text:p>
          </table:table-cell>
          <table:table-cell table:style-name="ce49" office:value-type="string" calcext:value-type="string">
            <text:p>Sell G</text:p>
          </table:table-cell>
          <table:table-cell table:style-name="ce49" table:content-validation-name="val7" office:value-type="string" calcext:value-type="string">
            <text:p>Qty</text:p>
          </table:table-cell>
          <table:table-cell table:style-name="ce49" office:value-type="string" calcext:value-type="string">
            <text:p>Total G</text:p>
          </table:table-cell>
          <table:table-cell table:style-name="ce49" table:content-validation-name="val7" office:value-type="string" calcext:value-type="string">
            <text:p>Modified Qty</text:p>
          </table:table-cell>
          <table:table-cell table:style-name="ce49" office:value-type="string" calcext:value-type="string">
            <text:p>Modified Total G</text:p>
          </table:table-cell>
          <table:table-cell table:style-name="ce49" office:value-type="string" calcext:value-type="string">
            <text:p>Sum G</text:p>
          </table:table-cell>
          <table:table-cell/>
          <table:table-cell table:style-name="ce38" office:value-type="string" calcext:value-type="string">
            <text:p>G in Inventory</text:p>
          </table:table-cell>
        </table:table-row>
        <table:table-row table:style-name="ro2">
          <table:table-cell table:style-name="ce23" office:value-type="string" calcext:value-type="string">
            <text:p>Fiber</text:p>
          </table:table-cell>
          <table:table-cell table:style-name="ce55" table:formula="of:=IF(OR(RIGHT([.A2];2)=&quot; I&quot;;RIGHT([.A2];2)=&quot; G&quot;;RIGHT([.A2];2)=&quot; S&quot;);LEFT([.A2];LEN([.A2])-2);IF(ISBLANK([.A2]);&quot;&quot;;[.A2]))" office:value-type="string" office:string-value="Fiber" calcext:value-type="string">
            <text:p>Fiber</text:p>
          </table:table-cell>
          <table:table-cell table:formula="of:=IF(RIGHT([.A2];2)=&quot; I&quot;;4;IF(RIGHT([.A2];2)=&quot; G&quot;;3;IF(RIGHT([.A2];2)=&quot; S&quot;;2;IF(ISBLANK([.A2]);&quot;&quot;;1))))" office:value-type="float" office:value="1" calcext:value-type="float">
            <text:p>1</text:p>
          </table:table-cell>
          <table:table-cell table:formula="of:=IFERROR(INDEX([$'Items and Professions'.$C$1:$'Items and Professions'.$F$1048576];MATCH([.B2];[$'Items and Professions'.$A$1:$'Items and Professions'.$A$1048576];0);[.C2]);0)" office:value-type="float" office:value="1" calcext:value-type="float">
            <text:p>1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E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]*[.G2]" office:value-type="float" office:value="0" calcext:value-type="float">
            <text:p>0</text:p>
          </table:table-cell>
          <table:table-cell table:formula="of:=SUM([.$H$2:.H2])" office:value-type="float" office:value="0" calcext:value-type="float">
            <text:p>0</text:p>
          </table:table-cell>
          <table:table-cell/>
          <table:table-cell table:style-name="ce42" table:content-validation-name="val5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3];2)=&quot; I&quot;;RIGHT([.A3];2)=&quot; G&quot;;RIGHT([.A3];2)=&quot; S&quot;);LEFT([.A3];LEN([.A3])-2);IF(ISBLANK([.A3]);&quot;&quot;;[.A3]))">
            <text:p/>
          </table:table-cell>
          <table:table-cell table:formula="of:=IF(RIGHT([.A3];2)=&quot; I&quot;;4;IF(RIGHT([.A3];2)=&quot; G&quot;;3;IF(RIGHT([.A3];2)=&quot; S&quot;;2;IF(ISBLANK([.A3]);&quot;&quot;;1))))">
            <text:p/>
          </table:table-cell>
          <table:table-cell table:formula="of:=IFERROR(INDEX([$'Items and Professions'.$C$1:$'Items and Professions'.$F$1048576];MATCH([.B3];[$'Items and Professions'.$A$1:$'Items and Professions'.$A$1048576];0);[.C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E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]*[.G3]" office:value-type="float" office:value="0" calcext:value-type="float">
            <text:p>0</text:p>
          </table:table-cell>
          <table:table-cell table:formula="of:=SUM([.$H$2:.H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];2)=&quot; I&quot;;RIGHT([.A4];2)=&quot; G&quot;;RIGHT([.A4];2)=&quot; S&quot;);LEFT([.A4];LEN([.A4])-2);IF(ISBLANK([.A4]);&quot;&quot;;[.A4]))">
            <text:p/>
          </table:table-cell>
          <table:table-cell table:formula="of:=IF(RIGHT([.A4];2)=&quot; I&quot;;4;IF(RIGHT([.A4];2)=&quot; G&quot;;3;IF(RIGHT([.A4];2)=&quot; S&quot;;2;IF(ISBLANK([.A4]);&quot;&quot;;1))))">
            <text:p/>
          </table:table-cell>
          <table:table-cell table:formula="of:=IFERROR(INDEX([$'Items and Professions'.$C$1:$'Items and Professions'.$F$1048576];MATCH([.B4];[$'Items and Professions'.$A$1:$'Items and Professions'.$A$1048576];0);[.C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E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]*[.G4]" office:value-type="float" office:value="0" calcext:value-type="float">
            <text:p>0</text:p>
          </table:table-cell>
          <table:table-cell table:formula="of:=SUM([.$H$2:.H4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Passing Out?</text:p>
          </table:table-cell>
        </table:table-row>
        <table:table-row table:style-name="ro2">
          <table:table-cell table:style-name="ce23"/>
          <table:table-cell table:style-name="ce55" table:formula="of:=IF(OR(RIGHT([.A5];2)=&quot; I&quot;;RIGHT([.A5];2)=&quot; G&quot;;RIGHT([.A5];2)=&quot; S&quot;);LEFT([.A5];LEN([.A5])-2);IF(ISBLANK([.A5]);&quot;&quot;;[.A5]))">
            <text:p/>
          </table:table-cell>
          <table:table-cell table:formula="of:=IF(RIGHT([.A5];2)=&quot; I&quot;;4;IF(RIGHT([.A5];2)=&quot; G&quot;;3;IF(RIGHT([.A5];2)=&quot; S&quot;;2;IF(ISBLANK([.A5]);&quot;&quot;;1))))">
            <text:p/>
          </table:table-cell>
          <table:table-cell table:formula="of:=IFERROR(INDEX([$'Items and Professions'.$C$1:$'Items and Professions'.$F$1048576];MATCH([.B5];[$'Items and Professions'.$A$1:$'Items and Professions'.$A$1048576];0);[.C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E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]*[.G5]" office:value-type="float" office:value="0" calcext:value-type="float">
            <text:p>0</text:p>
          </table:table-cell>
          <table:table-cell table:formula="of:=SUM([.$H$2:.H5])" office:value-type="float" office:value="0" calcext:value-type="float">
            <text:p>0</text:p>
          </table:table-cell>
          <table:table-cell/>
          <table:table-cell table:style-name="ce42" table:content-validation-name="val8" office:value-type="string" calcext:value-type="string">
            <text:p>Yes</text:p>
          </table:table-cell>
        </table:table-row>
        <table:table-row table:style-name="ro2">
          <table:table-cell table:style-name="ce23"/>
          <table:table-cell table:style-name="ce55" table:formula="of:=IF(OR(RIGHT([.A6];2)=&quot; I&quot;;RIGHT([.A6];2)=&quot; G&quot;;RIGHT([.A6];2)=&quot; S&quot;);LEFT([.A6];LEN([.A6])-2);IF(ISBLANK([.A6]);&quot;&quot;;[.A6]))">
            <text:p/>
          </table:table-cell>
          <table:table-cell table:formula="of:=IF(RIGHT([.A6];2)=&quot; I&quot;;4;IF(RIGHT([.A6];2)=&quot; G&quot;;3;IF(RIGHT([.A6];2)=&quot; S&quot;;2;IF(ISBLANK([.A6]);&quot;&quot;;1))))">
            <text:p/>
          </table:table-cell>
          <table:table-cell table:formula="of:=IFERROR(INDEX([$'Items and Professions'.$C$1:$'Items and Professions'.$F$1048576];MATCH([.B6];[$'Items and Professions'.$A$1:$'Items and Professions'.$A$1048576];0);[.C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E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6]*[.G6]" office:value-type="float" office:value="0" calcext:value-type="float">
            <text:p>0</text:p>
          </table:table-cell>
          <table:table-cell table:formula="of:=SUM([.$H$2:.H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7];2)=&quot; I&quot;;RIGHT([.A7];2)=&quot; G&quot;;RIGHT([.A7];2)=&quot; S&quot;);LEFT([.A7];LEN([.A7])-2);IF(ISBLANK([.A7]);&quot;&quot;;[.A7]))">
            <text:p/>
          </table:table-cell>
          <table:table-cell table:formula="of:=IF(RIGHT([.A7];2)=&quot; I&quot;;4;IF(RIGHT([.A7];2)=&quot; G&quot;;3;IF(RIGHT([.A7];2)=&quot; S&quot;;2;IF(ISBLANK([.A7]);&quot;&quot;;1))))">
            <text:p/>
          </table:table-cell>
          <table:table-cell table:formula="of:=IFERROR(INDEX([$'Items and Professions'.$C$1:$'Items and Professions'.$F$1048576];MATCH([.B7];[$'Items and Professions'.$A$1:$'Items and Professions'.$A$1048576];0);[.C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E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7]*[.G7]" office:value-type="float" office:value="0" calcext:value-type="float">
            <text:p>0</text:p>
          </table:table-cell>
          <table:table-cell table:formula="of:=SUM([.$H$2:.H7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at Day’s End</text:p>
          </table:table-cell>
        </table:table-row>
        <table:table-row table:style-name="ro2">
          <table:table-cell table:style-name="ce23"/>
          <table:table-cell table:style-name="ce55" table:formula="of:=IF(OR(RIGHT([.A8];2)=&quot; I&quot;;RIGHT([.A8];2)=&quot; G&quot;;RIGHT([.A8];2)=&quot; S&quot;);LEFT([.A8];LEN([.A8])-2);IF(ISBLANK([.A8]);&quot;&quot;;[.A8]))">
            <text:p/>
          </table:table-cell>
          <table:table-cell table:formula="of:=IF(RIGHT([.A8];2)=&quot; I&quot;;4;IF(RIGHT([.A8];2)=&quot; G&quot;;3;IF(RIGHT([.A8];2)=&quot; S&quot;;2;IF(ISBLANK([.A8]);&quot;&quot;;1))))">
            <text:p/>
          </table:table-cell>
          <table:table-cell table:formula="of:=IFERROR(INDEX([$'Items and Professions'.$C$1:$'Items and Professions'.$F$1048576];MATCH([.B8];[$'Items and Professions'.$A$1:$'Items and Professions'.$A$1048576];0);[.C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E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  <table:table-cell table:formula="of:=SUM([.$H$2:.H8])" office:value-type="float" office:value="0" calcext:value-type="float">
            <text:p>0</text:p>
          </table:table-cell>
          <table:table-cell/>
          <table:table-cell table:formula="of:=CEILING([.K2]*IF([.K5] = &quot;Yes&quot;;0.9;1))" office:value-type="float" office:value="0" calcext:value-type="float">
            <text:p>0</text:p>
          </table:table-cell>
        </table:table-row>
        <table:table-row table:style-name="ro2">
          <table:table-cell table:style-name="ce23"/>
          <table:table-cell table:style-name="ce55" table:formula="of:=IF(OR(RIGHT([.A9];2)=&quot; I&quot;;RIGHT([.A9];2)=&quot; G&quot;;RIGHT([.A9];2)=&quot; S&quot;);LEFT([.A9];LEN([.A9])-2);IF(ISBLANK([.A9]);&quot;&quot;;[.A9]))">
            <text:p/>
          </table:table-cell>
          <table:table-cell table:formula="of:=IF(RIGHT([.A9];2)=&quot; I&quot;;4;IF(RIGHT([.A9];2)=&quot; G&quot;;3;IF(RIGHT([.A9];2)=&quot; S&quot;;2;IF(ISBLANK([.A9]);&quot;&quot;;1))))">
            <text:p/>
          </table:table-cell>
          <table:table-cell table:formula="of:=IFERROR(INDEX([$'Items and Professions'.$C$1:$'Items and Professions'.$F$1048576];MATCH([.B9];[$'Items and Professions'.$A$1:$'Items and Professions'.$A$1048576];0);[.C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E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  <table:table-cell table:formula="of:=SUM([.$H$2:.H9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0];2)=&quot; I&quot;;RIGHT([.A10];2)=&quot; G&quot;;RIGHT([.A10];2)=&quot; S&quot;);LEFT([.A10];LEN([.A10])-2);IF(ISBLANK([.A10]);&quot;&quot;;[.A10]))">
            <text:p/>
          </table:table-cell>
          <table:table-cell table:formula="of:=IF(RIGHT([.A10];2)=&quot; I&quot;;4;IF(RIGHT([.A10];2)=&quot; G&quot;;3;IF(RIGHT([.A10];2)=&quot; S&quot;;2;IF(ISBLANK([.A10]);&quot;&quot;;1))))">
            <text:p/>
          </table:table-cell>
          <table:table-cell table:formula="of:=IFERROR(INDEX([$'Items and Professions'.$C$1:$'Items and Professions'.$F$1048576];MATCH([.B10];[$'Items and Professions'.$A$1:$'Items and Professions'.$A$1048576];0);[.C1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E1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  <table:table-cell table:formula="of:=SUM([.$H$2:.H10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style-name="ce23"/>
          <table:table-cell table:style-name="ce55" table:formula="of:=IF(OR(RIGHT([.A11];2)=&quot; I&quot;;RIGHT([.A11];2)=&quot; G&quot;;RIGHT([.A11];2)=&quot; S&quot;);LEFT([.A11];LEN([.A11])-2);IF(ISBLANK([.A11]);&quot;&quot;;[.A11]))">
            <text:p/>
          </table:table-cell>
          <table:table-cell table:formula="of:=IF(RIGHT([.A11];2)=&quot; I&quot;;4;IF(RIGHT([.A11];2)=&quot; G&quot;;3;IF(RIGHT([.A11];2)=&quot; S&quot;;2;IF(ISBLANK([.A11]);&quot;&quot;;1))))">
            <text:p/>
          </table:table-cell>
          <table:table-cell table:formula="of:=IFERROR(INDEX([$'Items and Professions'.$C$1:$'Items and Professions'.$F$1048576];MATCH([.B11];[$'Items and Professions'.$A$1:$'Items and Professions'.$A$1048576];0);[.C1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E1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  <table:table-cell table:formula="of:=SUM([.$H$2:.H11])" office:value-type="float" office:value="0" calcext:value-type="float">
            <text:p>0</text:p>
          </table:table-cell>
          <table:table-cell/>
          <table:table-cell table:formula="of:=CEILING((3300-[$'Y1-Sp Farming XP Planning'.AI28])/17)" office:value-type="float" office:value="185" calcext:value-type="float">
            <text:p>185</text:p>
          </table:table-cell>
        </table:table-row>
        <table:table-row table:style-name="ro2">
          <table:table-cell table:style-name="ce23"/>
          <table:table-cell table:style-name="ce55" table:formula="of:=IF(OR(RIGHT([.A12];2)=&quot; I&quot;;RIGHT([.A12];2)=&quot; G&quot;;RIGHT([.A12];2)=&quot; S&quot;);LEFT([.A12];LEN([.A12])-2);IF(ISBLANK([.A12]);&quot;&quot;;[.A12]))">
            <text:p/>
          </table:table-cell>
          <table:table-cell table:formula="of:=IF(RIGHT([.A12];2)=&quot; I&quot;;4;IF(RIGHT([.A12];2)=&quot; G&quot;;3;IF(RIGHT([.A12];2)=&quot; S&quot;;2;IF(ISBLANK([.A12]);&quot;&quot;;1))))">
            <text:p/>
          </table:table-cell>
          <table:table-cell table:formula="of:=IFERROR(INDEX([$'Items and Professions'.$C$1:$'Items and Professions'.$F$1048576];MATCH([.B12];[$'Items and Professions'.$A$1:$'Items and Professions'.$A$1048576];0);[.C1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E1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  <table:table-cell table:formula="of:=SUM([.$H$2:.H12])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2">
          <table:table-cell table:style-name="ce23"/>
          <table:table-cell table:style-name="ce55" table:formula="of:=IF(OR(RIGHT([.A13];2)=&quot; I&quot;;RIGHT([.A13];2)=&quot; G&quot;;RIGHT([.A13];2)=&quot; S&quot;);LEFT([.A13];LEN([.A13])-2);IF(ISBLANK([.A13]);&quot;&quot;;[.A13]))">
            <text:p/>
          </table:table-cell>
          <table:table-cell table:formula="of:=IF(RIGHT([.A13];2)=&quot; I&quot;;4;IF(RIGHT([.A13];2)=&quot; G&quot;;3;IF(RIGHT([.A13];2)=&quot; S&quot;;2;IF(ISBLANK([.A13]);&quot;&quot;;1))))">
            <text:p/>
          </table:table-cell>
          <table:table-cell table:formula="of:=IFERROR(INDEX([$'Items and Professions'.$C$1:$'Items and Professions'.$F$1048576];MATCH([.B13];[$'Items and Professions'.$A$1:$'Items and Professions'.$A$1048576];0);[.C1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E1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  <table:table-cell table:formula="of:=SUM([.$H$2:.H13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Needed</text:p>
          </table:table-cell>
        </table:table-row>
        <table:table-row table:style-name="ro2">
          <table:table-cell table:style-name="ce23"/>
          <table:table-cell table:style-name="ce55" table:formula="of:=IF(OR(RIGHT([.A14];2)=&quot; I&quot;;RIGHT([.A14];2)=&quot; G&quot;;RIGHT([.A14];2)=&quot; S&quot;);LEFT([.A14];LEN([.A14])-2);IF(ISBLANK([.A14]);&quot;&quot;;[.A14]))">
            <text:p/>
          </table:table-cell>
          <table:table-cell table:formula="of:=IF(RIGHT([.A14];2)=&quot; I&quot;;4;IF(RIGHT([.A14];2)=&quot; G&quot;;3;IF(RIGHT([.A14];2)=&quot; S&quot;;2;IF(ISBLANK([.A14]);&quot;&quot;;1))))">
            <text:p/>
          </table:table-cell>
          <table:table-cell table:formula="of:=IFERROR(INDEX([$'Items and Professions'.$C$1:$'Items and Professions'.$F$1048576];MATCH([.B14];[$'Items and Professions'.$A$1:$'Items and Professions'.$A$1048576];0);[.C1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E1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  <table:table-cell table:formula="of:=SUM([.$H$2:.H14])" office:value-type="float" office:value="0" calcext:value-type="float">
            <text:p>0</text:p>
          </table:table-cell>
          <table:table-cell/>
          <table:table-cell table:formula="of:=2000+([.K11]*70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5];2)=&quot; I&quot;;RIGHT([.A15];2)=&quot; G&quot;;RIGHT([.A15];2)=&quot; S&quot;);LEFT([.A15];LEN([.A15])-2);IF(ISBLANK([.A15]);&quot;&quot;;[.A15]))">
            <text:p/>
          </table:table-cell>
          <table:table-cell table:formula="of:=IF(RIGHT([.A15];2)=&quot; I&quot;;4;IF(RIGHT([.A15];2)=&quot; G&quot;;3;IF(RIGHT([.A15];2)=&quot; S&quot;;2;IF(ISBLANK([.A15]);&quot;&quot;;1))))">
            <text:p/>
          </table:table-cell>
          <table:table-cell table:formula="of:=IFERROR(INDEX([$'Items and Professions'.$C$1:$'Items and Professions'.$F$1048576];MATCH([.B15];[$'Items and Professions'.$A$1:$'Items and Professions'.$A$1048576];0);[.C1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E1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  <table:table-cell table:formula="of:=SUM([.$H$2:.H15])" office:value-type="float" office:value="0" calcext:value-type="float">
            <text:p>0</text:p>
          </table:table-cell>
          <table:table-cell/>
          <table:table-cell table:style-name="ce3"/>
        </table:table-row>
        <table:table-row table:style-name="ro2">
          <table:table-cell table:style-name="ce23"/>
          <table:table-cell table:style-name="ce55" table:formula="of:=IF(OR(RIGHT([.A16];2)=&quot; I&quot;;RIGHT([.A16];2)=&quot; G&quot;;RIGHT([.A16];2)=&quot; S&quot;);LEFT([.A16];LEN([.A16])-2);IF(ISBLANK([.A16]);&quot;&quot;;[.A16]))">
            <text:p/>
          </table:table-cell>
          <table:table-cell table:formula="of:=IF(RIGHT([.A16];2)=&quot; I&quot;;4;IF(RIGHT([.A16];2)=&quot; G&quot;;3;IF(RIGHT([.A16];2)=&quot; S&quot;;2;IF(ISBLANK([.A16]);&quot;&quot;;1))))">
            <text:p/>
          </table:table-cell>
          <table:table-cell table:formula="of:=IFERROR(INDEX([$'Items and Professions'.$C$1:$'Items and Professions'.$F$1048576];MATCH([.B16];[$'Items and Professions'.$A$1:$'Items and Professions'.$A$1048576];0);[.C1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E1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  <table:table-cell table:formula="of:=SUM([.$H$2:.H16])" office:value-type="float" office:value="0" calcext:value-type="float">
            <text:p>0</text:p>
          </table:table-cell>
          <table:table-cell/>
          <table:table-cell table:style-name="ce38" office:value-type="string" calcext:value-type="string">
            <text:p>G Remaining</text:p>
          </table:table-cell>
        </table:table-row>
        <table:table-row table:style-name="ro2">
          <table:table-cell table:style-name="ce23"/>
          <table:table-cell table:style-name="ce55" table:formula="of:=IF(OR(RIGHT([.A17];2)=&quot; I&quot;;RIGHT([.A17];2)=&quot; G&quot;;RIGHT([.A17];2)=&quot; S&quot;);LEFT([.A17];LEN([.A17])-2);IF(ISBLANK([.A17]);&quot;&quot;;[.A17]))">
            <text:p/>
          </table:table-cell>
          <table:table-cell table:formula="of:=IF(RIGHT([.A17];2)=&quot; I&quot;;4;IF(RIGHT([.A17];2)=&quot; G&quot;;3;IF(RIGHT([.A17];2)=&quot; S&quot;;2;IF(ISBLANK([.A17]);&quot;&quot;;1))))">
            <text:p/>
          </table:table-cell>
          <table:table-cell table:formula="of:=IFERROR(INDEX([$'Items and Professions'.$C$1:$'Items and Professions'.$F$1048576];MATCH([.B17];[$'Items and Professions'.$A$1:$'Items and Professions'.$A$1048576];0);[.C1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E1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  <table:table-cell table:formula="of:=SUM([.$H$2:.H17])" office:value-type="float" office:value="0" calcext:value-type="float">
            <text:p>0</text:p>
          </table:table-cell>
          <table:table-cell/>
          <table:table-cell table:formula="of:=[.K14]-[.K8]-MAX([.I$1:.I$1048576])" office:value-type="float" office:value="14950" calcext:value-type="float">
            <text:p>14950</text:p>
          </table:table-cell>
        </table:table-row>
        <table:table-row table:style-name="ro2">
          <table:table-cell table:style-name="ce23"/>
          <table:table-cell table:style-name="ce55" table:formula="of:=IF(OR(RIGHT([.A18];2)=&quot; I&quot;;RIGHT([.A18];2)=&quot; G&quot;;RIGHT([.A18];2)=&quot; S&quot;);LEFT([.A18];LEN([.A18])-2);IF(ISBLANK([.A18]);&quot;&quot;;[.A18]))">
            <text:p/>
          </table:table-cell>
          <table:table-cell table:formula="of:=IF(RIGHT([.A18];2)=&quot; I&quot;;4;IF(RIGHT([.A18];2)=&quot; G&quot;;3;IF(RIGHT([.A18];2)=&quot; S&quot;;2;IF(ISBLANK([.A18]);&quot;&quot;;1))))">
            <text:p/>
          </table:table-cell>
          <table:table-cell table:formula="of:=IFERROR(INDEX([$'Items and Professions'.$C$1:$'Items and Professions'.$F$1048576];MATCH([.B18];[$'Items and Professions'.$A$1:$'Items and Professions'.$A$1048576];0);[.C1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E1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  <table:table-cell table:formula="of:=SUM([.$H$2:.H1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19];2)=&quot; I&quot;;RIGHT([.A19];2)=&quot; G&quot;;RIGHT([.A19];2)=&quot; S&quot;);LEFT([.A19];LEN([.A19])-2);IF(ISBLANK([.A19]);&quot;&quot;;[.A19]))">
            <text:p/>
          </table:table-cell>
          <table:table-cell table:formula="of:=IF(RIGHT([.A19];2)=&quot; I&quot;;4;IF(RIGHT([.A19];2)=&quot; G&quot;;3;IF(RIGHT([.A19];2)=&quot; S&quot;;2;IF(ISBLANK([.A19]);&quot;&quot;;1))))">
            <text:p/>
          </table:table-cell>
          <table:table-cell table:formula="of:=IFERROR(INDEX([$'Items and Professions'.$C$1:$'Items and Professions'.$F$1048576];MATCH([.B19];[$'Items and Professions'.$A$1:$'Items and Professions'.$A$1048576];0);[.C1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E1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  <table:table-cell table:formula="of:=SUM([.$H$2:.H1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0];2)=&quot; I&quot;;RIGHT([.A20];2)=&quot; G&quot;;RIGHT([.A20];2)=&quot; S&quot;);LEFT([.A20];LEN([.A20])-2);IF(ISBLANK([.A20]);&quot;&quot;;[.A20]))">
            <text:p/>
          </table:table-cell>
          <table:table-cell table:formula="of:=IF(RIGHT([.A20];2)=&quot; I&quot;;4;IF(RIGHT([.A20];2)=&quot; G&quot;;3;IF(RIGHT([.A20];2)=&quot; S&quot;;2;IF(ISBLANK([.A20]);&quot;&quot;;1))))">
            <text:p/>
          </table:table-cell>
          <table:table-cell table:formula="of:=IFERROR(INDEX([$'Items and Professions'.$C$1:$'Items and Professions'.$F$1048576];MATCH([.B20];[$'Items and Professions'.$A$1:$'Items and Professions'.$A$1048576];0);[.C2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E2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  <table:table-cell table:formula="of:=SUM([.$H$2:.H2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1];2)=&quot; I&quot;;RIGHT([.A21];2)=&quot; G&quot;;RIGHT([.A21];2)=&quot; S&quot;);LEFT([.A21];LEN([.A21])-2);IF(ISBLANK([.A21]);&quot;&quot;;[.A21]))">
            <text:p/>
          </table:table-cell>
          <table:table-cell table:formula="of:=IF(RIGHT([.A21];2)=&quot; I&quot;;4;IF(RIGHT([.A21];2)=&quot; G&quot;;3;IF(RIGHT([.A21];2)=&quot; S&quot;;2;IF(ISBLANK([.A21]);&quot;&quot;;1))))">
            <text:p/>
          </table:table-cell>
          <table:table-cell table:formula="of:=IFERROR(INDEX([$'Items and Professions'.$C$1:$'Items and Professions'.$F$1048576];MATCH([.B21];[$'Items and Professions'.$A$1:$'Items and Professions'.$A$1048576];0);[.C2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E2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  <table:table-cell table:formula="of:=SUM([.$H$2:.H2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2];2)=&quot; I&quot;;RIGHT([.A22];2)=&quot; G&quot;;RIGHT([.A22];2)=&quot; S&quot;);LEFT([.A22];LEN([.A22])-2);IF(ISBLANK([.A22]);&quot;&quot;;[.A22]))">
            <text:p/>
          </table:table-cell>
          <table:table-cell table:formula="of:=IF(RIGHT([.A22];2)=&quot; I&quot;;4;IF(RIGHT([.A22];2)=&quot; G&quot;;3;IF(RIGHT([.A22];2)=&quot; S&quot;;2;IF(ISBLANK([.A22]);&quot;&quot;;1))))">
            <text:p/>
          </table:table-cell>
          <table:table-cell table:formula="of:=IFERROR(INDEX([$'Items and Professions'.$C$1:$'Items and Professions'.$F$1048576];MATCH([.B22];[$'Items and Professions'.$A$1:$'Items and Professions'.$A$1048576];0);[.C2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E2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  <table:table-cell table:formula="of:=SUM([.$H$2:.H2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3];2)=&quot; I&quot;;RIGHT([.A23];2)=&quot; G&quot;;RIGHT([.A23];2)=&quot; S&quot;);LEFT([.A23];LEN([.A23])-2);IF(ISBLANK([.A23]);&quot;&quot;;[.A23]))">
            <text:p/>
          </table:table-cell>
          <table:table-cell table:formula="of:=IF(RIGHT([.A23];2)=&quot; I&quot;;4;IF(RIGHT([.A23];2)=&quot; G&quot;;3;IF(RIGHT([.A23];2)=&quot; S&quot;;2;IF(ISBLANK([.A23]);&quot;&quot;;1))))">
            <text:p/>
          </table:table-cell>
          <table:table-cell table:formula="of:=IFERROR(INDEX([$'Items and Professions'.$C$1:$'Items and Professions'.$F$1048576];MATCH([.B23];[$'Items and Professions'.$A$1:$'Items and Professions'.$A$1048576];0);[.C2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E2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  <table:table-cell table:formula="of:=SUM([.$H$2:.H2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4];2)=&quot; I&quot;;RIGHT([.A24];2)=&quot; G&quot;;RIGHT([.A24];2)=&quot; S&quot;);LEFT([.A24];LEN([.A24])-2);IF(ISBLANK([.A24]);&quot;&quot;;[.A24]))">
            <text:p/>
          </table:table-cell>
          <table:table-cell table:formula="of:=IF(RIGHT([.A24];2)=&quot; I&quot;;4;IF(RIGHT([.A24];2)=&quot; G&quot;;3;IF(RIGHT([.A24];2)=&quot; S&quot;;2;IF(ISBLANK([.A24]);&quot;&quot;;1))))">
            <text:p/>
          </table:table-cell>
          <table:table-cell table:formula="of:=IFERROR(INDEX([$'Items and Professions'.$C$1:$'Items and Professions'.$F$1048576];MATCH([.B24];[$'Items and Professions'.$A$1:$'Items and Professions'.$A$1048576];0);[.C2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E2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  <table:table-cell table:formula="of:=SUM([.$H$2:.H2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5];2)=&quot; I&quot;;RIGHT([.A25];2)=&quot; G&quot;;RIGHT([.A25];2)=&quot; S&quot;);LEFT([.A25];LEN([.A25])-2);IF(ISBLANK([.A25]);&quot;&quot;;[.A25]))">
            <text:p/>
          </table:table-cell>
          <table:table-cell table:formula="of:=IF(RIGHT([.A25];2)=&quot; I&quot;;4;IF(RIGHT([.A25];2)=&quot; G&quot;;3;IF(RIGHT([.A25];2)=&quot; S&quot;;2;IF(ISBLANK([.A25]);&quot;&quot;;1))))">
            <text:p/>
          </table:table-cell>
          <table:table-cell table:formula="of:=IFERROR(INDEX([$'Items and Professions'.$C$1:$'Items and Professions'.$F$1048576];MATCH([.B25];[$'Items and Professions'.$A$1:$'Items and Professions'.$A$1048576];0);[.C2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E2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  <table:table-cell table:formula="of:=SUM([.$H$2:.H2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6];2)=&quot; I&quot;;RIGHT([.A26];2)=&quot; G&quot;;RIGHT([.A26];2)=&quot; S&quot;);LEFT([.A26];LEN([.A26])-2);IF(ISBLANK([.A26]);&quot;&quot;;[.A26]))">
            <text:p/>
          </table:table-cell>
          <table:table-cell table:formula="of:=IF(RIGHT([.A26];2)=&quot; I&quot;;4;IF(RIGHT([.A26];2)=&quot; G&quot;;3;IF(RIGHT([.A26];2)=&quot; S&quot;;2;IF(ISBLANK([.A26]);&quot;&quot;;1))))">
            <text:p/>
          </table:table-cell>
          <table:table-cell table:formula="of:=IFERROR(INDEX([$'Items and Professions'.$C$1:$'Items and Professions'.$F$1048576];MATCH([.B26];[$'Items and Professions'.$A$1:$'Items and Professions'.$A$1048576];0);[.C2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E2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  <table:table-cell table:formula="of:=SUM([.$H$2:.H2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7];2)=&quot; I&quot;;RIGHT([.A27];2)=&quot; G&quot;;RIGHT([.A27];2)=&quot; S&quot;);LEFT([.A27];LEN([.A27])-2);IF(ISBLANK([.A27]);&quot;&quot;;[.A27]))">
            <text:p/>
          </table:table-cell>
          <table:table-cell table:formula="of:=IF(RIGHT([.A27];2)=&quot; I&quot;;4;IF(RIGHT([.A27];2)=&quot; G&quot;;3;IF(RIGHT([.A27];2)=&quot; S&quot;;2;IF(ISBLANK([.A27]);&quot;&quot;;1))))">
            <text:p/>
          </table:table-cell>
          <table:table-cell table:formula="of:=IFERROR(INDEX([$'Items and Professions'.$C$1:$'Items and Professions'.$F$1048576];MATCH([.B27];[$'Items and Professions'.$A$1:$'Items and Professions'.$A$1048576];0);[.C2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E2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7]*[.G27]" office:value-type="float" office:value="0" calcext:value-type="float">
            <text:p>0</text:p>
          </table:table-cell>
          <table:table-cell table:formula="of:=SUM([.$H$2:.H2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8];2)=&quot; I&quot;;RIGHT([.A28];2)=&quot; G&quot;;RIGHT([.A28];2)=&quot; S&quot;);LEFT([.A28];LEN([.A28])-2);IF(ISBLANK([.A28]);&quot;&quot;;[.A28]))">
            <text:p/>
          </table:table-cell>
          <table:table-cell table:formula="of:=IF(RIGHT([.A28];2)=&quot; I&quot;;4;IF(RIGHT([.A28];2)=&quot; G&quot;;3;IF(RIGHT([.A28];2)=&quot; S&quot;;2;IF(ISBLANK([.A28]);&quot;&quot;;1))))">
            <text:p/>
          </table:table-cell>
          <table:table-cell table:formula="of:=IFERROR(INDEX([$'Items and Professions'.$C$1:$'Items and Professions'.$F$1048576];MATCH([.B28];[$'Items and Professions'.$A$1:$'Items and Professions'.$A$1048576];0);[.C2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E2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8]*[.G28]" office:value-type="float" office:value="0" calcext:value-type="float">
            <text:p>0</text:p>
          </table:table-cell>
          <table:table-cell table:formula="of:=SUM([.$H$2:.H2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29];2)=&quot; I&quot;;RIGHT([.A29];2)=&quot; G&quot;;RIGHT([.A29];2)=&quot; S&quot;);LEFT([.A29];LEN([.A29])-2);IF(ISBLANK([.A29]);&quot;&quot;;[.A29]))">
            <text:p/>
          </table:table-cell>
          <table:table-cell table:formula="of:=IF(RIGHT([.A29];2)=&quot; I&quot;;4;IF(RIGHT([.A29];2)=&quot; G&quot;;3;IF(RIGHT([.A29];2)=&quot; S&quot;;2;IF(ISBLANK([.A29]);&quot;&quot;;1))))">
            <text:p/>
          </table:table-cell>
          <table:table-cell table:formula="of:=IFERROR(INDEX([$'Items and Professions'.$C$1:$'Items and Professions'.$F$1048576];MATCH([.B29];[$'Items and Professions'.$A$1:$'Items and Professions'.$A$1048576];0);[.C2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E2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29]*[.G29]" office:value-type="float" office:value="0" calcext:value-type="float">
            <text:p>0</text:p>
          </table:table-cell>
          <table:table-cell table:formula="of:=SUM([.$H$2:.H2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0];2)=&quot; I&quot;;RIGHT([.A30];2)=&quot; G&quot;;RIGHT([.A30];2)=&quot; S&quot;);LEFT([.A30];LEN([.A30])-2);IF(ISBLANK([.A30]);&quot;&quot;;[.A30]))">
            <text:p/>
          </table:table-cell>
          <table:table-cell table:formula="of:=IF(RIGHT([.A30];2)=&quot; I&quot;;4;IF(RIGHT([.A30];2)=&quot; G&quot;;3;IF(RIGHT([.A30];2)=&quot; S&quot;;2;IF(ISBLANK([.A30]);&quot;&quot;;1))))">
            <text:p/>
          </table:table-cell>
          <table:table-cell table:formula="of:=IFERROR(INDEX([$'Items and Professions'.$C$1:$'Items and Professions'.$F$1048576];MATCH([.B30];[$'Items and Professions'.$A$1:$'Items and Professions'.$A$1048576];0);[.C3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E3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0]*[.G30]" office:value-type="float" office:value="0" calcext:value-type="float">
            <text:p>0</text:p>
          </table:table-cell>
          <table:table-cell table:formula="of:=SUM([.$H$2:.H3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1];2)=&quot; I&quot;;RIGHT([.A31];2)=&quot; G&quot;;RIGHT([.A31];2)=&quot; S&quot;);LEFT([.A31];LEN([.A31])-2);IF(ISBLANK([.A31]);&quot;&quot;;[.A31]))">
            <text:p/>
          </table:table-cell>
          <table:table-cell table:formula="of:=IF(RIGHT([.A31];2)=&quot; I&quot;;4;IF(RIGHT([.A31];2)=&quot; G&quot;;3;IF(RIGHT([.A31];2)=&quot; S&quot;;2;IF(ISBLANK([.A31]);&quot;&quot;;1))))">
            <text:p/>
          </table:table-cell>
          <table:table-cell table:formula="of:=IFERROR(INDEX([$'Items and Professions'.$C$1:$'Items and Professions'.$F$1048576];MATCH([.B31];[$'Items and Professions'.$A$1:$'Items and Professions'.$A$1048576];0);[.C3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E3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1]*[.G31]" office:value-type="float" office:value="0" calcext:value-type="float">
            <text:p>0</text:p>
          </table:table-cell>
          <table:table-cell table:formula="of:=SUM([.$H$2:.H3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2];2)=&quot; I&quot;;RIGHT([.A32];2)=&quot; G&quot;;RIGHT([.A32];2)=&quot; S&quot;);LEFT([.A32];LEN([.A32])-2);IF(ISBLANK([.A32]);&quot;&quot;;[.A32]))">
            <text:p/>
          </table:table-cell>
          <table:table-cell table:formula="of:=IF(RIGHT([.A32];2)=&quot; I&quot;;4;IF(RIGHT([.A32];2)=&quot; G&quot;;3;IF(RIGHT([.A32];2)=&quot; S&quot;;2;IF(ISBLANK([.A32]);&quot;&quot;;1))))">
            <text:p/>
          </table:table-cell>
          <table:table-cell table:formula="of:=IFERROR(INDEX([$'Items and Professions'.$C$1:$'Items and Professions'.$F$1048576];MATCH([.B32];[$'Items and Professions'.$A$1:$'Items and Professions'.$A$1048576];0);[.C3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E3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2]*[.G32]" office:value-type="float" office:value="0" calcext:value-type="float">
            <text:p>0</text:p>
          </table:table-cell>
          <table:table-cell table:formula="of:=SUM([.$H$2:.H3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3];2)=&quot; I&quot;;RIGHT([.A33];2)=&quot; G&quot;;RIGHT([.A33];2)=&quot; S&quot;);LEFT([.A33];LEN([.A33])-2);IF(ISBLANK([.A33]);&quot;&quot;;[.A33]))">
            <text:p/>
          </table:table-cell>
          <table:table-cell table:formula="of:=IF(RIGHT([.A33];2)=&quot; I&quot;;4;IF(RIGHT([.A33];2)=&quot; G&quot;;3;IF(RIGHT([.A33];2)=&quot; S&quot;;2;IF(ISBLANK([.A33]);&quot;&quot;;1))))">
            <text:p/>
          </table:table-cell>
          <table:table-cell table:formula="of:=IFERROR(INDEX([$'Items and Professions'.$C$1:$'Items and Professions'.$F$1048576];MATCH([.B33];[$'Items and Professions'.$A$1:$'Items and Professions'.$A$1048576];0);[.C3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E3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3]*[.G33]" office:value-type="float" office:value="0" calcext:value-type="float">
            <text:p>0</text:p>
          </table:table-cell>
          <table:table-cell table:formula="of:=SUM([.$H$2:.H3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4];2)=&quot; I&quot;;RIGHT([.A34];2)=&quot; G&quot;;RIGHT([.A34];2)=&quot; S&quot;);LEFT([.A34];LEN([.A34])-2);IF(ISBLANK([.A34]);&quot;&quot;;[.A34]))">
            <text:p/>
          </table:table-cell>
          <table:table-cell table:formula="of:=IF(RIGHT([.A34];2)=&quot; I&quot;;4;IF(RIGHT([.A34];2)=&quot; G&quot;;3;IF(RIGHT([.A34];2)=&quot; S&quot;;2;IF(ISBLANK([.A34]);&quot;&quot;;1))))">
            <text:p/>
          </table:table-cell>
          <table:table-cell table:formula="of:=IFERROR(INDEX([$'Items and Professions'.$C$1:$'Items and Professions'.$F$1048576];MATCH([.B34];[$'Items and Professions'.$A$1:$'Items and Professions'.$A$1048576];0);[.C3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E3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4]*[.G34]" office:value-type="float" office:value="0" calcext:value-type="float">
            <text:p>0</text:p>
          </table:table-cell>
          <table:table-cell table:formula="of:=SUM([.$H$2:.H3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5];2)=&quot; I&quot;;RIGHT([.A35];2)=&quot; G&quot;;RIGHT([.A35];2)=&quot; S&quot;);LEFT([.A35];LEN([.A35])-2);IF(ISBLANK([.A35]);&quot;&quot;;[.A35]))">
            <text:p/>
          </table:table-cell>
          <table:table-cell table:formula="of:=IF(RIGHT([.A35];2)=&quot; I&quot;;4;IF(RIGHT([.A35];2)=&quot; G&quot;;3;IF(RIGHT([.A35];2)=&quot; S&quot;;2;IF(ISBLANK([.A35]);&quot;&quot;;1))))">
            <text:p/>
          </table:table-cell>
          <table:table-cell table:formula="of:=IFERROR(INDEX([$'Items and Professions'.$C$1:$'Items and Professions'.$F$1048576];MATCH([.B35];[$'Items and Professions'.$A$1:$'Items and Professions'.$A$1048576];0);[.C3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E3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5]*[.G35]" office:value-type="float" office:value="0" calcext:value-type="float">
            <text:p>0</text:p>
          </table:table-cell>
          <table:table-cell table:formula="of:=SUM([.$H$2:.H3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6];2)=&quot; I&quot;;RIGHT([.A36];2)=&quot; G&quot;;RIGHT([.A36];2)=&quot; S&quot;);LEFT([.A36];LEN([.A36])-2);IF(ISBLANK([.A36]);&quot;&quot;;[.A36]))">
            <text:p/>
          </table:table-cell>
          <table:table-cell table:formula="of:=IF(RIGHT([.A36];2)=&quot; I&quot;;4;IF(RIGHT([.A36];2)=&quot; G&quot;;3;IF(RIGHT([.A36];2)=&quot; S&quot;;2;IF(ISBLANK([.A36]);&quot;&quot;;1))))">
            <text:p/>
          </table:table-cell>
          <table:table-cell table:formula="of:=IFERROR(INDEX([$'Items and Professions'.$C$1:$'Items and Professions'.$F$1048576];MATCH([.B36];[$'Items and Professions'.$A$1:$'Items and Professions'.$A$1048576];0);[.C3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E3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6]*[.G36]" office:value-type="float" office:value="0" calcext:value-type="float">
            <text:p>0</text:p>
          </table:table-cell>
          <table:table-cell table:formula="of:=SUM([.$H$2:.H3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7];2)=&quot; I&quot;;RIGHT([.A37];2)=&quot; G&quot;;RIGHT([.A37];2)=&quot; S&quot;);LEFT([.A37];LEN([.A37])-2);IF(ISBLANK([.A37]);&quot;&quot;;[.A37]))">
            <text:p/>
          </table:table-cell>
          <table:table-cell table:formula="of:=IF(RIGHT([.A37];2)=&quot; I&quot;;4;IF(RIGHT([.A37];2)=&quot; G&quot;;3;IF(RIGHT([.A37];2)=&quot; S&quot;;2;IF(ISBLANK([.A37]);&quot;&quot;;1))))">
            <text:p/>
          </table:table-cell>
          <table:table-cell table:formula="of:=IFERROR(INDEX([$'Items and Professions'.$C$1:$'Items and Professions'.$F$1048576];MATCH([.B37];[$'Items and Professions'.$A$1:$'Items and Professions'.$A$1048576];0);[.C3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E3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7]*[.G37]" office:value-type="float" office:value="0" calcext:value-type="float">
            <text:p>0</text:p>
          </table:table-cell>
          <table:table-cell table:formula="of:=SUM([.$H$2:.H3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8];2)=&quot; I&quot;;RIGHT([.A38];2)=&quot; G&quot;;RIGHT([.A38];2)=&quot; S&quot;);LEFT([.A38];LEN([.A38])-2);IF(ISBLANK([.A38]);&quot;&quot;;[.A38]))">
            <text:p/>
          </table:table-cell>
          <table:table-cell table:formula="of:=IF(RIGHT([.A38];2)=&quot; I&quot;;4;IF(RIGHT([.A38];2)=&quot; G&quot;;3;IF(RIGHT([.A38];2)=&quot; S&quot;;2;IF(ISBLANK([.A38]);&quot;&quot;;1))))">
            <text:p/>
          </table:table-cell>
          <table:table-cell table:formula="of:=IFERROR(INDEX([$'Items and Professions'.$C$1:$'Items and Professions'.$F$1048576];MATCH([.B38];[$'Items and Professions'.$A$1:$'Items and Professions'.$A$1048576];0);[.C3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E3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8]*[.G38]" office:value-type="float" office:value="0" calcext:value-type="float">
            <text:p>0</text:p>
          </table:table-cell>
          <table:table-cell table:formula="of:=SUM([.$H$2:.H3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39];2)=&quot; I&quot;;RIGHT([.A39];2)=&quot; G&quot;;RIGHT([.A39];2)=&quot; S&quot;);LEFT([.A39];LEN([.A39])-2);IF(ISBLANK([.A39]);&quot;&quot;;[.A39]))">
            <text:p/>
          </table:table-cell>
          <table:table-cell table:formula="of:=IF(RIGHT([.A39];2)=&quot; I&quot;;4;IF(RIGHT([.A39];2)=&quot; G&quot;;3;IF(RIGHT([.A39];2)=&quot; S&quot;;2;IF(ISBLANK([.A39]);&quot;&quot;;1))))">
            <text:p/>
          </table:table-cell>
          <table:table-cell table:formula="of:=IFERROR(INDEX([$'Items and Professions'.$C$1:$'Items and Professions'.$F$1048576];MATCH([.B39];[$'Items and Professions'.$A$1:$'Items and Professions'.$A$1048576];0);[.C3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E3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39]*[.G39]" office:value-type="float" office:value="0" calcext:value-type="float">
            <text:p>0</text:p>
          </table:table-cell>
          <table:table-cell table:formula="of:=SUM([.$H$2:.H3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0];2)=&quot; I&quot;;RIGHT([.A40];2)=&quot; G&quot;;RIGHT([.A40];2)=&quot; S&quot;);LEFT([.A40];LEN([.A40])-2);IF(ISBLANK([.A40]);&quot;&quot;;[.A40]))">
            <text:p/>
          </table:table-cell>
          <table:table-cell table:formula="of:=IF(RIGHT([.A40];2)=&quot; I&quot;;4;IF(RIGHT([.A40];2)=&quot; G&quot;;3;IF(RIGHT([.A40];2)=&quot; S&quot;;2;IF(ISBLANK([.A40]);&quot;&quot;;1))))">
            <text:p/>
          </table:table-cell>
          <table:table-cell table:formula="of:=IFERROR(INDEX([$'Items and Professions'.$C$1:$'Items and Professions'.$F$1048576];MATCH([.B40];[$'Items and Professions'.$A$1:$'Items and Professions'.$A$1048576];0);[.C4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E4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0]*[.G40]" office:value-type="float" office:value="0" calcext:value-type="float">
            <text:p>0</text:p>
          </table:table-cell>
          <table:table-cell table:formula="of:=SUM([.$H$2:.H4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1];2)=&quot; I&quot;;RIGHT([.A41];2)=&quot; G&quot;;RIGHT([.A41];2)=&quot; S&quot;);LEFT([.A41];LEN([.A41])-2);IF(ISBLANK([.A41]);&quot;&quot;;[.A41]))">
            <text:p/>
          </table:table-cell>
          <table:table-cell table:formula="of:=IF(RIGHT([.A41];2)=&quot; I&quot;;4;IF(RIGHT([.A41];2)=&quot; G&quot;;3;IF(RIGHT([.A41];2)=&quot; S&quot;;2;IF(ISBLANK([.A41]);&quot;&quot;;1))))">
            <text:p/>
          </table:table-cell>
          <table:table-cell table:formula="of:=IFERROR(INDEX([$'Items and Professions'.$C$1:$'Items and Professions'.$F$1048576];MATCH([.B41];[$'Items and Professions'.$A$1:$'Items and Professions'.$A$1048576];0);[.C4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E4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1]*[.G41]" office:value-type="float" office:value="0" calcext:value-type="float">
            <text:p>0</text:p>
          </table:table-cell>
          <table:table-cell table:formula="of:=SUM([.$H$2:.H41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2];2)=&quot; I&quot;;RIGHT([.A42];2)=&quot; G&quot;;RIGHT([.A42];2)=&quot; S&quot;);LEFT([.A42];LEN([.A42])-2);IF(ISBLANK([.A42]);&quot;&quot;;[.A42]))">
            <text:p/>
          </table:table-cell>
          <table:table-cell table:formula="of:=IF(RIGHT([.A42];2)=&quot; I&quot;;4;IF(RIGHT([.A42];2)=&quot; G&quot;;3;IF(RIGHT([.A42];2)=&quot; S&quot;;2;IF(ISBLANK([.A42]);&quot;&quot;;1))))">
            <text:p/>
          </table:table-cell>
          <table:table-cell table:formula="of:=IFERROR(INDEX([$'Items and Professions'.$C$1:$'Items and Professions'.$F$1048576];MATCH([.B42];[$'Items and Professions'.$A$1:$'Items and Professions'.$A$1048576];0);[.C42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E42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2]*[.G42]" office:value-type="float" office:value="0" calcext:value-type="float">
            <text:p>0</text:p>
          </table:table-cell>
          <table:table-cell table:formula="of:=SUM([.$H$2:.H42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3];2)=&quot; I&quot;;RIGHT([.A43];2)=&quot; G&quot;;RIGHT([.A43];2)=&quot; S&quot;);LEFT([.A43];LEN([.A43])-2);IF(ISBLANK([.A43]);&quot;&quot;;[.A43]))">
            <text:p/>
          </table:table-cell>
          <table:table-cell table:formula="of:=IF(RIGHT([.A43];2)=&quot; I&quot;;4;IF(RIGHT([.A43];2)=&quot; G&quot;;3;IF(RIGHT([.A43];2)=&quot; S&quot;;2;IF(ISBLANK([.A43]);&quot;&quot;;1))))">
            <text:p/>
          </table:table-cell>
          <table:table-cell table:formula="of:=IFERROR(INDEX([$'Items and Professions'.$C$1:$'Items and Professions'.$F$1048576];MATCH([.B43];[$'Items and Professions'.$A$1:$'Items and Professions'.$A$1048576];0);[.C43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E43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3]*[.G43]" office:value-type="float" office:value="0" calcext:value-type="float">
            <text:p>0</text:p>
          </table:table-cell>
          <table:table-cell table:formula="of:=SUM([.$H$2:.H43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4];2)=&quot; I&quot;;RIGHT([.A44];2)=&quot; G&quot;;RIGHT([.A44];2)=&quot; S&quot;);LEFT([.A44];LEN([.A44])-2);IF(ISBLANK([.A44]);&quot;&quot;;[.A44]))">
            <text:p/>
          </table:table-cell>
          <table:table-cell table:formula="of:=IF(RIGHT([.A44];2)=&quot; I&quot;;4;IF(RIGHT([.A44];2)=&quot; G&quot;;3;IF(RIGHT([.A44];2)=&quot; S&quot;;2;IF(ISBLANK([.A44]);&quot;&quot;;1))))">
            <text:p/>
          </table:table-cell>
          <table:table-cell table:formula="of:=IFERROR(INDEX([$'Items and Professions'.$C$1:$'Items and Professions'.$F$1048576];MATCH([.B44];[$'Items and Professions'.$A$1:$'Items and Professions'.$A$1048576];0);[.C44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E44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4]*[.G44]" office:value-type="float" office:value="0" calcext:value-type="float">
            <text:p>0</text:p>
          </table:table-cell>
          <table:table-cell table:formula="of:=SUM([.$H$2:.H44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5];2)=&quot; I&quot;;RIGHT([.A45];2)=&quot; G&quot;;RIGHT([.A45];2)=&quot; S&quot;);LEFT([.A45];LEN([.A45])-2);IF(ISBLANK([.A45]);&quot;&quot;;[.A45]))">
            <text:p/>
          </table:table-cell>
          <table:table-cell table:formula="of:=IF(RIGHT([.A45];2)=&quot; I&quot;;4;IF(RIGHT([.A45];2)=&quot; G&quot;;3;IF(RIGHT([.A45];2)=&quot; S&quot;;2;IF(ISBLANK([.A45]);&quot;&quot;;1))))">
            <text:p/>
          </table:table-cell>
          <table:table-cell table:formula="of:=IFERROR(INDEX([$'Items and Professions'.$C$1:$'Items and Professions'.$F$1048576];MATCH([.B45];[$'Items and Professions'.$A$1:$'Items and Professions'.$A$1048576];0);[.C45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E45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5]*[.G45]" office:value-type="float" office:value="0" calcext:value-type="float">
            <text:p>0</text:p>
          </table:table-cell>
          <table:table-cell table:formula="of:=SUM([.$H$2:.H45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6];2)=&quot; I&quot;;RIGHT([.A46];2)=&quot; G&quot;;RIGHT([.A46];2)=&quot; S&quot;);LEFT([.A46];LEN([.A46])-2);IF(ISBLANK([.A46]);&quot;&quot;;[.A46]))">
            <text:p/>
          </table:table-cell>
          <table:table-cell table:formula="of:=IF(RIGHT([.A46];2)=&quot; I&quot;;4;IF(RIGHT([.A46];2)=&quot; G&quot;;3;IF(RIGHT([.A46];2)=&quot; S&quot;;2;IF(ISBLANK([.A46]);&quot;&quot;;1))))">
            <text:p/>
          </table:table-cell>
          <table:table-cell table:formula="of:=IFERROR(INDEX([$'Items and Professions'.$C$1:$'Items and Professions'.$F$1048576];MATCH([.B46];[$'Items and Professions'.$A$1:$'Items and Professions'.$A$1048576];0);[.C46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E46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6]*[.G46]" office:value-type="float" office:value="0" calcext:value-type="float">
            <text:p>0</text:p>
          </table:table-cell>
          <table:table-cell table:formula="of:=SUM([.$H$2:.H46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7];2)=&quot; I&quot;;RIGHT([.A47];2)=&quot; G&quot;;RIGHT([.A47];2)=&quot; S&quot;);LEFT([.A47];LEN([.A47])-2);IF(ISBLANK([.A47]);&quot;&quot;;[.A47]))">
            <text:p/>
          </table:table-cell>
          <table:table-cell table:formula="of:=IF(RIGHT([.A47];2)=&quot; I&quot;;4;IF(RIGHT([.A47];2)=&quot; G&quot;;3;IF(RIGHT([.A47];2)=&quot; S&quot;;2;IF(ISBLANK([.A47]);&quot;&quot;;1))))">
            <text:p/>
          </table:table-cell>
          <table:table-cell table:formula="of:=IFERROR(INDEX([$'Items and Professions'.$C$1:$'Items and Professions'.$F$1048576];MATCH([.B47];[$'Items and Professions'.$A$1:$'Items and Professions'.$A$1048576];0);[.C47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E47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7]*[.G47]" office:value-type="float" office:value="0" calcext:value-type="float">
            <text:p>0</text:p>
          </table:table-cell>
          <table:table-cell table:formula="of:=SUM([.$H$2:.H47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8];2)=&quot; I&quot;;RIGHT([.A48];2)=&quot; G&quot;;RIGHT([.A48];2)=&quot; S&quot;);LEFT([.A48];LEN([.A48])-2);IF(ISBLANK([.A48]);&quot;&quot;;[.A48]))">
            <text:p/>
          </table:table-cell>
          <table:table-cell table:formula="of:=IF(RIGHT([.A48];2)=&quot; I&quot;;4;IF(RIGHT([.A48];2)=&quot; G&quot;;3;IF(RIGHT([.A48];2)=&quot; S&quot;;2;IF(ISBLANK([.A48]);&quot;&quot;;1))))">
            <text:p/>
          </table:table-cell>
          <table:table-cell table:formula="of:=IFERROR(INDEX([$'Items and Professions'.$C$1:$'Items and Professions'.$F$1048576];MATCH([.B48];[$'Items and Professions'.$A$1:$'Items and Professions'.$A$1048576];0);[.C48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E48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8]*[.G48]" office:value-type="float" office:value="0" calcext:value-type="float">
            <text:p>0</text:p>
          </table:table-cell>
          <table:table-cell table:formula="of:=SUM([.$H$2:.H48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49];2)=&quot; I&quot;;RIGHT([.A49];2)=&quot; G&quot;;RIGHT([.A49];2)=&quot; S&quot;);LEFT([.A49];LEN([.A49])-2);IF(ISBLANK([.A49]);&quot;&quot;;[.A49]))">
            <text:p/>
          </table:table-cell>
          <table:table-cell table:formula="of:=IF(RIGHT([.A49];2)=&quot; I&quot;;4;IF(RIGHT([.A49];2)=&quot; G&quot;;3;IF(RIGHT([.A49];2)=&quot; S&quot;;2;IF(ISBLANK([.A49]);&quot;&quot;;1))))">
            <text:p/>
          </table:table-cell>
          <table:table-cell table:formula="of:=IFERROR(INDEX([$'Items and Professions'.$C$1:$'Items and Professions'.$F$1048576];MATCH([.B49];[$'Items and Professions'.$A$1:$'Items and Professions'.$A$1048576];0);[.C49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E49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49]*[.G49]" office:value-type="float" office:value="0" calcext:value-type="float">
            <text:p>0</text:p>
          </table:table-cell>
          <table:table-cell table:formula="of:=SUM([.$H$2:.H49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0];2)=&quot; I&quot;;RIGHT([.A50];2)=&quot; G&quot;;RIGHT([.A50];2)=&quot; S&quot;);LEFT([.A50];LEN([.A50])-2);IF(ISBLANK([.A50]);&quot;&quot;;[.A50]))">
            <text:p/>
          </table:table-cell>
          <table:table-cell table:formula="of:=IF(RIGHT([.A50];2)=&quot; I&quot;;4;IF(RIGHT([.A50];2)=&quot; G&quot;;3;IF(RIGHT([.A50];2)=&quot; S&quot;;2;IF(ISBLANK([.A50]);&quot;&quot;;1))))">
            <text:p/>
          </table:table-cell>
          <table:table-cell table:formula="of:=IFERROR(INDEX([$'Items and Professions'.$C$1:$'Items and Professions'.$F$1048576];MATCH([.B50];[$'Items and Professions'.$A$1:$'Items and Professions'.$A$1048576];0);[.C50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E50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0]*[.G50]" office:value-type="float" office:value="0" calcext:value-type="float">
            <text:p>0</text:p>
          </table:table-cell>
          <table:table-cell table:formula="of:=SUM([.$H$2:.H50]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style-name="ce23"/>
          <table:table-cell table:style-name="ce55" table:formula="of:=IF(OR(RIGHT([.A51];2)=&quot; I&quot;;RIGHT([.A51];2)=&quot; G&quot;;RIGHT([.A51];2)=&quot; S&quot;);LEFT([.A51];LEN([.A51])-2);IF(ISBLANK([.A51]);&quot;&quot;;[.A51]))">
            <text:p/>
          </table:table-cell>
          <table:table-cell table:formula="of:=IF(RIGHT([.A51];2)=&quot; I&quot;;4;IF(RIGHT([.A51];2)=&quot; G&quot;;3;IF(RIGHT([.A51];2)=&quot; S&quot;;2;IF(ISBLANK([.A51]);&quot;&quot;;1))))">
            <text:p/>
          </table:table-cell>
          <table:table-cell table:formula="of:=IFERROR(INDEX([$'Items and Professions'.$C$1:$'Items and Professions'.$F$1048576];MATCH([.B51];[$'Items and Professions'.$A$1:$'Items and Professions'.$A$1048576];0);[.C51]);0)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E51]" office:value-type="float" office:value="0" calcext:value-type="float">
            <text:p>0</text:p>
          </table:table-cell>
          <table:table-cell table:style-name="ce41" table:content-validation-name="val5" office:value-type="float" office:value="0" calcext:value-type="float">
            <text:p>0</text:p>
          </table:table-cell>
          <table:table-cell table:formula="of:=[.D51]*[.G51]" office:value-type="float" office:value="0" calcext:value-type="float">
            <text:p>0</text:p>
          </table:table-cell>
          <table:table-cell table:formula="of:=SUM([.$H$2:.H51])" office:value-type="float" office:value="0" calcext:value-type="float">
            <text:p>0</text:p>
          </table:table-cell>
          <table:table-cell table:number-columns-repeated="2"/>
        </table:table-row>
        <table:table-row table:style-name="ro2" table:number-rows-repeated="1048524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  <table:table-row table:style-name="ro2">
          <table:table-cell table:number-columns-repeated="4"/>
          <table:table-cell table:content-validation-name="val5"/>
          <table:table-cell/>
          <table:table-cell table:content-validation-name="val5"/>
          <table:table-cell table:number-columns-repeated="4"/>
        </table:table-row>
      </table:table>
      <table:table table:name="Y1-Sp19" table:style-name="ta3">
        <office:forms form:automatic-focus="false" form:apply-design-mode="false"/>
        <table:table-column table:style-name="co54" table:default-cell-style-name="ce39"/>
        <table:table-row table:style-name="ro2">
          <table:table-cell table:style-name="ce38" office:value-type="string" calcext:value-type="string">
            <text:p>Kale Seeds Needed</text:p>
          </table:table-cell>
        </table:table-row>
        <table:table-row table:style-name="ro2">
          <table:table-cell table:formula="of:=[$'Y1-Sp18'.K11]" office:value-type="float" office:value="185" calcext:value-type="float">
            <text:p>185</text:p>
          </table:table-cell>
        </table:table-row>
        <table:table-row table:style-name="ro2">
          <table:table-cell/>
        </table:table-row>
        <table:table-row table:style-name="ro2" table:number-rows-repeated="5">
          <table:table-cell table:style-name="Default"/>
        </table:table-row>
        <table:table-row table:style-name="ro2" table:number-rows-repeated="28">
          <table:table-cell/>
        </table:table-row>
        <table:table-row table:style-name="ro2" table:number-rows-repeated="2">
          <table:table-cell table:style-name="Default"/>
        </table:table-row>
        <table:table-row table:style-name="ro2" table:number-rows-repeated="1048537">
          <table:table-cell/>
        </table:table-row>
        <table:table-row table:style-name="ro2">
          <table:table-cell/>
        </table:table-row>
      </table:table>
      <table:named-expressions/>
      <table:database-ranges>
        <table:database-range table:name="__Anonymous_Sheet_DB__2" table:target-range-address="Museum.A1:Museum.B1048576" table:display-filter-buttons="true" table:orientation="column"/>
        <table:database-range table:name="__Anonymous_Sheet_DB__3" table:target-range-address="'Generic Item Table'.A27:'Generic Item Table'.I31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Items and Professions'.A603:'Items and Professions'.C614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Fish Availability'.A1:'Fish Availability'.L59" table:display-filter-buttons="true" table:orientation="column"/>
        <table:database-range table:name="__Anonymous_Sheet_DB__9" table:target-range-address="'Y1-Sp4'.A1:'Y1-Sp4'.I12">
          <table:sort>
            <table:sort-by table:field-number="5" table:order="descending" table:data-type="automatic"/>
          </table:sort>
        </table:database-range>
        <table:database-range table:name="__Anonymous_Sheet_DB__10" table:target-range-address="'Y1-Sp5'.A1:'Y1-Sp5'.F2">
          <table:sort>
            <table:sort-by table:field-number="3" table:order="descending" table:data-type="automatic"/>
          </table:sort>
        </table:database-range>
        <table:database-range table:name="__Anonymous_Sheet_DB__11" table:target-range-address="'Y1-Sp6'.A1:'Y1-Sp6'.I12">
          <table:sort>
            <table:sort-by table:field-number="5" table:order="descending" table:data-type="automatic"/>
          </table:sort>
        </table:database-range>
        <table:database-range table:name="__Anonymous_Sheet_DB__12" table:target-range-address="'Y1-Sp10'.A1:'Y1-Sp10'.I2">
          <table:sort>
            <table:sort-by table:field-number="0" table:data-type="automatic"/>
          </table:sort>
        </table:database-range>
        <table:database-range table:name="__Anonymous_Sheet_DB__13" table:target-range-address="'Y1-Sp11'.A3:'Y1-Sp11'.A3">
          <table:sort>
            <table:sort-by table:field-number="0" table:data-type="automatic"/>
          </table:sort>
        </table:database-range>
        <table:database-range table:name="__Anonymous_Sheet_DB__14" table:target-range-address="'Y1-Sp Starfruit Planning'.B1:'Y1-Sp Starfruit Planning'.B14" table:orientation="column"/>
        <table:database-range table:name="__Anonymous_Sheet_DB__15" table:target-range-address="'Y1-Sp18'.A1:'Y1-Sp18'.I2">
          <table:sort>
            <table:sort-by table:field-number="6" table:order="descending" table:data-type="automatic"/>
          </table:sort>
        </table:database-range>
        <table:database-range table:name="__Anonymous_Sheet_DB__16" table:target-range-address="'Y1-Sp19'.A1:'Y1-Sp19'.A1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 </number:text>
      <number:am-pm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6">00/00/0000</text:date>, <text:time style:data-style-name="N2" text:time-value="17:45:26.9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7T23:01:44.309000000</meta:creation-date>
    <dc:date>2021-04-14T18:00:34.272000000</dc:date>
    <meta:editing-duration>P4DT4H22M54S</meta:editing-duration>
    <meta:editing-cycles>576</meta:editing-cycles>
    <meta:generator>LibreOffice/7.1.2.2$Windows_X86_64 LibreOffice_project/8a45595d069ef5570103caea1b71cc9d82b2aae4</meta:generator>
    <dc:title>Stardew Valley Min-Max Spreadsheet</dc:title>
    <meta:document-statistic meta:table-count="17" meta:cell-count="7242" meta:object-count="0"/>
    <meta:user-defined meta:name="GitHub URL">https://github.com/nathan-alden-sr/stardew-valley</meta:user-defined>
  </office:meta>
</office:document-meta>
</file>